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40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9547in" svg:height="8.1256in" svg:x="12.1626in" svg:y="0.0417in">
            <draw:object draw:notify-on-update-of-ranges="Sheet1.A1:Sheet1.A1 Sheet1.A2:Sheet1.A790 Sheet1.D1:Sheet1.D1 Sheet1.D2:Sheet1.D7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 and time</text:p>
          </table:table-cell>
          <table:table-cell office:value-type="string" calcext:value-type="string">
            <text:p>Record Number</text:p>
          </table:table-cell>
          <table:table-cell/>
          <table:table-cell office:value-type="string" calcext:value-type="string">
            <text:p>response time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5-18 15:24:40,747 - test_dot2dot - test_add_n_sub_playlists_old_method - INFO - test_dot2dot : 738 - REPLACETIME f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ecord is </text:p>
          </table:table-cell>
          <table:table-cell office:value-type="float" office:value="0.512374" calcext:value-type="float">
            <text:p>0.5123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1,562 - test_dot2dot - test_add_n_sub_playlists_old_method - INFO - test_dot2dot : 738 - REPLACETIME f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cord is </text:p>
          </table:table-cell>
          <table:table-cell office:value-type="float" office:value="0.689148" calcext:value-type="float">
            <text:p>0.68914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2,172 - test_dot2dot - test_add_n_sub_playlists_old_method - INFO - test_dot2dot : 738 - REPLACETIME f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cord is </text:p>
          </table:table-cell>
          <table:table-cell office:value-type="float" office:value="0.50768" calcext:value-type="float">
            <text:p>0.507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2,822 - test_dot2dot - test_add_n_sub_playlists_old_method - INFO - test_dot2dot : 738 - REPLACETIME fo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record is </text:p>
          </table:table-cell>
          <table:table-cell office:value-type="float" office:value="0.557837" calcext:value-type="float">
            <text:p>0.5578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3,581 - test_dot2dot - test_add_n_sub_playlists_old_method - INFO - test_dot2dot : 738 - REPLACETIME fo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cord is </text:p>
          </table:table-cell>
          <table:table-cell office:value-type="float" office:value="0.635393" calcext:value-type="float">
            <text:p>0.6353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4,214 - test_dot2dot - test_add_n_sub_playlists_old_method - INFO - test_dot2dot : 738 - REPLACETIME fo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record is </text:p>
          </table:table-cell>
          <table:table-cell office:value-type="float" office:value="0.496507" calcext:value-type="float">
            <text:p>0.4965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4,811 - test_dot2dot - test_add_n_sub_playlists_old_method - INFO - test_dot2dot : 738 - REPLACETIME fo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cord is </text:p>
          </table:table-cell>
          <table:table-cell office:value-type="float" office:value="0.457649" calcext:value-type="float">
            <text:p>0.45764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5,501 - test_dot2dot - test_add_n_sub_playlists_old_method - INFO - test_dot2dot : 738 - REPLACETIME fo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record is </text:p>
          </table:table-cell>
          <table:table-cell office:value-type="float" office:value="0.568708" calcext:value-type="float">
            <text:p>0.5687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6,544 - test_dot2dot - test_add_n_sub_playlists_old_method - INFO - test_dot2dot : 738 - REPLACETIME for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record is </text:p>
          </table:table-cell>
          <table:table-cell office:value-type="float" office:value="0.849372" calcext:value-type="float">
            <text:p>0.84937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7,063 - test_dot2dot - test_add_n_sub_playlists_old_method - INFO - test_dot2dot : 738 - REPLACETIME for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record is </text:p>
          </table:table-cell>
          <table:table-cell office:value-type="float" office:value="0.38227" calcext:value-type="float">
            <text:p>0.382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7,637 - test_dot2dot - test_add_n_sub_playlists_old_method - INFO - test_dot2dot : 738 - REPLACETIME fo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cord is </text:p>
          </table:table-cell>
          <table:table-cell office:value-type="float" office:value="0.437088" calcext:value-type="float">
            <text:p>0.4370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8,402 - test_dot2dot - test_add_n_sub_playlists_old_method - INFO - test_dot2dot : 738 - REPLACETIME for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record is </text:p>
          </table:table-cell>
          <table:table-cell office:value-type="float" office:value="0.594832" calcext:value-type="float">
            <text:p>0.5948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9,019 - test_dot2dot - test_add_n_sub_playlists_old_method - INFO - test_dot2dot : 738 - REPLACETIME for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record is </text:p>
          </table:table-cell>
          <table:table-cell office:value-type="float" office:value="0.469019" calcext:value-type="float">
            <text:p>0.4690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49,845 - test_dot2dot - test_add_n_sub_playlists_old_method - INFO - test_dot2dot : 738 - REPLACETIME for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record is </text:p>
          </table:table-cell>
          <table:table-cell office:value-type="float" office:value="0.681815" calcext:value-type="float">
            <text:p>0.68181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0,473 - test_dot2dot - test_add_n_sub_playlists_old_method - INFO - test_dot2dot : 738 - REPLACETIME for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record is </text:p>
          </table:table-cell>
          <table:table-cell office:value-type="float" office:value="0.467235" calcext:value-type="float">
            <text:p>0.4672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1,078 - test_dot2dot - test_add_n_sub_playlists_old_method - INFO - test_dot2dot : 738 - REPLACETIME for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record is </text:p>
          </table:table-cell>
          <table:table-cell office:value-type="float" office:value="0.478102" calcext:value-type="float">
            <text:p>0.4781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1,589 - test_dot2dot - test_add_n_sub_playlists_old_method - INFO - test_dot2dot : 738 - REPLACETIME for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record is </text:p>
          </table:table-cell>
          <table:table-cell office:value-type="float" office:value="0.354258" calcext:value-type="float">
            <text:p>0.3542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2,189 - test_dot2dot - test_add_n_sub_playlists_old_method - INFO - test_dot2dot : 738 - REPLACETIME for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record is </text:p>
          </table:table-cell>
          <table:table-cell office:value-type="float" office:value="0.472555" calcext:value-type="float">
            <text:p>0.47255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2,726 - test_dot2dot - test_add_n_sub_playlists_old_method - INFO - test_dot2dot : 738 - REPLACETIME for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record is </text:p>
          </table:table-cell>
          <table:table-cell office:value-type="float" office:value="0.406343" calcext:value-type="float">
            <text:p>0.40634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3,193 - test_dot2dot - test_add_n_sub_playlists_old_method - INFO - test_dot2dot : 738 - REPLACETIME for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record is </text:p>
          </table:table-cell>
          <table:table-cell office:value-type="float" office:value="0.335474" calcext:value-type="float">
            <text:p>0.3354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3,717 - test_dot2dot - test_add_n_sub_playlists_old_method - INFO - test_dot2dot : 738 - REPLACETIME for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record is </text:p>
          </table:table-cell>
          <table:table-cell office:value-type="float" office:value="0.35831" calcext:value-type="float">
            <text:p>0.358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4,357 - test_dot2dot - test_add_n_sub_playlists_old_method - INFO - test_dot2dot : 738 - REPLACETIME for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record is </text:p>
          </table:table-cell>
          <table:table-cell office:value-type="float" office:value="0.497882" calcext:value-type="float">
            <text:p>0.4978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4,890 - test_dot2dot - test_add_n_sub_playlists_old_method - INFO - test_dot2dot : 738 - REPLACETIME for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ecord is </text:p>
          </table:table-cell>
          <table:table-cell office:value-type="float" office:value="0.362611" calcext:value-type="float">
            <text:p>0.3626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5,471 - test_dot2dot - test_add_n_sub_playlists_old_method - INFO - test_dot2dot : 738 - REPLACETIME for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cord is </text:p>
          </table:table-cell>
          <table:table-cell office:value-type="float" office:value="0.411889" calcext:value-type="float">
            <text:p>0.41188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6,160 - test_dot2dot - test_add_n_sub_playlists_old_method - INFO - test_dot2dot : 738 - REPLACETIME for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cord is </text:p>
          </table:table-cell>
          <table:table-cell office:value-type="float" office:value="0.529583" calcext:value-type="float">
            <text:p>0.52958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6,796 - test_dot2dot - test_add_n_sub_playlists_old_method - INFO - test_dot2dot : 738 - REPLACETIME for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cord is </text:p>
          </table:table-cell>
          <table:table-cell office:value-type="float" office:value="0.462914" calcext:value-type="float">
            <text:p>0.46291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7,783 - test_dot2dot - test_add_n_sub_playlists_old_method - INFO - test_dot2dot : 738 - REPLACETIME for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cord is </text:p>
          </table:table-cell>
          <table:table-cell office:value-type="float" office:value="0.75203" calcext:value-type="float">
            <text:p>0.752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8,456 - test_dot2dot - test_add_n_sub_playlists_old_method - INFO - test_dot2dot : 738 - REPLACETIME for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cord is </text:p>
          </table:table-cell>
          <table:table-cell office:value-type="float" office:value="0.49436" calcext:value-type="float">
            <text:p>0.494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4:59,438 - test_dot2dot - test_add_n_sub_playlists_old_method - INFO - test_dot2dot : 738 - REPLACETIME for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ecord is </text:p>
          </table:table-cell>
          <table:table-cell office:value-type="float" office:value="0.649352" calcext:value-type="float">
            <text:p>0.64935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00,378 - test_dot2dot - test_add_n_sub_playlists_old_method - INFO - test_dot2dot : 738 - REPLACETIME for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record is </text:p>
          </table:table-cell>
          <table:table-cell office:value-type="float" office:value="0.647285" calcext:value-type="float">
            <text:p>0.6472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01,726 - test_dot2dot - test_add_n_sub_playlists_old_method - INFO - test_dot2dot : 738 - REPLACETIME for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ecord is </text:p>
          </table:table-cell>
          <table:table-cell office:value-type="float" office:value="1.013566" calcext:value-type="float">
            <text:p>1.0135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02,696 - test_dot2dot - test_add_n_sub_playlists_old_method - INFO - test_dot2dot : 738 - REPLACETIME for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ecord is </text:p>
          </table:table-cell>
          <table:table-cell office:value-type="float" office:value="0.642795" calcext:value-type="float">
            <text:p>0.64279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03,671 - test_dot2dot - test_add_n_sub_playlists_old_method - INFO - test_dot2dot : 738 - REPLACETIME for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record is </text:p>
          </table:table-cell>
          <table:table-cell office:value-type="float" office:value="0.672892" calcext:value-type="float">
            <text:p>0.67289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04,744 - test_dot2dot - test_add_n_sub_playlists_old_method - INFO - test_dot2dot : 738 - REPLACETIME for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ecord is </text:p>
          </table:table-cell>
          <table:table-cell office:value-type="float" office:value="0.78561" calcext:value-type="float">
            <text:p>0.7856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05,821 - test_dot2dot - test_add_n_sub_playlists_old_method - INFO - test_dot2dot : 738 - REPLACETIME for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ecord is </text:p>
          </table:table-cell>
          <table:table-cell office:value-type="float" office:value="0.787439" calcext:value-type="float">
            <text:p>0.78743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07,717 - test_dot2dot - test_add_n_sub_playlists_old_method - INFO - test_dot2dot : 738 - REPLACETIME for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record is </text:p>
          </table:table-cell>
          <table:table-cell office:value-type="float" office:value="1.605502" calcext:value-type="float">
            <text:p>1.6055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09,015 - test_dot2dot - test_add_n_sub_playlists_old_method - INFO - test_dot2dot : 738 - REPLACETIME for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record is </text:p>
          </table:table-cell>
          <table:table-cell office:value-type="float" office:value="1.002767" calcext:value-type="float">
            <text:p>1.0027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10,188 - test_dot2dot - test_add_n_sub_playlists_old_method - INFO - test_dot2dot : 738 - REPLACETIME for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record is </text:p>
          </table:table-cell>
          <table:table-cell office:value-type="float" office:value="0.935664" calcext:value-type="float">
            <text:p>0.93566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11,601 - test_dot2dot - test_add_n_sub_playlists_old_method - INFO - test_dot2dot : 738 - REPLACETIME for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record is </text:p>
          </table:table-cell>
          <table:table-cell office:value-type="float" office:value="1.001891" calcext:value-type="float">
            <text:p>1.0018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13,020 - test_dot2dot - test_add_n_sub_playlists_old_method - INFO - test_dot2dot : 738 - REPLACETIME for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ecord is </text:p>
          </table:table-cell>
          <table:table-cell office:value-type="float" office:value="1.064516" calcext:value-type="float">
            <text:p>1.0645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14,338 - test_dot2dot - test_add_n_sub_playlists_old_method - INFO - test_dot2dot : 738 - REPLACETIME for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record is </text:p>
          </table:table-cell>
          <table:table-cell office:value-type="float" office:value="0.927191" calcext:value-type="float">
            <text:p>0.9271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15,624 - test_dot2dot - test_add_n_sub_playlists_old_method - INFO - test_dot2dot : 738 - REPLACETIME for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record is </text:p>
          </table:table-cell>
          <table:table-cell office:value-type="float" office:value="0.99673" calcext:value-type="float">
            <text:p>0.9967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16,859 - test_dot2dot - test_add_n_sub_playlists_old_method - INFO - test_dot2dot : 738 - REPLACETIME for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record is </text:p>
          </table:table-cell>
          <table:table-cell office:value-type="float" office:value="0.920858" calcext:value-type="float">
            <text:p>0.9208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17,996 - test_dot2dot - test_add_n_sub_playlists_old_method - INFO - test_dot2dot : 738 - REPLACETIME for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ecord is </text:p>
          </table:table-cell>
          <table:table-cell office:value-type="float" office:value="0.839208" calcext:value-type="float">
            <text:p>0.8392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19,378 - test_dot2dot - test_add_n_sub_playlists_old_method - INFO - test_dot2dot : 738 - REPLACETIME for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record is </text:p>
          </table:table-cell>
          <table:table-cell office:value-type="float" office:value="0.929725" calcext:value-type="float">
            <text:p>0.9297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20,662 - test_dot2dot - test_add_n_sub_playlists_old_method - INFO - test_dot2dot : 738 - REPLACETIME for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record is </text:p>
          </table:table-cell>
          <table:table-cell office:value-type="float" office:value="0.955103" calcext:value-type="float">
            <text:p>0.9551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22,024 - test_dot2dot - test_add_n_sub_playlists_old_method - INFO - test_dot2dot : 738 - REPLACETIME for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record is </text:p>
          </table:table-cell>
          <table:table-cell office:value-type="float" office:value="1.018235" calcext:value-type="float">
            <text:p>1.0182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23,988 - test_dot2dot - test_add_n_sub_playlists_old_method - INFO - test_dot2dot : 738 - REPLACETIME for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record is </text:p>
          </table:table-cell>
          <table:table-cell office:value-type="float" office:value="1.636879" calcext:value-type="float">
            <text:p>1.63687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26,212 - test_dot2dot - test_add_n_sub_playlists_old_method - INFO - test_dot2dot : 738 - REPLACETIME for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ecord is </text:p>
          </table:table-cell>
          <table:table-cell office:value-type="float" office:value="1.236606" calcext:value-type="float">
            <text:p>1.2366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27,819 - test_dot2dot - test_add_n_sub_playlists_old_method - INFO - test_dot2dot : 738 - REPLACETIME for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record is </text:p>
          </table:table-cell>
          <table:table-cell office:value-type="float" office:value="1.247387" calcext:value-type="float">
            <text:p>1.2473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29,536 - test_dot2dot - test_add_n_sub_playlists_old_method - INFO - test_dot2dot : 738 - REPLACETIME for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record is </text:p>
          </table:table-cell>
          <table:table-cell office:value-type="float" office:value="1.370398" calcext:value-type="float">
            <text:p>1.3703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31,003 - test_dot2dot - test_add_n_sub_playlists_old_method - INFO - test_dot2dot : 738 - REPLACETIME for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record is </text:p>
          </table:table-cell>
          <table:table-cell office:value-type="float" office:value="1.058912" calcext:value-type="float">
            <text:p>1.05891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33,136 - test_dot2dot - test_add_n_sub_playlists_old_method - INFO - test_dot2dot : 738 - REPLACETIME for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record is </text:p>
          </table:table-cell>
          <table:table-cell office:value-type="float" office:value="1.445108" calcext:value-type="float">
            <text:p>1.4451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34,804 - test_dot2dot - test_add_n_sub_playlists_old_method - INFO - test_dot2dot : 738 - REPLACETIME for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record is </text:p>
          </table:table-cell>
          <table:table-cell office:value-type="float" office:value="1.084834" calcext:value-type="float">
            <text:p>1.08483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36,458 - test_dot2dot - test_add_n_sub_playlists_old_method - INFO - test_dot2dot : 738 - REPLACETIME for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record is </text:p>
          </table:table-cell>
          <table:table-cell office:value-type="float" office:value="1.070625" calcext:value-type="float">
            <text:p>1.0706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38,357 - test_dot2dot - test_add_n_sub_playlists_old_method - INFO - test_dot2dot : 738 - REPLACETIME for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record is </text:p>
          </table:table-cell>
          <table:table-cell office:value-type="float" office:value="1.30178" calcext:value-type="float">
            <text:p>1.3017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40,106 - test_dot2dot - test_add_n_sub_playlists_old_method - INFO - test_dot2dot : 738 - REPLACETIME for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ecord is </text:p>
          </table:table-cell>
          <table:table-cell office:value-type="float" office:value="1.168248" calcext:value-type="float">
            <text:p>1.16824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41,808 - test_dot2dot - test_add_n_sub_playlists_old_method - INFO - test_dot2dot : 738 - REPLACETIME for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record is </text:p>
          </table:table-cell>
          <table:table-cell office:value-type="float" office:value="1.106171" calcext:value-type="float">
            <text:p>1.1061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43,449 - test_dot2dot - test_add_n_sub_playlists_old_method - INFO - test_dot2dot : 738 - REPLACETIME for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ecord is </text:p>
          </table:table-cell>
          <table:table-cell office:value-type="float" office:value="1.241197" calcext:value-type="float">
            <text:p>1.2411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45,167 - test_dot2dot - test_add_n_sub_playlists_old_method - INFO - test_dot2dot : 738 - REPLACETIME for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record is </text:p>
          </table:table-cell>
          <table:table-cell office:value-type="float" office:value="1.31315" calcext:value-type="float">
            <text:p>1.3131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46,693 - test_dot2dot - test_add_n_sub_playlists_old_method - INFO - test_dot2dot : 738 - REPLACETIME for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record is </text:p>
          </table:table-cell>
          <table:table-cell office:value-type="float" office:value="1.100011" calcext:value-type="float">
            <text:p>1.1000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48,247 - test_dot2dot - test_add_n_sub_playlists_old_method - INFO - test_dot2dot : 738 - REPLACETIME for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record is </text:p>
          </table:table-cell>
          <table:table-cell office:value-type="float" office:value="1.122257" calcext:value-type="float">
            <text:p>1.1222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50,205 - test_dot2dot - test_add_n_sub_playlists_old_method - INFO - test_dot2dot : 738 - REPLACETIME for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record is </text:p>
          </table:table-cell>
          <table:table-cell office:value-type="float" office:value="1.29604" calcext:value-type="float">
            <text:p>1.296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52,633 - test_dot2dot - test_add_n_sub_playlists_old_method - INFO - test_dot2dot : 738 - REPLACETIME for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record is </text:p>
          </table:table-cell>
          <table:table-cell office:value-type="float" office:value="1.699435" calcext:value-type="float">
            <text:p>1.6994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54,878 - test_dot2dot - test_add_n_sub_playlists_old_method - INFO - test_dot2dot : 738 - REPLACETIME for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ecord is </text:p>
          </table:table-cell>
          <table:table-cell office:value-type="float" office:value="1.530154" calcext:value-type="float">
            <text:p>1.53015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57,056 - test_dot2dot - test_add_n_sub_playlists_old_method - INFO - test_dot2dot : 738 - REPLACETIME for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record is </text:p>
          </table:table-cell>
          <table:table-cell office:value-type="float" office:value="1.364458" calcext:value-type="float">
            <text:p>1.3644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5:59,002 - test_dot2dot - test_add_n_sub_playlists_old_method - INFO - test_dot2dot : 738 - REPLACETIME for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record is </text:p>
          </table:table-cell>
          <table:table-cell office:value-type="float" office:value="1.391416" calcext:value-type="float">
            <text:p>1.3914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02,051 - test_dot2dot - test_add_n_sub_playlists_old_method - INFO - test_dot2dot : 738 - REPLACETIME for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record is </text:p>
          </table:table-cell>
          <table:table-cell office:value-type="float" office:value="2.256" calcext:value-type="float">
            <text:p>2.2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04,523 - test_dot2dot - test_add_n_sub_playlists_old_method - INFO - test_dot2dot : 738 - REPLACETIME for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record is </text:p>
          </table:table-cell>
          <table:table-cell office:value-type="float" office:value="1.773754" calcext:value-type="float">
            <text:p>1.77375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06,378 - test_dot2dot - test_add_n_sub_playlists_old_method - INFO - test_dot2dot : 738 - REPLACETIME for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record is </text:p>
          </table:table-cell>
          <table:table-cell office:value-type="float" office:value="1.325191" calcext:value-type="float">
            <text:p>1.3251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08,888 - test_dot2dot - test_add_n_sub_playlists_old_method - INFO - test_dot2dot : 738 - REPLACETIME f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record is </text:p>
          </table:table-cell>
          <table:table-cell office:value-type="float" office:value="1.640691" calcext:value-type="float">
            <text:p>1.6406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10,970 - test_dot2dot - test_add_n_sub_playlists_old_method - INFO - test_dot2dot : 738 - REPLACETIME for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record is </text:p>
          </table:table-cell>
          <table:table-cell office:value-type="float" office:value="1.537136" calcext:value-type="float">
            <text:p>1.5371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13,035 - test_dot2dot - test_add_n_sub_playlists_old_method - INFO - test_dot2dot : 738 - REPLACETIME for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record is </text:p>
          </table:table-cell>
          <table:table-cell office:value-type="float" office:value="1.253896" calcext:value-type="float">
            <text:p>1.2538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15,133 - test_dot2dot - test_add_n_sub_playlists_old_method - INFO - test_dot2dot : 738 - REPLACETIME for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record is </text:p>
          </table:table-cell>
          <table:table-cell office:value-type="float" office:value="1.498231" calcext:value-type="float">
            <text:p>1.4982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17,048 - test_dot2dot - test_add_n_sub_playlists_old_method - INFO - test_dot2dot : 738 - REPLACETIME for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record is </text:p>
          </table:table-cell>
          <table:table-cell office:value-type="float" office:value="1.335774" calcext:value-type="float">
            <text:p>1.3357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18,979 - test_dot2dot - test_add_n_sub_playlists_old_method - INFO - test_dot2dot : 738 - REPLACETIME for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record is </text:p>
          </table:table-cell>
          <table:table-cell office:value-type="float" office:value="1.336519" calcext:value-type="float">
            <text:p>1.3365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21,056 - test_dot2dot - test_add_n_sub_playlists_old_method - INFO - test_dot2dot : 738 - REPLACETIME for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ecord is </text:p>
          </table:table-cell>
          <table:table-cell office:value-type="float" office:value="1.445168" calcext:value-type="float">
            <text:p>1.4451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23,346 - test_dot2dot - test_add_n_sub_playlists_old_method - INFO - test_dot2dot : 738 - REPLACETIME for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record is </text:p>
          </table:table-cell>
          <table:table-cell office:value-type="float" office:value="1.664036" calcext:value-type="float">
            <text:p>1.6640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25,490 - test_dot2dot - test_add_n_sub_playlists_old_method - INFO - test_dot2dot : 738 - REPLACETIME for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record is </text:p>
          </table:table-cell>
          <table:table-cell office:value-type="float" office:value="1.498288" calcext:value-type="float">
            <text:p>1.4982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30,357 - test_dot2dot - test_add_n_sub_playlists_old_method - INFO - test_dot2dot : 738 - REPLACETIME for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record is </text:p>
          </table:table-cell>
          <table:table-cell office:value-type="float" office:value="3.854222" calcext:value-type="float">
            <text:p>3.8542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32,967 - test_dot2dot - test_add_n_sub_playlists_old_method - INFO - test_dot2dot : 738 - REPLACETIME for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record is </text:p>
          </table:table-cell>
          <table:table-cell office:value-type="float" office:value="1.629397" calcext:value-type="float">
            <text:p>1.6293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35,536 - test_dot2dot - test_add_n_sub_playlists_old_method - INFO - test_dot2dot : 738 - REPLACETIME for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ecord is </text:p>
          </table:table-cell>
          <table:table-cell office:value-type="float" office:value="1.567602" calcext:value-type="float">
            <text:p>1.5676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38,070 - test_dot2dot - test_add_n_sub_playlists_old_method - INFO - test_dot2dot : 738 - REPLACETIME for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record is </text:p>
          </table:table-cell>
          <table:table-cell office:value-type="float" office:value="1.568427" calcext:value-type="float">
            <text:p>1.5684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40,898 - test_dot2dot - test_add_n_sub_playlists_old_method - INFO - test_dot2dot : 738 - REPLACETIME for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record is </text:p>
          </table:table-cell>
          <table:table-cell office:value-type="float" office:value="1.766107" calcext:value-type="float">
            <text:p>1.7661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43,363 - test_dot2dot - test_add_n_sub_playlists_old_method - INFO - test_dot2dot : 738 - REPLACETIME for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record is </text:p>
          </table:table-cell>
          <table:table-cell office:value-type="float" office:value="1.704749" calcext:value-type="float">
            <text:p>1.70474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45,654 - test_dot2dot - test_add_n_sub_playlists_old_method - INFO - test_dot2dot : 738 - REPLACETIME for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record is </text:p>
          </table:table-cell>
          <table:table-cell office:value-type="float" office:value="1.571505" calcext:value-type="float">
            <text:p>1.57150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47,977 - test_dot2dot - test_add_n_sub_playlists_old_method - INFO - test_dot2dot : 738 - REPLACETIME for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record is </text:p>
          </table:table-cell>
          <table:table-cell office:value-type="float" office:value="1.588995" calcext:value-type="float">
            <text:p>1.58899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50,392 - test_dot2dot - test_add_n_sub_playlists_old_method - INFO - test_dot2dot : 738 - REPLACETIME for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record is </text:p>
          </table:table-cell>
          <table:table-cell office:value-type="float" office:value="1.563882" calcext:value-type="float">
            <text:p>1.5638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52,905 - test_dot2dot - test_add_n_sub_playlists_old_method - INFO - test_dot2dot : 738 - REPLACETIME for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record is </text:p>
          </table:table-cell>
          <table:table-cell office:value-type="float" office:value="1.746922" calcext:value-type="float">
            <text:p>1.7469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55,727 - test_dot2dot - test_add_n_sub_playlists_old_method - INFO - test_dot2dot : 738 - REPLACETIME for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record is </text:p>
          </table:table-cell>
          <table:table-cell office:value-type="float" office:value="1.686726" calcext:value-type="float">
            <text:p>1.6867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6:58,463 - test_dot2dot - test_add_n_sub_playlists_old_method - INFO - test_dot2dot : 738 - REPLACETIME for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ecord is </text:p>
          </table:table-cell>
          <table:table-cell office:value-type="float" office:value="1.907174" calcext:value-type="float">
            <text:p>1.9071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01,049 - test_dot2dot - test_add_n_sub_playlists_old_method - INFO - test_dot2dot : 738 - REPLACETIME for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record is </text:p>
          </table:table-cell>
          <table:table-cell office:value-type="float" office:value="1.722149" calcext:value-type="float">
            <text:p>1.72214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04,813 - test_dot2dot - test_add_n_sub_playlists_old_method - INFO - test_dot2dot : 738 - REPLACETIME for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record is </text:p>
          </table:table-cell>
          <table:table-cell office:value-type="float" office:value="2.90705" calcext:value-type="float">
            <text:p>2.9070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08,333 - test_dot2dot - test_add_n_sub_playlists_old_method - INFO - test_dot2dot : 738 - REPLACETIME for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record is </text:p>
          </table:table-cell>
          <table:table-cell office:value-type="float" office:value="2.684092" calcext:value-type="float">
            <text:p>2.68409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11,011 - test_dot2dot - test_add_n_sub_playlists_old_method - INFO - test_dot2dot : 738 - REPLACETIME for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ecord is </text:p>
          </table:table-cell>
          <table:table-cell office:value-type="float" office:value="1.828602" calcext:value-type="float">
            <text:p>1.8286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14,995 - test_dot2dot - test_add_n_sub_playlists_old_method - INFO - test_dot2dot : 738 - REPLACETIME for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record is </text:p>
          </table:table-cell>
          <table:table-cell office:value-type="float" office:value="2.74826" calcext:value-type="float">
            <text:p>2.748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18,480 - test_dot2dot - test_add_n_sub_playlists_old_method - INFO - test_dot2dot : 738 - REPLACETIME for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record is </text:p>
          </table:table-cell>
          <table:table-cell office:value-type="float" office:value="2.618304" calcext:value-type="float">
            <text:p>2.6183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22,748 - test_dot2dot - test_add_n_sub_playlists_old_method - INFO - test_dot2dot : 738 - REPLACETIME for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record is </text:p>
          </table:table-cell>
          <table:table-cell office:value-type="float" office:value="2.896727" calcext:value-type="float">
            <text:p>2.8967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26,346 - test_dot2dot - test_add_n_sub_playlists_old_method - INFO - test_dot2dot : 738 - REPLACETIME for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record is </text:p>
          </table:table-cell>
          <table:table-cell office:value-type="float" office:value="2.694227" calcext:value-type="float">
            <text:p>2.6942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30,381 - test_dot2dot - test_add_n_sub_playlists_old_method - INFO - test_dot2dot : 738 - REPLACETIME for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record is </text:p>
          </table:table-cell>
          <table:table-cell office:value-type="float" office:value="2.715553" calcext:value-type="float">
            <text:p>2.71555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34,207 - test_dot2dot - test_add_n_sub_playlists_old_method - INFO - test_dot2dot : 738 - REPLACETIME for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cord is </text:p>
          </table:table-cell>
          <table:table-cell office:value-type="float" office:value="2.838003" calcext:value-type="float">
            <text:p>2.8380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38,474 - test_dot2dot - test_add_n_sub_playlists_old_method - INFO - test_dot2dot : 738 - REPLACETIME for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record is </text:p>
          </table:table-cell>
          <table:table-cell office:value-type="float" office:value="2.757341" calcext:value-type="float">
            <text:p>2.75734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42,767 - test_dot2dot - test_add_n_sub_playlists_old_method - INFO - test_dot2dot : 738 - REPLACETIME for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record is </text:p>
          </table:table-cell>
          <table:table-cell office:value-type="float" office:value="3.340531" calcext:value-type="float">
            <text:p>3.3405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47,232 - test_dot2dot - test_add_n_sub_playlists_old_method - INFO - test_dot2dot : 738 - REPLACETIME for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record is </text:p>
          </table:table-cell>
          <table:table-cell office:value-type="float" office:value="3.070492" calcext:value-type="float">
            <text:p>3.07049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51,391 - test_dot2dot - test_add_n_sub_playlists_old_method - INFO - test_dot2dot : 738 - REPLACETIME for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record is </text:p>
          </table:table-cell>
          <table:table-cell office:value-type="float" office:value="2.947967" calcext:value-type="float">
            <text:p>2.9479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55,958 - test_dot2dot - test_add_n_sub_playlists_old_method - INFO - test_dot2dot : 738 - REPLACETIME for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record is </text:p>
          </table:table-cell>
          <table:table-cell office:value-type="float" office:value="3.066557" calcext:value-type="float">
            <text:p>3.0665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7:59,930 - test_dot2dot - test_add_n_sub_playlists_old_method - INFO - test_dot2dot : 738 - REPLACETIME for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record is </text:p>
          </table:table-cell>
          <table:table-cell office:value-type="float" office:value="2.95137" calcext:value-type="float">
            <text:p>2.951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03,931 - test_dot2dot - test_add_n_sub_playlists_old_method - INFO - test_dot2dot : 738 - REPLACETIME for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record is </text:p>
          </table:table-cell>
          <table:table-cell office:value-type="float" office:value="2.960795" calcext:value-type="float">
            <text:p>2.96079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08,105 - test_dot2dot - test_add_n_sub_playlists_old_method - INFO - test_dot2dot : 738 - REPLACETIME for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record is </text:p>
          </table:table-cell>
          <table:table-cell office:value-type="float" office:value="3.027398" calcext:value-type="float">
            <text:p>3.0273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11,730 - test_dot2dot - test_add_n_sub_playlists_old_method - INFO - test_dot2dot : 738 - REPLACETIME for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record is </text:p>
          </table:table-cell>
          <table:table-cell office:value-type="float" office:value="2.354545" calcext:value-type="float">
            <text:p>2.35454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16,445 - test_dot2dot - test_add_n_sub_playlists_old_method - INFO - test_dot2dot : 738 - REPLACETIME for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record is </text:p>
          </table:table-cell>
          <table:table-cell office:value-type="float" office:value="3.087201" calcext:value-type="float">
            <text:p>3.0872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19,720 - test_dot2dot - test_add_n_sub_playlists_old_method - INFO - test_dot2dot : 738 - REPLACETIME for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record is </text:p>
          </table:table-cell>
          <table:table-cell office:value-type="float" office:value="2.144043" calcext:value-type="float">
            <text:p>2.14404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25,022 - test_dot2dot - test_add_n_sub_playlists_old_method - INFO - test_dot2dot : 738 - REPLACETIME for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record is </text:p>
          </table:table-cell>
          <table:table-cell office:value-type="float" office:value="3.728334" calcext:value-type="float">
            <text:p>3.72833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28,673 - test_dot2dot - test_add_n_sub_playlists_old_method - INFO - test_dot2dot : 738 - REPLACETIME for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record is </text:p>
          </table:table-cell>
          <table:table-cell office:value-type="float" office:value="2.215818" calcext:value-type="float">
            <text:p>2.2158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33,497 - test_dot2dot - test_add_n_sub_playlists_old_method - INFO - test_dot2dot : 738 - REPLACETIME for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record is </text:p>
          </table:table-cell>
          <table:table-cell office:value-type="float" office:value="3.205607" calcext:value-type="float">
            <text:p>3.2056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37,068 - test_dot2dot - test_add_n_sub_playlists_old_method - INFO - test_dot2dot : 738 - REPLACETIME for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record is </text:p>
          </table:table-cell>
          <table:table-cell office:value-type="float" office:value="2.250561" calcext:value-type="float">
            <text:p>2.25056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42,207 - test_dot2dot - test_add_n_sub_playlists_old_method - INFO - test_dot2dot : 738 - REPLACETIME for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record is </text:p>
          </table:table-cell>
          <table:table-cell office:value-type="float" office:value="3.368606" calcext:value-type="float">
            <text:p>3.3686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46,017 - test_dot2dot - test_add_n_sub_playlists_old_method - INFO - test_dot2dot : 738 - REPLACETIME for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record is </text:p>
          </table:table-cell>
          <table:table-cell office:value-type="float" office:value="2.320079" calcext:value-type="float">
            <text:p>2.32007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51,036 - test_dot2dot - test_add_n_sub_playlists_old_method - INFO - test_dot2dot : 738 - REPLACETIME for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record is </text:p>
          </table:table-cell>
          <table:table-cell office:value-type="float" office:value="3.315581" calcext:value-type="float">
            <text:p>3.31558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54,622 - test_dot2dot - test_add_n_sub_playlists_old_method - INFO - test_dot2dot : 738 - REPLACETIME for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record is </text:p>
          </table:table-cell>
          <table:table-cell office:value-type="float" office:value="2.338548" calcext:value-type="float">
            <text:p>2.33854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8:59,893 - test_dot2dot - test_add_n_sub_playlists_old_method - INFO - test_dot2dot : 738 - REPLACETIME for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record is </text:p>
          </table:table-cell>
          <table:table-cell office:value-type="float" office:value="3.430687" calcext:value-type="float">
            <text:p>3.4306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04,719 - test_dot2dot - test_add_n_sub_playlists_old_method - INFO - test_dot2dot : 738 - REPLACETIME for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record is </text:p>
          </table:table-cell>
          <table:table-cell office:value-type="float" office:value="3.463858" calcext:value-type="float">
            <text:p>3.4638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08,706 - test_dot2dot - test_add_n_sub_playlists_old_method - INFO - test_dot2dot : 738 - REPLACETIME for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record is </text:p>
          </table:table-cell>
          <table:table-cell office:value-type="float" office:value="2.619471" calcext:value-type="float">
            <text:p>2.6194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14,056 - test_dot2dot - test_add_n_sub_playlists_old_method - INFO - test_dot2dot : 738 - REPLACETIME for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record is </text:p>
          </table:table-cell>
          <table:table-cell office:value-type="float" office:value="3.823635" calcext:value-type="float">
            <text:p>3.8236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19,488 - test_dot2dot - test_add_n_sub_playlists_old_method - INFO - test_dot2dot : 738 - REPLACETIME for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record is </text:p>
          </table:table-cell>
          <table:table-cell office:value-type="float" office:value="4.05529" calcext:value-type="float">
            <text:p>4.0552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25,469 - test_dot2dot - test_add_n_sub_playlists_old_method - INFO - test_dot2dot : 738 - REPLACETIME for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record is </text:p>
          </table:table-cell>
          <table:table-cell office:value-type="float" office:value="4.432386" calcext:value-type="float">
            <text:p>4.43238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30,652 - test_dot2dot - test_add_n_sub_playlists_old_method - INFO - test_dot2dot : 738 - REPLACETIME for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record is </text:p>
          </table:table-cell>
          <table:table-cell office:value-type="float" office:value="3.79286" calcext:value-type="float">
            <text:p>3.7928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35,718 - test_dot2dot - test_add_n_sub_playlists_old_method - INFO - test_dot2dot : 738 - REPLACETIME for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record is </text:p>
          </table:table-cell>
          <table:table-cell office:value-type="float" office:value="3.624975" calcext:value-type="float">
            <text:p>3.62497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40,886 - test_dot2dot - test_add_n_sub_playlists_old_method - INFO - test_dot2dot : 738 - REPLACETIME for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record is </text:p>
          </table:table-cell>
          <table:table-cell office:value-type="float" office:value="3.654149" calcext:value-type="float">
            <text:p>3.65414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46,120 - test_dot2dot - test_add_n_sub_playlists_old_method - INFO - test_dot2dot : 738 - REPLACETIME for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record is </text:p>
          </table:table-cell>
          <table:table-cell office:value-type="float" office:value="3.811914" calcext:value-type="float">
            <text:p>3.81191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50,217 - test_dot2dot - test_add_n_sub_playlists_old_method - INFO - test_dot2dot : 738 - REPLACETIME for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record is </text:p>
          </table:table-cell>
          <table:table-cell office:value-type="float" office:value="2.636967" calcext:value-type="float">
            <text:p>2.6369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29:55,105 - test_dot2dot - test_add_n_sub_playlists_old_method - INFO - test_dot2dot : 738 - REPLACETIME for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record is </text:p>
          </table:table-cell>
          <table:table-cell office:value-type="float" office:value="2.691336" calcext:value-type="float">
            <text:p>2.6913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00,005 - test_dot2dot - test_add_n_sub_playlists_old_method - INFO - test_dot2dot : 738 - REPLACETIME for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record is </text:p>
          </table:table-cell>
          <table:table-cell office:value-type="float" office:value="2.637433" calcext:value-type="float">
            <text:p>2.6374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04,800 - test_dot2dot - test_add_n_sub_playlists_old_method - INFO - test_dot2dot : 738 - REPLACETIME for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record is </text:p>
          </table:table-cell>
          <table:table-cell office:value-type="float" office:value="2.682337" calcext:value-type="float">
            <text:p>2.6823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09,660 - test_dot2dot - test_add_n_sub_playlists_old_method - INFO - test_dot2dot : 738 - REPLACETIME for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record is </text:p>
          </table:table-cell>
          <table:table-cell office:value-type="float" office:value="2.723811" calcext:value-type="float">
            <text:p>2.7238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14,438 - test_dot2dot - test_add_n_sub_playlists_old_method - INFO - test_dot2dot : 738 - REPLACETIME for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record is </text:p>
          </table:table-cell>
          <table:table-cell office:value-type="float" office:value="2.773064" calcext:value-type="float">
            <text:p>2.77306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18,918 - test_dot2dot - test_add_n_sub_playlists_old_method - INFO - test_dot2dot : 738 - REPLACETIME for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record is </text:p>
          </table:table-cell>
          <table:table-cell office:value-type="float" office:value="2.741886" calcext:value-type="float">
            <text:p>2.74188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23,953 - test_dot2dot - test_add_n_sub_playlists_old_method - INFO - test_dot2dot : 738 - REPLACETIME for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record is </text:p>
          </table:table-cell>
          <table:table-cell office:value-type="float" office:value="3.300825" calcext:value-type="float">
            <text:p>3.3008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29,220 - test_dot2dot - test_add_n_sub_playlists_old_method - INFO - test_dot2dot : 738 - REPLACETIME for 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record is </text:p>
          </table:table-cell>
          <table:table-cell office:value-type="float" office:value="2.947632" calcext:value-type="float">
            <text:p>2.9476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34,103 - test_dot2dot - test_add_n_sub_playlists_old_method - INFO - test_dot2dot : 738 - REPLACETIME for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record is </text:p>
          </table:table-cell>
          <table:table-cell office:value-type="float" office:value="3.037203" calcext:value-type="float">
            <text:p>3.0372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39,585 - test_dot2dot - test_add_n_sub_playlists_old_method - INFO - test_dot2dot : 738 - REPLACETIME for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record is </text:p>
          </table:table-cell>
          <table:table-cell office:value-type="float" office:value="2.90159" calcext:value-type="float">
            <text:p>2.9015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44,495 - test_dot2dot - test_add_n_sub_playlists_old_method - INFO - test_dot2dot : 738 - REPLACETIME for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record is </text:p>
          </table:table-cell>
          <table:table-cell office:value-type="float" office:value="2.851743" calcext:value-type="float">
            <text:p>2.85174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49,700 - test_dot2dot - test_add_n_sub_playlists_old_method - INFO - test_dot2dot : 738 - REPLACETIME for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record is </text:p>
          </table:table-cell>
          <table:table-cell office:value-type="float" office:value="2.949951" calcext:value-type="float">
            <text:p>2.9499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54,919 - test_dot2dot - test_add_n_sub_playlists_old_method - INFO - test_dot2dot : 738 - REPLACETIME for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record is </text:p>
          </table:table-cell>
          <table:table-cell office:value-type="float" office:value="2.928387" calcext:value-type="float">
            <text:p>2.9283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0:59,668 - test_dot2dot - test_add_n_sub_playlists_old_method - INFO - test_dot2dot : 738 - REPLACETIME for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record is </text:p>
          </table:table-cell>
          <table:table-cell office:value-type="float" office:value="2.946702" calcext:value-type="float">
            <text:p>2.9467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04,518 - test_dot2dot - test_add_n_sub_playlists_old_method - INFO - test_dot2dot : 738 - REPLACETIME for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record is </text:p>
          </table:table-cell>
          <table:table-cell office:value-type="float" office:value="2.960815" calcext:value-type="float">
            <text:p>2.96081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09,911 - test_dot2dot - test_add_n_sub_playlists_old_method - INFO - test_dot2dot : 738 - REPLACETIME for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record is </text:p>
          </table:table-cell>
          <table:table-cell office:value-type="float" office:value="3.139268" calcext:value-type="float">
            <text:p>3.1392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15,494 - test_dot2dot - test_add_n_sub_playlists_old_method - INFO - test_dot2dot : 738 - REPLACETIME for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record is </text:p>
          </table:table-cell>
          <table:table-cell office:value-type="float" office:value="3.061542" calcext:value-type="float">
            <text:p>3.06154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20,393 - test_dot2dot - test_add_n_sub_playlists_old_method - INFO - test_dot2dot : 738 - REPLACETIME for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record is </text:p>
          </table:table-cell>
          <table:table-cell office:value-type="float" office:value="3.082265" calcext:value-type="float">
            <text:p>3.0822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26,234 - test_dot2dot - test_add_n_sub_playlists_old_method - INFO - test_dot2dot : 738 - REPLACETIME for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record is </text:p>
          </table:table-cell>
          <table:table-cell office:value-type="float" office:value="3.614608" calcext:value-type="float">
            <text:p>3.6146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32,169 - test_dot2dot - test_add_n_sub_playlists_old_method - INFO - test_dot2dot : 738 - REPLACETIME for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record is </text:p>
          </table:table-cell>
          <table:table-cell office:value-type="float" office:value="3.279013" calcext:value-type="float">
            <text:p>3.27901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37,220 - test_dot2dot - test_add_n_sub_playlists_old_method - INFO - test_dot2dot : 738 - REPLACETIME for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record is </text:p>
          </table:table-cell>
          <table:table-cell office:value-type="float" office:value="3.124518" calcext:value-type="float">
            <text:p>3.1245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42,367 - test_dot2dot - test_add_n_sub_playlists_old_method - INFO - test_dot2dot : 738 - REPLACETIME for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record is </text:p>
          </table:table-cell>
          <table:table-cell office:value-type="float" office:value="3.237631" calcext:value-type="float">
            <text:p>3.2376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47,747 - test_dot2dot - test_add_n_sub_playlists_old_method - INFO - test_dot2dot : 738 - REPLACETIME for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record is </text:p>
          </table:table-cell>
          <table:table-cell office:value-type="float" office:value="3.169526" calcext:value-type="float">
            <text:p>3.1695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53,716 - test_dot2dot - test_add_n_sub_playlists_old_method - INFO - test_dot2dot : 738 - REPLACETIME for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record is </text:p>
          </table:table-cell>
          <table:table-cell office:value-type="float" office:value="3.246074" calcext:value-type="float">
            <text:p>3.2460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1:59,070 - test_dot2dot - test_add_n_sub_playlists_old_method - INFO - test_dot2dot : 738 - REPLACETIME for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record is </text:p>
          </table:table-cell>
          <table:table-cell office:value-type="float" office:value="3.372949" calcext:value-type="float">
            <text:p>3.37294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04,323 - test_dot2dot - test_add_n_sub_playlists_old_method - INFO - test_dot2dot : 738 - REPLACETIME for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record is </text:p>
          </table:table-cell>
          <table:table-cell office:value-type="float" office:value="3.253445" calcext:value-type="float">
            <text:p>3.25344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10,410 - test_dot2dot - test_add_n_sub_playlists_old_method - INFO - test_dot2dot : 738 - REPLACETIME for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record is </text:p>
          </table:table-cell>
          <table:table-cell office:value-type="float" office:value="3.326828" calcext:value-type="float">
            <text:p>3.32682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15,951 - test_dot2dot - test_add_n_sub_playlists_old_method - INFO - test_dot2dot : 738 - REPLACETIME for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record is </text:p>
          </table:table-cell>
          <table:table-cell office:value-type="float" office:value="3.33191" calcext:value-type="float">
            <text:p>3.331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21,617 - test_dot2dot - test_add_n_sub_playlists_old_method - INFO - test_dot2dot : 738 - REPLACETIME for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record is </text:p>
          </table:table-cell>
          <table:table-cell office:value-type="float" office:value="3.502407" calcext:value-type="float">
            <text:p>3.5024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27,994 - test_dot2dot - test_add_n_sub_playlists_old_method - INFO - test_dot2dot : 738 - REPLACETIME for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record is </text:p>
          </table:table-cell>
          <table:table-cell office:value-type="float" office:value="3.524781" calcext:value-type="float">
            <text:p>3.52478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34,343 - test_dot2dot - test_add_n_sub_playlists_old_method - INFO - test_dot2dot : 738 - REPLACETIME for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record is </text:p>
          </table:table-cell>
          <table:table-cell office:value-type="float" office:value="3.457554" calcext:value-type="float">
            <text:p>3.45755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39,963 - test_dot2dot - test_add_n_sub_playlists_old_method - INFO - test_dot2dot : 738 - REPLACETIME for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record is </text:p>
          </table:table-cell>
          <table:table-cell office:value-type="float" office:value="3.442885" calcext:value-type="float">
            <text:p>3.4428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45,620 - test_dot2dot - test_add_n_sub_playlists_old_method - INFO - test_dot2dot : 738 - REPLACETIME for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record is </text:p>
          </table:table-cell>
          <table:table-cell office:value-type="float" office:value="3.510523" calcext:value-type="float">
            <text:p>3.5105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51,891 - test_dot2dot - test_add_n_sub_playlists_old_method - INFO - test_dot2dot : 738 - REPLACETIME for 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record is </text:p>
          </table:table-cell>
          <table:table-cell office:value-type="float" office:value="3.479811" calcext:value-type="float">
            <text:p>3.4798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2:58,241 - test_dot2dot - test_add_n_sub_playlists_old_method - INFO - test_dot2dot : 738 - REPLACETIME for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record is </text:p>
          </table:table-cell>
          <table:table-cell office:value-type="float" office:value="3.520544" calcext:value-type="float">
            <text:p>3.52054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05,046 - test_dot2dot - test_add_n_sub_playlists_old_method - INFO - test_dot2dot : 738 - REPLACETIME for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record is </text:p>
          </table:table-cell>
          <table:table-cell office:value-type="float" office:value="3.777963" calcext:value-type="float">
            <text:p>3.77796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11,573 - test_dot2dot - test_add_n_sub_playlists_old_method - INFO - test_dot2dot : 738 - REPLACETIME for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cord is </text:p>
          </table:table-cell>
          <table:table-cell office:value-type="float" office:value="3.593718" calcext:value-type="float">
            <text:p>3.5937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18,192 - test_dot2dot - test_add_n_sub_playlists_old_method - INFO - test_dot2dot : 738 - REPLACETIME for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record is </text:p>
          </table:table-cell>
          <table:table-cell office:value-type="float" office:value="3.719582" calcext:value-type="float">
            <text:p>3.7195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24,118 - test_dot2dot - test_add_n_sub_playlists_old_method - INFO - test_dot2dot : 738 - REPLACETIME for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record is </text:p>
          </table:table-cell>
          <table:table-cell office:value-type="float" office:value="3.648468" calcext:value-type="float">
            <text:p>3.6484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30,086 - test_dot2dot - test_add_n_sub_playlists_old_method - INFO - test_dot2dot : 738 - REPLACETIME for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record is </text:p>
          </table:table-cell>
          <table:table-cell office:value-type="float" office:value="3.641535" calcext:value-type="float">
            <text:p>3.6415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36,853 - test_dot2dot - test_add_n_sub_playlists_old_method - INFO - test_dot2dot : 738 - REPLACETIME for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record is </text:p>
          </table:table-cell>
          <table:table-cell office:value-type="float" office:value="3.766199" calcext:value-type="float">
            <text:p>3.76619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42,915 - test_dot2dot - test_add_n_sub_playlists_old_method - INFO - test_dot2dot : 738 - REPLACETIME for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record is </text:p>
          </table:table-cell>
          <table:table-cell office:value-type="float" office:value="3.713855" calcext:value-type="float">
            <text:p>3.71385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49,798 - test_dot2dot - test_add_n_sub_playlists_old_method - INFO - test_dot2dot : 738 - REPLACETIME for 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record is </text:p>
          </table:table-cell>
          <table:table-cell office:value-type="float" office:value="3.763794" calcext:value-type="float">
            <text:p>3.7637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3:56,598 - test_dot2dot - test_add_n_sub_playlists_old_method - INFO - test_dot2dot : 738 - REPLACETIME for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record is </text:p>
          </table:table-cell>
          <table:table-cell office:value-type="float" office:value="3.770909" calcext:value-type="float">
            <text:p>3.77090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03,836 - test_dot2dot - test_add_n_sub_playlists_old_method - INFO - test_dot2dot : 738 - REPLACETIME for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record is </text:p>
          </table:table-cell>
          <table:table-cell office:value-type="float" office:value="4.105016" calcext:value-type="float">
            <text:p>4.1050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10,878 - test_dot2dot - test_add_n_sub_playlists_old_method - INFO - test_dot2dot : 738 - REPLACETIME for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record is </text:p>
          </table:table-cell>
          <table:table-cell office:value-type="float" office:value="3.884085" calcext:value-type="float">
            <text:p>3.8840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17,206 - test_dot2dot - test_add_n_sub_playlists_old_method - INFO - test_dot2dot : 738 - REPLACETIME for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record is </text:p>
          </table:table-cell>
          <table:table-cell office:value-type="float" office:value="3.821967" calcext:value-type="float">
            <text:p>3.8219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23,959 - test_dot2dot - test_add_n_sub_playlists_old_method - INFO - test_dot2dot : 738 - REPLACETIME for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record is </text:p>
          </table:table-cell>
          <table:table-cell office:value-type="float" office:value="3.995943" calcext:value-type="float">
            <text:p>3.99594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31,158 - test_dot2dot - test_add_n_sub_playlists_old_method - INFO - test_dot2dot : 738 - REPLACETIME for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record is </text:p>
          </table:table-cell>
          <table:table-cell office:value-type="float" office:value="3.954388" calcext:value-type="float">
            <text:p>3.9543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37,816 - test_dot2dot - test_add_n_sub_playlists_old_method - INFO - test_dot2dot : 738 - REPLACETIME for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record is </text:p>
          </table:table-cell>
          <table:table-cell office:value-type="float" office:value="4.028895" calcext:value-type="float">
            <text:p>4.02889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45,149 - test_dot2dot - test_add_n_sub_playlists_old_method - INFO - test_dot2dot : 738 - REPLACETIME for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record is </text:p>
          </table:table-cell>
          <table:table-cell office:value-type="float" office:value="4.040807" calcext:value-type="float">
            <text:p>4.0408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52,756 - test_dot2dot - test_add_n_sub_playlists_old_method - INFO - test_dot2dot : 738 - REPLACETIME for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record is </text:p>
          </table:table-cell>
          <table:table-cell office:value-type="float" office:value="4.011893" calcext:value-type="float">
            <text:p>4.0118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4:59,707 - test_dot2dot - test_add_n_sub_playlists_old_method - INFO - test_dot2dot : 738 - REPLACETIME for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record is </text:p>
          </table:table-cell>
          <table:table-cell office:value-type="float" office:value="4.164782" calcext:value-type="float">
            <text:p>4.1647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5:08,381 - test_dot2dot - test_add_n_sub_playlists_old_method - INFO - test_dot2dot : 738 - REPLACETIME for 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record is </text:p>
          </table:table-cell>
          <table:table-cell office:value-type="float" office:value="5.906322" calcext:value-type="float">
            <text:p>5.9063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5:17,390 - test_dot2dot - test_add_n_sub_playlists_old_method - INFO - test_dot2dot : 738 - REPLACETIME for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record is </text:p>
          </table:table-cell>
          <table:table-cell office:value-type="float" office:value="5.820918" calcext:value-type="float">
            <text:p>5.8209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5:27,383 - test_dot2dot - test_add_n_sub_playlists_old_method - INFO - test_dot2dot : 738 - REPLACETIME for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record is </text:p>
          </table:table-cell>
          <table:table-cell office:value-type="float" office:value="6.219982" calcext:value-type="float">
            <text:p>6.2199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5:36,195 - test_dot2dot - test_add_n_sub_playlists_old_method - INFO - test_dot2dot : 738 - REPLACETIME for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record is </text:p>
          </table:table-cell>
          <table:table-cell office:value-type="float" office:value="5.974996" calcext:value-type="float">
            <text:p>5.9749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5:46,138 - test_dot2dot - test_add_n_sub_playlists_old_method - INFO - test_dot2dot : 738 - REPLACETIME for 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record is </text:p>
          </table:table-cell>
          <table:table-cell office:value-type="float" office:value="6.28956" calcext:value-type="float">
            <text:p>6.289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5:53,325 - test_dot2dot - test_add_n_sub_playlists_old_method - INFO - test_dot2dot : 738 - REPLACETIME for 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record is </text:p>
          </table:table-cell>
          <table:table-cell office:value-type="float" office:value="4.329479" calcext:value-type="float">
            <text:p>4.32947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6:01,376 - test_dot2dot - test_add_n_sub_playlists_old_method - INFO - test_dot2dot : 738 - REPLACETIME for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record is </text:p>
          </table:table-cell>
          <table:table-cell office:value-type="float" office:value="4.338018" calcext:value-type="float">
            <text:p>4.3380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6:09,517 - test_dot2dot - test_add_n_sub_playlists_old_method - INFO - test_dot2dot : 738 - REPLACETIME for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record is </text:p>
          </table:table-cell>
          <table:table-cell office:value-type="float" office:value="4.379618" calcext:value-type="float">
            <text:p>4.3796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6:16,718 - test_dot2dot - test_add_n_sub_playlists_old_method - INFO - test_dot2dot : 738 - REPLACETIME for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record is </text:p>
          </table:table-cell>
          <table:table-cell office:value-type="float" office:value="4.332909" calcext:value-type="float">
            <text:p>4.33290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6:24,253 - test_dot2dot - test_add_n_sub_playlists_old_method - INFO - test_dot2dot : 738 - REPLACETIME for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record is </text:p>
          </table:table-cell>
          <table:table-cell office:value-type="float" office:value="4.437387" calcext:value-type="float">
            <text:p>4.4373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6:32,896 - test_dot2dot - test_add_n_sub_playlists_old_method - INFO - test_dot2dot : 738 - REPLACETIME for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record is </text:p>
          </table:table-cell>
          <table:table-cell office:value-type="float" office:value="4.47215" calcext:value-type="float">
            <text:p>4.4721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6:40,482 - test_dot2dot - test_add_n_sub_playlists_old_method - INFO - test_dot2dot : 738 - REPLACETIME for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record is </text:p>
          </table:table-cell>
          <table:table-cell office:value-type="float" office:value="4.484208" calcext:value-type="float">
            <text:p>4.4842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6:48,429 - test_dot2dot - test_add_n_sub_playlists_old_method - INFO - test_dot2dot : 738 - REPLACETIME for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record is </text:p>
          </table:table-cell>
          <table:table-cell office:value-type="float" office:value="4.758178" calcext:value-type="float">
            <text:p>4.75817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6:56,733 - test_dot2dot - test_add_n_sub_playlists_old_method - INFO - test_dot2dot : 738 - REPLACETIME for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record is </text:p>
          </table:table-cell>
          <table:table-cell office:value-type="float" office:value="4.475087" calcext:value-type="float">
            <text:p>4.4750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7:05,220 - test_dot2dot - test_add_n_sub_playlists_old_method - INFO - test_dot2dot : 738 - REPLACETIME for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record is </text:p>
          </table:table-cell>
          <table:table-cell office:value-type="float" office:value="4.579328" calcext:value-type="float">
            <text:p>4.57932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7:13,044 - test_dot2dot - test_add_n_sub_playlists_old_method - INFO - test_dot2dot : 738 - REPLACETIME for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record is </text:p>
          </table:table-cell>
          <table:table-cell office:value-type="float" office:value="4.602227" calcext:value-type="float">
            <text:p>4.6022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7:21,470 - test_dot2dot - test_add_n_sub_playlists_old_method - INFO - test_dot2dot : 738 - REPLACETIME for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record is </text:p>
          </table:table-cell>
          <table:table-cell office:value-type="float" office:value="4.568901" calcext:value-type="float">
            <text:p>4.5689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7:29,365 - test_dot2dot - test_add_n_sub_playlists_old_method - INFO - test_dot2dot : 738 - REPLACETIME for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record is </text:p>
          </table:table-cell>
          <table:table-cell office:value-type="float" office:value="4.686278" calcext:value-type="float">
            <text:p>4.68627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7:37,618 - test_dot2dot - test_add_n_sub_playlists_old_method - INFO - test_dot2dot : 738 - REPLACETIME for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record is </text:p>
          </table:table-cell>
          <table:table-cell office:value-type="float" office:value="5.101465" calcext:value-type="float">
            <text:p>5.1014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7:45,649 - test_dot2dot - test_add_n_sub_playlists_old_method - INFO - test_dot2dot : 738 - REPLACETIME for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record is </text:p>
          </table:table-cell>
          <table:table-cell office:value-type="float" office:value="4.717796" calcext:value-type="float">
            <text:p>4.7177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7:54,526 - test_dot2dot - test_add_n_sub_playlists_old_method - INFO - test_dot2dot : 738 - REPLACETIME for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cord is </text:p>
          </table:table-cell>
          <table:table-cell office:value-type="float" office:value="4.82478" calcext:value-type="float">
            <text:p>4.8247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8:02,571 - test_dot2dot - test_add_n_sub_playlists_old_method - INFO - test_dot2dot : 738 - REPLACETIME for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record is </text:p>
          </table:table-cell>
          <table:table-cell office:value-type="float" office:value="4.764093" calcext:value-type="float">
            <text:p>4.7640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8:11,645 - test_dot2dot - test_add_n_sub_playlists_old_method - INFO - test_dot2dot : 738 - REPLACETIME for 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record is </text:p>
          </table:table-cell>
          <table:table-cell office:value-type="float" office:value="4.947977" calcext:value-type="float">
            <text:p>4.94797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8:20,751 - test_dot2dot - test_add_n_sub_playlists_old_method - INFO - test_dot2dot : 738 - REPLACETIME for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record is </text:p>
          </table:table-cell>
          <table:table-cell office:value-type="float" office:value="4.976367" calcext:value-type="float">
            <text:p>4.9763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8:29,645 - test_dot2dot - test_add_n_sub_playlists_old_method - INFO - test_dot2dot : 738 - REPLACETIME for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record is </text:p>
          </table:table-cell>
          <table:table-cell office:value-type="float" office:value="4.840966" calcext:value-type="float">
            <text:p>4.8409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8:38,766 - test_dot2dot - test_add_n_sub_playlists_old_method - INFO - test_dot2dot : 738 - REPLACETIME for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record is </text:p>
          </table:table-cell>
          <table:table-cell office:value-type="float" office:value="4.975991" calcext:value-type="float">
            <text:p>4.9759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8:47,985 - test_dot2dot - test_add_n_sub_playlists_old_method - INFO - test_dot2dot : 738 - REPLACETIME for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record is </text:p>
          </table:table-cell>
          <table:table-cell office:value-type="float" office:value="4.931231" calcext:value-type="float">
            <text:p>4.9312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8:56,728 - test_dot2dot - test_add_n_sub_playlists_old_method - INFO - test_dot2dot : 738 - REPLACETIME for 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record is </text:p>
          </table:table-cell>
          <table:table-cell office:value-type="float" office:value="4.912738" calcext:value-type="float">
            <text:p>4.91273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9:06,404 - test_dot2dot - test_add_n_sub_playlists_old_method - INFO - test_dot2dot : 738 - REPLACETIME for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record is </text:p>
          </table:table-cell>
          <table:table-cell office:value-type="float" office:value="5.366535" calcext:value-type="float">
            <text:p>5.3665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9:16,734 - test_dot2dot - test_add_n_sub_playlists_old_method - INFO - test_dot2dot : 738 - REPLACETIME for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ecord is </text:p>
          </table:table-cell>
          <table:table-cell office:value-type="float" office:value="5.033486" calcext:value-type="float">
            <text:p>5.03348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9:26,418 - test_dot2dot - test_add_n_sub_playlists_old_method - INFO - test_dot2dot : 738 - REPLACETIME for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record is </text:p>
          </table:table-cell>
          <table:table-cell office:value-type="float" office:value="5.294465" calcext:value-type="float">
            <text:p>5.2944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9:35,264 - test_dot2dot - test_add_n_sub_playlists_old_method - INFO - test_dot2dot : 738 - REPLACETIME for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record is </text:p>
          </table:table-cell>
          <table:table-cell office:value-type="float" office:value="5.041924" calcext:value-type="float">
            <text:p>5.04192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9:44,078 - test_dot2dot - test_add_n_sub_playlists_old_method - INFO - test_dot2dot : 738 - REPLACETIME for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record is </text:p>
          </table:table-cell>
          <table:table-cell office:value-type="float" office:value="5.208184" calcext:value-type="float">
            <text:p>5.2081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39:52,988 - test_dot2dot - test_add_n_sub_playlists_old_method - INFO - test_dot2dot : 738 - REPLACETIME for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cord is </text:p>
          </table:table-cell>
          <table:table-cell office:value-type="float" office:value="5.189344" calcext:value-type="float">
            <text:p>5.18934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0:02,027 - test_dot2dot - test_add_n_sub_playlists_old_method - INFO - test_dot2dot : 738 - REPLACETIME for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record is </text:p>
          </table:table-cell>
          <table:table-cell office:value-type="float" office:value="5.255162" calcext:value-type="float">
            <text:p>5.2551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0:11,620 - test_dot2dot - test_add_n_sub_playlists_old_method - INFO - test_dot2dot : 738 - REPLACETIME for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record is </text:p>
          </table:table-cell>
          <table:table-cell office:value-type="float" office:value="5.172935" calcext:value-type="float">
            <text:p>5.1729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0:21,425 - test_dot2dot - test_add_n_sub_playlists_old_method - INFO - test_dot2dot : 738 - REPLACETIME for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record is </text:p>
          </table:table-cell>
          <table:table-cell office:value-type="float" office:value="5.301394" calcext:value-type="float">
            <text:p>5.3013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0:33,521 - test_dot2dot - test_add_n_sub_playlists_old_method - INFO - test_dot2dot : 738 - REPLACETIME for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record is </text:p>
          </table:table-cell>
          <table:table-cell office:value-type="float" office:value="7.515669" calcext:value-type="float">
            <text:p>7.5156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0:44,794 - test_dot2dot - test_add_n_sub_playlists_old_method - INFO - test_dot2dot : 738 - REPLACETIME for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record is </text:p>
          </table:table-cell>
          <table:table-cell office:value-type="float" office:value="7.447925" calcext:value-type="float">
            <text:p>7.4479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0:56,041 - test_dot2dot - test_add_n_sub_playlists_old_method - INFO - test_dot2dot : 738 - REPLACETIME for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record is </text:p>
          </table:table-cell>
          <table:table-cell office:value-type="float" office:value="7.443589" calcext:value-type="float">
            <text:p>7.44358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1:07,299 - test_dot2dot - test_add_n_sub_playlists_old_method - INFO - test_dot2dot : 738 - REPLACETIME for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record is </text:p>
          </table:table-cell>
          <table:table-cell office:value-type="float" office:value="7.424594" calcext:value-type="float">
            <text:p>7.4245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1:18,867 - test_dot2dot - test_add_n_sub_playlists_old_method - INFO - test_dot2dot : 738 - REPLACETIME for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record is </text:p>
          </table:table-cell>
          <table:table-cell office:value-type="float" office:value="7.462598" calcext:value-type="float">
            <text:p>7.4625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1:30,600 - test_dot2dot - test_add_n_sub_playlists_old_method - INFO - test_dot2dot : 738 - REPLACETIME for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record is </text:p>
          </table:table-cell>
          <table:table-cell office:value-type="float" office:value="7.865245" calcext:value-type="float">
            <text:p>7.86524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1:42,335 - test_dot2dot - test_add_n_sub_playlists_old_method - INFO - test_dot2dot : 738 - REPLACETIME for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record is </text:p>
          </table:table-cell>
          <table:table-cell office:value-type="float" office:value="7.695718" calcext:value-type="float">
            <text:p>7.6957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1:53,982 - test_dot2dot - test_add_n_sub_playlists_old_method - INFO - test_dot2dot : 738 - REPLACETIME for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record is </text:p>
          </table:table-cell>
          <table:table-cell office:value-type="float" office:value="7.69733" calcext:value-type="float">
            <text:p>7.697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2:05,642 - test_dot2dot - test_add_n_sub_playlists_old_method - INFO - test_dot2dot : 738 - REPLACETIME for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record is </text:p>
          </table:table-cell>
          <table:table-cell office:value-type="float" office:value="7.695804" calcext:value-type="float">
            <text:p>7.6958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2:17,382 - test_dot2dot - test_add_n_sub_playlists_old_method - INFO - test_dot2dot : 738 - REPLACETIME for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record is </text:p>
          </table:table-cell>
          <table:table-cell office:value-type="float" office:value="7.744042" calcext:value-type="float">
            <text:p>7.74404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2:29,982 - test_dot2dot - test_add_n_sub_playlists_old_method - INFO - test_dot2dot : 738 - REPLACETIME for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record is </text:p>
          </table:table-cell>
          <table:table-cell office:value-type="float" office:value="8.526236" calcext:value-type="float">
            <text:p>8.5262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2:41,974 - test_dot2dot - test_add_n_sub_playlists_old_method - INFO - test_dot2dot : 738 - REPLACETIME for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record is </text:p>
          </table:table-cell>
          <table:table-cell office:value-type="float" office:value="7.833906" calcext:value-type="float">
            <text:p>7.8339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2:54,139 - test_dot2dot - test_add_n_sub_playlists_old_method - INFO - test_dot2dot : 738 - REPLACETIME for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record is </text:p>
          </table:table-cell>
          <table:table-cell office:value-type="float" office:value="8.014616" calcext:value-type="float">
            <text:p>8.0146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3:06,609 - test_dot2dot - test_add_n_sub_playlists_old_method - INFO - test_dot2dot : 738 - REPLACETIME for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record is </text:p>
          </table:table-cell>
          <table:table-cell office:value-type="float" office:value="8.004938" calcext:value-type="float">
            <text:p>8.00493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3:18,812 - test_dot2dot - test_add_n_sub_playlists_old_method - INFO - test_dot2dot : 738 - REPLACETIME for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record is </text:p>
          </table:table-cell>
          <table:table-cell office:value-type="float" office:value="8.015769" calcext:value-type="float">
            <text:p>8.0157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3:31,795 - test_dot2dot - test_add_n_sub_playlists_old_method - INFO - test_dot2dot : 738 - REPLACETIME for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record is </text:p>
          </table:table-cell>
          <table:table-cell office:value-type="float" office:value="8.224348" calcext:value-type="float">
            <text:p>8.22434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3:45,004 - test_dot2dot - test_add_n_sub_playlists_old_method - INFO - test_dot2dot : 738 - REPLACETIME for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record is </text:p>
          </table:table-cell>
          <table:table-cell office:value-type="float" office:value="8.002354" calcext:value-type="float">
            <text:p>8.00235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3:55,674 - test_dot2dot - test_add_n_sub_playlists_old_method - INFO - test_dot2dot : 738 - REPLACETIME for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record is </text:p>
          </table:table-cell>
          <table:table-cell office:value-type="float" office:value="5.988185" calcext:value-type="float">
            <text:p>5.9881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4:06,972 - test_dot2dot - test_add_n_sub_playlists_old_method - INFO - test_dot2dot : 738 - REPLACETIME for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record is </text:p>
          </table:table-cell>
          <table:table-cell office:value-type="float" office:value="6.003771" calcext:value-type="float">
            <text:p>6.0037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4:18,675 - test_dot2dot - test_add_n_sub_playlists_old_method - INFO - test_dot2dot : 738 - REPLACETIME for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ecord is </text:p>
          </table:table-cell>
          <table:table-cell office:value-type="float" office:value="6.195127" calcext:value-type="float">
            <text:p>6.1951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4:32,401 - test_dot2dot - test_add_n_sub_playlists_old_method - INFO - test_dot2dot : 738 - REPLACETIME for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record is </text:p>
          </table:table-cell>
          <table:table-cell office:value-type="float" office:value="7.336622" calcext:value-type="float">
            <text:p>7.3366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4:45,685 - test_dot2dot - test_add_n_sub_playlists_old_method - INFO - test_dot2dot : 738 - REPLACETIME for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record is </text:p>
          </table:table-cell>
          <table:table-cell office:value-type="float" office:value="6.460725" calcext:value-type="float">
            <text:p>6.4607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4:57,389 - test_dot2dot - test_add_n_sub_playlists_old_method - INFO - test_dot2dot : 738 - REPLACETIME for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record is </text:p>
          </table:table-cell>
          <table:table-cell office:value-type="float" office:value="6.541364" calcext:value-type="float">
            <text:p>6.54136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5:08,973 - test_dot2dot - test_add_n_sub_playlists_old_method - INFO - test_dot2dot : 738 - REPLACETIME for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record is </text:p>
          </table:table-cell>
          <table:table-cell office:value-type="float" office:value="6.641632" calcext:value-type="float">
            <text:p>6.6416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5:20,319 - test_dot2dot - test_add_n_sub_playlists_old_method - INFO - test_dot2dot : 738 - REPLACETIME for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record is </text:p>
          </table:table-cell>
          <table:table-cell office:value-type="float" office:value="6.425675" calcext:value-type="float">
            <text:p>6.42567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5:32,380 - test_dot2dot - test_add_n_sub_playlists_old_method - INFO - test_dot2dot : 738 - REPLACETIME for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record is </text:p>
          </table:table-cell>
          <table:table-cell office:value-type="float" office:value="6.554857" calcext:value-type="float">
            <text:p>6.5548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5:43,536 - test_dot2dot - test_add_n_sub_playlists_old_method - INFO - test_dot2dot : 738 - REPLACETIME for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record is </text:p>
          </table:table-cell>
          <table:table-cell office:value-type="float" office:value="6.337239" calcext:value-type="float">
            <text:p>6.33723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5:55,115 - test_dot2dot - test_add_n_sub_playlists_old_method - INFO - test_dot2dot : 738 - REPLACETIME for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record is </text:p>
          </table:table-cell>
          <table:table-cell office:value-type="float" office:value="6.319008" calcext:value-type="float">
            <text:p>6.3190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6:07,295 - test_dot2dot - test_add_n_sub_playlists_old_method - INFO - test_dot2dot : 738 - REPLACETIME for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record is </text:p>
          </table:table-cell>
          <table:table-cell office:value-type="float" office:value="6.509101" calcext:value-type="float">
            <text:p>6.5091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6:19,616 - test_dot2dot - test_add_n_sub_playlists_old_method - INFO - test_dot2dot : 738 - REPLACETIME for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record is </text:p>
          </table:table-cell>
          <table:table-cell office:value-type="float" office:value="6.47881" calcext:value-type="float">
            <text:p>6.4788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6:31,247 - test_dot2dot - test_add_n_sub_playlists_old_method - INFO - test_dot2dot : 738 - REPLACETIME for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record is </text:p>
          </table:table-cell>
          <table:table-cell office:value-type="float" office:value="6.558385" calcext:value-type="float">
            <text:p>6.5583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6:44,258 - test_dot2dot - test_add_n_sub_playlists_old_method - INFO - test_dot2dot : 738 - REPLACETIME for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record is </text:p>
          </table:table-cell>
          <table:table-cell office:value-type="float" office:value="6.592646" calcext:value-type="float">
            <text:p>6.59264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6:56,854 - test_dot2dot - test_add_n_sub_playlists_old_method - INFO - test_dot2dot : 738 - REPLACETIME for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record is </text:p>
          </table:table-cell>
          <table:table-cell office:value-type="float" office:value="6.564133" calcext:value-type="float">
            <text:p>6.5641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7:08,832 - test_dot2dot - test_add_n_sub_playlists_old_method - INFO - test_dot2dot : 738 - REPLACETIME for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record is </text:p>
          </table:table-cell>
          <table:table-cell office:value-type="float" office:value="6.692016" calcext:value-type="float">
            <text:p>6.6920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7:20,467 - test_dot2dot - test_add_n_sub_playlists_old_method - INFO - test_dot2dot : 738 - REPLACETIME for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record is </text:p>
          </table:table-cell>
          <table:table-cell office:value-type="float" office:value="6.612358" calcext:value-type="float">
            <text:p>6.6123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7:32,555 - test_dot2dot - test_add_n_sub_playlists_old_method - INFO - test_dot2dot : 738 - REPLACETIME for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record is </text:p>
          </table:table-cell>
          <table:table-cell office:value-type="float" office:value="6.742043" calcext:value-type="float">
            <text:p>6.74204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7:45,023 - test_dot2dot - test_add_n_sub_playlists_old_method - INFO - test_dot2dot : 738 - REPLACETIME for 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ecord is </text:p>
          </table:table-cell>
          <table:table-cell office:value-type="float" office:value="6.90277" calcext:value-type="float">
            <text:p>6.9027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7:57,905 - test_dot2dot - test_add_n_sub_playlists_old_method - INFO - test_dot2dot : 738 - REPLACETIME for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record is </text:p>
          </table:table-cell>
          <table:table-cell office:value-type="float" office:value="6.78609" calcext:value-type="float">
            <text:p>6.7860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8:10,252 - test_dot2dot - test_add_n_sub_playlists_old_method - INFO - test_dot2dot : 738 - REPLACETIME for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record is </text:p>
          </table:table-cell>
          <table:table-cell office:value-type="float" office:value="6.727887" calcext:value-type="float">
            <text:p>6.7278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8:23,347 - test_dot2dot - test_add_n_sub_playlists_old_method - INFO - test_dot2dot : 738 - REPLACETIME for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record is </text:p>
          </table:table-cell>
          <table:table-cell office:value-type="float" office:value="6.809803" calcext:value-type="float">
            <text:p>6.8098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8:36,472 - test_dot2dot - test_add_n_sub_playlists_old_method - INFO - test_dot2dot : 738 - REPLACETIME for 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record is </text:p>
          </table:table-cell>
          <table:table-cell office:value-type="float" office:value="6.690261" calcext:value-type="float">
            <text:p>6.69026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8:49,627 - test_dot2dot - test_add_n_sub_playlists_old_method - INFO - test_dot2dot : 738 - REPLACETIME for 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record is </text:p>
          </table:table-cell>
          <table:table-cell office:value-type="float" office:value="6.883689" calcext:value-type="float">
            <text:p>6.88368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9:02,098 - test_dot2dot - test_add_n_sub_playlists_old_method - INFO - test_dot2dot : 738 - REPLACETIME for 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record is </text:p>
          </table:table-cell>
          <table:table-cell office:value-type="float" office:value="7.102808" calcext:value-type="float">
            <text:p>7.1028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9:15,183 - test_dot2dot - test_add_n_sub_playlists_old_method - INFO - test_dot2dot : 738 - REPLACETIME for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record is </text:p>
          </table:table-cell>
          <table:table-cell office:value-type="float" office:value="7.166385" calcext:value-type="float">
            <text:p>7.1663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9:28,212 - test_dot2dot - test_add_n_sub_playlists_old_method - INFO - test_dot2dot : 738 - REPLACETIME for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record is </text:p>
          </table:table-cell>
          <table:table-cell office:value-type="float" office:value="7.290659" calcext:value-type="float">
            <text:p>7.29065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9:41,962 - test_dot2dot - test_add_n_sub_playlists_old_method - INFO - test_dot2dot : 738 - REPLACETIME for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record is </text:p>
          </table:table-cell>
          <table:table-cell office:value-type="float" office:value="7.171901" calcext:value-type="float">
            <text:p>7.1719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49:55,442 - test_dot2dot - test_add_n_sub_playlists_old_method - INFO - test_dot2dot : 738 - REPLACETIME for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record is </text:p>
          </table:table-cell>
          <table:table-cell office:value-type="float" office:value="7.053562" calcext:value-type="float">
            <text:p>7.0535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0:08,278 - test_dot2dot - test_add_n_sub_playlists_old_method - INFO - test_dot2dot : 738 - REPLACETIME for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record is </text:p>
          </table:table-cell>
          <table:table-cell office:value-type="float" office:value="7.218068" calcext:value-type="float">
            <text:p>7.2180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0:21,844 - test_dot2dot - test_add_n_sub_playlists_old_method - INFO - test_dot2dot : 738 - REPLACETIME for 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record is </text:p>
          </table:table-cell>
          <table:table-cell office:value-type="float" office:value="7.190098" calcext:value-type="float">
            <text:p>7.1900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0:35,793 - test_dot2dot - test_add_n_sub_playlists_old_method - INFO - test_dot2dot : 738 - REPLACETIME for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record is </text:p>
          </table:table-cell>
          <table:table-cell office:value-type="float" office:value="7.239309" calcext:value-type="float">
            <text:p>7.23930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0:48,934 - test_dot2dot - test_add_n_sub_playlists_old_method - INFO - test_dot2dot : 738 - REPLACETIME for 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record is </text:p>
          </table:table-cell>
          <table:table-cell office:value-type="float" office:value="7.134703" calcext:value-type="float">
            <text:p>7.1347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1:01,966 - test_dot2dot - test_add_n_sub_playlists_old_method - INFO - test_dot2dot : 738 - REPLACETIME for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record is </text:p>
          </table:table-cell>
          <table:table-cell office:value-type="float" office:value="7.32383" calcext:value-type="float">
            <text:p>7.3238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1:15,176 - test_dot2dot - test_add_n_sub_playlists_old_method - INFO - test_dot2dot : 738 - REPLACETIME for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record is </text:p>
          </table:table-cell>
          <table:table-cell office:value-type="float" office:value="7.378494" calcext:value-type="float">
            <text:p>7.3784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1:29,005 - test_dot2dot - test_add_n_sub_playlists_old_method - INFO - test_dot2dot : 738 - REPLACETIME for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record is </text:p>
          </table:table-cell>
          <table:table-cell office:value-type="float" office:value="7.857581" calcext:value-type="float">
            <text:p>7.85758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1:42,237 - test_dot2dot - test_add_n_sub_playlists_old_method - INFO - test_dot2dot : 738 - REPLACETIME for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record is </text:p>
          </table:table-cell>
          <table:table-cell office:value-type="float" office:value="7.442613" calcext:value-type="float">
            <text:p>7.44261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1:56,310 - test_dot2dot - test_add_n_sub_playlists_old_method - INFO - test_dot2dot : 738 - REPLACETIME for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record is </text:p>
          </table:table-cell>
          <table:table-cell office:value-type="float" office:value="7.281457" calcext:value-type="float">
            <text:p>7.2814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2:10,872 - test_dot2dot - test_add_n_sub_playlists_old_method - INFO - test_dot2dot : 738 - REPLACETIME for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record is </text:p>
          </table:table-cell>
          <table:table-cell office:value-type="float" office:value="7.489497" calcext:value-type="float">
            <text:p>7.4894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2:24,672 - test_dot2dot - test_add_n_sub_playlists_old_method - INFO - test_dot2dot : 738 - REPLACETIME for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record is </text:p>
          </table:table-cell>
          <table:table-cell office:value-type="float" office:value="7.836557" calcext:value-type="float">
            <text:p>7.8365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2:38,520 - test_dot2dot - test_add_n_sub_playlists_old_method - INFO - test_dot2dot : 738 - REPLACETIME for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record is </text:p>
          </table:table-cell>
          <table:table-cell office:value-type="float" office:value="7.672351" calcext:value-type="float">
            <text:p>7.6723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2:52,069 - test_dot2dot - test_add_n_sub_playlists_old_method - INFO - test_dot2dot : 738 - REPLACETIME for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record is </text:p>
          </table:table-cell>
          <table:table-cell office:value-type="float" office:value="7.532573" calcext:value-type="float">
            <text:p>7.53257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3:05,650 - test_dot2dot - test_add_n_sub_playlists_old_method - INFO - test_dot2dot : 738 - REPLACETIME for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record is </text:p>
          </table:table-cell>
          <table:table-cell office:value-type="float" office:value="7.519937" calcext:value-type="float">
            <text:p>7.5199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3:20,391 - test_dot2dot - test_add_n_sub_playlists_old_method - INFO - test_dot2dot : 738 - REPLACETIME for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record is </text:p>
          </table:table-cell>
          <table:table-cell office:value-type="float" office:value="8.219486" calcext:value-type="float">
            <text:p>8.21948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3:34,337 - test_dot2dot - test_add_n_sub_playlists_old_method - INFO - test_dot2dot : 738 - REPLACETIME for 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record is </text:p>
          </table:table-cell>
          <table:table-cell office:value-type="float" office:value="7.798174" calcext:value-type="float">
            <text:p>7.7981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3:48,524 - test_dot2dot - test_add_n_sub_playlists_old_method - INFO - test_dot2dot : 738 - REPLACETIME for 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record is </text:p>
          </table:table-cell>
          <table:table-cell office:value-type="float" office:value="7.708119" calcext:value-type="float">
            <text:p>7.7081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4:03,470 - test_dot2dot - test_add_n_sub_playlists_old_method - INFO - test_dot2dot : 738 - REPLACETIME for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record is </text:p>
          </table:table-cell>
          <table:table-cell office:value-type="float" office:value="7.726794" calcext:value-type="float">
            <text:p>7.7267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4:18,701 - test_dot2dot - test_add_n_sub_playlists_old_method - INFO - test_dot2dot : 738 - REPLACETIME for 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record is </text:p>
          </table:table-cell>
          <table:table-cell office:value-type="float" office:value="7.902038" calcext:value-type="float">
            <text:p>7.90203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4:34,200 - test_dot2dot - test_add_n_sub_playlists_old_method - INFO - test_dot2dot : 738 - REPLACETIME for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record is </text:p>
          </table:table-cell>
          <table:table-cell office:value-type="float" office:value="8.012651" calcext:value-type="float">
            <text:p>8.0126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4:49,600 - test_dot2dot - test_add_n_sub_playlists_old_method - INFO - test_dot2dot : 738 - REPLACETIME for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record is </text:p>
          </table:table-cell>
          <table:table-cell office:value-type="float" office:value="7.884894" calcext:value-type="float">
            <text:p>7.8848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5:05,083 - test_dot2dot - test_add_n_sub_playlists_old_method - INFO - test_dot2dot : 738 - REPLACETIME for 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record is </text:p>
          </table:table-cell>
          <table:table-cell office:value-type="float" office:value="8.294572" calcext:value-type="float">
            <text:p>8.29457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5:20,814 - test_dot2dot - test_add_n_sub_playlists_old_method - INFO - test_dot2dot : 738 - REPLACETIME for 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record is </text:p>
          </table:table-cell>
          <table:table-cell office:value-type="float" office:value="7.990537" calcext:value-type="float">
            <text:p>7.9905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5:36,252 - test_dot2dot - test_add_n_sub_playlists_old_method - INFO - test_dot2dot : 738 - REPLACETIME for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record is </text:p>
          </table:table-cell>
          <table:table-cell office:value-type="float" office:value="8.032578" calcext:value-type="float">
            <text:p>8.03257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5:51,939 - test_dot2dot - test_add_n_sub_playlists_old_method - INFO - test_dot2dot : 738 - REPLACETIME for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record is </text:p>
          </table:table-cell>
          <table:table-cell office:value-type="float" office:value="8.166487" calcext:value-type="float">
            <text:p>8.1664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6:06,847 - test_dot2dot - test_add_n_sub_playlists_old_method - INFO - test_dot2dot : 738 - REPLACETIME for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record is </text:p>
          </table:table-cell>
          <table:table-cell office:value-type="float" office:value="8.19169" calcext:value-type="float">
            <text:p>8.191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6:23,118 - test_dot2dot - test_add_n_sub_playlists_old_method - INFO - test_dot2dot : 738 - REPLACETIME for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record is </text:p>
          </table:table-cell>
          <table:table-cell office:value-type="float" office:value="8.471278" calcext:value-type="float">
            <text:p>8.47127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6:39,399 - test_dot2dot - test_add_n_sub_playlists_old_method - INFO - test_dot2dot : 738 - REPLACETIME for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record is </text:p>
          </table:table-cell>
          <table:table-cell office:value-type="float" office:value="8.423252" calcext:value-type="float">
            <text:p>8.42325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6:55,317 - test_dot2dot - test_add_n_sub_playlists_old_method - INFO - test_dot2dot : 738 - REPLACETIME for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record is </text:p>
          </table:table-cell>
          <table:table-cell office:value-type="float" office:value="8.134303" calcext:value-type="float">
            <text:p>8.1343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7:10,352 - test_dot2dot - test_add_n_sub_playlists_old_method - INFO - test_dot2dot : 738 - REPLACETIME for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record is </text:p>
          </table:table-cell>
          <table:table-cell office:value-type="float" office:value="8.585613" calcext:value-type="float">
            <text:p>8.58561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7:27,452 - test_dot2dot - test_add_n_sub_playlists_old_method - INFO - test_dot2dot : 738 - REPLACETIME for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record is </text:p>
          </table:table-cell>
          <table:table-cell office:value-type="float" office:value="8.530498" calcext:value-type="float">
            <text:p>8.5304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7:44,173 - test_dot2dot - test_add_n_sub_playlists_old_method - INFO - test_dot2dot : 738 - REPLACETIME for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record is </text:p>
          </table:table-cell>
          <table:table-cell office:value-type="float" office:value="8.501081" calcext:value-type="float">
            <text:p>8.50108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8:00,136 - test_dot2dot - test_add_n_sub_playlists_old_method - INFO - test_dot2dot : 738 - REPLACETIME for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record is </text:p>
          </table:table-cell>
          <table:table-cell office:value-type="float" office:value="8.262049" calcext:value-type="float">
            <text:p>8.26204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8:15,714 - test_dot2dot - test_add_n_sub_playlists_old_method - INFO - test_dot2dot : 738 - REPLACETIME for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record is </text:p>
          </table:table-cell>
          <table:table-cell office:value-type="float" office:value="8.54085" calcext:value-type="float">
            <text:p>8.540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8:30,933 - test_dot2dot - test_add_n_sub_playlists_old_method - INFO - test_dot2dot : 738 - REPLACETIME for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record is </text:p>
          </table:table-cell>
          <table:table-cell office:value-type="float" office:value="8.547897" calcext:value-type="float">
            <text:p>8.5478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8:47,340 - test_dot2dot - test_add_n_sub_playlists_old_method - INFO - test_dot2dot : 738 - REPLACETIME for 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record is </text:p>
          </table:table-cell>
          <table:table-cell office:value-type="float" office:value="8.531093" calcext:value-type="float">
            <text:p>8.5310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9:04,186 - test_dot2dot - test_add_n_sub_playlists_old_method - INFO - test_dot2dot : 738 - REPLACETIME for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record is </text:p>
          </table:table-cell>
          <table:table-cell office:value-type="float" office:value="8.51957" calcext:value-type="float">
            <text:p>8.519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9:19,777 - test_dot2dot - test_add_n_sub_playlists_old_method - INFO - test_dot2dot : 738 - REPLACETIME for 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record is </text:p>
          </table:table-cell>
          <table:table-cell office:value-type="float" office:value="8.748971" calcext:value-type="float">
            <text:p>8.7489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9:36,480 - test_dot2dot - test_add_n_sub_playlists_old_method - INFO - test_dot2dot : 738 - REPLACETIME for 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record is </text:p>
          </table:table-cell>
          <table:table-cell office:value-type="float" office:value="8.704586" calcext:value-type="float">
            <text:p>8.70458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5:59:53,638 - test_dot2dot - test_add_n_sub_playlists_old_method - INFO - test_dot2dot : 738 - REPLACETIME for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record is </text:p>
          </table:table-cell>
          <table:table-cell office:value-type="float" office:value="8.791075" calcext:value-type="float">
            <text:p>8.79107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0:10,067 - test_dot2dot - test_add_n_sub_playlists_old_method - INFO - test_dot2dot : 738 - REPLACETIME for 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record is </text:p>
          </table:table-cell>
          <table:table-cell office:value-type="float" office:value="8.948627" calcext:value-type="float">
            <text:p>8.9486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0:26,879 - test_dot2dot - test_add_n_sub_playlists_old_method - INFO - test_dot2dot : 738 - REPLACETIME for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record is </text:p>
          </table:table-cell>
          <table:table-cell office:value-type="float" office:value="9.196023" calcext:value-type="float">
            <text:p>9.1960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0:42,809 - test_dot2dot - test_add_n_sub_playlists_old_method - INFO - test_dot2dot : 738 - REPLACETIME for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record is </text:p>
          </table:table-cell>
          <table:table-cell office:value-type="float" office:value="8.742772" calcext:value-type="float">
            <text:p>8.74277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1:00,587 - test_dot2dot - test_add_n_sub_playlists_old_method - INFO - test_dot2dot : 738 - REPLACETIME for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record is </text:p>
          </table:table-cell>
          <table:table-cell office:value-type="float" office:value="9.133959" calcext:value-type="float">
            <text:p>9.13395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1:16,827 - test_dot2dot - test_add_n_sub_playlists_old_method - INFO - test_dot2dot : 738 - REPLACETIME for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record is </text:p>
          </table:table-cell>
          <table:table-cell office:value-type="float" office:value="9.087354" calcext:value-type="float">
            <text:p>9.08735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1:33,101 - test_dot2dot - test_add_n_sub_playlists_old_method - INFO - test_dot2dot : 738 - REPLACETIME for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record is </text:p>
          </table:table-cell>
          <table:table-cell office:value-type="float" office:value="9.110647" calcext:value-type="float">
            <text:p>9.11064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1:51,029 - test_dot2dot - test_add_n_sub_playlists_old_method - INFO - test_dot2dot : 738 - REPLACETIME for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record is </text:p>
          </table:table-cell>
          <table:table-cell office:value-type="float" office:value="9.239206" calcext:value-type="float">
            <text:p>9.2392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2:07,271 - test_dot2dot - test_add_n_sub_playlists_old_method - INFO - test_dot2dot : 738 - REPLACETIME for 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record is </text:p>
          </table:table-cell>
          <table:table-cell office:value-type="float" office:value="9.052333" calcext:value-type="float">
            <text:p>9.0523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2:25,590 - test_dot2dot - test_add_n_sub_playlists_old_method - INFO - test_dot2dot : 738 - REPLACETIME for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record is </text:p>
          </table:table-cell>
          <table:table-cell office:value-type="float" office:value="9.469427" calcext:value-type="float">
            <text:p>9.4694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2:42,178 - test_dot2dot - test_add_n_sub_playlists_old_method - INFO - test_dot2dot : 738 - REPLACETIME for 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/>record is </text:p>
          </table:table-cell>
          <table:table-cell office:value-type="float" office:value="9.259321" calcext:value-type="float">
            <text:p>9.25932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2:59,174 - test_dot2dot - test_add_n_sub_playlists_old_method - INFO - test_dot2dot : 738 - REPLACETIME for 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record is </text:p>
          </table:table-cell>
          <table:table-cell office:value-type="float" office:value="9.097967" calcext:value-type="float">
            <text:p>9.0979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3:16,325 - test_dot2dot - test_add_n_sub_playlists_old_method - INFO - test_dot2dot : 738 - REPLACETIME for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record is </text:p>
          </table:table-cell>
          <table:table-cell office:value-type="float" office:value="9.42563" calcext:value-type="float">
            <text:p>9.4256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3:34,151 - test_dot2dot - test_add_n_sub_playlists_old_method - INFO - test_dot2dot : 738 - REPLACETIME for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record is </text:p>
          </table:table-cell>
          <table:table-cell office:value-type="float" office:value="9.184962" calcext:value-type="float">
            <text:p>9.1849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3:52,186 - test_dot2dot - test_add_n_sub_playlists_old_method - INFO - test_dot2dot : 738 - REPLACETIME for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record is </text:p>
          </table:table-cell>
          <table:table-cell office:value-type="float" office:value="9.401696" calcext:value-type="float">
            <text:p>9.4016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4:10,850 - test_dot2dot - test_add_n_sub_playlists_old_method - INFO - test_dot2dot : 738 - REPLACETIME for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record is </text:p>
          </table:table-cell>
          <table:table-cell office:value-type="float" office:value="10.120517" calcext:value-type="float">
            <text:p>10.12051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4:28,594 - test_dot2dot - test_add_n_sub_playlists_old_method - INFO - test_dot2dot : 738 - REPLACETIME for 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record is </text:p>
          </table:table-cell>
          <table:table-cell office:value-type="float" office:value="9.949358" calcext:value-type="float">
            <text:p>9.9493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4:47,446 - test_dot2dot - test_add_n_sub_playlists_old_method - INFO - test_dot2dot : 738 - REPLACETIME for 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record is </text:p>
          </table:table-cell>
          <table:table-cell office:value-type="float" office:value="9.564675" calcext:value-type="float">
            <text:p>9.56467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5:06,225 - test_dot2dot - test_add_n_sub_playlists_old_method - INFO - test_dot2dot : 738 - REPLACETIME for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record is </text:p>
          </table:table-cell>
          <table:table-cell office:value-type="float" office:value="9.798371" calcext:value-type="float">
            <text:p>9.7983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5:24,891 - test_dot2dot - test_add_n_sub_playlists_old_method - INFO - test_dot2dot : 738 - REPLACETIME for 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record is </text:p>
          </table:table-cell>
          <table:table-cell office:value-type="float" office:value="9.688311" calcext:value-type="float">
            <text:p>9.6883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5:42,674 - test_dot2dot - test_add_n_sub_playlists_old_method - INFO - test_dot2dot : 738 - REPLACETIME for 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record is </text:p>
          </table:table-cell>
          <table:table-cell office:value-type="float" office:value="9.651593" calcext:value-type="float">
            <text:p>9.6515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6:01,139 - test_dot2dot - test_add_n_sub_playlists_old_method - INFO - test_dot2dot : 738 - REPLACETIME for 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record is </text:p>
          </table:table-cell>
          <table:table-cell office:value-type="float" office:value="9.930327" calcext:value-type="float">
            <text:p>9.9303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6:19,191 - test_dot2dot - test_add_n_sub_playlists_old_method - INFO - test_dot2dot : 738 - REPLACETIME for 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record is </text:p>
          </table:table-cell>
          <table:table-cell office:value-type="float" office:value="9.91225" calcext:value-type="float">
            <text:p>9.912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6:38,611 - test_dot2dot - test_add_n_sub_playlists_old_method - INFO - test_dot2dot : 738 - REPLACETIME for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record is </text:p>
          </table:table-cell>
          <table:table-cell office:value-type="float" office:value="9.720641" calcext:value-type="float">
            <text:p>9.72064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6:56,463 - test_dot2dot - test_add_n_sub_playlists_old_method - INFO - test_dot2dot : 738 - REPLACETIME for 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record is </text:p>
          </table:table-cell>
          <table:table-cell office:value-type="float" office:value="9.924437" calcext:value-type="float">
            <text:p>9.9244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7:15,333 - test_dot2dot - test_add_n_sub_playlists_old_method - INFO - test_dot2dot : 738 - REPLACETIME for 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record is </text:p>
          </table:table-cell>
          <table:table-cell office:value-type="float" office:value="10.21156" calcext:value-type="float">
            <text:p>10.211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7:35,263 - test_dot2dot - test_add_n_sub_playlists_old_method - INFO - test_dot2dot : 738 - REPLACETIME for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record is </text:p>
          </table:table-cell>
          <table:table-cell office:value-type="float" office:value="10.39769" calcext:value-type="float">
            <text:p>10.397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7:56,440 - test_dot2dot - test_add_n_sub_playlists_old_method - INFO - test_dot2dot : 738 - REPLACETIME for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record is </text:p>
          </table:table-cell>
          <table:table-cell office:value-type="float" office:value="13.018768" calcext:value-type="float">
            <text:p>13.0187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8:18,195 - test_dot2dot - test_add_n_sub_playlists_old_method - INFO - test_dot2dot : 738 - REPLACETIME for 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record is </text:p>
          </table:table-cell>
          <table:table-cell office:value-type="float" office:value="12.95569" calcext:value-type="float">
            <text:p>12.955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8:39,831 - test_dot2dot - test_add_n_sub_playlists_old_method - INFO - test_dot2dot : 738 - REPLACETIME for 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record is </text:p>
          </table:table-cell>
          <table:table-cell office:value-type="float" office:value="13.254088" calcext:value-type="float">
            <text:p>13.2540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9:01,730 - test_dot2dot - test_add_n_sub_playlists_old_method - INFO - test_dot2dot : 738 - REPLACETIME for 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record is </text:p>
          </table:table-cell>
          <table:table-cell office:value-type="float" office:value="13.051156" calcext:value-type="float">
            <text:p>13.0511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9:24,661 - test_dot2dot - test_add_n_sub_playlists_old_method - INFO - test_dot2dot : 738 - REPLACETIME for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record is </text:p>
          </table:table-cell>
          <table:table-cell office:value-type="float" office:value="13.757437" calcext:value-type="float">
            <text:p>13.7574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09:43,553 - test_dot2dot - test_add_n_sub_playlists_old_method - INFO - test_dot2dot : 738 - REPLACETIME for 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s/>record is </text:p>
          </table:table-cell>
          <table:table-cell office:value-type="float" office:value="10.584536" calcext:value-type="float">
            <text:p>10.5845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0:06,243 - test_dot2dot - test_add_n_sub_playlists_old_method - INFO - test_dot2dot : 738 - REPLACETIME for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record is </text:p>
          </table:table-cell>
          <table:table-cell office:value-type="float" office:value="13.613942" calcext:value-type="float">
            <text:p>13.61394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0:29,783 - test_dot2dot - test_add_n_sub_playlists_old_method - INFO - test_dot2dot : 738 - REPLACETIME for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record is </text:p>
          </table:table-cell>
          <table:table-cell office:value-type="float" office:value="14.430518" calcext:value-type="float">
            <text:p>14.4305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0:52,601 - test_dot2dot - test_add_n_sub_playlists_old_method - INFO - test_dot2dot : 738 - REPLACETIME for 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record is </text:p>
          </table:table-cell>
          <table:table-cell office:value-type="float" office:value="13.714666" calcext:value-type="float">
            <text:p>13.7146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1:15,438 - test_dot2dot - test_add_n_sub_playlists_old_method - INFO - test_dot2dot : 738 - REPLACETIME for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record is </text:p>
          </table:table-cell>
          <table:table-cell office:value-type="float" office:value="13.978224" calcext:value-type="float">
            <text:p>13.97822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1:38,873 - test_dot2dot - test_add_n_sub_playlists_old_method - INFO - test_dot2dot : 738 - REPLACETIME for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record is </text:p>
          </table:table-cell>
          <table:table-cell office:value-type="float" office:value="14.482756" calcext:value-type="float">
            <text:p>14.4827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2:01,919 - test_dot2dot - test_add_n_sub_playlists_old_method - INFO - test_dot2dot : 738 - REPLACETIME for 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record is </text:p>
          </table:table-cell>
          <table:table-cell office:value-type="float" office:value="13.934989" calcext:value-type="float">
            <text:p>13.93498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2:25,250 - test_dot2dot - test_add_n_sub_playlists_old_method - INFO - test_dot2dot : 738 - REPLACETIME for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record is </text:p>
          </table:table-cell>
          <table:table-cell office:value-type="float" office:value="14.456698" calcext:value-type="float">
            <text:p>14.4566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2:48,034 - test_dot2dot - test_add_n_sub_playlists_old_method - INFO - test_dot2dot : 738 - REPLACETIME for 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record is </text:p>
          </table:table-cell>
          <table:table-cell office:value-type="float" office:value="13.925894" calcext:value-type="float">
            <text:p>13.9258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3:11,004 - test_dot2dot - test_add_n_sub_playlists_old_method - INFO - test_dot2dot : 738 - REPLACETIME for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record is </text:p>
          </table:table-cell>
          <table:table-cell office:value-type="float" office:value="13.987497" calcext:value-type="float">
            <text:p>13.9874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3:34,721 - test_dot2dot - test_add_n_sub_playlists_old_method - INFO - test_dot2dot : 738 - REPLACETIME for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record is </text:p>
          </table:table-cell>
          <table:table-cell office:value-type="float" office:value="14.659191" calcext:value-type="float">
            <text:p>14.6591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3:58,516 - test_dot2dot - test_add_n_sub_playlists_old_method - INFO - test_dot2dot : 738 - REPLACETIME for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record is </text:p>
          </table:table-cell>
          <table:table-cell office:value-type="float" office:value="13.858084" calcext:value-type="float">
            <text:p>13.8580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4:21,504 - test_dot2dot - test_add_n_sub_playlists_old_method - INFO - test_dot2dot : 738 - REPLACETIME for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record is </text:p>
          </table:table-cell>
          <table:table-cell office:value-type="float" office:value="13.998503" calcext:value-type="float">
            <text:p>13.9985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4:44,824 - test_dot2dot - test_add_n_sub_playlists_old_method - INFO - test_dot2dot : 738 - REPLACETIME for 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record is </text:p>
          </table:table-cell>
          <table:table-cell office:value-type="float" office:value="14.426663" calcext:value-type="float">
            <text:p>14.42666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5:08,570 - test_dot2dot - test_add_n_sub_playlists_old_method - INFO - test_dot2dot : 738 - REPLACETIME for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record is </text:p>
          </table:table-cell>
          <table:table-cell office:value-type="float" office:value="14.46415" calcext:value-type="float">
            <text:p>14.4641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5:32,308 - test_dot2dot - test_add_n_sub_playlists_old_method - INFO - test_dot2dot : 738 - REPLACETIME for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record is </text:p>
          </table:table-cell>
          <table:table-cell office:value-type="float" office:value="14.713417" calcext:value-type="float">
            <text:p>14.71341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5:53,672 - test_dot2dot - test_add_n_sub_playlists_old_method - INFO - test_dot2dot : 738 - REPLACETIME for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record is </text:p>
          </table:table-cell>
          <table:table-cell office:value-type="float" office:value="11.130551" calcext:value-type="float">
            <text:p>11.1305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6:16,914 - test_dot2dot - test_add_n_sub_playlists_old_method - INFO - test_dot2dot : 738 - REPLACETIME for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record is </text:p>
          </table:table-cell>
          <table:table-cell office:value-type="float" office:value="14.181802" calcext:value-type="float">
            <text:p>14.1818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6:40,652 - test_dot2dot - test_add_n_sub_playlists_old_method - INFO - test_dot2dot : 738 - REPLACETIME for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record is </text:p>
          </table:table-cell>
          <table:table-cell office:value-type="float" office:value="14.481792" calcext:value-type="float">
            <text:p>14.48179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7:05,862 - test_dot2dot - test_add_n_sub_playlists_old_method - INFO - test_dot2dot : 738 - REPLACETIME for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record is </text:p>
          </table:table-cell>
          <table:table-cell office:value-type="float" office:value="14.733776" calcext:value-type="float">
            <text:p>14.73377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7:30,747 - test_dot2dot - test_add_n_sub_playlists_old_method - INFO - test_dot2dot : 738 - REPLACETIME for 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record is </text:p>
          </table:table-cell>
          <table:table-cell office:value-type="float" office:value="15.408951" calcext:value-type="float">
            <text:p>15.4089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7:54,959 - test_dot2dot - test_add_n_sub_playlists_old_method - INFO - test_dot2dot : 738 - REPLACETIME for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record is </text:p>
          </table:table-cell>
          <table:table-cell office:value-type="float" office:value="14.668757" calcext:value-type="float">
            <text:p>14.6687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8:19,094 - test_dot2dot - test_add_n_sub_playlists_old_method - INFO - test_dot2dot : 738 - REPLACETIME for 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record is </text:p>
          </table:table-cell>
          <table:table-cell office:value-type="float" office:value="14.714762" calcext:value-type="float">
            <text:p>14.7147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8:43,722 - test_dot2dot - test_add_n_sub_playlists_old_method - INFO - test_dot2dot : 738 - REPLACETIME for 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record is </text:p>
          </table:table-cell>
          <table:table-cell office:value-type="float" office:value="15.083748" calcext:value-type="float">
            <text:p>15.08374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9:08,499 - test_dot2dot - test_add_n_sub_playlists_old_method - INFO - test_dot2dot : 738 - REPLACETIME for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record is </text:p>
          </table:table-cell>
          <table:table-cell office:value-type="float" office:value="14.993815" calcext:value-type="float">
            <text:p>14.99381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9:33,461 - test_dot2dot - test_add_n_sub_playlists_old_method - INFO - test_dot2dot : 738 - REPLACETIME for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record is </text:p>
          </table:table-cell>
          <table:table-cell office:value-type="float" office:value="15.335376" calcext:value-type="float">
            <text:p>15.33537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19:59,133 - test_dot2dot - test_add_n_sub_playlists_old_method - INFO - test_dot2dot : 738 - REPLACETIME for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/>record is </text:p>
          </table:table-cell>
          <table:table-cell office:value-type="float" office:value="15.0162" calcext:value-type="float">
            <text:p>15.01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0:25,432 - test_dot2dot - test_add_n_sub_playlists_old_method - INFO - test_dot2dot : 738 - REPLACETIME for 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record is </text:p>
          </table:table-cell>
          <table:table-cell office:value-type="float" office:value="15.709609" calcext:value-type="float">
            <text:p>15.70960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0:51,052 - test_dot2dot - test_add_n_sub_playlists_old_method - INFO - test_dot2dot : 738 - REPLACETIME for 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record is </text:p>
          </table:table-cell>
          <table:table-cell office:value-type="float" office:value="15.151528" calcext:value-type="float">
            <text:p>15.15152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1:15,651 - test_dot2dot - test_add_n_sub_playlists_old_method - INFO - test_dot2dot : 738 - REPLACETIME for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/>record is </text:p>
          </table:table-cell>
          <table:table-cell office:value-type="float" office:value="15.117191" calcext:value-type="float">
            <text:p>15.1171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1:37,560 - test_dot2dot - test_add_n_sub_playlists_old_method - INFO - test_dot2dot : 738 - REPLACETIME for 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record is </text:p>
          </table:table-cell>
          <table:table-cell office:value-type="float" office:value="12.13823" calcext:value-type="float">
            <text:p>12.138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2:03,965 - test_dot2dot - test_add_n_sub_playlists_old_method - INFO - test_dot2dot : 738 - REPLACETIME for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record is </text:p>
          </table:table-cell>
          <table:table-cell office:value-type="float" office:value="15.335756" calcext:value-type="float">
            <text:p>15.3357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2:30,258 - test_dot2dot - test_add_n_sub_playlists_old_method - INFO - test_dot2dot : 738 - REPLACETIME for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record is </text:p>
          </table:table-cell>
          <table:table-cell office:value-type="float" office:value="16.144961" calcext:value-type="float">
            <text:p>16.14496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2:55,681 - test_dot2dot - test_add_n_sub_playlists_old_method - INFO - test_dot2dot : 738 - REPLACETIME for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record is </text:p>
          </table:table-cell>
          <table:table-cell office:value-type="float" office:value="15.378267" calcext:value-type="float">
            <text:p>15.3782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3:21,478 - test_dot2dot - test_add_n_sub_playlists_old_method - INFO - test_dot2dot : 738 - REPLACETIME for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/>record is </text:p>
          </table:table-cell>
          <table:table-cell office:value-type="float" office:value="15.669083" calcext:value-type="float">
            <text:p>15.66908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3:46,987 - test_dot2dot - test_add_n_sub_playlists_old_method - INFO - test_dot2dot : 738 - REPLACETIME for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record is </text:p>
          </table:table-cell>
          <table:table-cell office:value-type="float" office:value="15.442045" calcext:value-type="float">
            <text:p>15.44204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4:12,930 - test_dot2dot - test_add_n_sub_playlists_old_method - INFO - test_dot2dot : 738 - REPLACETIME for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record is </text:p>
          </table:table-cell>
          <table:table-cell office:value-type="float" office:value="15.797953" calcext:value-type="float">
            <text:p>15.79795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4:39,247 - test_dot2dot - test_add_n_sub_playlists_old_method - INFO - test_dot2dot : 738 - REPLACETIME for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record is </text:p>
          </table:table-cell>
          <table:table-cell office:value-type="float" office:value="16.086307" calcext:value-type="float">
            <text:p>16.0863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5:02,191 - test_dot2dot - test_add_n_sub_playlists_old_method - INFO - test_dot2dot : 738 - REPLACETIME for 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/>record is </text:p>
          </table:table-cell>
          <table:table-cell office:value-type="float" office:value="12.582911" calcext:value-type="float">
            <text:p>12.5829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5:28,781 - test_dot2dot - test_add_n_sub_playlists_old_method - INFO - test_dot2dot : 738 - REPLACETIME for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record is </text:p>
          </table:table-cell>
          <table:table-cell office:value-type="float" office:value="16.300252" calcext:value-type="float">
            <text:p>16.30025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5:51,477 - test_dot2dot - test_add_n_sub_playlists_old_method - INFO - test_dot2dot : 738 - REPLACETIME for 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record is </text:p>
          </table:table-cell>
          <table:table-cell office:value-type="float" office:value="12.470769" calcext:value-type="float">
            <text:p>12.4707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6:19,080 - test_dot2dot - test_add_n_sub_playlists_old_method - INFO - test_dot2dot : 738 - REPLACETIME for 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record is </text:p>
          </table:table-cell>
          <table:table-cell office:value-type="float" office:value="15.993882" calcext:value-type="float">
            <text:p>15.9938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6:42,182 - test_dot2dot - test_add_n_sub_playlists_old_method - INFO - test_dot2dot : 738 - REPLACETIME for 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record is </text:p>
          </table:table-cell>
          <table:table-cell office:value-type="float" office:value="12.743321" calcext:value-type="float">
            <text:p>12.74332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7:10,139 - test_dot2dot - test_add_n_sub_playlists_old_method - INFO - test_dot2dot : 738 - REPLACETIME for 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record is </text:p>
          </table:table-cell>
          <table:table-cell office:value-type="float" office:value="16.091233" calcext:value-type="float">
            <text:p>16.0912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7:33,453 - test_dot2dot - test_add_n_sub_playlists_old_method - INFO - test_dot2dot : 738 - REPLACETIME for 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record is </text:p>
          </table:table-cell>
          <table:table-cell office:value-type="float" office:value="12.969691" calcext:value-type="float">
            <text:p>12.9696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8:01,504 - test_dot2dot - test_add_n_sub_playlists_old_method - INFO - test_dot2dot : 738 - REPLACETIME for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record is </text:p>
          </table:table-cell>
          <table:table-cell office:value-type="float" office:value="16.145731" calcext:value-type="float">
            <text:p>16.1457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8:29,021 - test_dot2dot - test_add_n_sub_playlists_old_method - INFO - test_dot2dot : 738 - REPLACETIME for 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record is </text:p>
          </table:table-cell>
          <table:table-cell office:value-type="float" office:value="16.897556" calcext:value-type="float">
            <text:p>16.8975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8:52,918 - test_dot2dot - test_add_n_sub_playlists_old_method - INFO - test_dot2dot : 738 - REPLACETIME for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record is </text:p>
          </table:table-cell>
          <table:table-cell office:value-type="float" office:value="13.401603" calcext:value-type="float">
            <text:p>13.4016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9:21,248 - test_dot2dot - test_add_n_sub_playlists_old_method - INFO - test_dot2dot : 738 - REPLACETIME for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record is </text:p>
          </table:table-cell>
          <table:table-cell office:value-type="float" office:value="16.319717" calcext:value-type="float">
            <text:p>16.31971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29:48,560 - test_dot2dot - test_add_n_sub_playlists_old_method - INFO - test_dot2dot : 738 - REPLACETIME for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record is </text:p>
          </table:table-cell>
          <table:table-cell office:value-type="float" office:value="16.385658" calcext:value-type="float">
            <text:p>16.3856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0:16,428 - test_dot2dot - test_add_n_sub_playlists_old_method - INFO - test_dot2dot : 738 - REPLACETIME for 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/>record is </text:p>
          </table:table-cell>
          <table:table-cell office:value-type="float" office:value="17.117322" calcext:value-type="float">
            <text:p>17.1173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0:40,535 - test_dot2dot - test_add_n_sub_playlists_old_method - INFO - test_dot2dot : 738 - REPLACETIME for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record is </text:p>
          </table:table-cell>
          <table:table-cell office:value-type="float" office:value="13.24295" calcext:value-type="float">
            <text:p>13.2429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1:09,805 - test_dot2dot - test_add_n_sub_playlists_old_method - INFO - test_dot2dot : 738 - REPLACETIME for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record is </text:p>
          </table:table-cell>
          <table:table-cell office:value-type="float" office:value="16.585468" calcext:value-type="float">
            <text:p>16.5854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1:37,837 - test_dot2dot - test_add_n_sub_playlists_old_method - INFO - test_dot2dot : 738 - REPLACETIME for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record is </text:p>
          </table:table-cell>
          <table:table-cell office:value-type="float" office:value="17.196008" calcext:value-type="float">
            <text:p>17.1960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2:06,029 - test_dot2dot - test_add_n_sub_playlists_old_method - INFO - test_dot2dot : 738 - REPLACETIME for 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record is </text:p>
          </table:table-cell>
          <table:table-cell office:value-type="float" office:value="17.034588" calcext:value-type="float">
            <text:p>17.0345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2:34,718 - test_dot2dot - test_add_n_sub_playlists_old_method - INFO - test_dot2dot : 738 - REPLACETIME for 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record is </text:p>
          </table:table-cell>
          <table:table-cell office:value-type="float" office:value="17.544406" calcext:value-type="float">
            <text:p>17.5444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2:59,841 - test_dot2dot - test_add_n_sub_playlists_old_method - INFO - test_dot2dot : 738 - REPLACETIME for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record is </text:p>
          </table:table-cell>
          <table:table-cell office:value-type="float" office:value="13.572918" calcext:value-type="float">
            <text:p>13.5729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3:26,224 - test_dot2dot - test_add_n_sub_playlists_old_method - INFO - test_dot2dot : 738 - REPLACETIME for 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record is </text:p>
          </table:table-cell>
          <table:table-cell office:value-type="float" office:value="13.867617" calcext:value-type="float">
            <text:p>13.86761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3:51,106 - test_dot2dot - test_add_n_sub_playlists_old_method - INFO - test_dot2dot : 738 - REPLACETIME for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record is </text:p>
          </table:table-cell>
          <table:table-cell office:value-type="float" office:value="13.566625" calcext:value-type="float">
            <text:p>13.5666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4:16,066 - test_dot2dot - test_add_n_sub_playlists_old_method - INFO - test_dot2dot : 738 - REPLACETIME for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record is </text:p>
          </table:table-cell>
          <table:table-cell office:value-type="float" office:value="13.492777" calcext:value-type="float">
            <text:p>13.49277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4:40,882 - test_dot2dot - test_add_n_sub_playlists_old_method - INFO - test_dot2dot : 738 - REPLACETIME for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record is </text:p>
          </table:table-cell>
          <table:table-cell office:value-type="float" office:value="13.570976" calcext:value-type="float">
            <text:p>13.57097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5:06,434 - test_dot2dot - test_add_n_sub_playlists_old_method - INFO - test_dot2dot : 738 - REPLACETIME for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record is </text:p>
          </table:table-cell>
          <table:table-cell office:value-type="float" office:value="13.791732" calcext:value-type="float">
            <text:p>13.7917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5:33,692 - test_dot2dot - test_add_n_sub_playlists_old_method - INFO - test_dot2dot : 738 - REPLACETIME for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record is </text:p>
          </table:table-cell>
          <table:table-cell office:value-type="float" office:value="14.299393" calcext:value-type="float">
            <text:p>14.2993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5:59,211 - test_dot2dot - test_add_n_sub_playlists_old_method - INFO - test_dot2dot : 738 - REPLACETIME for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record is </text:p>
          </table:table-cell>
          <table:table-cell office:value-type="float" office:value="13.924404" calcext:value-type="float">
            <text:p>13.9244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6:26,314 - test_dot2dot - test_add_n_sub_playlists_old_method - INFO - test_dot2dot : 738 - REPLACETIME for 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record is </text:p>
          </table:table-cell>
          <table:table-cell office:value-type="float" office:value="14.137025" calcext:value-type="float">
            <text:p>14.1370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6:51,752 - test_dot2dot - test_add_n_sub_playlists_old_method - INFO - test_dot2dot : 738 - REPLACETIME for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record is </text:p>
          </table:table-cell>
          <table:table-cell office:value-type="float" office:value="13.781862" calcext:value-type="float">
            <text:p>13.7818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7:18,732 - test_dot2dot - test_add_n_sub_playlists_old_method - INFO - test_dot2dot : 738 - REPLACETIME for 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record is </text:p>
          </table:table-cell>
          <table:table-cell office:value-type="float" office:value="13.912065" calcext:value-type="float">
            <text:p>13.9120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7:44,689 - test_dot2dot - test_add_n_sub_playlists_old_method - INFO - test_dot2dot : 738 - REPLACETIME for 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/>record is </text:p>
          </table:table-cell>
          <table:table-cell office:value-type="float" office:value="13.93313" calcext:value-type="float">
            <text:p>13.9331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8:10,830 - test_dot2dot - test_add_n_sub_playlists_old_method - INFO - test_dot2dot : 738 - REPLACETIME for 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record is </text:p>
          </table:table-cell>
          <table:table-cell office:value-type="float" office:value="14.223831" calcext:value-type="float">
            <text:p>14.2238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8:37,313 - test_dot2dot - test_add_n_sub_playlists_old_method - INFO - test_dot2dot : 738 - REPLACETIME for 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record is </text:p>
          </table:table-cell>
          <table:table-cell office:value-type="float" office:value="14.51758" calcext:value-type="float">
            <text:p>14.517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9:03,879 - test_dot2dot - test_add_n_sub_playlists_old_method - INFO - test_dot2dot : 738 - REPLACETIME for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record is </text:p>
          </table:table-cell>
          <table:table-cell office:value-type="float" office:value="14.480397" calcext:value-type="float">
            <text:p>14.4803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9:31,563 - test_dot2dot - test_add_n_sub_playlists_old_method - INFO - test_dot2dot : 738 - REPLACETIME for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record is </text:p>
          </table:table-cell>
          <table:table-cell office:value-type="float" office:value="14.32408" calcext:value-type="float">
            <text:p>14.324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39:58,085 - test_dot2dot - test_add_n_sub_playlists_old_method - INFO - test_dot2dot : 738 - REPLACETIME for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/>record is </text:p>
          </table:table-cell>
          <table:table-cell office:value-type="float" office:value="14.433041" calcext:value-type="float">
            <text:p>14.43304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0:24,560 - test_dot2dot - test_add_n_sub_playlists_old_method - INFO - test_dot2dot : 738 - REPLACETIME for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record is </text:p>
          </table:table-cell>
          <table:table-cell office:value-type="float" office:value="14.320575" calcext:value-type="float">
            <text:p>14.32057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0:52,660 - test_dot2dot - test_add_n_sub_playlists_old_method - INFO - test_dot2dot : 738 - REPLACETIME for 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record is </text:p>
          </table:table-cell>
          <table:table-cell office:value-type="float" office:value="14.229021" calcext:value-type="float">
            <text:p>14.22902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1:20,682 - test_dot2dot - test_add_n_sub_playlists_old_method - INFO - test_dot2dot : 738 - REPLACETIME for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record is </text:p>
          </table:table-cell>
          <table:table-cell office:value-type="float" office:value="14.411134" calcext:value-type="float">
            <text:p>14.41113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1:49,835 - test_dot2dot - test_add_n_sub_playlists_old_method - INFO - test_dot2dot : 738 - REPLACETIME for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record is </text:p>
          </table:table-cell>
          <table:table-cell office:value-type="float" office:value="14.435765" calcext:value-type="float">
            <text:p>14.4357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2:18,349 - test_dot2dot - test_add_n_sub_playlists_old_method - INFO - test_dot2dot : 738 - REPLACETIME for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record is </text:p>
          </table:table-cell>
          <table:table-cell office:value-type="float" office:value="14.666372" calcext:value-type="float">
            <text:p>14.66637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2:46,970 - test_dot2dot - test_add_n_sub_playlists_old_method - INFO - test_dot2dot : 738 - REPLACETIME for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record is </text:p>
          </table:table-cell>
          <table:table-cell office:value-type="float" office:value="14.737932" calcext:value-type="float">
            <text:p>14.7379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3:14,006 - test_dot2dot - test_add_n_sub_playlists_old_method - INFO - test_dot2dot : 738 - REPLACETIME for 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record is </text:p>
          </table:table-cell>
          <table:table-cell office:value-type="float" office:value="14.759784" calcext:value-type="float">
            <text:p>14.7597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3:41,801 - test_dot2dot - test_add_n_sub_playlists_old_method - INFO - test_dot2dot : 738 - REPLACETIME for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/>record is </text:p>
          </table:table-cell>
          <table:table-cell office:value-type="float" office:value="15.033739" calcext:value-type="float">
            <text:p>15.03373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4:10,898 - test_dot2dot - test_add_n_sub_playlists_old_method - INFO - test_dot2dot : 738 - REPLACETIME for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record is </text:p>
          </table:table-cell>
          <table:table-cell office:value-type="float" office:value="14.959145" calcext:value-type="float">
            <text:p>14.95914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4:39,190 - test_dot2dot - test_add_n_sub_playlists_old_method - INFO - test_dot2dot : 738 - REPLACETIME for 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/>record is </text:p>
          </table:table-cell>
          <table:table-cell office:value-type="float" office:value="15.261123" calcext:value-type="float">
            <text:p>15.2611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5:07,039 - test_dot2dot - test_add_n_sub_playlists_old_method - INFO - test_dot2dot : 738 - REPLACETIME for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record is </text:p>
          </table:table-cell>
          <table:table-cell office:value-type="float" office:value="14.854641" calcext:value-type="float">
            <text:p>14.85464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5:35,453 - test_dot2dot - test_add_n_sub_playlists_old_method - INFO - test_dot2dot : 738 - REPLACETIME for 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/>record is </text:p>
          </table:table-cell>
          <table:table-cell office:value-type="float" office:value="15.218501" calcext:value-type="float">
            <text:p>15.2185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6:05,007 - test_dot2dot - test_add_n_sub_playlists_old_method - INFO - test_dot2dot : 738 - REPLACETIME for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record is </text:p>
          </table:table-cell>
          <table:table-cell office:value-type="float" office:value="15.122279" calcext:value-type="float">
            <text:p>15.12227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6:34,189 - test_dot2dot - test_add_n_sub_playlists_old_method - INFO - test_dot2dot : 738 - REPLACETIME for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record is </text:p>
          </table:table-cell>
          <table:table-cell office:value-type="float" office:value="14.982536" calcext:value-type="float">
            <text:p>14.9825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7:02,282 - test_dot2dot - test_add_n_sub_playlists_old_method - INFO - test_dot2dot : 738 - REPLACETIME for 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record is </text:p>
          </table:table-cell>
          <table:table-cell office:value-type="float" office:value="14.961683" calcext:value-type="float">
            <text:p>14.96168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7:32,241 - test_dot2dot - test_add_n_sub_playlists_old_method - INFO - test_dot2dot : 738 - REPLACETIME for 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/>record is </text:p>
          </table:table-cell>
          <table:table-cell office:value-type="float" office:value="15.429707" calcext:value-type="float">
            <text:p>15.4297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8:00,907 - test_dot2dot - test_add_n_sub_playlists_old_method - INFO - test_dot2dot : 738 - REPLACETIME for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<text:s/>record is </text:p>
          </table:table-cell>
          <table:table-cell office:value-type="float" office:value="15.170782" calcext:value-type="float">
            <text:p>15.1707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8:29,912 - test_dot2dot - test_add_n_sub_playlists_old_method - INFO - test_dot2dot : 738 - REPLACETIME for 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/>record is </text:p>
          </table:table-cell>
          <table:table-cell office:value-type="float" office:value="15.942057" calcext:value-type="float">
            <text:p>15.9420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8:59,523 - test_dot2dot - test_add_n_sub_playlists_old_method - INFO - test_dot2dot : 738 - REPLACETIME for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record is </text:p>
          </table:table-cell>
          <table:table-cell office:value-type="float" office:value="15.721755" calcext:value-type="float">
            <text:p>15.72175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9:28,381 - test_dot2dot - test_add_n_sub_playlists_old_method - INFO - test_dot2dot : 738 - REPLACETIME for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record is </text:p>
          </table:table-cell>
          <table:table-cell office:value-type="float" office:value="15.709205" calcext:value-type="float">
            <text:p>15.70920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49:57,489 - test_dot2dot - test_add_n_sub_playlists_old_method - INFO - test_dot2dot : 738 - REPLACETIME for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record is </text:p>
          </table:table-cell>
          <table:table-cell office:value-type="float" office:value="15.387226" calcext:value-type="float">
            <text:p>15.3872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0:28,526 - test_dot2dot - test_add_n_sub_playlists_old_method - INFO - test_dot2dot : 738 - REPLACETIME for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record is </text:p>
          </table:table-cell>
          <table:table-cell office:value-type="float" office:value="15.821743" calcext:value-type="float">
            <text:p>15.82174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0:59,364 - test_dot2dot - test_add_n_sub_playlists_old_method - INFO - test_dot2dot : 738 - REPLACETIME for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record is </text:p>
          </table:table-cell>
          <table:table-cell office:value-type="float" office:value="15.676835" calcext:value-type="float">
            <text:p>15.6768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1:30,272 - test_dot2dot - test_add_n_sub_playlists_old_method - INFO - test_dot2dot : 738 - REPLACETIME for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record is </text:p>
          </table:table-cell>
          <table:table-cell office:value-type="float" office:value="15.633295" calcext:value-type="float">
            <text:p>15.63329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2:01,023 - test_dot2dot - test_add_n_sub_playlists_old_method - INFO - test_dot2dot : 738 - REPLACETIME for 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record is </text:p>
          </table:table-cell>
          <table:table-cell office:value-type="float" office:value="15.586294" calcext:value-type="float">
            <text:p>15.5862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2:30,730 - test_dot2dot - test_add_n_sub_playlists_old_method - INFO - test_dot2dot : 738 - REPLACETIME for 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record is </text:p>
          </table:table-cell>
          <table:table-cell office:value-type="float" office:value="15.842158" calcext:value-type="float">
            <text:p>15.8421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3:01,861 - test_dot2dot - test_add_n_sub_playlists_old_method - INFO - test_dot2dot : 738 - REPLACETIME for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record is </text:p>
          </table:table-cell>
          <table:table-cell office:value-type="float" office:value="15.727288" calcext:value-type="float">
            <text:p>15.7272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3:31,807 - test_dot2dot - test_add_n_sub_playlists_old_method - INFO - test_dot2dot : 738 - REPLACETIME for 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record is </text:p>
          </table:table-cell>
          <table:table-cell office:value-type="float" office:value="16.198027" calcext:value-type="float">
            <text:p>16.1980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4:01,642 - test_dot2dot - test_add_n_sub_playlists_old_method - INFO - test_dot2dot : 738 - REPLACETIME for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/>record is </text:p>
          </table:table-cell>
          <table:table-cell office:value-type="float" office:value="15.859803" calcext:value-type="float">
            <text:p>15.8598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4:31,956 - test_dot2dot - test_add_n_sub_playlists_old_method - INFO - test_dot2dot : 738 - REPLACETIME for 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/>record is </text:p>
          </table:table-cell>
          <table:table-cell office:value-type="float" office:value="16.238534" calcext:value-type="float">
            <text:p>16.23853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5:02,013 - test_dot2dot - test_add_n_sub_playlists_old_method - INFO - test_dot2dot : 738 - REPLACETIME for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/>record is </text:p>
          </table:table-cell>
          <table:table-cell office:value-type="float" office:value="16.004704" calcext:value-type="float">
            <text:p>16.0047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5:34,080 - test_dot2dot - test_add_n_sub_playlists_old_method - INFO - test_dot2dot : 738 - REPLACETIME for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record is </text:p>
          </table:table-cell>
          <table:table-cell office:value-type="float" office:value="16.260318" calcext:value-type="float">
            <text:p>16.2603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6:04,917 - test_dot2dot - test_add_n_sub_playlists_old_method - INFO - test_dot2dot : 738 - REPLACETIME for 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record is </text:p>
          </table:table-cell>
          <table:table-cell office:value-type="float" office:value="16.466788" calcext:value-type="float">
            <text:p>16.4667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6:37,773 - test_dot2dot - test_add_n_sub_playlists_old_method - INFO - test_dot2dot : 738 - REPLACETIME for 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record is </text:p>
          </table:table-cell>
          <table:table-cell office:value-type="float" office:value="16.67409" calcext:value-type="float">
            <text:p>16.6740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7:08,227 - test_dot2dot - test_add_n_sub_playlists_old_method - INFO - test_dot2dot : 738 - REPLACETIME for 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record is </text:p>
          </table:table-cell>
          <table:table-cell office:value-type="float" office:value="16.185449" calcext:value-type="float">
            <text:p>16.18544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7:40,742 - test_dot2dot - test_add_n_sub_playlists_old_method - INFO - test_dot2dot : 738 - REPLACETIME for 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s/>record is </text:p>
          </table:table-cell>
          <table:table-cell office:value-type="float" office:value="16.497903" calcext:value-type="float">
            <text:p>16.4979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8:12,943 - test_dot2dot - test_add_n_sub_playlists_old_method - INFO - test_dot2dot : 738 - REPLACETIME for 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record is </text:p>
          </table:table-cell>
          <table:table-cell office:value-type="float" office:value="16.369598" calcext:value-type="float">
            <text:p>16.3695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8:45,950 - test_dot2dot - test_add_n_sub_playlists_old_method - INFO - test_dot2dot : 738 - REPLACETIME for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record is </text:p>
          </table:table-cell>
          <table:table-cell office:value-type="float" office:value="16.597062" calcext:value-type="float">
            <text:p>16.5970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9:16,933 - test_dot2dot - test_add_n_sub_playlists_old_method - INFO - test_dot2dot : 738 - REPLACETIME for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record is </text:p>
          </table:table-cell>
          <table:table-cell office:value-type="float" office:value="16.490319" calcext:value-type="float">
            <text:p>16.4903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6:59:48,515 - test_dot2dot - test_add_n_sub_playlists_old_method - INFO - test_dot2dot : 738 - REPLACETIME for 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record is </text:p>
          </table:table-cell>
          <table:table-cell office:value-type="float" office:value="16.456603" calcext:value-type="float">
            <text:p>16.4566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0:19,587 - test_dot2dot - test_add_n_sub_playlists_old_method - INFO - test_dot2dot : 738 - REPLACETIME for 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record is </text:p>
          </table:table-cell>
          <table:table-cell office:value-type="float" office:value="16.40406" calcext:value-type="float">
            <text:p>16.404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0:50,961 - test_dot2dot - test_add_n_sub_playlists_old_method - INFO - test_dot2dot : 738 - REPLACETIME for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/>record is </text:p>
          </table:table-cell>
          <table:table-cell office:value-type="float" office:value="16.56832" calcext:value-type="float">
            <text:p>16.568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1:24,174 - test_dot2dot - test_add_n_sub_playlists_old_method - INFO - test_dot2dot : 738 - REPLACETIME for 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/>record is </text:p>
          </table:table-cell>
          <table:table-cell office:value-type="float" office:value="16.924019" calcext:value-type="float">
            <text:p>16.9240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1:56,300 - test_dot2dot - test_add_n_sub_playlists_old_method - INFO - test_dot2dot : 738 - REPLACETIME for 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record is </text:p>
          </table:table-cell>
          <table:table-cell office:value-type="float" office:value="17.050165" calcext:value-type="float">
            <text:p>17.0501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2:32,554 - test_dot2dot - test_add_n_sub_playlists_old_method - INFO - test_dot2dot : 738 - REPLACETIME for 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/>record is </text:p>
          </table:table-cell>
          <table:table-cell office:value-type="float" office:value="20.093504" calcext:value-type="float">
            <text:p>20.0935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3:10,330 - test_dot2dot - test_add_n_sub_playlists_old_method - INFO - test_dot2dot : 738 - REPLACETIME for 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record is </text:p>
          </table:table-cell>
          <table:table-cell office:value-type="float" office:value="17.586869" calcext:value-type="float">
            <text:p>17.5868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3:43,227 - test_dot2dot - test_add_n_sub_playlists_old_method - INFO - test_dot2dot : 738 - REPLACETIME for 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s/>record is </text:p>
          </table:table-cell>
          <table:table-cell office:value-type="float" office:value="16.992207" calcext:value-type="float">
            <text:p>16.9922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4:17,313 - test_dot2dot - test_add_n_sub_playlists_old_method - INFO - test_dot2dot : 738 - REPLACETIME for 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/>record is </text:p>
          </table:table-cell>
          <table:table-cell office:value-type="float" office:value="17.193174" calcext:value-type="float">
            <text:p>17.1931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4:51,279 - test_dot2dot - test_add_n_sub_playlists_old_method - INFO - test_dot2dot : 738 - REPLACETIME for 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record is </text:p>
          </table:table-cell>
          <table:table-cell office:value-type="float" office:value="17.238756" calcext:value-type="float">
            <text:p>17.2387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5:23,983 - test_dot2dot - test_add_n_sub_playlists_old_method - INFO - test_dot2dot : 738 - REPLACETIME for 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record is </text:p>
          </table:table-cell>
          <table:table-cell office:value-type="float" office:value="17.310252" calcext:value-type="float">
            <text:p>17.31025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5:57,165 - test_dot2dot - test_add_n_sub_playlists_old_method - INFO - test_dot2dot : 738 - REPLACETIME for 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/>record is </text:p>
          </table:table-cell>
          <table:table-cell office:value-type="float" office:value="17.484827" calcext:value-type="float">
            <text:p>17.4848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6:29,308 - test_dot2dot - test_add_n_sub_playlists_old_method - INFO - test_dot2dot : 738 - REPLACETIME for 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/>record is </text:p>
          </table:table-cell>
          <table:table-cell office:value-type="float" office:value="17.128369" calcext:value-type="float">
            <text:p>17.1283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7:01,747 - test_dot2dot - test_add_n_sub_playlists_old_method - INFO - test_dot2dot : 738 - REPLACETIME for 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record is </text:p>
          </table:table-cell>
          <table:table-cell office:value-type="float" office:value="17.277211" calcext:value-type="float">
            <text:p>17.2772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7:34,672 - test_dot2dot - test_add_n_sub_playlists_old_method - INFO - test_dot2dot : 738 - REPLACETIME for 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/>record is </text:p>
          </table:table-cell>
          <table:table-cell office:value-type="float" office:value="17.587711" calcext:value-type="float">
            <text:p>17.5877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8:09,177 - test_dot2dot - test_add_n_sub_playlists_old_method - INFO - test_dot2dot : 738 - REPLACETIME for 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record is </text:p>
          </table:table-cell>
          <table:table-cell office:value-type="float" office:value="17.448198" calcext:value-type="float">
            <text:p>17.4481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8:44,081 - test_dot2dot - test_add_n_sub_playlists_old_method - INFO - test_dot2dot : 738 - REPLACETIME for 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/>record is </text:p>
          </table:table-cell>
          <table:table-cell office:value-type="float" office:value="17.719096" calcext:value-type="float">
            <text:p>17.7190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9:16,797 - test_dot2dot - test_add_n_sub_playlists_old_method - INFO - test_dot2dot : 738 - REPLACETIME for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record is </text:p>
          </table:table-cell>
          <table:table-cell office:value-type="float" office:value="17.479769" calcext:value-type="float">
            <text:p>17.47976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09:51,410 - test_dot2dot - test_add_n_sub_playlists_old_method - INFO - test_dot2dot : 738 - REPLACETIME for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record is </text:p>
          </table:table-cell>
          <table:table-cell office:value-type="float" office:value="17.562477" calcext:value-type="float">
            <text:p>17.56247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0:25,869 - test_dot2dot - test_add_n_sub_playlists_old_method - INFO - test_dot2dot : 738 - REPLACETIME for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ecord is </text:p>
          </table:table-cell>
          <table:table-cell office:value-type="float" office:value="17.458594" calcext:value-type="float">
            <text:p>17.4585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0:59,260 - test_dot2dot - test_add_n_sub_playlists_old_method - INFO - test_dot2dot : 738 - REPLACETIME for 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/>record is </text:p>
          </table:table-cell>
          <table:table-cell office:value-type="float" office:value="17.766905" calcext:value-type="float">
            <text:p>17.76690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1:34,399 - test_dot2dot - test_add_n_sub_playlists_old_method - INFO - test_dot2dot : 738 - REPLACETIME for 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record is </text:p>
          </table:table-cell>
          <table:table-cell office:value-type="float" office:value="17.973397" calcext:value-type="float">
            <text:p>17.9733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2:08,091 - test_dot2dot - test_add_n_sub_playlists_old_method - INFO - test_dot2dot : 738 - REPLACETIME for 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record is </text:p>
          </table:table-cell>
          <table:table-cell office:value-type="float" office:value="17.908114" calcext:value-type="float">
            <text:p>17.90811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2:42,195 - test_dot2dot - test_add_n_sub_playlists_old_method - INFO - test_dot2dot : 738 - REPLACETIME for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record is </text:p>
          </table:table-cell>
          <table:table-cell office:value-type="float" office:value="18.12654" calcext:value-type="float">
            <text:p>18.1265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3:16,478 - test_dot2dot - test_add_n_sub_playlists_old_method - INFO - test_dot2dot : 738 - REPLACETIME for 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record is </text:p>
          </table:table-cell>
          <table:table-cell office:value-type="float" office:value="18.055638" calcext:value-type="float">
            <text:p>18.05563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3:52,499 - test_dot2dot - test_add_n_sub_playlists_old_method - INFO - test_dot2dot : 738 - REPLACETIME for 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/>record is </text:p>
          </table:table-cell>
          <table:table-cell office:value-type="float" office:value="18.235394" calcext:value-type="float">
            <text:p>18.23539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4:26,382 - test_dot2dot - test_add_n_sub_playlists_old_method - INFO - test_dot2dot : 738 - REPLACETIME for 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/>record is </text:p>
          </table:table-cell>
          <table:table-cell office:value-type="float" office:value="17.990853" calcext:value-type="float">
            <text:p>17.99085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5:02,360 - test_dot2dot - test_add_n_sub_playlists_old_method - INFO - test_dot2dot : 738 - REPLACETIME for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record is </text:p>
          </table:table-cell>
          <table:table-cell office:value-type="float" office:value="18.27025" calcext:value-type="float">
            <text:p>18.270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5:36,677 - test_dot2dot - test_add_n_sub_playlists_old_method - INFO - test_dot2dot : 738 - REPLACETIME for 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record is </text:p>
          </table:table-cell>
          <table:table-cell office:value-type="float" office:value="18.126181" calcext:value-type="float">
            <text:p>18.12618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6:13,236 - test_dot2dot - test_add_n_sub_playlists_old_method - INFO - test_dot2dot : 738 - REPLACETIME for 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record is </text:p>
          </table:table-cell>
          <table:table-cell office:value-type="float" office:value="18.107806" calcext:value-type="float">
            <text:p>18.1078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6:49,999 - test_dot2dot - test_add_n_sub_playlists_old_method - INFO - test_dot2dot : 738 - REPLACETIME for 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/>record is </text:p>
          </table:table-cell>
          <table:table-cell office:value-type="float" office:value="18.633021" calcext:value-type="float">
            <text:p>18.63302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7:26,610 - test_dot2dot - test_add_n_sub_playlists_old_method - INFO - test_dot2dot : 738 - REPLACETIME for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/>record is </text:p>
          </table:table-cell>
          <table:table-cell office:value-type="float" office:value="18.422398" calcext:value-type="float">
            <text:p>18.4223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8:01,693 - test_dot2dot - test_add_n_sub_playlists_old_method - INFO - test_dot2dot : 738 - REPLACETIME for 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record is </text:p>
          </table:table-cell>
          <table:table-cell office:value-type="float" office:value="18.458034" calcext:value-type="float">
            <text:p>18.45803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8:36,515 - test_dot2dot - test_add_n_sub_playlists_old_method - INFO - test_dot2dot : 738 - REPLACETIME for 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/>record is </text:p>
          </table:table-cell>
          <table:table-cell office:value-type="float" office:value="18.273692" calcext:value-type="float">
            <text:p>18.27369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9:12,099 - test_dot2dot - test_add_n_sub_playlists_old_method - INFO - test_dot2dot : 738 - REPLACETIME for 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record is </text:p>
          </table:table-cell>
          <table:table-cell office:value-type="float" office:value="18.879807" calcext:value-type="float">
            <text:p>18.8798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19:49,747 - test_dot2dot - test_add_n_sub_playlists_old_method - INFO - test_dot2dot : 738 - REPLACETIME for 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/>record is </text:p>
          </table:table-cell>
          <table:table-cell office:value-type="float" office:value="18.716738" calcext:value-type="float">
            <text:p>18.71673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0:25,581 - test_dot2dot - test_add_n_sub_playlists_old_method - INFO - test_dot2dot : 738 - REPLACETIME for 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record is </text:p>
          </table:table-cell>
          <table:table-cell office:value-type="float" office:value="19.040039" calcext:value-type="float">
            <text:p>19.04003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1:01,666 - test_dot2dot - test_add_n_sub_playlists_old_method - INFO - test_dot2dot : 738 - REPLACETIME for 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/>record is </text:p>
          </table:table-cell>
          <table:table-cell office:value-type="float" office:value="18.611034" calcext:value-type="float">
            <text:p>18.61103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1:38,942 - test_dot2dot - test_add_n_sub_playlists_old_method - INFO - test_dot2dot : 738 - REPLACETIME for 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record is </text:p>
          </table:table-cell>
          <table:table-cell office:value-type="float" office:value="18.973912" calcext:value-type="float">
            <text:p>18.97391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2:16,658 - test_dot2dot - test_add_n_sub_playlists_old_method - INFO - test_dot2dot : 738 - REPLACETIME for 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/>record is </text:p>
          </table:table-cell>
          <table:table-cell office:value-type="float" office:value="19.088171" calcext:value-type="float">
            <text:p>19.0881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2:54,774 - test_dot2dot - test_add_n_sub_playlists_old_method - INFO - test_dot2dot : 738 - REPLACETIME for 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record is </text:p>
          </table:table-cell>
          <table:table-cell office:value-type="float" office:value="18.988576" calcext:value-type="float">
            <text:p>18.98857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3:31,054 - test_dot2dot - test_add_n_sub_playlists_old_method - INFO - test_dot2dot : 738 - REPLACETIME for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record is </text:p>
          </table:table-cell>
          <table:table-cell office:value-type="float" office:value="19.126592" calcext:value-type="float">
            <text:p>19.12659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4:07,799 - test_dot2dot - test_add_n_sub_playlists_old_method - INFO - test_dot2dot : 738 - REPLACETIME for 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record is </text:p>
          </table:table-cell>
          <table:table-cell office:value-type="float" office:value="19.348957" calcext:value-type="float">
            <text:p>19.3489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4:44,398 - test_dot2dot - test_add_n_sub_playlists_old_method - INFO - test_dot2dot : 738 - REPLACETIME for 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record is </text:p>
          </table:table-cell>
          <table:table-cell office:value-type="float" office:value="19.342704" calcext:value-type="float">
            <text:p>19.3427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5:20,746 - test_dot2dot - test_add_n_sub_playlists_old_method - INFO - test_dot2dot : 738 - REPLACETIME for 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record is </text:p>
          </table:table-cell>
          <table:table-cell office:value-type="float" office:value="18.96466" calcext:value-type="float">
            <text:p>18.964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5:57,742 - test_dot2dot - test_add_n_sub_playlists_old_method - INFO - test_dot2dot : 738 - REPLACETIME for 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record is </text:p>
          </table:table-cell>
          <table:table-cell office:value-type="float" office:value="19.247756" calcext:value-type="float">
            <text:p>19.2477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6:34,800 - test_dot2dot - test_add_n_sub_playlists_old_method - INFO - test_dot2dot : 738 - REPLACETIME for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record is </text:p>
          </table:table-cell>
          <table:table-cell office:value-type="float" office:value="19.533791" calcext:value-type="float">
            <text:p>19.5337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7:12,065 - test_dot2dot - test_add_n_sub_playlists_old_method - INFO - test_dot2dot : 738 - REPLACETIME for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record is </text:p>
          </table:table-cell>
          <table:table-cell office:value-type="float" office:value="19.669063" calcext:value-type="float">
            <text:p>19.66906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7:51,136 - test_dot2dot - test_add_n_sub_playlists_old_method - INFO - test_dot2dot : 738 - REPLACETIME for 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record is </text:p>
          </table:table-cell>
          <table:table-cell office:value-type="float" office:value="19.52282" calcext:value-type="float">
            <text:p>19.522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8:30,186 - test_dot2dot - test_add_n_sub_playlists_old_method - INFO - test_dot2dot : 738 - REPLACETIME for 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record is </text:p>
          </table:table-cell>
          <table:table-cell office:value-type="float" office:value="19.758967" calcext:value-type="float">
            <text:p>19.7589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9:07,435 - test_dot2dot - test_add_n_sub_playlists_old_method - INFO - test_dot2dot : 738 - REPLACETIME for 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record is </text:p>
          </table:table-cell>
          <table:table-cell office:value-type="float" office:value="19.569424" calcext:value-type="float">
            <text:p>19.56942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29:46,971 - test_dot2dot - test_add_n_sub_playlists_old_method - INFO - test_dot2dot : 738 - REPLACETIME for 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record is </text:p>
          </table:table-cell>
          <table:table-cell office:value-type="float" office:value="19.817593" calcext:value-type="float">
            <text:p>19.8175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0:25,947 - test_dot2dot - test_add_n_sub_playlists_old_method - INFO - test_dot2dot : 738 - REPLACETIME for 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record is </text:p>
          </table:table-cell>
          <table:table-cell office:value-type="float" office:value="19.696873" calcext:value-type="float">
            <text:p>19.69687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1:03,601 - test_dot2dot - test_add_n_sub_playlists_old_method - INFO - test_dot2dot : 738 - REPLACETIME for 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/>record is </text:p>
          </table:table-cell>
          <table:table-cell office:value-type="float" office:value="19.666531" calcext:value-type="float">
            <text:p>19.6665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1:41,123 - test_dot2dot - test_add_n_sub_playlists_old_method - INFO - test_dot2dot : 738 - REPLACETIME for 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record is </text:p>
          </table:table-cell>
          <table:table-cell office:value-type="float" office:value="19.861019" calcext:value-type="float">
            <text:p>19.8610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2:18,968 - test_dot2dot - test_add_n_sub_playlists_old_method - INFO - test_dot2dot : 738 - REPLACETIME for 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/>record is </text:p>
          </table:table-cell>
          <table:table-cell office:value-type="float" office:value="19.780847" calcext:value-type="float">
            <text:p>19.78084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2:57,122 - test_dot2dot - test_add_n_sub_playlists_old_method - INFO - test_dot2dot : 738 - REPLACETIME for 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/>record is </text:p>
          </table:table-cell>
          <table:table-cell office:value-type="float" office:value="19.875284" calcext:value-type="float">
            <text:p>19.8752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3:35,488 - test_dot2dot - test_add_n_sub_playlists_old_method - INFO - test_dot2dot : 738 - REPLACETIME for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s/>record is </text:p>
          </table:table-cell>
          <table:table-cell office:value-type="float" office:value="20.406282" calcext:value-type="float">
            <text:p>20.4062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4:13,748 - test_dot2dot - test_add_n_sub_playlists_old_method - INFO - test_dot2dot : 738 - REPLACETIME for 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record is </text:p>
          </table:table-cell>
          <table:table-cell office:value-type="float" office:value="20.084774" calcext:value-type="float">
            <text:p>20.0847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4:57,090 - test_dot2dot - test_add_n_sub_playlists_old_method - INFO - test_dot2dot : 738 - REPLACETIME for 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/>record is </text:p>
          </table:table-cell>
          <table:table-cell office:value-type="float" office:value="24.953133" calcext:value-type="float">
            <text:p>24.9531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5:42,182 - test_dot2dot - test_add_n_sub_playlists_old_method - INFO - test_dot2dot : 738 - REPLACETIME for 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record is </text:p>
          </table:table-cell>
          <table:table-cell office:value-type="float" office:value="25.457005" calcext:value-type="float">
            <text:p>25.45700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6:25,954 - test_dot2dot - test_add_n_sub_playlists_old_method - INFO - test_dot2dot : 738 - REPLACETIME for 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record is </text:p>
          </table:table-cell>
          <table:table-cell office:value-type="float" office:value="25.081739" calcext:value-type="float">
            <text:p>25.08173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7:05,049 - test_dot2dot - test_add_n_sub_playlists_old_method - INFO - test_dot2dot : 738 - REPLACETIME for 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/>record is </text:p>
          </table:table-cell>
          <table:table-cell office:value-type="float" office:value="20.003524" calcext:value-type="float">
            <text:p>20.00352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7:50,117 - test_dot2dot - test_add_n_sub_playlists_old_method - INFO - test_dot2dot : 738 - REPLACETIME for 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/>record is </text:p>
          </table:table-cell>
          <table:table-cell office:value-type="float" office:value="25.303579" calcext:value-type="float">
            <text:p>25.30357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8:34,432 - test_dot2dot - test_add_n_sub_playlists_old_method - INFO - test_dot2dot : 738 - REPLACETIME for 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record is </text:p>
          </table:table-cell>
          <table:table-cell office:value-type="float" office:value="25.492796" calcext:value-type="float">
            <text:p>25.4927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39:18,167 - test_dot2dot - test_add_n_sub_playlists_old_method - INFO - test_dot2dot : 738 - REPLACETIME for 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record is </text:p>
          </table:table-cell>
          <table:table-cell office:value-type="float" office:value="25.118483" calcext:value-type="float">
            <text:p>25.11848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0:02,717 - test_dot2dot - test_add_n_sub_playlists_old_method - INFO - test_dot2dot : 738 - REPLACETIME for 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/>record is </text:p>
          </table:table-cell>
          <table:table-cell office:value-type="float" office:value="25.408081" calcext:value-type="float">
            <text:p>25.40808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0:46,851 - test_dot2dot - test_add_n_sub_playlists_old_method - INFO - test_dot2dot : 738 - REPLACETIME for 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record is </text:p>
          </table:table-cell>
          <table:table-cell office:value-type="float" office:value="25.683433" calcext:value-type="float">
            <text:p>25.6834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1:31,756 - test_dot2dot - test_add_n_sub_playlists_old_method - INFO - test_dot2dot : 738 - REPLACETIME for 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record is </text:p>
          </table:table-cell>
          <table:table-cell office:value-type="float" office:value="25.765059" calcext:value-type="float">
            <text:p>25.76505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2:16,162 - test_dot2dot - test_add_n_sub_playlists_old_method - INFO - test_dot2dot : 738 - REPLACETIME for 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/>record is </text:p>
          </table:table-cell>
          <table:table-cell office:value-type="float" office:value="25.322107" calcext:value-type="float">
            <text:p>25.3221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3:01,377 - test_dot2dot - test_add_n_sub_playlists_old_method - INFO - test_dot2dot : 738 - REPLACETIME for 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record is </text:p>
          </table:table-cell>
          <table:table-cell office:value-type="float" office:value="25.706756" calcext:value-type="float">
            <text:p>25.7067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3:40,783 - test_dot2dot - test_add_n_sub_playlists_old_method - INFO - test_dot2dot : 738 - REPLACETIME for 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record is </text:p>
          </table:table-cell>
          <table:table-cell office:value-type="float" office:value="20.847344" calcext:value-type="float">
            <text:p>20.84734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4:25,818 - test_dot2dot - test_add_n_sub_playlists_old_method - INFO - test_dot2dot : 738 - REPLACETIME for 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/>record is </text:p>
          </table:table-cell>
          <table:table-cell office:value-type="float" office:value="25.894202" calcext:value-type="float">
            <text:p>25.8942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5:07,800 - test_dot2dot - test_add_n_sub_playlists_old_method - INFO - test_dot2dot : 738 - REPLACETIME for 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<text:s/>record is </text:p>
          </table:table-cell>
          <table:table-cell office:value-type="float" office:value="20.80461" calcext:value-type="float">
            <text:p>20.8046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5:48,613 - test_dot2dot - test_add_n_sub_playlists_old_method - INFO - test_dot2dot : 738 - REPLACETIME for 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record is </text:p>
          </table:table-cell>
          <table:table-cell office:value-type="float" office:value="21.261188" calcext:value-type="float">
            <text:p>21.2611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6:35,834 - test_dot2dot - test_add_n_sub_playlists_old_method - INFO - test_dot2dot : 738 - REPLACETIME for 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record is </text:p>
          </table:table-cell>
          <table:table-cell office:value-type="float" office:value="26.312522" calcext:value-type="float">
            <text:p>26.3125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7:20,903 - test_dot2dot - test_add_n_sub_playlists_old_method - INFO - test_dot2dot : 738 - REPLACETIME for 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<text:s/>record is </text:p>
          </table:table-cell>
          <table:table-cell office:value-type="float" office:value="25.93791" calcext:value-type="float">
            <text:p>25.937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8:06,784 - test_dot2dot - test_add_n_sub_playlists_old_method - INFO - test_dot2dot : 738 - REPLACETIME for 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record is </text:p>
          </table:table-cell>
          <table:table-cell office:value-type="float" office:value="26.324214" calcext:value-type="float">
            <text:p>26.32421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8:54,609 - test_dot2dot - test_add_n_sub_playlists_old_method - INFO - test_dot2dot : 738 - REPLACETIME for 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record is </text:p>
          </table:table-cell>
          <table:table-cell office:value-type="float" office:value="26.598463" calcext:value-type="float">
            <text:p>26.59846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49:40,657 - test_dot2dot - test_add_n_sub_playlists_old_method - INFO - test_dot2dot : 738 - REPLACETIME for 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record is </text:p>
          </table:table-cell>
          <table:table-cell office:value-type="float" office:value="26.835946" calcext:value-type="float">
            <text:p>26.83594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0:27,066 - test_dot2dot - test_add_n_sub_playlists_old_method - INFO - test_dot2dot : 738 - REPLACETIME for 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<text:s/>record is </text:p>
          </table:table-cell>
          <table:table-cell office:value-type="float" office:value="26.772809" calcext:value-type="float">
            <text:p>26.77280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1:14,689 - test_dot2dot - test_add_n_sub_playlists_old_method - INFO - test_dot2dot : 738 - REPLACETIME for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record is </text:p>
          </table:table-cell>
          <table:table-cell office:value-type="float" office:value="26.281277" calcext:value-type="float">
            <text:p>26.28127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2:03,116 - test_dot2dot - test_add_n_sub_playlists_old_method - INFO - test_dot2dot : 738 - REPLACETIME for 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record is </text:p>
          </table:table-cell>
          <table:table-cell office:value-type="float" office:value="26.647322" calcext:value-type="float">
            <text:p>26.6473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2:49,674 - test_dot2dot - test_add_n_sub_playlists_old_method - INFO - test_dot2dot : 738 - REPLACETIME for 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record is </text:p>
          </table:table-cell>
          <table:table-cell office:value-type="float" office:value="27.047066" calcext:value-type="float">
            <text:p>27.0470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3:36,798 - test_dot2dot - test_add_n_sub_playlists_old_method - INFO - test_dot2dot : 738 - REPLACETIME for 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/>record is </text:p>
          </table:table-cell>
          <table:table-cell office:value-type="float" office:value="27.19659" calcext:value-type="float">
            <text:p>27.1965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4:23,423 - test_dot2dot - test_add_n_sub_playlists_old_method - INFO - test_dot2dot : 738 - REPLACETIME for 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/>record is </text:p>
          </table:table-cell>
          <table:table-cell office:value-type="float" office:value="26.705788" calcext:value-type="float">
            <text:p>26.7057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5:05,938 - test_dot2dot - test_add_n_sub_playlists_old_method - INFO - test_dot2dot : 738 - REPLACETIME for 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record is </text:p>
          </table:table-cell>
          <table:table-cell office:value-type="float" office:value="21.935048" calcext:value-type="float">
            <text:p>21.93504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5:54,954 - test_dot2dot - test_add_n_sub_playlists_old_method - INFO - test_dot2dot : 738 - REPLACETIME for 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record is </text:p>
          </table:table-cell>
          <table:table-cell office:value-type="float" office:value="27.197167" calcext:value-type="float">
            <text:p>27.1971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6:38,007 - test_dot2dot - test_add_n_sub_playlists_old_method - INFO - test_dot2dot : 738 - REPLACETIME for 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record is </text:p>
          </table:table-cell>
          <table:table-cell office:value-type="float" office:value="22.926618" calcext:value-type="float">
            <text:p>22.9266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7:25,188 - test_dot2dot - test_add_n_sub_playlists_old_method - INFO - test_dot2dot : 738 - REPLACETIME for 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record is </text:p>
          </table:table-cell>
          <table:table-cell office:value-type="float" office:value="26.982401" calcext:value-type="float">
            <text:p>26.9824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8:13,512 - test_dot2dot - test_add_n_sub_playlists_old_method - INFO - test_dot2dot : 738 - REPLACETIME for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<text:s/>record is </text:p>
          </table:table-cell>
          <table:table-cell office:value-type="float" office:value="27.359625" calcext:value-type="float">
            <text:p>27.3596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8:58,347 - test_dot2dot - test_add_n_sub_playlists_old_method - INFO - test_dot2dot : 738 - REPLACETIME for 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record is </text:p>
          </table:table-cell>
          <table:table-cell office:value-type="float" office:value="22.397165" calcext:value-type="float">
            <text:p>22.3971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7:59:46,732 - test_dot2dot - test_add_n_sub_playlists_old_method - INFO - test_dot2dot : 738 - REPLACETIME for 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record is </text:p>
          </table:table-cell>
          <table:table-cell office:value-type="float" office:value="27.795123" calcext:value-type="float">
            <text:p>27.7951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0:37,039 - test_dot2dot - test_add_n_sub_playlists_old_method - INFO - test_dot2dot : 738 - REPLACETIME for 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record is </text:p>
          </table:table-cell>
          <table:table-cell office:value-type="float" office:value="29.591948" calcext:value-type="float">
            <text:p>29.59194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1:20,011 - test_dot2dot - test_add_n_sub_playlists_old_method - INFO - test_dot2dot : 738 - REPLACETIME for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record is </text:p>
          </table:table-cell>
          <table:table-cell office:value-type="float" office:value="22.537456" calcext:value-type="float">
            <text:p>22.5374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2:09,290 - test_dot2dot - test_add_n_sub_playlists_old_method - INFO - test_dot2dot : 738 - REPLACETIME for 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record is </text:p>
          </table:table-cell>
          <table:table-cell office:value-type="float" office:value="27.398956" calcext:value-type="float">
            <text:p>27.3989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2:58,079 - test_dot2dot - test_add_n_sub_playlists_old_method - INFO - test_dot2dot : 738 - REPLACETIME for 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/>record is </text:p>
          </table:table-cell>
          <table:table-cell office:value-type="float" office:value="27.712372" calcext:value-type="float">
            <text:p>27.71237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3:46,955 - test_dot2dot - test_add_n_sub_playlists_old_method - INFO - test_dot2dot : 738 - REPLACETIME for 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record is </text:p>
          </table:table-cell>
          <table:table-cell office:value-type="float" office:value="28.440344" calcext:value-type="float">
            <text:p>28.44034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4:36,199 - test_dot2dot - test_add_n_sub_playlists_old_method - INFO - test_dot2dot : 738 - REPLACETIME for 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record is </text:p>
          </table:table-cell>
          <table:table-cell office:value-type="float" office:value="28.421099" calcext:value-type="float">
            <text:p>28.42109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5:25,149 - test_dot2dot - test_add_n_sub_playlists_old_method - INFO - test_dot2dot : 738 - REPLACETIME for 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record is </text:p>
          </table:table-cell>
          <table:table-cell office:value-type="float" office:value="28.082622" calcext:value-type="float">
            <text:p>28.0826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6:16,406 - test_dot2dot - test_add_n_sub_playlists_old_method - INFO - test_dot2dot : 738 - REPLACETIME for 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record is </text:p>
          </table:table-cell>
          <table:table-cell office:value-type="float" office:value="28.201389" calcext:value-type="float">
            <text:p>28.20138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7:05,906 - test_dot2dot - test_add_n_sub_playlists_old_method - INFO - test_dot2dot : 738 - REPLACETIME for 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record is </text:p>
          </table:table-cell>
          <table:table-cell office:value-type="float" office:value="28.115458" calcext:value-type="float">
            <text:p>28.1154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7:55,729 - test_dot2dot - test_add_n_sub_playlists_old_method - INFO - test_dot2dot : 738 - REPLACETIME for 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/>record is </text:p>
          </table:table-cell>
          <table:table-cell office:value-type="float" office:value="28.334236" calcext:value-type="float">
            <text:p>28.3342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8:42,490 - test_dot2dot - test_add_n_sub_playlists_old_method - INFO - test_dot2dot : 738 - REPLACETIME for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/>record is </text:p>
          </table:table-cell>
          <table:table-cell office:value-type="float" office:value="23.809958" calcext:value-type="float">
            <text:p>23.80995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09:34,520 - test_dot2dot - test_add_n_sub_playlists_old_method - INFO - test_dot2dot : 738 - REPLACETIME for 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record is </text:p>
          </table:table-cell>
          <table:table-cell office:value-type="float" office:value="28.936974" calcext:value-type="float">
            <text:p>28.9369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0:18,847 - test_dot2dot - test_add_n_sub_playlists_old_method - INFO - test_dot2dot : 738 - REPLACETIME for 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record is </text:p>
          </table:table-cell>
          <table:table-cell office:value-type="float" office:value="23.080401" calcext:value-type="float">
            <text:p>23.0804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1:03,971 - test_dot2dot - test_add_n_sub_playlists_old_method - INFO - test_dot2dot : 738 - REPLACETIME for 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s/>record is </text:p>
          </table:table-cell>
          <table:table-cell office:value-type="float" office:value="23.161803" calcext:value-type="float">
            <text:p>23.1618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1:51,435 - test_dot2dot - test_add_n_sub_playlists_old_method - INFO - test_dot2dot : 738 - REPLACETIME for 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<text:s/>record is </text:p>
          </table:table-cell>
          <table:table-cell office:value-type="float" office:value="23.772247" calcext:value-type="float">
            <text:p>23.77224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2:41,621 - test_dot2dot - test_add_n_sub_playlists_old_method - INFO - test_dot2dot : 738 - REPLACETIME for 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s/>record is </text:p>
          </table:table-cell>
          <table:table-cell office:value-type="float" office:value="28.875483" calcext:value-type="float">
            <text:p>28.87548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3:32,053 - test_dot2dot - test_add_n_sub_playlists_old_method - INFO - test_dot2dot : 738 - REPLACETIME for 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/>record is </text:p>
          </table:table-cell>
          <table:table-cell office:value-type="float" office:value="28.776115" calcext:value-type="float">
            <text:p>28.77611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4:22,846 - test_dot2dot - test_add_n_sub_playlists_old_method - INFO - test_dot2dot : 738 - REPLACETIME for 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/>record is </text:p>
          </table:table-cell>
          <table:table-cell office:value-type="float" office:value="28.651128" calcext:value-type="float">
            <text:p>28.65112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5:15,977 - test_dot2dot - test_add_n_sub_playlists_old_method - INFO - test_dot2dot : 738 - REPLACETIME for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/>record is </text:p>
          </table:table-cell>
          <table:table-cell office:value-type="float" office:value="28.933422" calcext:value-type="float">
            <text:p>28.9334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6:04,270 - test_dot2dot - test_add_n_sub_playlists_old_method - INFO - test_dot2dot : 738 - REPLACETIME for 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record is </text:p>
          </table:table-cell>
          <table:table-cell office:value-type="float" office:value="23.743631" calcext:value-type="float">
            <text:p>23.7436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6:50,502 - test_dot2dot - test_add_n_sub_playlists_old_method - INFO - test_dot2dot : 738 - REPLACETIME for 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/>record is </text:p>
          </table:table-cell>
          <table:table-cell office:value-type="float" office:value="23.875075" calcext:value-type="float">
            <text:p>23.87507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7:45,503 - test_dot2dot - test_add_n_sub_playlists_old_method - INFO - test_dot2dot : 738 - REPLACETIME for 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record is </text:p>
          </table:table-cell>
          <table:table-cell office:value-type="float" office:value="29.624732" calcext:value-type="float">
            <text:p>29.6247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8:33,277 - test_dot2dot - test_add_n_sub_playlists_old_method - INFO - test_dot2dot : 738 - REPLACETIME for 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record is </text:p>
          </table:table-cell>
          <table:table-cell office:value-type="float" office:value="24.031988" calcext:value-type="float">
            <text:p>24.0319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19:25,910 - test_dot2dot - test_add_n_sub_playlists_old_method - INFO - test_dot2dot : 738 - REPLACETIME for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s/>record is </text:p>
          </table:table-cell>
          <table:table-cell office:value-type="float" office:value="29.213166" calcext:value-type="float">
            <text:p>29.2131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0:12,671 - test_dot2dot - test_add_n_sub_playlists_old_method - INFO - test_dot2dot : 738 - REPLACETIME for 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/>record is </text:p>
          </table:table-cell>
          <table:table-cell office:value-type="float" office:value="24.058271" calcext:value-type="float">
            <text:p>24.0582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1:00,439 - test_dot2dot - test_add_n_sub_playlists_old_method - INFO - test_dot2dot : 738 - REPLACETIME for 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record is </text:p>
          </table:table-cell>
          <table:table-cell office:value-type="float" office:value="24.654605" calcext:value-type="float">
            <text:p>24.65460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1:53,137 - test_dot2dot - test_add_n_sub_playlists_old_method - INFO - test_dot2dot : 738 - REPLACETIME for 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record is </text:p>
          </table:table-cell>
          <table:table-cell office:value-type="float" office:value="26.105321" calcext:value-type="float">
            <text:p>26.10532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2:41,712 - test_dot2dot - test_add_n_sub_playlists_old_method - INFO - test_dot2dot : 738 - REPLACETIME for 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record is </text:p>
          </table:table-cell>
          <table:table-cell office:value-type="float" office:value="24.742114" calcext:value-type="float">
            <text:p>24.74211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3:29,850 - test_dot2dot - test_add_n_sub_playlists_old_method - INFO - test_dot2dot : 738 - REPLACETIME for 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/>record is </text:p>
          </table:table-cell>
          <table:table-cell office:value-type="float" office:value="24.473651" calcext:value-type="float">
            <text:p>24.4736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4:19,445 - test_dot2dot - test_add_n_sub_playlists_old_method - INFO - test_dot2dot : 738 - REPLACETIME for 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/>record is </text:p>
          </table:table-cell>
          <table:table-cell office:value-type="float" office:value="24.444932" calcext:value-type="float">
            <text:p>24.4449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5:07,826 - test_dot2dot - test_add_n_sub_playlists_old_method - INFO - test_dot2dot : 738 - REPLACETIME for 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record is </text:p>
          </table:table-cell>
          <table:table-cell office:value-type="float" office:value="24.885853" calcext:value-type="float">
            <text:p>24.88585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5:55,749 - test_dot2dot - test_add_n_sub_playlists_old_method - INFO - test_dot2dot : 738 - REPLACETIME for 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s/>record is </text:p>
          </table:table-cell>
          <table:table-cell office:value-type="float" office:value="24.901572" calcext:value-type="float">
            <text:p>24.90157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6:45,596 - test_dot2dot - test_add_n_sub_playlists_old_method - INFO - test_dot2dot : 738 - REPLACETIME for 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/>record is </text:p>
          </table:table-cell>
          <table:table-cell office:value-type="float" office:value="25.24087" calcext:value-type="float">
            <text:p>25.240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7:33,649 - test_dot2dot - test_add_n_sub_playlists_old_method - INFO - test_dot2dot : 738 - REPLACETIME for 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record is </text:p>
          </table:table-cell>
          <table:table-cell office:value-type="float" office:value="25.006726" calcext:value-type="float">
            <text:p>25.0067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8:23,290 - test_dot2dot - test_add_n_sub_playlists_old_method - INFO - test_dot2dot : 738 - REPLACETIME for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record is </text:p>
          </table:table-cell>
          <table:table-cell office:value-type="float" office:value="24.77429" calcext:value-type="float">
            <text:p>24.7742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29:13,394 - test_dot2dot - test_add_n_sub_playlists_old_method - INFO - test_dot2dot : 738 - REPLACETIME for 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record is </text:p>
          </table:table-cell>
          <table:table-cell office:value-type="float" office:value="25.025591" calcext:value-type="float">
            <text:p>25.0255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0:05,213 - test_dot2dot - test_add_n_sub_playlists_old_method - INFO - test_dot2dot : 738 - REPLACETIME for 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<text:s/>record is </text:p>
          </table:table-cell>
          <table:table-cell office:value-type="float" office:value="25.487473" calcext:value-type="float">
            <text:p>25.48747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0:56,294 - test_dot2dot - test_add_n_sub_playlists_old_method - INFO - test_dot2dot : 738 - REPLACETIME for 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<text:s/>record is </text:p>
          </table:table-cell>
          <table:table-cell office:value-type="float" office:value="25.342302" calcext:value-type="float">
            <text:p>25.3423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1:46,185 - test_dot2dot - test_add_n_sub_playlists_old_method - INFO - test_dot2dot : 738 - REPLACETIME for 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record is </text:p>
          </table:table-cell>
          <table:table-cell office:value-type="float" office:value="24.881957" calcext:value-type="float">
            <text:p>24.8819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2:36,954 - test_dot2dot - test_add_n_sub_playlists_old_method - INFO - test_dot2dot : 738 - REPLACETIME for 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<text:s/>record is </text:p>
          </table:table-cell>
          <table:table-cell office:value-type="float" office:value="26.560624" calcext:value-type="float">
            <text:p>26.56062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3:27,489 - test_dot2dot - test_add_n_sub_playlists_old_method - INFO - test_dot2dot : 738 - REPLACETIME for 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/>record is </text:p>
          </table:table-cell>
          <table:table-cell office:value-type="float" office:value="25.515541" calcext:value-type="float">
            <text:p>25.51554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4:20,997 - test_dot2dot - test_add_n_sub_playlists_old_method - INFO - test_dot2dot : 738 - REPLACETIME for 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/>record is </text:p>
          </table:table-cell>
          <table:table-cell office:value-type="float" office:value="25.225884" calcext:value-type="float">
            <text:p>25.2258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5:14,205 - test_dot2dot - test_add_n_sub_playlists_old_method - INFO - test_dot2dot : 738 - REPLACETIME for 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record is </text:p>
          </table:table-cell>
          <table:table-cell office:value-type="float" office:value="25.308284" calcext:value-type="float">
            <text:p>25.3082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6:05,504 - test_dot2dot - test_add_n_sub_playlists_old_method - INFO - test_dot2dot : 738 - REPLACETIME for 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s/>record is </text:p>
          </table:table-cell>
          <table:table-cell office:value-type="float" office:value="25.591984" calcext:value-type="float">
            <text:p>25.5919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6:57,341 - test_dot2dot - test_add_n_sub_playlists_old_method - INFO - test_dot2dot : 738 - REPLACETIME for 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record is </text:p>
          </table:table-cell>
          <table:table-cell office:value-type="float" office:value="26.166612" calcext:value-type="float">
            <text:p>26.16661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7:49,108 - test_dot2dot - test_add_n_sub_playlists_old_method - INFO - test_dot2dot : 738 - REPLACETIME for 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record is </text:p>
          </table:table-cell>
          <table:table-cell office:value-type="float" office:value="25.980427" calcext:value-type="float">
            <text:p>25.9804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8:40,888 - test_dot2dot - test_add_n_sub_playlists_old_method - INFO - test_dot2dot : 738 - REPLACETIME for 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<text:s/>record is </text:p>
          </table:table-cell>
          <table:table-cell office:value-type="float" office:value="26.336366" calcext:value-type="float">
            <text:p>26.3363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39:31,678 - test_dot2dot - test_add_n_sub_playlists_old_method - INFO - test_dot2dot : 738 - REPLACETIME for 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<text:s/>record is </text:p>
          </table:table-cell>
          <table:table-cell office:value-type="float" office:value="26.001893" calcext:value-type="float">
            <text:p>26.0018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0:28,518 - test_dot2dot - test_add_n_sub_playlists_old_method - INFO - test_dot2dot : 738 - REPLACETIME for 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<text:s/>record is </text:p>
          </table:table-cell>
          <table:table-cell office:value-type="float" office:value="31.486988" calcext:value-type="float">
            <text:p>31.4869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1:19,737 - test_dot2dot - test_add_n_sub_playlists_old_method - INFO - test_dot2dot : 738 - REPLACETIME for 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record is </text:p>
          </table:table-cell>
          <table:table-cell office:value-type="float" office:value="25.886196" calcext:value-type="float">
            <text:p>25.8861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2:11,565 - test_dot2dot - test_add_n_sub_playlists_old_method - INFO - test_dot2dot : 738 - REPLACETIME for 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/>record is </text:p>
          </table:table-cell>
          <table:table-cell office:value-type="float" office:value="26.425251" calcext:value-type="float">
            <text:p>26.4252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3:03,116 - test_dot2dot - test_add_n_sub_playlists_old_method - INFO - test_dot2dot : 738 - REPLACETIME for 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/>record is </text:p>
          </table:table-cell>
          <table:table-cell office:value-type="float" office:value="26.145162" calcext:value-type="float">
            <text:p>26.1451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3:54,003 - test_dot2dot - test_add_n_sub_playlists_old_method - INFO - test_dot2dot : 738 - REPLACETIME for 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s/>record is </text:p>
          </table:table-cell>
          <table:table-cell office:value-type="float" office:value="26.254931" calcext:value-type="float">
            <text:p>26.2549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4:48,563 - test_dot2dot - test_add_n_sub_playlists_old_method - INFO - test_dot2dot : 738 - REPLACETIME for 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/>record is </text:p>
          </table:table-cell>
          <table:table-cell office:value-type="float" office:value="28.21503" calcext:value-type="float">
            <text:p>28.215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5:41,898 - test_dot2dot - test_add_n_sub_playlists_old_method - INFO - test_dot2dot : 738 - REPLACETIME for 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record is </text:p>
          </table:table-cell>
          <table:table-cell office:value-type="float" office:value="26.683164" calcext:value-type="float">
            <text:p>26.68316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6:34,558 - test_dot2dot - test_add_n_sub_playlists_old_method - INFO - test_dot2dot : 738 - REPLACETIME for 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/>record is </text:p>
          </table:table-cell>
          <table:table-cell office:value-type="float" office:value="26.19315" calcext:value-type="float">
            <text:p>26.1931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7:27,525 - test_dot2dot - test_add_n_sub_playlists_old_method - INFO - test_dot2dot : 738 - REPLACETIME for 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record is </text:p>
          </table:table-cell>
          <table:table-cell office:value-type="float" office:value="26.934146" calcext:value-type="float">
            <text:p>26.93414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8:20,422 - test_dot2dot - test_add_n_sub_playlists_old_method - INFO - test_dot2dot : 738 - REPLACETIME for 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<text:s/>record is </text:p>
          </table:table-cell>
          <table:table-cell office:value-type="float" office:value="26.307571" calcext:value-type="float">
            <text:p>26.3075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49:13,371 - test_dot2dot - test_add_n_sub_playlists_old_method - INFO - test_dot2dot : 738 - REPLACETIME for 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record is </text:p>
          </table:table-cell>
          <table:table-cell office:value-type="float" office:value="26.550087" calcext:value-type="float">
            <text:p>26.5500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0:09,476 - test_dot2dot - test_add_n_sub_playlists_old_method - INFO - test_dot2dot : 738 - REPLACETIME for 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record is </text:p>
          </table:table-cell>
          <table:table-cell office:value-type="float" office:value="26.94574" calcext:value-type="float">
            <text:p>26.945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1:03,592 - test_dot2dot - test_add_n_sub_playlists_old_method - INFO - test_dot2dot : 738 - REPLACETIME for 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record is </text:p>
          </table:table-cell>
          <table:table-cell office:value-type="float" office:value="26.481108" calcext:value-type="float">
            <text:p>26.4811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1:59,399 - test_dot2dot - test_add_n_sub_playlists_old_method - INFO - test_dot2dot : 738 - REPLACETIME for 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/>record is </text:p>
          </table:table-cell>
          <table:table-cell office:value-type="float" office:value="26.973672" calcext:value-type="float">
            <text:p>26.97367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2:52,906 - test_dot2dot - test_add_n_sub_playlists_old_method - INFO - test_dot2dot : 738 - REPLACETIME for 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record is </text:p>
          </table:table-cell>
          <table:table-cell office:value-type="float" office:value="26.976478" calcext:value-type="float">
            <text:p>26.97647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3:48,784 - test_dot2dot - test_add_n_sub_playlists_old_method - INFO - test_dot2dot : 738 - REPLACETIME for 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<text:s/>record is </text:p>
          </table:table-cell>
          <table:table-cell office:value-type="float" office:value="28.224518" calcext:value-type="float">
            <text:p>28.2245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4:44,504 - test_dot2dot - test_add_n_sub_playlists_old_method - INFO - test_dot2dot : 738 - REPLACETIME for 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/>record is </text:p>
          </table:table-cell>
          <table:table-cell office:value-type="float" office:value="27.643891" calcext:value-type="float">
            <text:p>27.6438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5:40,732 - test_dot2dot - test_add_n_sub_playlists_old_method - INFO - test_dot2dot : 738 - REPLACETIME for 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<text:s/>record is </text:p>
          </table:table-cell>
          <table:table-cell office:value-type="float" office:value="27.89665" calcext:value-type="float">
            <text:p>27.896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6:34,820 - test_dot2dot - test_add_n_sub_playlists_old_method - INFO - test_dot2dot : 738 - REPLACETIME for 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record is </text:p>
          </table:table-cell>
          <table:table-cell office:value-type="float" office:value="27.30093" calcext:value-type="float">
            <text:p>27.300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7:29,330 - test_dot2dot - test_add_n_sub_playlists_old_method - INFO - test_dot2dot : 738 - REPLACETIME for 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/>record is </text:p>
          </table:table-cell>
          <table:table-cell office:value-type="float" office:value="28.53307" calcext:value-type="float">
            <text:p>28.533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8:23,830 - test_dot2dot - test_add_n_sub_playlists_old_method - INFO - test_dot2dot : 738 - REPLACETIME for 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/>record is </text:p>
          </table:table-cell>
          <table:table-cell office:value-type="float" office:value="27.534802" calcext:value-type="float">
            <text:p>27.53480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8:59:20,208 - test_dot2dot - test_add_n_sub_playlists_old_method - INFO - test_dot2dot : 738 - REPLACETIME for 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record is </text:p>
          </table:table-cell>
          <table:table-cell office:value-type="float" office:value="27.595751" calcext:value-type="float">
            <text:p>27.5957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0:17,375 - test_dot2dot - test_add_n_sub_playlists_old_method - INFO - test_dot2dot : 738 - REPLACETIME for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record is </text:p>
          </table:table-cell>
          <table:table-cell office:value-type="float" office:value="27.922236" calcext:value-type="float">
            <text:p>27.9222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1:12,518 - test_dot2dot - test_add_n_sub_playlists_old_method - INFO - test_dot2dot : 738 - REPLACETIME for 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record is </text:p>
          </table:table-cell>
          <table:table-cell office:value-type="float" office:value="27.49118" calcext:value-type="float">
            <text:p>27.491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2:09,617 - test_dot2dot - test_add_n_sub_playlists_old_method - INFO - test_dot2dot : 738 - REPLACETIME for 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record is </text:p>
          </table:table-cell>
          <table:table-cell office:value-type="float" office:value="27.770862" calcext:value-type="float">
            <text:p>27.7708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3:07,522 - test_dot2dot - test_add_n_sub_playlists_old_method - INFO - test_dot2dot : 738 - REPLACETIME for 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/>record is </text:p>
          </table:table-cell>
          <table:table-cell office:value-type="float" office:value="27.759566" calcext:value-type="float">
            <text:p>27.7595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4:02,726 - test_dot2dot - test_add_n_sub_playlists_old_method - INFO - test_dot2dot : 738 - REPLACETIME for 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record is </text:p>
          </table:table-cell>
          <table:table-cell office:value-type="float" office:value="28.207927" calcext:value-type="float">
            <text:p>28.2079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4:59,064 - test_dot2dot - test_add_n_sub_playlists_old_method - INFO - test_dot2dot : 738 - REPLACETIME for 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<text:s/>record is </text:p>
          </table:table-cell>
          <table:table-cell office:value-type="float" office:value="27.817321" calcext:value-type="float">
            <text:p>27.81732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5:56,040 - test_dot2dot - test_add_n_sub_playlists_old_method - INFO - test_dot2dot : 738 - REPLACETIME for 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record is </text:p>
          </table:table-cell>
          <table:table-cell office:value-type="float" office:value="28.123785" calcext:value-type="float">
            <text:p>28.1237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6:50,878 - test_dot2dot - test_add_n_sub_playlists_old_method - INFO - test_dot2dot : 738 - REPLACETIME for 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<text:s/>record is </text:p>
          </table:table-cell>
          <table:table-cell office:value-type="float" office:value="28.102766" calcext:value-type="float">
            <text:p>28.1027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7:45,421 - test_dot2dot - test_add_n_sub_playlists_old_method - INFO - test_dot2dot : 738 - REPLACETIME for 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/>record is </text:p>
          </table:table-cell>
          <table:table-cell office:value-type="float" office:value="28.550924" calcext:value-type="float">
            <text:p>28.55092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8:40,392 - test_dot2dot - test_add_n_sub_playlists_old_method - INFO - test_dot2dot : 738 - REPLACETIME for 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/>record is </text:p>
          </table:table-cell>
          <table:table-cell office:value-type="float" office:value="28.492368" calcext:value-type="float">
            <text:p>28.4923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09:37,706 - test_dot2dot - test_add_n_sub_playlists_old_method - INFO - test_dot2dot : 738 - REPLACETIME for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record is </text:p>
          </table:table-cell>
          <table:table-cell office:value-type="float" office:value="28.935953" calcext:value-type="float">
            <text:p>28.93595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0:33,310 - test_dot2dot - test_add_n_sub_playlists_old_method - INFO - test_dot2dot : 738 - REPLACETIME for 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<text:s/>record is </text:p>
          </table:table-cell>
          <table:table-cell office:value-type="float" office:value="28.849519" calcext:value-type="float">
            <text:p>28.8495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1:30,830 - test_dot2dot - test_add_n_sub_playlists_old_method - INFO - test_dot2dot : 738 - REPLACETIME for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<text:s/>record is </text:p>
          </table:table-cell>
          <table:table-cell office:value-type="float" office:value="28.662744" calcext:value-type="float">
            <text:p>28.66274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2:29,206 - test_dot2dot - test_add_n_sub_playlists_old_method - INFO - test_dot2dot : 738 - REPLACETIME for 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/>record is </text:p>
          </table:table-cell>
          <table:table-cell office:value-type="float" office:value="28.915231" calcext:value-type="float">
            <text:p>28.9152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3:25,838 - test_dot2dot - test_add_n_sub_playlists_old_method - INFO - test_dot2dot : 738 - REPLACETIME for 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/>record is </text:p>
          </table:table-cell>
          <table:table-cell office:value-type="float" office:value="28.716596" calcext:value-type="float">
            <text:p>28.7165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4:22,131 - test_dot2dot - test_add_n_sub_playlists_old_method - INFO - test_dot2dot : 738 - REPLACETIME for 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<text:s/>record is </text:p>
          </table:table-cell>
          <table:table-cell office:value-type="float" office:value="28.487316" calcext:value-type="float">
            <text:p>28.4873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5:19,956 - test_dot2dot - test_add_n_sub_playlists_old_method - INFO - test_dot2dot : 738 - REPLACETIME for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record is </text:p>
          </table:table-cell>
          <table:table-cell office:value-type="float" office:value="28.420214" calcext:value-type="float">
            <text:p>28.42021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6:17,312 - test_dot2dot - test_add_n_sub_playlists_old_method - INFO - test_dot2dot : 738 - REPLACETIME for 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record is </text:p>
          </table:table-cell>
          <table:table-cell office:value-type="float" office:value="28.672801" calcext:value-type="float">
            <text:p>28.6728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7:14,686 - test_dot2dot - test_add_n_sub_playlists_old_method - INFO - test_dot2dot : 738 - REPLACETIME for 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record is </text:p>
          </table:table-cell>
          <table:table-cell office:value-type="float" office:value="28.870533" calcext:value-type="float">
            <text:p>28.8705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8:14,178 - test_dot2dot - test_add_n_sub_playlists_old_method - INFO - test_dot2dot : 738 - REPLACETIME for 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/>record is </text:p>
          </table:table-cell>
          <table:table-cell office:value-type="float" office:value="28.952683" calcext:value-type="float">
            <text:p>28.95268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19:13,537 - test_dot2dot - test_add_n_sub_playlists_old_method - INFO - test_dot2dot : 738 - REPLACETIME for 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/>record is </text:p>
          </table:table-cell>
          <table:table-cell office:value-type="float" office:value="28.92288" calcext:value-type="float">
            <text:p>28.922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0:11,079 - test_dot2dot - test_add_n_sub_playlists_old_method - INFO - test_dot2dot : 738 - REPLACETIME for 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record is </text:p>
          </table:table-cell>
          <table:table-cell office:value-type="float" office:value="29.286313" calcext:value-type="float">
            <text:p>29.28631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1:09,117 - test_dot2dot - test_add_n_sub_playlists_old_method - INFO - test_dot2dot : 738 - REPLACETIME for 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/>record is </text:p>
          </table:table-cell>
          <table:table-cell office:value-type="float" office:value="29.350534" calcext:value-type="float">
            <text:p>29.35053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2:06,502 - test_dot2dot - test_add_n_sub_playlists_old_method - INFO - test_dot2dot : 738 - REPLACETIME for 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<text:s/>record is </text:p>
          </table:table-cell>
          <table:table-cell office:value-type="float" office:value="29.198596" calcext:value-type="float">
            <text:p>29.1985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3:10,614 - test_dot2dot - test_add_n_sub_playlists_old_method - INFO - test_dot2dot : 738 - REPLACETIME for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record is </text:p>
          </table:table-cell>
          <table:table-cell office:value-type="float" office:value="35.421786" calcext:value-type="float">
            <text:p>35.42178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4:09,424 - test_dot2dot - test_add_n_sub_playlists_old_method - INFO - test_dot2dot : 738 - REPLACETIME for 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/>record is </text:p>
          </table:table-cell>
          <table:table-cell office:value-type="float" office:value="29.595396" calcext:value-type="float">
            <text:p>29.5953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5:07,401 - test_dot2dot - test_add_n_sub_playlists_old_method - INFO - test_dot2dot : 738 - REPLACETIME for 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s/>record is </text:p>
          </table:table-cell>
          <table:table-cell office:value-type="float" office:value="29.624422" calcext:value-type="float">
            <text:p>29.6244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6:08,189 - test_dot2dot - test_add_n_sub_playlists_old_method - INFO - test_dot2dot : 738 - REPLACETIME for 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record is </text:p>
          </table:table-cell>
          <table:table-cell office:value-type="float" office:value="29.587131" calcext:value-type="float">
            <text:p>29.5871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7:09,452 - test_dot2dot - test_add_n_sub_playlists_old_method - INFO - test_dot2dot : 738 - REPLACETIME for 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/>record is </text:p>
          </table:table-cell>
          <table:table-cell office:value-type="float" office:value="29.566306" calcext:value-type="float">
            <text:p>29.5663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8:07,870 - test_dot2dot - test_add_n_sub_playlists_old_method - INFO - test_dot2dot : 738 - REPLACETIME for 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record is </text:p>
          </table:table-cell>
          <table:table-cell office:value-type="float" office:value="29.73305" calcext:value-type="float">
            <text:p>29.7330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29:06,559 - test_dot2dot - test_add_n_sub_playlists_old_method - INFO - test_dot2dot : 738 - REPLACETIME for 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record is </text:p>
          </table:table-cell>
          <table:table-cell office:value-type="float" office:value="29.950677" calcext:value-type="float">
            <text:p>29.95067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0:07,900 - test_dot2dot - test_add_n_sub_playlists_old_method - INFO - test_dot2dot : 738 - REPLACETIME for 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/>record is </text:p>
          </table:table-cell>
          <table:table-cell office:value-type="float" office:value="29.752103" calcext:value-type="float">
            <text:p>29.7521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1:09,682 - test_dot2dot - test_add_n_sub_playlists_old_method - INFO - test_dot2dot : 738 - REPLACETIME for 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s/>record is </text:p>
          </table:table-cell>
          <table:table-cell office:value-type="float" office:value="29.903463" calcext:value-type="float">
            <text:p>29.90346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2:10,928 - test_dot2dot - test_add_n_sub_playlists_old_method - INFO - test_dot2dot : 738 - REPLACETIME for 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<text:s/>record is </text:p>
          </table:table-cell>
          <table:table-cell office:value-type="float" office:value="29.895465" calcext:value-type="float">
            <text:p>29.8954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3:10,650 - test_dot2dot - test_add_n_sub_playlists_old_method - INFO - test_dot2dot : 738 - REPLACETIME for 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/>record is </text:p>
          </table:table-cell>
          <table:table-cell office:value-type="float" office:value="29.880047" calcext:value-type="float">
            <text:p>29.88004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4:15,082 - test_dot2dot - test_add_n_sub_playlists_old_method - INFO - test_dot2dot : 738 - REPLACETIME for 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/>record is </text:p>
          </table:table-cell>
          <table:table-cell office:value-type="float" office:value="30.06632" calcext:value-type="float">
            <text:p>30.0663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5:20,743 - test_dot2dot - test_add_n_sub_playlists_old_method - INFO - test_dot2dot : 738 - REPLACETIME for 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record is </text:p>
          </table:table-cell>
          <table:table-cell office:value-type="float" office:value="36.241723" calcext:value-type="float">
            <text:p>36.2417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6:26,802 - test_dot2dot - test_add_n_sub_playlists_old_method - INFO - test_dot2dot : 738 - REPLACETIME for 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/>record is </text:p>
          </table:table-cell>
          <table:table-cell office:value-type="float" office:value="36.359984" calcext:value-type="float">
            <text:p>36.3599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7:27,749 - test_dot2dot - test_add_n_sub_playlists_old_method - INFO - test_dot2dot : 738 - REPLACETIME for 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record is </text:p>
          </table:table-cell>
          <table:table-cell office:value-type="float" office:value="30.92577" calcext:value-type="float">
            <text:p>30.9257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8:27,897 - test_dot2dot - test_add_n_sub_playlists_old_method - INFO - test_dot2dot : 738 - REPLACETIME for 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record is </text:p>
          </table:table-cell>
          <table:table-cell office:value-type="float" office:value="30.701212" calcext:value-type="float">
            <text:p>30.70121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39:35,131 - test_dot2dot - test_add_n_sub_playlists_old_method - INFO - test_dot2dot : 738 - REPLACETIME for 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<text:s/>record is </text:p>
          </table:table-cell>
          <table:table-cell office:value-type="float" office:value="37.52622" calcext:value-type="float">
            <text:p>37.526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0:35,999 - test_dot2dot - test_add_n_sub_playlists_old_method - INFO - test_dot2dot : 738 - REPLACETIME for 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record is </text:p>
          </table:table-cell>
          <table:table-cell office:value-type="float" office:value="31.190623" calcext:value-type="float">
            <text:p>31.1906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1:39,044 - test_dot2dot - test_add_n_sub_playlists_old_method - INFO - test_dot2dot : 738 - REPLACETIME for 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record is </text:p>
          </table:table-cell>
          <table:table-cell office:value-type="float" office:value="31.367707" calcext:value-type="float">
            <text:p>31.3677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2:40,958 - test_dot2dot - test_add_n_sub_playlists_old_method - INFO - test_dot2dot : 738 - REPLACETIME for 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s/>record is </text:p>
          </table:table-cell>
          <table:table-cell office:value-type="float" office:value="31.356356" calcext:value-type="float">
            <text:p>31.3563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3:43,826 - test_dot2dot - test_add_n_sub_playlists_old_method - INFO - test_dot2dot : 738 - REPLACETIME for 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/>record is </text:p>
          </table:table-cell>
          <table:table-cell office:value-type="float" office:value="31.020904" calcext:value-type="float">
            <text:p>31.0209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4:47,033 - test_dot2dot - test_add_n_sub_playlists_old_method - INFO - test_dot2dot : 738 - REPLACETIME for 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<text:s/>record is </text:p>
          </table:table-cell>
          <table:table-cell office:value-type="float" office:value="31.238123" calcext:value-type="float">
            <text:p>31.2381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5:47,970 - test_dot2dot - test_add_n_sub_playlists_old_method - INFO - test_dot2dot : 738 - REPLACETIME for 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/>record is </text:p>
          </table:table-cell>
          <table:table-cell office:value-type="float" office:value="31.329187" calcext:value-type="float">
            <text:p>31.3291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6:53,557 - test_dot2dot - test_add_n_sub_playlists_old_method - INFO - test_dot2dot : 738 - REPLACETIME for 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s/>record is </text:p>
          </table:table-cell>
          <table:table-cell office:value-type="float" office:value="33.707317" calcext:value-type="float">
            <text:p>33.70731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7:55,401 - test_dot2dot - test_add_n_sub_playlists_old_method - INFO - test_dot2dot : 738 - REPLACETIME for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s/>record is </text:p>
          </table:table-cell>
          <table:table-cell office:value-type="float" office:value="31.163161" calcext:value-type="float">
            <text:p>31.16316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8:56,724 - test_dot2dot - test_add_n_sub_playlists_old_method - INFO - test_dot2dot : 738 - REPLACETIME for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record is </text:p>
          </table:table-cell>
          <table:table-cell office:value-type="float" office:value="31.134662" calcext:value-type="float">
            <text:p>31.1346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49:58,541 - test_dot2dot - test_add_n_sub_playlists_old_method - INFO - test_dot2dot : 738 - REPLACETIME for 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record is </text:p>
          </table:table-cell>
          <table:table-cell office:value-type="float" office:value="31.509099" calcext:value-type="float">
            <text:p>31.50909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1:02,676 - test_dot2dot - test_add_n_sub_playlists_old_method - INFO - test_dot2dot : 738 - REPLACETIME for 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<text:s/>record is </text:p>
          </table:table-cell>
          <table:table-cell office:value-type="float" office:value="31.360628" calcext:value-type="float">
            <text:p>31.36062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2:05,695 - test_dot2dot - test_add_n_sub_playlists_old_method - INFO - test_dot2dot : 738 - REPLACETIME for 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<text:s/>record is </text:p>
          </table:table-cell>
          <table:table-cell office:value-type="float" office:value="31.92466" calcext:value-type="float">
            <text:p>31.9246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3:09,454 - test_dot2dot - test_add_n_sub_playlists_old_method - INFO - test_dot2dot : 738 - REPLACETIME for 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<text:s/>record is </text:p>
          </table:table-cell>
          <table:table-cell office:value-type="float" office:value="31.750822" calcext:value-type="float">
            <text:p>31.75082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4:12,767 - test_dot2dot - test_add_n_sub_playlists_old_method - INFO - test_dot2dot : 738 - REPLACETIME for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record is </text:p>
          </table:table-cell>
          <table:table-cell office:value-type="float" office:value="31.768759" calcext:value-type="float">
            <text:p>31.76875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5:15,883 - test_dot2dot - test_add_n_sub_playlists_old_method - INFO - test_dot2dot : 738 - REPLACETIME for 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/>record is </text:p>
          </table:table-cell>
          <table:table-cell office:value-type="float" office:value="31.620187" calcext:value-type="float">
            <text:p>31.6201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6:20,225 - test_dot2dot - test_add_n_sub_playlists_old_method - INFO - test_dot2dot : 738 - REPLACETIME for 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record is </text:p>
          </table:table-cell>
          <table:table-cell office:value-type="float" office:value="32.318252" calcext:value-type="float">
            <text:p>32.31825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7:26,751 - test_dot2dot - test_add_n_sub_playlists_old_method - INFO - test_dot2dot : 738 - REPLACETIME for 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/>record is </text:p>
          </table:table-cell>
          <table:table-cell office:value-type="float" office:value="32.317031" calcext:value-type="float">
            <text:p>32.3170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8:30,361 - test_dot2dot - test_add_n_sub_playlists_old_method - INFO - test_dot2dot : 738 - REPLACETIME for 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<text:s/>record is </text:p>
          </table:table-cell>
          <table:table-cell office:value-type="float" office:value="32.051956" calcext:value-type="float">
            <text:p>32.05195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19:59:34,070 - test_dot2dot - test_add_n_sub_playlists_old_method - INFO - test_dot2dot : 738 - REPLACETIME for 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s/>record is </text:p>
          </table:table-cell>
          <table:table-cell office:value-type="float" office:value="32.512409" calcext:value-type="float">
            <text:p>32.51240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0:37,472 - test_dot2dot - test_add_n_sub_playlists_old_method - INFO - test_dot2dot : 738 - REPLACETIME for 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<text:s/>record is </text:p>
          </table:table-cell>
          <table:table-cell office:value-type="float" office:value="32.470103" calcext:value-type="float">
            <text:p>32.4701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1:45,784 - test_dot2dot - test_add_n_sub_playlists_old_method - INFO - test_dot2dot : 738 - REPLACETIME for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/>record is </text:p>
          </table:table-cell>
          <table:table-cell office:value-type="float" office:value="35.161649" calcext:value-type="float">
            <text:p>35.16164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2:52,569 - test_dot2dot - test_add_n_sub_playlists_old_method - INFO - test_dot2dot : 738 - REPLACETIME for 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<text:s/>record is </text:p>
          </table:table-cell>
          <table:table-cell office:value-type="float" office:value="33.019797" calcext:value-type="float">
            <text:p>33.0197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3:56,764 - test_dot2dot - test_add_n_sub_playlists_old_method - INFO - test_dot2dot : 738 - REPLACETIME for 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record is </text:p>
          </table:table-cell>
          <table:table-cell office:value-type="float" office:value="32.731196" calcext:value-type="float">
            <text:p>32.7311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5:08,225 - test_dot2dot - test_add_n_sub_playlists_old_method - INFO - test_dot2dot : 738 - REPLACETIME for 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/>record is </text:p>
          </table:table-cell>
          <table:table-cell office:value-type="float" office:value="38.868526" calcext:value-type="float">
            <text:p>38.8685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6:21,042 - test_dot2dot - test_add_n_sub_playlists_old_method - INFO - test_dot2dot : 738 - REPLACETIME for 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<text:s/>record is </text:p>
          </table:table-cell>
          <table:table-cell office:value-type="float" office:value="38.560801" calcext:value-type="float">
            <text:p>38.5608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7:32,460 - test_dot2dot - test_add_n_sub_playlists_old_method - INFO - test_dot2dot : 738 - REPLACETIME for 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<text:s/>record is </text:p>
          </table:table-cell>
          <table:table-cell office:value-type="float" office:value="39.198823" calcext:value-type="float">
            <text:p>39.1988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8:43,723 - test_dot2dot - test_add_n_sub_playlists_old_method - INFO - test_dot2dot : 738 - REPLACETIME for 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/>record is </text:p>
          </table:table-cell>
          <table:table-cell office:value-type="float" office:value="39.026651" calcext:value-type="float">
            <text:p>39.02665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09:56,554 - test_dot2dot - test_add_n_sub_playlists_old_method - INFO - test_dot2dot : 738 - REPLACETIME for 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<text:s/>record is </text:p>
          </table:table-cell>
          <table:table-cell office:value-type="float" office:value="39.381336" calcext:value-type="float">
            <text:p>39.38133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11:08,103 - test_dot2dot - test_add_n_sub_playlists_old_method - INFO - test_dot2dot : 738 - REPLACETIME for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record is </text:p>
          </table:table-cell>
          <table:table-cell office:value-type="float" office:value="39.406114" calcext:value-type="float">
            <text:p>39.40611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12:23,219 - test_dot2dot - test_add_n_sub_playlists_old_method - INFO - test_dot2dot : 738 - REPLACETIME for 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/>record is </text:p>
          </table:table-cell>
          <table:table-cell office:value-type="float" office:value="39.160226" calcext:value-type="float">
            <text:p>39.1602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13:37,497 - test_dot2dot - test_add_n_sub_playlists_old_method - INFO - test_dot2dot : 738 - REPLACETIME for 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<text:s/>record is </text:p>
          </table:table-cell>
          <table:table-cell office:value-type="float" office:value="39.649112" calcext:value-type="float">
            <text:p>39.64911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14:50,298 - test_dot2dot - test_add_n_sub_playlists_old_method - INFO - test_dot2dot : 738 - REPLACETIME for 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<text:s/>record is </text:p>
          </table:table-cell>
          <table:table-cell office:value-type="float" office:value="40.533968" calcext:value-type="float">
            <text:p>40.5339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16:05,920 - test_dot2dot - test_add_n_sub_playlists_old_method - INFO - test_dot2dot : 738 - REPLACETIME for 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/>record is </text:p>
          </table:table-cell>
          <table:table-cell office:value-type="float" office:value="43.032207" calcext:value-type="float">
            <text:p>43.0322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17:12,374 - test_dot2dot - test_add_n_sub_playlists_old_method - INFO - test_dot2dot : 738 - REPLACETIME for 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record is </text:p>
          </table:table-cell>
          <table:table-cell office:value-type="float" office:value="33.1729" calcext:value-type="float">
            <text:p>33.172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18:19,156 - test_dot2dot - test_add_n_sub_playlists_old_method - INFO - test_dot2dot : 738 - REPLACETIME for 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/>record is </text:p>
          </table:table-cell>
          <table:table-cell office:value-type="float" office:value="32.795829" calcext:value-type="float">
            <text:p>32.79582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19:28,149 - test_dot2dot - test_add_n_sub_playlists_old_method - INFO - test_dot2dot : 738 - REPLACETIME for 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/>record is </text:p>
          </table:table-cell>
          <table:table-cell office:value-type="float" office:value="33.543735" calcext:value-type="float">
            <text:p>33.5437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20:34,977 - test_dot2dot - test_add_n_sub_playlists_old_method - INFO - test_dot2dot : 738 - REPLACETIME for 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record is </text:p>
          </table:table-cell>
          <table:table-cell office:value-type="float" office:value="33.819282" calcext:value-type="float">
            <text:p>33.8192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21:48,568 - test_dot2dot - test_add_n_sub_playlists_old_method - INFO - test_dot2dot : 738 - REPLACETIME for 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<text:s/>record is </text:p>
          </table:table-cell>
          <table:table-cell office:value-type="float" office:value="40.785553" calcext:value-type="float">
            <text:p>40.78555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23:04,959 - test_dot2dot - test_add_n_sub_playlists_old_method - INFO - test_dot2dot : 738 - REPLACETIME for 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<text:s/>record is </text:p>
          </table:table-cell>
          <table:table-cell office:value-type="float" office:value="40.16903" calcext:value-type="float">
            <text:p>40.1690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24:18,954 - test_dot2dot - test_add_n_sub_playlists_old_method - INFO - test_dot2dot : 738 - REPLACETIME for 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/>record is </text:p>
          </table:table-cell>
          <table:table-cell office:value-type="float" office:value="40.288797" calcext:value-type="float">
            <text:p>40.2887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25:32,425 - test_dot2dot - test_add_n_sub_playlists_old_method - INFO - test_dot2dot : 738 - REPLACETIME for 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/>record is </text:p>
          </table:table-cell>
          <table:table-cell office:value-type="float" office:value="40.474065" calcext:value-type="float">
            <text:p>40.4740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26:40,415 - test_dot2dot - test_add_n_sub_playlists_old_method - INFO - test_dot2dot : 738 - REPLACETIME for 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<text:s/>record is </text:p>
          </table:table-cell>
          <table:table-cell office:value-type="float" office:value="34.471712" calcext:value-type="float">
            <text:p>34.47171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27:47,740 - test_dot2dot - test_add_n_sub_playlists_old_method - INFO - test_dot2dot : 738 - REPLACETIME for 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record is </text:p>
          </table:table-cell>
          <table:table-cell office:value-type="float" office:value="34.518537" calcext:value-type="float">
            <text:p>34.5185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28:58,618 - test_dot2dot - test_add_n_sub_playlists_old_method - INFO - test_dot2dot : 738 - REPLACETIME for 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record is </text:p>
          </table:table-cell>
          <table:table-cell office:value-type="float" office:value="37.975398" calcext:value-type="float">
            <text:p>37.97539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0:10,017 - test_dot2dot - test_add_n_sub_playlists_old_method - INFO - test_dot2dot : 738 - REPLACETIME for 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<text:s/>record is </text:p>
          </table:table-cell>
          <table:table-cell office:value-type="float" office:value="34.138721" calcext:value-type="float">
            <text:p>34.13872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1:18,538 - test_dot2dot - test_add_n_sub_playlists_old_method - INFO - test_dot2dot : 738 - REPLACETIME for 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record is </text:p>
          </table:table-cell>
          <table:table-cell office:value-type="float" office:value="34.124684" calcext:value-type="float">
            <text:p>34.1246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2:26,676 - test_dot2dot - test_add_n_sub_playlists_old_method - INFO - test_dot2dot : 738 - REPLACETIME for 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s/>record is </text:p>
          </table:table-cell>
          <table:table-cell office:value-type="float" office:value="34.053255" calcext:value-type="float">
            <text:p>34.05325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3:35,584 - test_dot2dot - test_add_n_sub_playlists_old_method - INFO - test_dot2dot : 738 - REPLACETIME for 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/>record is </text:p>
          </table:table-cell>
          <table:table-cell office:value-type="float" office:value="34.734727" calcext:value-type="float">
            <text:p>34.7347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4:44,273 - test_dot2dot - test_add_n_sub_playlists_old_method - INFO - test_dot2dot : 738 - REPLACETIME for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record is </text:p>
          </table:table-cell>
          <table:table-cell office:value-type="float" office:value="35.173985" calcext:value-type="float">
            <text:p>35.17398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5:53,011 - test_dot2dot - test_add_n_sub_playlists_old_method - INFO - test_dot2dot : 738 - REPLACETIME for 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/>record is </text:p>
          </table:table-cell>
          <table:table-cell office:value-type="float" office:value="34.975964" calcext:value-type="float">
            <text:p>34.97596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7:01,867 - test_dot2dot - test_add_n_sub_playlists_old_method - INFO - test_dot2dot : 738 - REPLACETIME for 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<text:s/>record is </text:p>
          </table:table-cell>
          <table:table-cell office:value-type="float" office:value="34.505501" calcext:value-type="float">
            <text:p>34.5055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8:10,682 - test_dot2dot - test_add_n_sub_playlists_old_method - INFO - test_dot2dot : 738 - REPLACETIME for 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<text:s/>record is </text:p>
          </table:table-cell>
          <table:table-cell office:value-type="float" office:value="34.40642" calcext:value-type="float">
            <text:p>34.4064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39:23,015 - test_dot2dot - test_add_n_sub_playlists_old_method - INFO - test_dot2dot : 738 - REPLACETIME for 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record is </text:p>
          </table:table-cell>
          <table:table-cell office:value-type="float" office:value="34.83365" calcext:value-type="float">
            <text:p>34.8336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40:32,918 - test_dot2dot - test_add_n_sub_playlists_old_method - INFO - test_dot2dot : 738 - REPLACETIME for 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<text:s/>record is </text:p>
          </table:table-cell>
          <table:table-cell office:value-type="float" office:value="35.460118" calcext:value-type="float">
            <text:p>35.4601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41:44,895 - test_dot2dot - test_add_n_sub_playlists_old_method - INFO - test_dot2dot : 738 - REPLACETIME for 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/>record is </text:p>
          </table:table-cell>
          <table:table-cell office:value-type="float" office:value="35.521835" calcext:value-type="float">
            <text:p>35.5218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42:54,239 - test_dot2dot - test_add_n_sub_playlists_old_method - INFO - test_dot2dot : 738 - REPLACETIME for 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record is </text:p>
          </table:table-cell>
          <table:table-cell office:value-type="float" office:value="35.529277" calcext:value-type="float">
            <text:p>35.52927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44:03,794 - test_dot2dot - test_add_n_sub_playlists_old_method - INFO - test_dot2dot : 738 - REPLACETIME for 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record is </text:p>
          </table:table-cell>
          <table:table-cell office:value-type="float" office:value="34.897997" calcext:value-type="float">
            <text:p>34.8979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45:14,007 - test_dot2dot - test_add_n_sub_playlists_old_method - INFO - test_dot2dot : 738 - REPLACETIME for 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/>record is </text:p>
          </table:table-cell>
          <table:table-cell office:value-type="float" office:value="35.244491" calcext:value-type="float">
            <text:p>35.2444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46:24,839 - test_dot2dot - test_add_n_sub_playlists_old_method - INFO - test_dot2dot : 738 - REPLACETIME for 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s/>record is </text:p>
          </table:table-cell>
          <table:table-cell office:value-type="float" office:value="35.444121" calcext:value-type="float">
            <text:p>35.44412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47:36,088 - test_dot2dot - test_add_n_sub_playlists_old_method - INFO - test_dot2dot : 738 - REPLACETIME for 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/>record is </text:p>
          </table:table-cell>
          <table:table-cell office:value-type="float" office:value="36.001631" calcext:value-type="float">
            <text:p>36.00163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48:47,134 - test_dot2dot - test_add_n_sub_playlists_old_method - INFO - test_dot2dot : 738 - REPLACETIME for 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<text:s/>record is </text:p>
          </table:table-cell>
          <table:table-cell office:value-type="float" office:value="36.172995" calcext:value-type="float">
            <text:p>36.17299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0:00,211 - test_dot2dot - test_add_n_sub_playlists_old_method - INFO - test_dot2dot : 738 - REPLACETIME for 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s/>record is </text:p>
          </table:table-cell>
          <table:table-cell office:value-type="float" office:value="35.65246" calcext:value-type="float">
            <text:p>35.6524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1:11,768 - test_dot2dot - test_add_n_sub_playlists_old_method - INFO - test_dot2dot : 738 - REPLACETIME for 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<text:s/>record is </text:p>
          </table:table-cell>
          <table:table-cell office:value-type="float" office:value="35.641475" calcext:value-type="float">
            <text:p>35.64147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2:30,018 - test_dot2dot - test_add_n_sub_playlists_old_method - INFO - test_dot2dot : 738 - REPLACETIME for 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<text:s/>record is </text:p>
          </table:table-cell>
          <table:table-cell office:value-type="float" office:value="35.596071" calcext:value-type="float">
            <text:p>35.59607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3:42,122 - test_dot2dot - test_add_n_sub_playlists_old_method - INFO - test_dot2dot : 738 - REPLACETIME for 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/>record is </text:p>
          </table:table-cell>
          <table:table-cell office:value-type="float" office:value="36.555989" calcext:value-type="float">
            <text:p>36.55598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4:53,500 - test_dot2dot - test_add_n_sub_playlists_old_method - INFO - test_dot2dot : 738 - REPLACETIME for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record is </text:p>
          </table:table-cell>
          <table:table-cell office:value-type="float" office:value="36.015468" calcext:value-type="float">
            <text:p>36.0154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6:07,968 - test_dot2dot - test_add_n_sub_playlists_old_method - INFO - test_dot2dot : 738 - REPLACETIME for 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<text:s/>record is </text:p>
          </table:table-cell>
          <table:table-cell office:value-type="float" office:value="36.055574" calcext:value-type="float">
            <text:p>36.05557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7:20,194 - test_dot2dot - test_add_n_sub_playlists_old_method - INFO - test_dot2dot : 738 - REPLACETIME for 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record is </text:p>
          </table:table-cell>
          <table:table-cell office:value-type="float" office:value="36.09284" calcext:value-type="float">
            <text:p>36.0928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8:35,053 - test_dot2dot - test_add_n_sub_playlists_old_method - INFO - test_dot2dot : 738 - REPLACETIME for 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<text:s/>record is </text:p>
          </table:table-cell>
          <table:table-cell office:value-type="float" office:value="36.423037" calcext:value-type="float">
            <text:p>36.4230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0:59:47,478 - test_dot2dot - test_add_n_sub_playlists_old_method - INFO - test_dot2dot : 738 - REPLACETIME for 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record is </text:p>
          </table:table-cell>
          <table:table-cell office:value-type="float" office:value="36.93364" calcext:value-type="float">
            <text:p>36.9336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01:02,204 - test_dot2dot - test_add_n_sub_playlists_old_method - INFO - test_dot2dot : 738 - REPLACETIME for 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/>record is </text:p>
          </table:table-cell>
          <table:table-cell office:value-type="float" office:value="36.682819" calcext:value-type="float">
            <text:p>36.6828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02:14,791 - test_dot2dot - test_add_n_sub_playlists_old_method - INFO - test_dot2dot : 738 - REPLACETIME for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/>record is </text:p>
          </table:table-cell>
          <table:table-cell office:value-type="float" office:value="35.911997" calcext:value-type="float">
            <text:p>35.91199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03:34,448 - test_dot2dot - test_add_n_sub_playlists_old_method - INFO - test_dot2dot : 738 - REPLACETIME for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record is </text:p>
          </table:table-cell>
          <table:table-cell office:value-type="float" office:value="36.49779" calcext:value-type="float">
            <text:p>36.4977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04:49,476 - test_dot2dot - test_add_n_sub_playlists_old_method - INFO - test_dot2dot : 738 - REPLACETIME for 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/>record is </text:p>
          </table:table-cell>
          <table:table-cell office:value-type="float" office:value="36.670763" calcext:value-type="float">
            <text:p>36.67076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06:04,487 - test_dot2dot - test_add_n_sub_playlists_old_method - INFO - test_dot2dot : 738 - REPLACETIME for 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<text:s/>record is </text:p>
          </table:table-cell>
          <table:table-cell office:value-type="float" office:value="36.264591" calcext:value-type="float">
            <text:p>36.26459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07:20,094 - test_dot2dot - test_add_n_sub_playlists_old_method - INFO - test_dot2dot : 738 - REPLACETIME for 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record is </text:p>
          </table:table-cell>
          <table:table-cell office:value-type="float" office:value="36.33745" calcext:value-type="float">
            <text:p>36.3374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08:37,031 - test_dot2dot - test_add_n_sub_playlists_old_method - INFO - test_dot2dot : 738 - REPLACETIME for 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<text:s/>record is </text:p>
          </table:table-cell>
          <table:table-cell office:value-type="float" office:value="37.507093" calcext:value-type="float">
            <text:p>37.50709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09:58,304 - test_dot2dot - test_add_n_sub_playlists_old_method - INFO - test_dot2dot : 738 - REPLACETIME for 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/>record is </text:p>
          </table:table-cell>
          <table:table-cell office:value-type="float" office:value="44.80896" calcext:value-type="float">
            <text:p>44.8089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11:12,454 - test_dot2dot - test_add_n_sub_playlists_old_method - INFO - test_dot2dot : 738 - REPLACETIME for 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<text:s/>record is </text:p>
          </table:table-cell>
          <table:table-cell office:value-type="float" office:value="36.572452" calcext:value-type="float">
            <text:p>36.57245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12:27,137 - test_dot2dot - test_add_n_sub_playlists_old_method - INFO - test_dot2dot : 738 - REPLACETIME for 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/>record is </text:p>
          </table:table-cell>
          <table:table-cell office:value-type="float" office:value="37.291816" calcext:value-type="float">
            <text:p>37.2918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13:50,414 - test_dot2dot - test_add_n_sub_playlists_old_method - INFO - test_dot2dot : 738 - REPLACETIME for 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<text:s/>record is </text:p>
          </table:table-cell>
          <table:table-cell office:value-type="float" office:value="43.919986" calcext:value-type="float">
            <text:p>43.91998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15:11,194 - test_dot2dot - test_add_n_sub_playlists_old_method - INFO - test_dot2dot : 738 - REPLACETIME for 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record is </text:p>
          </table:table-cell>
          <table:table-cell office:value-type="float" office:value="43.772411" calcext:value-type="float">
            <text:p>43.7724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16:35,167 - test_dot2dot - test_add_n_sub_playlists_old_method - INFO - test_dot2dot : 738 - REPLACETIME for 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/>record is </text:p>
          </table:table-cell>
          <table:table-cell office:value-type="float" office:value="44.203947" calcext:value-type="float">
            <text:p>44.20394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17:56,764 - test_dot2dot - test_add_n_sub_playlists_old_method - INFO - test_dot2dot : 738 - REPLACETIME for 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<text:s/>record is </text:p>
          </table:table-cell>
          <table:table-cell office:value-type="float" office:value="44.618419" calcext:value-type="float">
            <text:p>44.61841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19:12,829 - test_dot2dot - test_add_n_sub_playlists_old_method - INFO - test_dot2dot : 738 - REPLACETIME for 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<text:s/>record is </text:p>
          </table:table-cell>
          <table:table-cell office:value-type="float" office:value="37.685101" calcext:value-type="float">
            <text:p>37.6851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20:31,643 - test_dot2dot - test_add_n_sub_playlists_old_method - INFO - test_dot2dot : 738 - REPLACETIME for 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<text:s/>record is </text:p>
          </table:table-cell>
          <table:table-cell office:value-type="float" office:value="37.659735" calcext:value-type="float">
            <text:p>37.65973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21:50,348 - test_dot2dot - test_add_n_sub_playlists_old_method - INFO - test_dot2dot : 738 - REPLACETIME for 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record is </text:p>
          </table:table-cell>
          <table:table-cell office:value-type="float" office:value="38.608725" calcext:value-type="float">
            <text:p>38.60872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23:06,482 - test_dot2dot - test_add_n_sub_playlists_old_method - INFO - test_dot2dot : 738 - REPLACETIME for 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<text:s/>record is </text:p>
          </table:table-cell>
          <table:table-cell office:value-type="float" office:value="38.297723" calcext:value-type="float">
            <text:p>38.2977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24:27,616 - test_dot2dot - test_add_n_sub_playlists_old_method - INFO - test_dot2dot : 738 - REPLACETIME for 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<text:s/>record is </text:p>
          </table:table-cell>
          <table:table-cell office:value-type="float" office:value="38.138628" calcext:value-type="float">
            <text:p>38.13862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25:43,444 - test_dot2dot - test_add_n_sub_playlists_old_method - INFO - test_dot2dot : 738 - REPLACETIME for 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record is </text:p>
          </table:table-cell>
          <table:table-cell office:value-type="float" office:value="38.067811" calcext:value-type="float">
            <text:p>38.06781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27:00,668 - test_dot2dot - test_add_n_sub_playlists_old_method - INFO - test_dot2dot : 738 - REPLACETIME for 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record is </text:p>
          </table:table-cell>
          <table:table-cell office:value-type="float" office:value="37.820999" calcext:value-type="float">
            <text:p>37.82099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28:19,535 - test_dot2dot - test_add_n_sub_playlists_old_method - INFO - test_dot2dot : 738 - REPLACETIME for 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<text:s/>record is </text:p>
          </table:table-cell>
          <table:table-cell office:value-type="float" office:value="37.740764" calcext:value-type="float">
            <text:p>37.74076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29:38,773 - test_dot2dot - test_add_n_sub_playlists_old_method - INFO - test_dot2dot : 738 - REPLACETIME for 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record is </text:p>
          </table:table-cell>
          <table:table-cell office:value-type="float" office:value="38.357106" calcext:value-type="float">
            <text:p>38.35710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30:54,673 - test_dot2dot - test_add_n_sub_playlists_old_method - INFO - test_dot2dot : 738 - REPLACETIME for 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<text:s/>record is </text:p>
          </table:table-cell>
          <table:table-cell office:value-type="float" office:value="38.356107" calcext:value-type="float">
            <text:p>38.35610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32:13,684 - test_dot2dot - test_add_n_sub_playlists_old_method - INFO - test_dot2dot : 738 - REPLACETIME for 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/>record is </text:p>
          </table:table-cell>
          <table:table-cell office:value-type="float" office:value="38.088988" calcext:value-type="float">
            <text:p>38.0889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33:33,030 - test_dot2dot - test_add_n_sub_playlists_old_method - INFO - test_dot2dot : 738 - REPLACETIME for 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<text:s/>record is </text:p>
          </table:table-cell>
          <table:table-cell office:value-type="float" office:value="38.306873" calcext:value-type="float">
            <text:p>38.30687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34:49,396 - test_dot2dot - test_add_n_sub_playlists_old_method - INFO - test_dot2dot : 738 - REPLACETIME for 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<text:s/>record is </text:p>
          </table:table-cell>
          <table:table-cell office:value-type="float" office:value="38.571457" calcext:value-type="float">
            <text:p>38.5714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36:05,432 - test_dot2dot - test_add_n_sub_playlists_old_method - INFO - test_dot2dot : 738 - REPLACETIME for 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<text:s/>record is </text:p>
          </table:table-cell>
          <table:table-cell office:value-type="float" office:value="38.187762" calcext:value-type="float">
            <text:p>38.18776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37:25,779 - test_dot2dot - test_add_n_sub_playlists_old_method - INFO - test_dot2dot : 738 - REPLACETIME for 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<text:s/>record is </text:p>
          </table:table-cell>
          <table:table-cell office:value-type="float" office:value="39.013143" calcext:value-type="float">
            <text:p>39.01314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38:46,231 - test_dot2dot - test_add_n_sub_playlists_old_method - INFO - test_dot2dot : 738 - REPLACETIME for 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s/>record is </text:p>
          </table:table-cell>
          <table:table-cell office:value-type="float" office:value="39.270327" calcext:value-type="float">
            <text:p>39.27032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40:06,218 - test_dot2dot - test_add_n_sub_playlists_old_method - INFO - test_dot2dot : 738 - REPLACETIME for 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/>record is </text:p>
          </table:table-cell>
          <table:table-cell office:value-type="float" office:value="38.463867" calcext:value-type="float">
            <text:p>38.46386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41:24,350 - test_dot2dot - test_add_n_sub_playlists_old_method - INFO - test_dot2dot : 738 - REPLACETIME for 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<text:s/>record is </text:p>
          </table:table-cell>
          <table:table-cell office:value-type="float" office:value="38.518237" calcext:value-type="float">
            <text:p>38.51823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42:46,125 - test_dot2dot - test_add_n_sub_playlists_old_method - INFO - test_dot2dot : 738 - REPLACETIME for 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<text:s/>record is </text:p>
          </table:table-cell>
          <table:table-cell office:value-type="float" office:value="39.904623" calcext:value-type="float">
            <text:p>39.90462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44:06,553 - test_dot2dot - test_add_n_sub_playlists_old_method - INFO - test_dot2dot : 738 - REPLACETIME for 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s/>record is </text:p>
          </table:table-cell>
          <table:table-cell office:value-type="float" office:value="38.898775" calcext:value-type="float">
            <text:p>38.89877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45:25,472 - test_dot2dot - test_add_n_sub_playlists_old_method - INFO - test_dot2dot : 738 - REPLACETIME for 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<text:s/>record is </text:p>
          </table:table-cell>
          <table:table-cell office:value-type="float" office:value="39.183304" calcext:value-type="float">
            <text:p>39.18330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46:47,841 - test_dot2dot - test_add_n_sub_playlists_old_method - INFO - test_dot2dot : 738 - REPLACETIME for 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s/>record is </text:p>
          </table:table-cell>
          <table:table-cell office:value-type="float" office:value="39.993188" calcext:value-type="float">
            <text:p>39.9931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48:06,207 - test_dot2dot - test_add_n_sub_playlists_old_method - INFO - test_dot2dot : 738 - REPLACETIME for 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/>record is </text:p>
          </table:table-cell>
          <table:table-cell office:value-type="float" office:value="39.329499" calcext:value-type="float">
            <text:p>39.32949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49:25,705 - test_dot2dot - test_add_n_sub_playlists_old_method - INFO - test_dot2dot : 738 - REPLACETIME for 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<text:s/>record is </text:p>
          </table:table-cell>
          <table:table-cell office:value-type="float" office:value="39.527278" calcext:value-type="float">
            <text:p>39.52727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50:49,090 - test_dot2dot - test_add_n_sub_playlists_old_method - INFO - test_dot2dot : 738 - REPLACETIME for 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<text:s/>record is </text:p>
          </table:table-cell>
          <table:table-cell office:value-type="float" office:value="39.815387" calcext:value-type="float">
            <text:p>39.8153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52:08,491 - test_dot2dot - test_add_n_sub_playlists_old_method - INFO - test_dot2dot : 738 - REPLACETIME for 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<text:s/>record is </text:p>
          </table:table-cell>
          <table:table-cell office:value-type="float" office:value="39.506379" calcext:value-type="float">
            <text:p>39.50637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53:29,904 - test_dot2dot - test_add_n_sub_playlists_old_method - INFO - test_dot2dot : 738 - REPLACETIME for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/>record is </text:p>
          </table:table-cell>
          <table:table-cell office:value-type="float" office:value="39.949568" calcext:value-type="float">
            <text:p>39.9495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54:52,655 - test_dot2dot - test_add_n_sub_playlists_old_method - INFO - test_dot2dot : 738 - REPLACETIME for 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/>record is </text:p>
          </table:table-cell>
          <table:table-cell office:value-type="float" office:value="40.339495" calcext:value-type="float">
            <text:p>40.339495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56:12,482 - test_dot2dot - test_add_n_sub_playlists_old_method - INFO - test_dot2dot : 738 - REPLACETIME for 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record is </text:p>
          </table:table-cell>
          <table:table-cell office:value-type="float" office:value="39.525054" calcext:value-type="float">
            <text:p>39.52505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57:43,752 - test_dot2dot - test_add_n_sub_playlists_old_method - INFO - test_dot2dot : 738 - REPLACETIME for 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<text:s/>record is </text:p>
          </table:table-cell>
          <table:table-cell office:value-type="float" office:value="48.192892" calcext:value-type="float">
            <text:p>48.19289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1:59:05,348 - test_dot2dot - test_add_n_sub_playlists_old_method - INFO - test_dot2dot : 738 - REPLACETIME for 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/>record is </text:p>
          </table:table-cell>
          <table:table-cell office:value-type="float" office:value="39.638024" calcext:value-type="float">
            <text:p>39.638024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00:25,576 - test_dot2dot - test_add_n_sub_playlists_old_method - INFO - test_dot2dot : 738 - REPLACETIME for 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<text:s/>record is </text:p>
          </table:table-cell>
          <table:table-cell office:value-type="float" office:value="39.81018" calcext:value-type="float">
            <text:p>39.8101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01:46,104 - test_dot2dot - test_add_n_sub_playlists_old_method - INFO - test_dot2dot : 738 - REPLACETIME for 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/>record is </text:p>
          </table:table-cell>
          <table:table-cell office:value-type="float" office:value="40.298826" calcext:value-type="float">
            <text:p>40.2988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03:05,822 - test_dot2dot - test_add_n_sub_playlists_old_method - INFO - test_dot2dot : 738 - REPLACETIME for 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<text:s/>record is </text:p>
          </table:table-cell>
          <table:table-cell office:value-type="float" office:value="40.360639" calcext:value-type="float">
            <text:p>40.36063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04:29,943 - test_dot2dot - test_add_n_sub_playlists_old_method - INFO - test_dot2dot : 738 - REPLACETIME for 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<text:s/>record is </text:p>
          </table:table-cell>
          <table:table-cell office:value-type="float" office:value="40.588129" calcext:value-type="float">
            <text:p>40.588129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05:55,463 - test_dot2dot - test_add_n_sub_playlists_old_method - INFO - test_dot2dot : 738 - REPLACETIME for 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/>record is </text:p>
          </table:table-cell>
          <table:table-cell office:value-type="float" office:value="39.854157" calcext:value-type="float">
            <text:p>39.85415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07:15,863 - test_dot2dot - test_add_n_sub_playlists_old_method - INFO - test_dot2dot : 738 - REPLACETIME for 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<text:s/>record is </text:p>
          </table:table-cell>
          <table:table-cell office:value-type="float" office:value="39.780268" calcext:value-type="float">
            <text:p>39.78026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08:38,269 - test_dot2dot - test_add_n_sub_playlists_old_method - INFO - test_dot2dot : 738 - REPLACETIME for 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<text:s/>record is </text:p>
          </table:table-cell>
          <table:table-cell office:value-type="float" office:value="41.093488" calcext:value-type="float">
            <text:p>41.09348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10:01,701 - test_dot2dot - test_add_n_sub_playlists_old_method - INFO - test_dot2dot : 738 - REPLACETIME for 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record is </text:p>
          </table:table-cell>
          <table:table-cell office:value-type="float" office:value="40.620626" calcext:value-type="float">
            <text:p>40.6206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11:25,519 - test_dot2dot - test_add_n_sub_playlists_old_method - INFO - test_dot2dot : 738 - REPLACETIME for 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<text:s/>record is </text:p>
          </table:table-cell>
          <table:table-cell office:value-type="float" office:value="39.850726" calcext:value-type="float">
            <text:p>39.8507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12:52,112 - test_dot2dot - test_add_n_sub_playlists_old_method - INFO - test_dot2dot : 738 - REPLACETIME for 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<text:s/>record is </text:p>
          </table:table-cell>
          <table:table-cell office:value-type="float" office:value="45.261316" calcext:value-type="float">
            <text:p>45.2613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14:15,721 - test_dot2dot - test_add_n_sub_playlists_old_method - INFO - test_dot2dot : 738 - REPLACETIME for 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record is </text:p>
          </table:table-cell>
          <table:table-cell office:value-type="float" office:value="40.205601" calcext:value-type="float">
            <text:p>40.205601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15:38,652 - test_dot2dot - test_add_n_sub_playlists_old_method - INFO - test_dot2dot : 738 - REPLACETIME for 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<text:s/>record is </text:p>
          </table:table-cell>
          <table:table-cell office:value-type="float" office:value="41.347782" calcext:value-type="float">
            <text:p>41.347782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17:02,583 - test_dot2dot - test_add_n_sub_playlists_old_method - INFO - test_dot2dot : 738 - REPLACETIME for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/>record is </text:p>
          </table:table-cell>
          <table:table-cell office:value-type="float" office:value="40.715053" calcext:value-type="float">
            <text:p>40.71505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18:28,058 - test_dot2dot - test_add_n_sub_playlists_old_method - INFO - test_dot2dot : 738 - REPLACETIME for 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<text:s/>record is </text:p>
          </table:table-cell>
          <table:table-cell office:value-type="float" office:value="41.168933" calcext:value-type="float">
            <text:p>41.16893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19:51,141 - test_dot2dot - test_add_n_sub_playlists_old_method - INFO - test_dot2dot : 738 - REPLACETIME for 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<text:s/>record is </text:p>
          </table:table-cell>
          <table:table-cell office:value-type="float" office:value="41.982816" calcext:value-type="float">
            <text:p>41.98281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21:18,201 - test_dot2dot - test_add_n_sub_playlists_old_method - INFO - test_dot2dot : 738 - REPLACETIME for 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<text:s/>record is </text:p>
          </table:table-cell>
          <table:table-cell office:value-type="float" office:value="40.745087" calcext:value-type="float">
            <text:p>40.745087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22:46,014 - test_dot2dot - test_add_n_sub_playlists_old_method - INFO - test_dot2dot : 738 - REPLACETIME for 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record is </text:p>
          </table:table-cell>
          <table:table-cell office:value-type="float" office:value="42.379008" calcext:value-type="float">
            <text:p>42.379008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24:09,674 - test_dot2dot - test_add_n_sub_playlists_old_method - INFO - test_dot2dot : 738 - REPLACETIME for 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record is </text:p>
          </table:table-cell>
          <table:table-cell office:value-type="float" office:value="41.153626" calcext:value-type="float">
            <text:p>41.153626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5-05-18 22:25:34,060 - test_dot2dot - test_add_n_sub_playlists_old_method - INFO - test_dot2dot : 738 - REPLACETIME for 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s/>record is </text:p>
          </table:table-cell>
          <table:table-cell office:value-type="float" office:value="41.548413" calcext:value-type="float">
            <text:p>41.548413</text:p>
          </table:table-cell>
          <table:table-cell office:value-type="string" calcext:value-type="string">
            <text:p><text:s/>seconds </text:p>
          </table:table-cell>
          <table:table-cell office:value-type="string" calcext:value-type="string">
            <text:p><text:s/>response 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Sheet1.A1:Sheet1.G79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1" meta:cell-count="55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3.066cm" svg:height="20.64cm" xlink:href=".." xlink:type="simple" chart:class="chart:scatter" chart:style-name="ch1">
        <chart:title svg:x="19.148cm" svg:y="0.548cm" chart:style-name="ch2">
          <text:p>PUT /api/rest/playlist/id</text:p>
        </chart:title>
        <chart:subtitle svg:x="19.373cm" svg:y="1.765cm" chart:style-name="ch3">
          <text:p>Subplaylist insert testing</text:p>
        </chart:subtitle>
        <chart:legend chart:legend-position="bottom" svg:x="19.924cm" svg:y="19.857cm" style:legend-expansion="wide" chart:style-name="ch4"/>
        <chart:plot-area chart:style-name="ch5" table:cell-range-address="Sheet1.A1:Sheet1.A790 Sheet1.D1:Sheet1.D790" chart:data-source-has-labels="both" svg:x="1.872cm" svg:y="2.886cm" svg:width="40.333cm" svg:height="15.578cm">
          <chartooo:coordinate-region svg:x="2.493cm" svg:y="3.085cm" svg:width="39.432cm" svg:height="14.732cm"/>
          <chart:axis chart:dimension="x" chart:name="primary-x" chart:style-name="ch6" chartooo:axis-type="auto">
            <chart:title svg:x="21.187cm" svg:y="18.876cm" chart:style-name="ch7">
              <text:p>Nth playlist</text:p>
            </chart:title>
            <chart:categories table:cell-range-address="Sheet1.A2:Sheet1.A790"/>
          </chart:axis>
          <chart:axis chart:dimension="y" chart:name="primary-y" chart:style-name="ch6">
            <chart:title svg:x="0.451cm" svg:y="12.637cm" chart:style-name="ch8">
              <text:p>Response Time (seconds) </text:p>
            </chart:title>
            <chart:grid chart:style-name="ch9" chart:class="major"/>
          </chart:axis>
          <chart:series chart:style-name="ch10" chart:values-cell-range-address="Sheet1.D2:Sheet1.D790" chart:label-cell-address="Sheet1.D1:Sheet1.D1" chart:class="chart:scatter">
            <chart:data-point chart:repeated="7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5-18 15:24:40,747 - test_dot2dot - test_add_n_sub_playlists_old_method - INFO - test_dot2dot : 738 - REPLACETIME for </text:p>
                <draw:g>
                  <svg:desc>Sheet1.A2:Sheet1.A790</svg:desc>
                </draw:g>
              </table:table-cell>
              <table:table-cell office:value-type="float" office:value="0.512374">
                <text:p>0.512374</text:p>
                <draw:g>
                  <svg:desc>Sheet1.D2:Sheet1.D790</svg:desc>
                </draw:g>
              </table:table-cell>
            </table:table-row>
            <table:table-row>
              <table:table-cell office:value-type="string">
                <text:p>2015-05-18 15:24:41,562 - test_dot2dot - test_add_n_sub_playlists_old_method - INFO - test_dot2dot : 738 - REPLACETIME for </text:p>
              </table:table-cell>
              <table:table-cell office:value-type="float" office:value="0.689148">
                <text:p>0.689148</text:p>
              </table:table-cell>
            </table:table-row>
            <table:table-row>
              <table:table-cell office:value-type="string">
                <text:p>2015-05-18 15:24:42,172 - test_dot2dot - test_add_n_sub_playlists_old_method - INFO - test_dot2dot : 738 - REPLACETIME for </text:p>
              </table:table-cell>
              <table:table-cell office:value-type="float" office:value="0.50768">
                <text:p>0.50768</text:p>
              </table:table-cell>
            </table:table-row>
            <table:table-row>
              <table:table-cell office:value-type="string">
                <text:p>2015-05-18 15:24:42,822 - test_dot2dot - test_add_n_sub_playlists_old_method - INFO - test_dot2dot : 738 - REPLACETIME for </text:p>
              </table:table-cell>
              <table:table-cell office:value-type="float" office:value="0.557837">
                <text:p>0.557837</text:p>
              </table:table-cell>
            </table:table-row>
            <table:table-row>
              <table:table-cell office:value-type="string">
                <text:p>2015-05-18 15:24:43,581 - test_dot2dot - test_add_n_sub_playlists_old_method - INFO - test_dot2dot : 738 - REPLACETIME for </text:p>
              </table:table-cell>
              <table:table-cell office:value-type="float" office:value="0.635393">
                <text:p>0.635393</text:p>
              </table:table-cell>
            </table:table-row>
            <table:table-row>
              <table:table-cell office:value-type="string">
                <text:p>2015-05-18 15:24:44,214 - test_dot2dot - test_add_n_sub_playlists_old_method - INFO - test_dot2dot : 738 - REPLACETIME for </text:p>
              </table:table-cell>
              <table:table-cell office:value-type="float" office:value="0.496507">
                <text:p>0.496507</text:p>
              </table:table-cell>
            </table:table-row>
            <table:table-row>
              <table:table-cell office:value-type="string">
                <text:p>2015-05-18 15:24:44,811 - test_dot2dot - test_add_n_sub_playlists_old_method - INFO - test_dot2dot : 738 - REPLACETIME for </text:p>
              </table:table-cell>
              <table:table-cell office:value-type="float" office:value="0.457649">
                <text:p>0.457649</text:p>
              </table:table-cell>
            </table:table-row>
            <table:table-row>
              <table:table-cell office:value-type="string">
                <text:p>2015-05-18 15:24:45,501 - test_dot2dot - test_add_n_sub_playlists_old_method - INFO - test_dot2dot : 738 - REPLACETIME for </text:p>
              </table:table-cell>
              <table:table-cell office:value-type="float" office:value="0.568708">
                <text:p>0.568708</text:p>
              </table:table-cell>
            </table:table-row>
            <table:table-row>
              <table:table-cell office:value-type="string">
                <text:p>2015-05-18 15:24:46,544 - test_dot2dot - test_add_n_sub_playlists_old_method - INFO - test_dot2dot : 738 - REPLACETIME for </text:p>
              </table:table-cell>
              <table:table-cell office:value-type="float" office:value="0.849372">
                <text:p>0.849372</text:p>
              </table:table-cell>
            </table:table-row>
            <table:table-row>
              <table:table-cell office:value-type="string">
                <text:p>2015-05-18 15:24:47,063 - test_dot2dot - test_add_n_sub_playlists_old_method - INFO - test_dot2dot : 738 - REPLACETIME for </text:p>
              </table:table-cell>
              <table:table-cell office:value-type="float" office:value="0.38227">
                <text:p>0.38227</text:p>
              </table:table-cell>
            </table:table-row>
            <table:table-row>
              <table:table-cell office:value-type="string">
                <text:p>2015-05-18 15:24:47,637 - test_dot2dot - test_add_n_sub_playlists_old_method - INFO - test_dot2dot : 738 - REPLACETIME for </text:p>
              </table:table-cell>
              <table:table-cell office:value-type="float" office:value="0.437088">
                <text:p>0.437088</text:p>
              </table:table-cell>
            </table:table-row>
            <table:table-row>
              <table:table-cell office:value-type="string">
                <text:p>2015-05-18 15:24:48,402 - test_dot2dot - test_add_n_sub_playlists_old_method - INFO - test_dot2dot : 738 - REPLACETIME for </text:p>
              </table:table-cell>
              <table:table-cell office:value-type="float" office:value="0.594832">
                <text:p>0.594832</text:p>
              </table:table-cell>
            </table:table-row>
            <table:table-row>
              <table:table-cell office:value-type="string">
                <text:p>2015-05-18 15:24:49,019 - test_dot2dot - test_add_n_sub_playlists_old_method - INFO - test_dot2dot : 738 - REPLACETIME for </text:p>
              </table:table-cell>
              <table:table-cell office:value-type="float" office:value="0.469019">
                <text:p>0.469019</text:p>
              </table:table-cell>
            </table:table-row>
            <table:table-row>
              <table:table-cell office:value-type="string">
                <text:p>2015-05-18 15:24:49,845 - test_dot2dot - test_add_n_sub_playlists_old_method - INFO - test_dot2dot : 738 - REPLACETIME for </text:p>
              </table:table-cell>
              <table:table-cell office:value-type="float" office:value="0.681815">
                <text:p>0.681815</text:p>
              </table:table-cell>
            </table:table-row>
            <table:table-row>
              <table:table-cell office:value-type="string">
                <text:p>2015-05-18 15:24:50,473 - test_dot2dot - test_add_n_sub_playlists_old_method - INFO - test_dot2dot : 738 - REPLACETIME for </text:p>
              </table:table-cell>
              <table:table-cell office:value-type="float" office:value="0.467235">
                <text:p>0.467235</text:p>
              </table:table-cell>
            </table:table-row>
            <table:table-row>
              <table:table-cell office:value-type="string">
                <text:p>2015-05-18 15:24:51,078 - test_dot2dot - test_add_n_sub_playlists_old_method - INFO - test_dot2dot : 738 - REPLACETIME for </text:p>
              </table:table-cell>
              <table:table-cell office:value-type="float" office:value="0.478102">
                <text:p>0.478102</text:p>
              </table:table-cell>
            </table:table-row>
            <table:table-row>
              <table:table-cell office:value-type="string">
                <text:p>2015-05-18 15:24:51,589 - test_dot2dot - test_add_n_sub_playlists_old_method - INFO - test_dot2dot : 738 - REPLACETIME for </text:p>
              </table:table-cell>
              <table:table-cell office:value-type="float" office:value="0.354258">
                <text:p>0.354258</text:p>
              </table:table-cell>
            </table:table-row>
            <table:table-row>
              <table:table-cell office:value-type="string">
                <text:p>2015-05-18 15:24:52,189 - test_dot2dot - test_add_n_sub_playlists_old_method - INFO - test_dot2dot : 738 - REPLACETIME for </text:p>
              </table:table-cell>
              <table:table-cell office:value-type="float" office:value="0.472555">
                <text:p>0.472555</text:p>
              </table:table-cell>
            </table:table-row>
            <table:table-row>
              <table:table-cell office:value-type="string">
                <text:p>2015-05-18 15:24:52,726 - test_dot2dot - test_add_n_sub_playlists_old_method - INFO - test_dot2dot : 738 - REPLACETIME for </text:p>
              </table:table-cell>
              <table:table-cell office:value-type="float" office:value="0.406343">
                <text:p>0.406343</text:p>
              </table:table-cell>
            </table:table-row>
            <table:table-row>
              <table:table-cell office:value-type="string">
                <text:p>2015-05-18 15:24:53,193 - test_dot2dot - test_add_n_sub_playlists_old_method - INFO - test_dot2dot : 738 - REPLACETIME for </text:p>
              </table:table-cell>
              <table:table-cell office:value-type="float" office:value="0.335474">
                <text:p>0.335474</text:p>
              </table:table-cell>
            </table:table-row>
            <table:table-row>
              <table:table-cell office:value-type="string">
                <text:p>2015-05-18 15:24:53,717 - test_dot2dot - test_add_n_sub_playlists_old_method - INFO - test_dot2dot : 738 - REPLACETIME for </text:p>
              </table:table-cell>
              <table:table-cell office:value-type="float" office:value="0.35831">
                <text:p>0.35831</text:p>
              </table:table-cell>
            </table:table-row>
            <table:table-row>
              <table:table-cell office:value-type="string">
                <text:p>2015-05-18 15:24:54,357 - test_dot2dot - test_add_n_sub_playlists_old_method - INFO - test_dot2dot : 738 - REPLACETIME for </text:p>
              </table:table-cell>
              <table:table-cell office:value-type="float" office:value="0.497882">
                <text:p>0.497882</text:p>
              </table:table-cell>
            </table:table-row>
            <table:table-row>
              <table:table-cell office:value-type="string">
                <text:p>2015-05-18 15:24:54,890 - test_dot2dot - test_add_n_sub_playlists_old_method - INFO - test_dot2dot : 738 - REPLACETIME for </text:p>
              </table:table-cell>
              <table:table-cell office:value-type="float" office:value="0.362611">
                <text:p>0.362611</text:p>
              </table:table-cell>
            </table:table-row>
            <table:table-row>
              <table:table-cell office:value-type="string">
                <text:p>2015-05-18 15:24:55,471 - test_dot2dot - test_add_n_sub_playlists_old_method - INFO - test_dot2dot : 738 - REPLACETIME for </text:p>
              </table:table-cell>
              <table:table-cell office:value-type="float" office:value="0.411889">
                <text:p>0.411889</text:p>
              </table:table-cell>
            </table:table-row>
            <table:table-row>
              <table:table-cell office:value-type="string">
                <text:p>2015-05-18 15:24:56,160 - test_dot2dot - test_add_n_sub_playlists_old_method - INFO - test_dot2dot : 738 - REPLACETIME for </text:p>
              </table:table-cell>
              <table:table-cell office:value-type="float" office:value="0.529583">
                <text:p>0.529583</text:p>
              </table:table-cell>
            </table:table-row>
            <table:table-row>
              <table:table-cell office:value-type="string">
                <text:p>2015-05-18 15:24:56,796 - test_dot2dot - test_add_n_sub_playlists_old_method - INFO - test_dot2dot : 738 - REPLACETIME for </text:p>
              </table:table-cell>
              <table:table-cell office:value-type="float" office:value="0.462914">
                <text:p>0.462914</text:p>
              </table:table-cell>
            </table:table-row>
            <table:table-row>
              <table:table-cell office:value-type="string">
                <text:p>2015-05-18 15:24:57,783 - test_dot2dot - test_add_n_sub_playlists_old_method - INFO - test_dot2dot : 738 - REPLACETIME for </text:p>
              </table:table-cell>
              <table:table-cell office:value-type="float" office:value="0.75203">
                <text:p>0.75203</text:p>
              </table:table-cell>
            </table:table-row>
            <table:table-row>
              <table:table-cell office:value-type="string">
                <text:p>2015-05-18 15:24:58,456 - test_dot2dot - test_add_n_sub_playlists_old_method - INFO - test_dot2dot : 738 - REPLACETIME for </text:p>
              </table:table-cell>
              <table:table-cell office:value-type="float" office:value="0.49436">
                <text:p>0.49436</text:p>
              </table:table-cell>
            </table:table-row>
            <table:table-row>
              <table:table-cell office:value-type="string">
                <text:p>2015-05-18 15:24:59,438 - test_dot2dot - test_add_n_sub_playlists_old_method - INFO - test_dot2dot : 738 - REPLACETIME for </text:p>
              </table:table-cell>
              <table:table-cell office:value-type="float" office:value="0.649352">
                <text:p>0.649352</text:p>
              </table:table-cell>
            </table:table-row>
            <table:table-row>
              <table:table-cell office:value-type="string">
                <text:p>2015-05-18 15:25:00,378 - test_dot2dot - test_add_n_sub_playlists_old_method - INFO - test_dot2dot : 738 - REPLACETIME for </text:p>
              </table:table-cell>
              <table:table-cell office:value-type="float" office:value="0.647285">
                <text:p>0.647285</text:p>
              </table:table-cell>
            </table:table-row>
            <table:table-row>
              <table:table-cell office:value-type="string">
                <text:p>2015-05-18 15:25:01,726 - test_dot2dot - test_add_n_sub_playlists_old_method - INFO - test_dot2dot : 738 - REPLACETIME for </text:p>
              </table:table-cell>
              <table:table-cell office:value-type="float" office:value="1.013566">
                <text:p>1.013566</text:p>
              </table:table-cell>
            </table:table-row>
            <table:table-row>
              <table:table-cell office:value-type="string">
                <text:p>2015-05-18 15:25:02,696 - test_dot2dot - test_add_n_sub_playlists_old_method - INFO - test_dot2dot : 738 - REPLACETIME for </text:p>
              </table:table-cell>
              <table:table-cell office:value-type="float" office:value="0.642795">
                <text:p>0.642795</text:p>
              </table:table-cell>
            </table:table-row>
            <table:table-row>
              <table:table-cell office:value-type="string">
                <text:p>2015-05-18 15:25:03,671 - test_dot2dot - test_add_n_sub_playlists_old_method - INFO - test_dot2dot : 738 - REPLACETIME for </text:p>
              </table:table-cell>
              <table:table-cell office:value-type="float" office:value="0.672892">
                <text:p>0.672892</text:p>
              </table:table-cell>
            </table:table-row>
            <table:table-row>
              <table:table-cell office:value-type="string">
                <text:p>2015-05-18 15:25:04,744 - test_dot2dot - test_add_n_sub_playlists_old_method - INFO - test_dot2dot : 738 - REPLACETIME for </text:p>
              </table:table-cell>
              <table:table-cell office:value-type="float" office:value="0.78561">
                <text:p>0.78561</text:p>
              </table:table-cell>
            </table:table-row>
            <table:table-row>
              <table:table-cell office:value-type="string">
                <text:p>2015-05-18 15:25:05,821 - test_dot2dot - test_add_n_sub_playlists_old_method - INFO - test_dot2dot : 738 - REPLACETIME for </text:p>
              </table:table-cell>
              <table:table-cell office:value-type="float" office:value="0.787439">
                <text:p>0.787439</text:p>
              </table:table-cell>
            </table:table-row>
            <table:table-row>
              <table:table-cell office:value-type="string">
                <text:p>2015-05-18 15:25:07,717 - test_dot2dot - test_add_n_sub_playlists_old_method - INFO - test_dot2dot : 738 - REPLACETIME for </text:p>
              </table:table-cell>
              <table:table-cell office:value-type="float" office:value="1.605502">
                <text:p>1.605502</text:p>
              </table:table-cell>
            </table:table-row>
            <table:table-row>
              <table:table-cell office:value-type="string">
                <text:p>2015-05-18 15:25:09,015 - test_dot2dot - test_add_n_sub_playlists_old_method - INFO - test_dot2dot : 738 - REPLACETIME for </text:p>
              </table:table-cell>
              <table:table-cell office:value-type="float" office:value="1.002767">
                <text:p>1.002767</text:p>
              </table:table-cell>
            </table:table-row>
            <table:table-row>
              <table:table-cell office:value-type="string">
                <text:p>2015-05-18 15:25:10,188 - test_dot2dot - test_add_n_sub_playlists_old_method - INFO - test_dot2dot : 738 - REPLACETIME for </text:p>
              </table:table-cell>
              <table:table-cell office:value-type="float" office:value="0.935664">
                <text:p>0.935664</text:p>
              </table:table-cell>
            </table:table-row>
            <table:table-row>
              <table:table-cell office:value-type="string">
                <text:p>2015-05-18 15:25:11,601 - test_dot2dot - test_add_n_sub_playlists_old_method - INFO - test_dot2dot : 738 - REPLACETIME for </text:p>
              </table:table-cell>
              <table:table-cell office:value-type="float" office:value="1.001891">
                <text:p>1.001891</text:p>
              </table:table-cell>
            </table:table-row>
            <table:table-row>
              <table:table-cell office:value-type="string">
                <text:p>2015-05-18 15:25:13,020 - test_dot2dot - test_add_n_sub_playlists_old_method - INFO - test_dot2dot : 738 - REPLACETIME for </text:p>
              </table:table-cell>
              <table:table-cell office:value-type="float" office:value="1.064516">
                <text:p>1.064516</text:p>
              </table:table-cell>
            </table:table-row>
            <table:table-row>
              <table:table-cell office:value-type="string">
                <text:p>2015-05-18 15:25:14,338 - test_dot2dot - test_add_n_sub_playlists_old_method - INFO - test_dot2dot : 738 - REPLACETIME for </text:p>
              </table:table-cell>
              <table:table-cell office:value-type="float" office:value="0.927191">
                <text:p>0.927191</text:p>
              </table:table-cell>
            </table:table-row>
            <table:table-row>
              <table:table-cell office:value-type="string">
                <text:p>2015-05-18 15:25:15,624 - test_dot2dot - test_add_n_sub_playlists_old_method - INFO - test_dot2dot : 738 - REPLACETIME for </text:p>
              </table:table-cell>
              <table:table-cell office:value-type="float" office:value="0.99673">
                <text:p>0.99673</text:p>
              </table:table-cell>
            </table:table-row>
            <table:table-row>
              <table:table-cell office:value-type="string">
                <text:p>2015-05-18 15:25:16,859 - test_dot2dot - test_add_n_sub_playlists_old_method - INFO - test_dot2dot : 738 - REPLACETIME for </text:p>
              </table:table-cell>
              <table:table-cell office:value-type="float" office:value="0.920858">
                <text:p>0.920858</text:p>
              </table:table-cell>
            </table:table-row>
            <table:table-row>
              <table:table-cell office:value-type="string">
                <text:p>2015-05-18 15:25:17,996 - test_dot2dot - test_add_n_sub_playlists_old_method - INFO - test_dot2dot : 738 - REPLACETIME for </text:p>
              </table:table-cell>
              <table:table-cell office:value-type="float" office:value="0.839208">
                <text:p>0.839208</text:p>
              </table:table-cell>
            </table:table-row>
            <table:table-row>
              <table:table-cell office:value-type="string">
                <text:p>2015-05-18 15:25:19,378 - test_dot2dot - test_add_n_sub_playlists_old_method - INFO - test_dot2dot : 738 - REPLACETIME for </text:p>
              </table:table-cell>
              <table:table-cell office:value-type="float" office:value="0.929725">
                <text:p>0.929725</text:p>
              </table:table-cell>
            </table:table-row>
            <table:table-row>
              <table:table-cell office:value-type="string">
                <text:p>2015-05-18 15:25:20,662 - test_dot2dot - test_add_n_sub_playlists_old_method - INFO - test_dot2dot : 738 - REPLACETIME for </text:p>
              </table:table-cell>
              <table:table-cell office:value-type="float" office:value="0.955103">
                <text:p>0.955103</text:p>
              </table:table-cell>
            </table:table-row>
            <table:table-row>
              <table:table-cell office:value-type="string">
                <text:p>2015-05-18 15:25:22,024 - test_dot2dot - test_add_n_sub_playlists_old_method - INFO - test_dot2dot : 738 - REPLACETIME for </text:p>
              </table:table-cell>
              <table:table-cell office:value-type="float" office:value="1.018235">
                <text:p>1.018235</text:p>
              </table:table-cell>
            </table:table-row>
            <table:table-row>
              <table:table-cell office:value-type="string">
                <text:p>2015-05-18 15:25:23,988 - test_dot2dot - test_add_n_sub_playlists_old_method - INFO - test_dot2dot : 738 - REPLACETIME for </text:p>
              </table:table-cell>
              <table:table-cell office:value-type="float" office:value="1.636879">
                <text:p>1.636879</text:p>
              </table:table-cell>
            </table:table-row>
            <table:table-row>
              <table:table-cell office:value-type="string">
                <text:p>2015-05-18 15:25:26,212 - test_dot2dot - test_add_n_sub_playlists_old_method - INFO - test_dot2dot : 738 - REPLACETIME for </text:p>
              </table:table-cell>
              <table:table-cell office:value-type="float" office:value="1.236606">
                <text:p>1.236606</text:p>
              </table:table-cell>
            </table:table-row>
            <table:table-row>
              <table:table-cell office:value-type="string">
                <text:p>2015-05-18 15:25:27,819 - test_dot2dot - test_add_n_sub_playlists_old_method - INFO - test_dot2dot : 738 - REPLACETIME for </text:p>
              </table:table-cell>
              <table:table-cell office:value-type="float" office:value="1.247387">
                <text:p>1.247387</text:p>
              </table:table-cell>
            </table:table-row>
            <table:table-row>
              <table:table-cell office:value-type="string">
                <text:p>2015-05-18 15:25:29,536 - test_dot2dot - test_add_n_sub_playlists_old_method - INFO - test_dot2dot : 738 - REPLACETIME for </text:p>
              </table:table-cell>
              <table:table-cell office:value-type="float" office:value="1.370398">
                <text:p>1.370398</text:p>
              </table:table-cell>
            </table:table-row>
            <table:table-row>
              <table:table-cell office:value-type="string">
                <text:p>2015-05-18 15:25:31,003 - test_dot2dot - test_add_n_sub_playlists_old_method - INFO - test_dot2dot : 738 - REPLACETIME for </text:p>
              </table:table-cell>
              <table:table-cell office:value-type="float" office:value="1.058912">
                <text:p>1.058912</text:p>
              </table:table-cell>
            </table:table-row>
            <table:table-row>
              <table:table-cell office:value-type="string">
                <text:p>2015-05-18 15:25:33,136 - test_dot2dot - test_add_n_sub_playlists_old_method - INFO - test_dot2dot : 738 - REPLACETIME for </text:p>
              </table:table-cell>
              <table:table-cell office:value-type="float" office:value="1.445108">
                <text:p>1.445108</text:p>
              </table:table-cell>
            </table:table-row>
            <table:table-row>
              <table:table-cell office:value-type="string">
                <text:p>2015-05-18 15:25:34,804 - test_dot2dot - test_add_n_sub_playlists_old_method - INFO - test_dot2dot : 738 - REPLACETIME for </text:p>
              </table:table-cell>
              <table:table-cell office:value-type="float" office:value="1.084834">
                <text:p>1.084834</text:p>
              </table:table-cell>
            </table:table-row>
            <table:table-row>
              <table:table-cell office:value-type="string">
                <text:p>2015-05-18 15:25:36,458 - test_dot2dot - test_add_n_sub_playlists_old_method - INFO - test_dot2dot : 738 - REPLACETIME for </text:p>
              </table:table-cell>
              <table:table-cell office:value-type="float" office:value="1.070625">
                <text:p>1.070625</text:p>
              </table:table-cell>
            </table:table-row>
            <table:table-row>
              <table:table-cell office:value-type="string">
                <text:p>2015-05-18 15:25:38,357 - test_dot2dot - test_add_n_sub_playlists_old_method - INFO - test_dot2dot : 738 - REPLACETIME for </text:p>
              </table:table-cell>
              <table:table-cell office:value-type="float" office:value="1.30178">
                <text:p>1.30178</text:p>
              </table:table-cell>
            </table:table-row>
            <table:table-row>
              <table:table-cell office:value-type="string">
                <text:p>2015-05-18 15:25:40,106 - test_dot2dot - test_add_n_sub_playlists_old_method - INFO - test_dot2dot : 738 - REPLACETIME for </text:p>
              </table:table-cell>
              <table:table-cell office:value-type="float" office:value="1.168248">
                <text:p>1.168248</text:p>
              </table:table-cell>
            </table:table-row>
            <table:table-row>
              <table:table-cell office:value-type="string">
                <text:p>2015-05-18 15:25:41,808 - test_dot2dot - test_add_n_sub_playlists_old_method - INFO - test_dot2dot : 738 - REPLACETIME for </text:p>
              </table:table-cell>
              <table:table-cell office:value-type="float" office:value="1.106171">
                <text:p>1.106171</text:p>
              </table:table-cell>
            </table:table-row>
            <table:table-row>
              <table:table-cell office:value-type="string">
                <text:p>2015-05-18 15:25:43,449 - test_dot2dot - test_add_n_sub_playlists_old_method - INFO - test_dot2dot : 738 - REPLACETIME for </text:p>
              </table:table-cell>
              <table:table-cell office:value-type="float" office:value="1.241197">
                <text:p>1.241197</text:p>
              </table:table-cell>
            </table:table-row>
            <table:table-row>
              <table:table-cell office:value-type="string">
                <text:p>2015-05-18 15:25:45,167 - test_dot2dot - test_add_n_sub_playlists_old_method - INFO - test_dot2dot : 738 - REPLACETIME for </text:p>
              </table:table-cell>
              <table:table-cell office:value-type="float" office:value="1.31315">
                <text:p>1.31315</text:p>
              </table:table-cell>
            </table:table-row>
            <table:table-row>
              <table:table-cell office:value-type="string">
                <text:p>2015-05-18 15:25:46,693 - test_dot2dot - test_add_n_sub_playlists_old_method - INFO - test_dot2dot : 738 - REPLACETIME for </text:p>
              </table:table-cell>
              <table:table-cell office:value-type="float" office:value="1.100011">
                <text:p>1.100011</text:p>
              </table:table-cell>
            </table:table-row>
            <table:table-row>
              <table:table-cell office:value-type="string">
                <text:p>2015-05-18 15:25:48,247 - test_dot2dot - test_add_n_sub_playlists_old_method - INFO - test_dot2dot : 738 - REPLACETIME for </text:p>
              </table:table-cell>
              <table:table-cell office:value-type="float" office:value="1.122257">
                <text:p>1.122257</text:p>
              </table:table-cell>
            </table:table-row>
            <table:table-row>
              <table:table-cell office:value-type="string">
                <text:p>2015-05-18 15:25:50,205 - test_dot2dot - test_add_n_sub_playlists_old_method - INFO - test_dot2dot : 738 - REPLACETIME for </text:p>
              </table:table-cell>
              <table:table-cell office:value-type="float" office:value="1.29604">
                <text:p>1.29604</text:p>
              </table:table-cell>
            </table:table-row>
            <table:table-row>
              <table:table-cell office:value-type="string">
                <text:p>2015-05-18 15:25:52,633 - test_dot2dot - test_add_n_sub_playlists_old_method - INFO - test_dot2dot : 738 - REPLACETIME for </text:p>
              </table:table-cell>
              <table:table-cell office:value-type="float" office:value="1.699435">
                <text:p>1.699435</text:p>
              </table:table-cell>
            </table:table-row>
            <table:table-row>
              <table:table-cell office:value-type="string">
                <text:p>2015-05-18 15:25:54,878 - test_dot2dot - test_add_n_sub_playlists_old_method - INFO - test_dot2dot : 738 - REPLACETIME for </text:p>
              </table:table-cell>
              <table:table-cell office:value-type="float" office:value="1.530154">
                <text:p>1.530154</text:p>
              </table:table-cell>
            </table:table-row>
            <table:table-row>
              <table:table-cell office:value-type="string">
                <text:p>2015-05-18 15:25:57,056 - test_dot2dot - test_add_n_sub_playlists_old_method - INFO - test_dot2dot : 738 - REPLACETIME for </text:p>
              </table:table-cell>
              <table:table-cell office:value-type="float" office:value="1.364458">
                <text:p>1.364458</text:p>
              </table:table-cell>
            </table:table-row>
            <table:table-row>
              <table:table-cell office:value-type="string">
                <text:p>2015-05-18 15:25:59,002 - test_dot2dot - test_add_n_sub_playlists_old_method - INFO - test_dot2dot : 738 - REPLACETIME for </text:p>
              </table:table-cell>
              <table:table-cell office:value-type="float" office:value="1.391416">
                <text:p>1.391416</text:p>
              </table:table-cell>
            </table:table-row>
            <table:table-row>
              <table:table-cell office:value-type="string">
                <text:p>2015-05-18 15:26:02,051 - test_dot2dot - test_add_n_sub_playlists_old_method - INFO - test_dot2dot : 738 - REPLACETIME for </text:p>
              </table:table-cell>
              <table:table-cell office:value-type="float" office:value="2.256">
                <text:p>2.256</text:p>
              </table:table-cell>
            </table:table-row>
            <table:table-row>
              <table:table-cell office:value-type="string">
                <text:p>2015-05-18 15:26:04,523 - test_dot2dot - test_add_n_sub_playlists_old_method - INFO - test_dot2dot : 738 - REPLACETIME for </text:p>
              </table:table-cell>
              <table:table-cell office:value-type="float" office:value="1.773754">
                <text:p>1.773754</text:p>
              </table:table-cell>
            </table:table-row>
            <table:table-row>
              <table:table-cell office:value-type="string">
                <text:p>2015-05-18 15:26:06,378 - test_dot2dot - test_add_n_sub_playlists_old_method - INFO - test_dot2dot : 738 - REPLACETIME for </text:p>
              </table:table-cell>
              <table:table-cell office:value-type="float" office:value="1.325191">
                <text:p>1.325191</text:p>
              </table:table-cell>
            </table:table-row>
            <table:table-row>
              <table:table-cell office:value-type="string">
                <text:p>2015-05-18 15:26:08,888 - test_dot2dot - test_add_n_sub_playlists_old_method - INFO - test_dot2dot : 738 - REPLACETIME for </text:p>
              </table:table-cell>
              <table:table-cell office:value-type="float" office:value="1.640691">
                <text:p>1.640691</text:p>
              </table:table-cell>
            </table:table-row>
            <table:table-row>
              <table:table-cell office:value-type="string">
                <text:p>2015-05-18 15:26:10,970 - test_dot2dot - test_add_n_sub_playlists_old_method - INFO - test_dot2dot : 738 - REPLACETIME for </text:p>
              </table:table-cell>
              <table:table-cell office:value-type="float" office:value="1.537136">
                <text:p>1.537136</text:p>
              </table:table-cell>
            </table:table-row>
            <table:table-row>
              <table:table-cell office:value-type="string">
                <text:p>2015-05-18 15:26:13,035 - test_dot2dot - test_add_n_sub_playlists_old_method - INFO - test_dot2dot : 738 - REPLACETIME for </text:p>
              </table:table-cell>
              <table:table-cell office:value-type="float" office:value="1.253896">
                <text:p>1.253896</text:p>
              </table:table-cell>
            </table:table-row>
            <table:table-row>
              <table:table-cell office:value-type="string">
                <text:p>2015-05-18 15:26:15,133 - test_dot2dot - test_add_n_sub_playlists_old_method - INFO - test_dot2dot : 738 - REPLACETIME for </text:p>
              </table:table-cell>
              <table:table-cell office:value-type="float" office:value="1.498231">
                <text:p>1.498231</text:p>
              </table:table-cell>
            </table:table-row>
            <table:table-row>
              <table:table-cell office:value-type="string">
                <text:p>2015-05-18 15:26:17,048 - test_dot2dot - test_add_n_sub_playlists_old_method - INFO - test_dot2dot : 738 - REPLACETIME for </text:p>
              </table:table-cell>
              <table:table-cell office:value-type="float" office:value="1.335774">
                <text:p>1.335774</text:p>
              </table:table-cell>
            </table:table-row>
            <table:table-row>
              <table:table-cell office:value-type="string">
                <text:p>2015-05-18 15:26:18,979 - test_dot2dot - test_add_n_sub_playlists_old_method - INFO - test_dot2dot : 738 - REPLACETIME for </text:p>
              </table:table-cell>
              <table:table-cell office:value-type="float" office:value="1.336519">
                <text:p>1.336519</text:p>
              </table:table-cell>
            </table:table-row>
            <table:table-row>
              <table:table-cell office:value-type="string">
                <text:p>2015-05-18 15:26:21,056 - test_dot2dot - test_add_n_sub_playlists_old_method - INFO - test_dot2dot : 738 - REPLACETIME for </text:p>
              </table:table-cell>
              <table:table-cell office:value-type="float" office:value="1.445168">
                <text:p>1.445168</text:p>
              </table:table-cell>
            </table:table-row>
            <table:table-row>
              <table:table-cell office:value-type="string">
                <text:p>2015-05-18 15:26:23,346 - test_dot2dot - test_add_n_sub_playlists_old_method - INFO - test_dot2dot : 738 - REPLACETIME for </text:p>
              </table:table-cell>
              <table:table-cell office:value-type="float" office:value="1.664036">
                <text:p>1.664036</text:p>
              </table:table-cell>
            </table:table-row>
            <table:table-row>
              <table:table-cell office:value-type="string">
                <text:p>2015-05-18 15:26:25,490 - test_dot2dot - test_add_n_sub_playlists_old_method - INFO - test_dot2dot : 738 - REPLACETIME for </text:p>
              </table:table-cell>
              <table:table-cell office:value-type="float" office:value="1.498288">
                <text:p>1.498288</text:p>
              </table:table-cell>
            </table:table-row>
            <table:table-row>
              <table:table-cell office:value-type="string">
                <text:p>2015-05-18 15:26:30,357 - test_dot2dot - test_add_n_sub_playlists_old_method - INFO - test_dot2dot : 738 - REPLACETIME for </text:p>
              </table:table-cell>
              <table:table-cell office:value-type="float" office:value="3.854222">
                <text:p>3.854222</text:p>
              </table:table-cell>
            </table:table-row>
            <table:table-row>
              <table:table-cell office:value-type="string">
                <text:p>2015-05-18 15:26:32,967 - test_dot2dot - test_add_n_sub_playlists_old_method - INFO - test_dot2dot : 738 - REPLACETIME for </text:p>
              </table:table-cell>
              <table:table-cell office:value-type="float" office:value="1.629397">
                <text:p>1.629397</text:p>
              </table:table-cell>
            </table:table-row>
            <table:table-row>
              <table:table-cell office:value-type="string">
                <text:p>2015-05-18 15:26:35,536 - test_dot2dot - test_add_n_sub_playlists_old_method - INFO - test_dot2dot : 738 - REPLACETIME for </text:p>
              </table:table-cell>
              <table:table-cell office:value-type="float" office:value="1.567602">
                <text:p>1.567602</text:p>
              </table:table-cell>
            </table:table-row>
            <table:table-row>
              <table:table-cell office:value-type="string">
                <text:p>2015-05-18 15:26:38,070 - test_dot2dot - test_add_n_sub_playlists_old_method - INFO - test_dot2dot : 738 - REPLACETIME for </text:p>
              </table:table-cell>
              <table:table-cell office:value-type="float" office:value="1.568427">
                <text:p>1.568427</text:p>
              </table:table-cell>
            </table:table-row>
            <table:table-row>
              <table:table-cell office:value-type="string">
                <text:p>2015-05-18 15:26:40,898 - test_dot2dot - test_add_n_sub_playlists_old_method - INFO - test_dot2dot : 738 - REPLACETIME for </text:p>
              </table:table-cell>
              <table:table-cell office:value-type="float" office:value="1.766107">
                <text:p>1.766107</text:p>
              </table:table-cell>
            </table:table-row>
            <table:table-row>
              <table:table-cell office:value-type="string">
                <text:p>2015-05-18 15:26:43,363 - test_dot2dot - test_add_n_sub_playlists_old_method - INFO - test_dot2dot : 738 - REPLACETIME for </text:p>
              </table:table-cell>
              <table:table-cell office:value-type="float" office:value="1.704749">
                <text:p>1.704749</text:p>
              </table:table-cell>
            </table:table-row>
            <table:table-row>
              <table:table-cell office:value-type="string">
                <text:p>2015-05-18 15:26:45,654 - test_dot2dot - test_add_n_sub_playlists_old_method - INFO - test_dot2dot : 738 - REPLACETIME for </text:p>
              </table:table-cell>
              <table:table-cell office:value-type="float" office:value="1.571505">
                <text:p>1.571505</text:p>
              </table:table-cell>
            </table:table-row>
            <table:table-row>
              <table:table-cell office:value-type="string">
                <text:p>2015-05-18 15:26:47,977 - test_dot2dot - test_add_n_sub_playlists_old_method - INFO - test_dot2dot : 738 - REPLACETIME for </text:p>
              </table:table-cell>
              <table:table-cell office:value-type="float" office:value="1.588995">
                <text:p>1.588995</text:p>
              </table:table-cell>
            </table:table-row>
            <table:table-row>
              <table:table-cell office:value-type="string">
                <text:p>2015-05-18 15:26:50,392 - test_dot2dot - test_add_n_sub_playlists_old_method - INFO - test_dot2dot : 738 - REPLACETIME for </text:p>
              </table:table-cell>
              <table:table-cell office:value-type="float" office:value="1.563882">
                <text:p>1.563882</text:p>
              </table:table-cell>
            </table:table-row>
            <table:table-row>
              <table:table-cell office:value-type="string">
                <text:p>2015-05-18 15:26:52,905 - test_dot2dot - test_add_n_sub_playlists_old_method - INFO - test_dot2dot : 738 - REPLACETIME for </text:p>
              </table:table-cell>
              <table:table-cell office:value-type="float" office:value="1.746922">
                <text:p>1.746922</text:p>
              </table:table-cell>
            </table:table-row>
            <table:table-row>
              <table:table-cell office:value-type="string">
                <text:p>2015-05-18 15:26:55,727 - test_dot2dot - test_add_n_sub_playlists_old_method - INFO - test_dot2dot : 738 - REPLACETIME for </text:p>
              </table:table-cell>
              <table:table-cell office:value-type="float" office:value="1.686726">
                <text:p>1.686726</text:p>
              </table:table-cell>
            </table:table-row>
            <table:table-row>
              <table:table-cell office:value-type="string">
                <text:p>2015-05-18 15:26:58,463 - test_dot2dot - test_add_n_sub_playlists_old_method - INFO - test_dot2dot : 738 - REPLACETIME for </text:p>
              </table:table-cell>
              <table:table-cell office:value-type="float" office:value="1.907174">
                <text:p>1.907174</text:p>
              </table:table-cell>
            </table:table-row>
            <table:table-row>
              <table:table-cell office:value-type="string">
                <text:p>2015-05-18 15:27:01,049 - test_dot2dot - test_add_n_sub_playlists_old_method - INFO - test_dot2dot : 738 - REPLACETIME for </text:p>
              </table:table-cell>
              <table:table-cell office:value-type="float" office:value="1.722149">
                <text:p>1.722149</text:p>
              </table:table-cell>
            </table:table-row>
            <table:table-row>
              <table:table-cell office:value-type="string">
                <text:p>2015-05-18 15:27:04,813 - test_dot2dot - test_add_n_sub_playlists_old_method - INFO - test_dot2dot : 738 - REPLACETIME for </text:p>
              </table:table-cell>
              <table:table-cell office:value-type="float" office:value="2.90705">
                <text:p>2.90705</text:p>
              </table:table-cell>
            </table:table-row>
            <table:table-row>
              <table:table-cell office:value-type="string">
                <text:p>2015-05-18 15:27:08,333 - test_dot2dot - test_add_n_sub_playlists_old_method - INFO - test_dot2dot : 738 - REPLACETIME for </text:p>
              </table:table-cell>
              <table:table-cell office:value-type="float" office:value="2.684092">
                <text:p>2.684092</text:p>
              </table:table-cell>
            </table:table-row>
            <table:table-row>
              <table:table-cell office:value-type="string">
                <text:p>2015-05-18 15:27:11,011 - test_dot2dot - test_add_n_sub_playlists_old_method - INFO - test_dot2dot : 738 - REPLACETIME for </text:p>
              </table:table-cell>
              <table:table-cell office:value-type="float" office:value="1.828602">
                <text:p>1.828602</text:p>
              </table:table-cell>
            </table:table-row>
            <table:table-row>
              <table:table-cell office:value-type="string">
                <text:p>2015-05-18 15:27:14,995 - test_dot2dot - test_add_n_sub_playlists_old_method - INFO - test_dot2dot : 738 - REPLACETIME for </text:p>
              </table:table-cell>
              <table:table-cell office:value-type="float" office:value="2.74826">
                <text:p>2.74826</text:p>
              </table:table-cell>
            </table:table-row>
            <table:table-row>
              <table:table-cell office:value-type="string">
                <text:p>2015-05-18 15:27:18,480 - test_dot2dot - test_add_n_sub_playlists_old_method - INFO - test_dot2dot : 738 - REPLACETIME for </text:p>
              </table:table-cell>
              <table:table-cell office:value-type="float" office:value="2.618304">
                <text:p>2.618304</text:p>
              </table:table-cell>
            </table:table-row>
            <table:table-row>
              <table:table-cell office:value-type="string">
                <text:p>2015-05-18 15:27:22,748 - test_dot2dot - test_add_n_sub_playlists_old_method - INFO - test_dot2dot : 738 - REPLACETIME for </text:p>
              </table:table-cell>
              <table:table-cell office:value-type="float" office:value="2.896727">
                <text:p>2.896727</text:p>
              </table:table-cell>
            </table:table-row>
            <table:table-row>
              <table:table-cell office:value-type="string">
                <text:p>2015-05-18 15:27:26,346 - test_dot2dot - test_add_n_sub_playlists_old_method - INFO - test_dot2dot : 738 - REPLACETIME for </text:p>
              </table:table-cell>
              <table:table-cell office:value-type="float" office:value="2.694227">
                <text:p>2.694227</text:p>
              </table:table-cell>
            </table:table-row>
            <table:table-row>
              <table:table-cell office:value-type="string">
                <text:p>2015-05-18 15:27:30,381 - test_dot2dot - test_add_n_sub_playlists_old_method - INFO - test_dot2dot : 738 - REPLACETIME for </text:p>
              </table:table-cell>
              <table:table-cell office:value-type="float" office:value="2.715553">
                <text:p>2.715553</text:p>
              </table:table-cell>
            </table:table-row>
            <table:table-row>
              <table:table-cell office:value-type="string">
                <text:p>2015-05-18 15:27:34,207 - test_dot2dot - test_add_n_sub_playlists_old_method - INFO - test_dot2dot : 738 - REPLACETIME for </text:p>
              </table:table-cell>
              <table:table-cell office:value-type="float" office:value="2.838003">
                <text:p>2.838003</text:p>
              </table:table-cell>
            </table:table-row>
            <table:table-row>
              <table:table-cell office:value-type="string">
                <text:p>2015-05-18 15:27:38,474 - test_dot2dot - test_add_n_sub_playlists_old_method - INFO - test_dot2dot : 738 - REPLACETIME for </text:p>
              </table:table-cell>
              <table:table-cell office:value-type="float" office:value="2.757341">
                <text:p>2.757341</text:p>
              </table:table-cell>
            </table:table-row>
            <table:table-row>
              <table:table-cell office:value-type="string">
                <text:p>2015-05-18 15:27:42,767 - test_dot2dot - test_add_n_sub_playlists_old_method - INFO - test_dot2dot : 738 - REPLACETIME for </text:p>
              </table:table-cell>
              <table:table-cell office:value-type="float" office:value="3.340531">
                <text:p>3.340531</text:p>
              </table:table-cell>
            </table:table-row>
            <table:table-row>
              <table:table-cell office:value-type="string">
                <text:p>2015-05-18 15:27:47,232 - test_dot2dot - test_add_n_sub_playlists_old_method - INFO - test_dot2dot : 738 - REPLACETIME for </text:p>
              </table:table-cell>
              <table:table-cell office:value-type="float" office:value="3.070492">
                <text:p>3.070492</text:p>
              </table:table-cell>
            </table:table-row>
            <table:table-row>
              <table:table-cell office:value-type="string">
                <text:p>2015-05-18 15:27:51,391 - test_dot2dot - test_add_n_sub_playlists_old_method - INFO - test_dot2dot : 738 - REPLACETIME for </text:p>
              </table:table-cell>
              <table:table-cell office:value-type="float" office:value="2.947967">
                <text:p>2.947967</text:p>
              </table:table-cell>
            </table:table-row>
            <table:table-row>
              <table:table-cell office:value-type="string">
                <text:p>2015-05-18 15:27:55,958 - test_dot2dot - test_add_n_sub_playlists_old_method - INFO - test_dot2dot : 738 - REPLACETIME for </text:p>
              </table:table-cell>
              <table:table-cell office:value-type="float" office:value="3.066557">
                <text:p>3.066557</text:p>
              </table:table-cell>
            </table:table-row>
            <table:table-row>
              <table:table-cell office:value-type="string">
                <text:p>2015-05-18 15:27:59,930 - test_dot2dot - test_add_n_sub_playlists_old_method - INFO - test_dot2dot : 738 - REPLACETIME for </text:p>
              </table:table-cell>
              <table:table-cell office:value-type="float" office:value="2.95137">
                <text:p>2.95137</text:p>
              </table:table-cell>
            </table:table-row>
            <table:table-row>
              <table:table-cell office:value-type="string">
                <text:p>2015-05-18 15:28:03,931 - test_dot2dot - test_add_n_sub_playlists_old_method - INFO - test_dot2dot : 738 - REPLACETIME for </text:p>
              </table:table-cell>
              <table:table-cell office:value-type="float" office:value="2.960795">
                <text:p>2.960795</text:p>
              </table:table-cell>
            </table:table-row>
            <table:table-row>
              <table:table-cell office:value-type="string">
                <text:p>2015-05-18 15:28:08,105 - test_dot2dot - test_add_n_sub_playlists_old_method - INFO - test_dot2dot : 738 - REPLACETIME for </text:p>
              </table:table-cell>
              <table:table-cell office:value-type="float" office:value="3.027398">
                <text:p>3.027398</text:p>
              </table:table-cell>
            </table:table-row>
            <table:table-row>
              <table:table-cell office:value-type="string">
                <text:p>2015-05-18 15:28:11,730 - test_dot2dot - test_add_n_sub_playlists_old_method - INFO - test_dot2dot : 738 - REPLACETIME for </text:p>
              </table:table-cell>
              <table:table-cell office:value-type="float" office:value="2.354545">
                <text:p>2.354545</text:p>
              </table:table-cell>
            </table:table-row>
            <table:table-row>
              <table:table-cell office:value-type="string">
                <text:p>2015-05-18 15:28:16,445 - test_dot2dot - test_add_n_sub_playlists_old_method - INFO - test_dot2dot : 738 - REPLACETIME for </text:p>
              </table:table-cell>
              <table:table-cell office:value-type="float" office:value="3.087201">
                <text:p>3.087201</text:p>
              </table:table-cell>
            </table:table-row>
            <table:table-row>
              <table:table-cell office:value-type="string">
                <text:p>2015-05-18 15:28:19,720 - test_dot2dot - test_add_n_sub_playlists_old_method - INFO - test_dot2dot : 738 - REPLACETIME for </text:p>
              </table:table-cell>
              <table:table-cell office:value-type="float" office:value="2.144043">
                <text:p>2.144043</text:p>
              </table:table-cell>
            </table:table-row>
            <table:table-row>
              <table:table-cell office:value-type="string">
                <text:p>2015-05-18 15:28:25,022 - test_dot2dot - test_add_n_sub_playlists_old_method - INFO - test_dot2dot : 738 - REPLACETIME for </text:p>
              </table:table-cell>
              <table:table-cell office:value-type="float" office:value="3.728334">
                <text:p>3.728334</text:p>
              </table:table-cell>
            </table:table-row>
            <table:table-row>
              <table:table-cell office:value-type="string">
                <text:p>2015-05-18 15:28:28,673 - test_dot2dot - test_add_n_sub_playlists_old_method - INFO - test_dot2dot : 738 - REPLACETIME for </text:p>
              </table:table-cell>
              <table:table-cell office:value-type="float" office:value="2.215818">
                <text:p>2.215818</text:p>
              </table:table-cell>
            </table:table-row>
            <table:table-row>
              <table:table-cell office:value-type="string">
                <text:p>2015-05-18 15:28:33,497 - test_dot2dot - test_add_n_sub_playlists_old_method - INFO - test_dot2dot : 738 - REPLACETIME for </text:p>
              </table:table-cell>
              <table:table-cell office:value-type="float" office:value="3.205607">
                <text:p>3.205607</text:p>
              </table:table-cell>
            </table:table-row>
            <table:table-row>
              <table:table-cell office:value-type="string">
                <text:p>2015-05-18 15:28:37,068 - test_dot2dot - test_add_n_sub_playlists_old_method - INFO - test_dot2dot : 738 - REPLACETIME for </text:p>
              </table:table-cell>
              <table:table-cell office:value-type="float" office:value="2.250561">
                <text:p>2.250561</text:p>
              </table:table-cell>
            </table:table-row>
            <table:table-row>
              <table:table-cell office:value-type="string">
                <text:p>2015-05-18 15:28:42,207 - test_dot2dot - test_add_n_sub_playlists_old_method - INFO - test_dot2dot : 738 - REPLACETIME for </text:p>
              </table:table-cell>
              <table:table-cell office:value-type="float" office:value="3.368606">
                <text:p>3.368606</text:p>
              </table:table-cell>
            </table:table-row>
            <table:table-row>
              <table:table-cell office:value-type="string">
                <text:p>2015-05-18 15:28:46,017 - test_dot2dot - test_add_n_sub_playlists_old_method - INFO - test_dot2dot : 738 - REPLACETIME for </text:p>
              </table:table-cell>
              <table:table-cell office:value-type="float" office:value="2.320079">
                <text:p>2.320079</text:p>
              </table:table-cell>
            </table:table-row>
            <table:table-row>
              <table:table-cell office:value-type="string">
                <text:p>2015-05-18 15:28:51,036 - test_dot2dot - test_add_n_sub_playlists_old_method - INFO - test_dot2dot : 738 - REPLACETIME for </text:p>
              </table:table-cell>
              <table:table-cell office:value-type="float" office:value="3.315581">
                <text:p>3.315581</text:p>
              </table:table-cell>
            </table:table-row>
            <table:table-row>
              <table:table-cell office:value-type="string">
                <text:p>2015-05-18 15:28:54,622 - test_dot2dot - test_add_n_sub_playlists_old_method - INFO - test_dot2dot : 738 - REPLACETIME for </text:p>
              </table:table-cell>
              <table:table-cell office:value-type="float" office:value="2.338548">
                <text:p>2.338548</text:p>
              </table:table-cell>
            </table:table-row>
            <table:table-row>
              <table:table-cell office:value-type="string">
                <text:p>2015-05-18 15:28:59,893 - test_dot2dot - test_add_n_sub_playlists_old_method - INFO - test_dot2dot : 738 - REPLACETIME for </text:p>
              </table:table-cell>
              <table:table-cell office:value-type="float" office:value="3.430687">
                <text:p>3.430687</text:p>
              </table:table-cell>
            </table:table-row>
            <table:table-row>
              <table:table-cell office:value-type="string">
                <text:p>2015-05-18 15:29:04,719 - test_dot2dot - test_add_n_sub_playlists_old_method - INFO - test_dot2dot : 738 - REPLACETIME for </text:p>
              </table:table-cell>
              <table:table-cell office:value-type="float" office:value="3.463858">
                <text:p>3.463858</text:p>
              </table:table-cell>
            </table:table-row>
            <table:table-row>
              <table:table-cell office:value-type="string">
                <text:p>2015-05-18 15:29:08,706 - test_dot2dot - test_add_n_sub_playlists_old_method - INFO - test_dot2dot : 738 - REPLACETIME for </text:p>
              </table:table-cell>
              <table:table-cell office:value-type="float" office:value="2.619471">
                <text:p>2.619471</text:p>
              </table:table-cell>
            </table:table-row>
            <table:table-row>
              <table:table-cell office:value-type="string">
                <text:p>2015-05-18 15:29:14,056 - test_dot2dot - test_add_n_sub_playlists_old_method - INFO - test_dot2dot : 738 - REPLACETIME for </text:p>
              </table:table-cell>
              <table:table-cell office:value-type="float" office:value="3.823635">
                <text:p>3.823635</text:p>
              </table:table-cell>
            </table:table-row>
            <table:table-row>
              <table:table-cell office:value-type="string">
                <text:p>2015-05-18 15:29:19,488 - test_dot2dot - test_add_n_sub_playlists_old_method - INFO - test_dot2dot : 738 - REPLACETIME for </text:p>
              </table:table-cell>
              <table:table-cell office:value-type="float" office:value="4.05529">
                <text:p>4.05529</text:p>
              </table:table-cell>
            </table:table-row>
            <table:table-row>
              <table:table-cell office:value-type="string">
                <text:p>2015-05-18 15:29:25,469 - test_dot2dot - test_add_n_sub_playlists_old_method - INFO - test_dot2dot : 738 - REPLACETIME for </text:p>
              </table:table-cell>
              <table:table-cell office:value-type="float" office:value="4.432386">
                <text:p>4.432386</text:p>
              </table:table-cell>
            </table:table-row>
            <table:table-row>
              <table:table-cell office:value-type="string">
                <text:p>2015-05-18 15:29:30,652 - test_dot2dot - test_add_n_sub_playlists_old_method - INFO - test_dot2dot : 738 - REPLACETIME for </text:p>
              </table:table-cell>
              <table:table-cell office:value-type="float" office:value="3.79286">
                <text:p>3.79286</text:p>
              </table:table-cell>
            </table:table-row>
            <table:table-row>
              <table:table-cell office:value-type="string">
                <text:p>2015-05-18 15:29:35,718 - test_dot2dot - test_add_n_sub_playlists_old_method - INFO - test_dot2dot : 738 - REPLACETIME for </text:p>
              </table:table-cell>
              <table:table-cell office:value-type="float" office:value="3.624975">
                <text:p>3.624975</text:p>
              </table:table-cell>
            </table:table-row>
            <table:table-row>
              <table:table-cell office:value-type="string">
                <text:p>2015-05-18 15:29:40,886 - test_dot2dot - test_add_n_sub_playlists_old_method - INFO - test_dot2dot : 738 - REPLACETIME for </text:p>
              </table:table-cell>
              <table:table-cell office:value-type="float" office:value="3.654149">
                <text:p>3.654149</text:p>
              </table:table-cell>
            </table:table-row>
            <table:table-row>
              <table:table-cell office:value-type="string">
                <text:p>2015-05-18 15:29:46,120 - test_dot2dot - test_add_n_sub_playlists_old_method - INFO - test_dot2dot : 738 - REPLACETIME for </text:p>
              </table:table-cell>
              <table:table-cell office:value-type="float" office:value="3.811914">
                <text:p>3.811914</text:p>
              </table:table-cell>
            </table:table-row>
            <table:table-row>
              <table:table-cell office:value-type="string">
                <text:p>2015-05-18 15:29:50,217 - test_dot2dot - test_add_n_sub_playlists_old_method - INFO - test_dot2dot : 738 - REPLACETIME for </text:p>
              </table:table-cell>
              <table:table-cell office:value-type="float" office:value="2.636967">
                <text:p>2.636967</text:p>
              </table:table-cell>
            </table:table-row>
            <table:table-row>
              <table:table-cell office:value-type="string">
                <text:p>2015-05-18 15:29:55,105 - test_dot2dot - test_add_n_sub_playlists_old_method - INFO - test_dot2dot : 738 - REPLACETIME for </text:p>
              </table:table-cell>
              <table:table-cell office:value-type="float" office:value="2.691336">
                <text:p>2.691336</text:p>
              </table:table-cell>
            </table:table-row>
            <table:table-row>
              <table:table-cell office:value-type="string">
                <text:p>2015-05-18 15:30:00,005 - test_dot2dot - test_add_n_sub_playlists_old_method - INFO - test_dot2dot : 738 - REPLACETIME for </text:p>
              </table:table-cell>
              <table:table-cell office:value-type="float" office:value="2.637433">
                <text:p>2.637433</text:p>
              </table:table-cell>
            </table:table-row>
            <table:table-row>
              <table:table-cell office:value-type="string">
                <text:p>2015-05-18 15:30:04,800 - test_dot2dot - test_add_n_sub_playlists_old_method - INFO - test_dot2dot : 738 - REPLACETIME for </text:p>
              </table:table-cell>
              <table:table-cell office:value-type="float" office:value="2.682337">
                <text:p>2.682337</text:p>
              </table:table-cell>
            </table:table-row>
            <table:table-row>
              <table:table-cell office:value-type="string">
                <text:p>2015-05-18 15:30:09,660 - test_dot2dot - test_add_n_sub_playlists_old_method - INFO - test_dot2dot : 738 - REPLACETIME for </text:p>
              </table:table-cell>
              <table:table-cell office:value-type="float" office:value="2.723811">
                <text:p>2.723811</text:p>
              </table:table-cell>
            </table:table-row>
            <table:table-row>
              <table:table-cell office:value-type="string">
                <text:p>2015-05-18 15:30:14,438 - test_dot2dot - test_add_n_sub_playlists_old_method - INFO - test_dot2dot : 738 - REPLACETIME for </text:p>
              </table:table-cell>
              <table:table-cell office:value-type="float" office:value="2.773064">
                <text:p>2.773064</text:p>
              </table:table-cell>
            </table:table-row>
            <table:table-row>
              <table:table-cell office:value-type="string">
                <text:p>2015-05-18 15:30:18,918 - test_dot2dot - test_add_n_sub_playlists_old_method - INFO - test_dot2dot : 738 - REPLACETIME for </text:p>
              </table:table-cell>
              <table:table-cell office:value-type="float" office:value="2.741886">
                <text:p>2.741886</text:p>
              </table:table-cell>
            </table:table-row>
            <table:table-row>
              <table:table-cell office:value-type="string">
                <text:p>2015-05-18 15:30:23,953 - test_dot2dot - test_add_n_sub_playlists_old_method - INFO - test_dot2dot : 738 - REPLACETIME for </text:p>
              </table:table-cell>
              <table:table-cell office:value-type="float" office:value="3.300825">
                <text:p>3.300825</text:p>
              </table:table-cell>
            </table:table-row>
            <table:table-row>
              <table:table-cell office:value-type="string">
                <text:p>2015-05-18 15:30:29,220 - test_dot2dot - test_add_n_sub_playlists_old_method - INFO - test_dot2dot : 738 - REPLACETIME for </text:p>
              </table:table-cell>
              <table:table-cell office:value-type="float" office:value="2.947632">
                <text:p>2.947632</text:p>
              </table:table-cell>
            </table:table-row>
            <table:table-row>
              <table:table-cell office:value-type="string">
                <text:p>2015-05-18 15:30:34,103 - test_dot2dot - test_add_n_sub_playlists_old_method - INFO - test_dot2dot : 738 - REPLACETIME for </text:p>
              </table:table-cell>
              <table:table-cell office:value-type="float" office:value="3.037203">
                <text:p>3.037203</text:p>
              </table:table-cell>
            </table:table-row>
            <table:table-row>
              <table:table-cell office:value-type="string">
                <text:p>2015-05-18 15:30:39,585 - test_dot2dot - test_add_n_sub_playlists_old_method - INFO - test_dot2dot : 738 - REPLACETIME for </text:p>
              </table:table-cell>
              <table:table-cell office:value-type="float" office:value="2.90159">
                <text:p>2.90159</text:p>
              </table:table-cell>
            </table:table-row>
            <table:table-row>
              <table:table-cell office:value-type="string">
                <text:p>2015-05-18 15:30:44,495 - test_dot2dot - test_add_n_sub_playlists_old_method - INFO - test_dot2dot : 738 - REPLACETIME for </text:p>
              </table:table-cell>
              <table:table-cell office:value-type="float" office:value="2.851743">
                <text:p>2.851743</text:p>
              </table:table-cell>
            </table:table-row>
            <table:table-row>
              <table:table-cell office:value-type="string">
                <text:p>2015-05-18 15:30:49,700 - test_dot2dot - test_add_n_sub_playlists_old_method - INFO - test_dot2dot : 738 - REPLACETIME for </text:p>
              </table:table-cell>
              <table:table-cell office:value-type="float" office:value="2.949951">
                <text:p>2.949951</text:p>
              </table:table-cell>
            </table:table-row>
            <table:table-row>
              <table:table-cell office:value-type="string">
                <text:p>2015-05-18 15:30:54,919 - test_dot2dot - test_add_n_sub_playlists_old_method - INFO - test_dot2dot : 738 - REPLACETIME for </text:p>
              </table:table-cell>
              <table:table-cell office:value-type="float" office:value="2.928387">
                <text:p>2.928387</text:p>
              </table:table-cell>
            </table:table-row>
            <table:table-row>
              <table:table-cell office:value-type="string">
                <text:p>2015-05-18 15:30:59,668 - test_dot2dot - test_add_n_sub_playlists_old_method - INFO - test_dot2dot : 738 - REPLACETIME for </text:p>
              </table:table-cell>
              <table:table-cell office:value-type="float" office:value="2.946702">
                <text:p>2.946702</text:p>
              </table:table-cell>
            </table:table-row>
            <table:table-row>
              <table:table-cell office:value-type="string">
                <text:p>2015-05-18 15:31:04,518 - test_dot2dot - test_add_n_sub_playlists_old_method - INFO - test_dot2dot : 738 - REPLACETIME for </text:p>
              </table:table-cell>
              <table:table-cell office:value-type="float" office:value="2.960815">
                <text:p>2.960815</text:p>
              </table:table-cell>
            </table:table-row>
            <table:table-row>
              <table:table-cell office:value-type="string">
                <text:p>2015-05-18 15:31:09,911 - test_dot2dot - test_add_n_sub_playlists_old_method - INFO - test_dot2dot : 738 - REPLACETIME for </text:p>
              </table:table-cell>
              <table:table-cell office:value-type="float" office:value="3.139268">
                <text:p>3.139268</text:p>
              </table:table-cell>
            </table:table-row>
            <table:table-row>
              <table:table-cell office:value-type="string">
                <text:p>2015-05-18 15:31:15,494 - test_dot2dot - test_add_n_sub_playlists_old_method - INFO - test_dot2dot : 738 - REPLACETIME for </text:p>
              </table:table-cell>
              <table:table-cell office:value-type="float" office:value="3.061542">
                <text:p>3.061542</text:p>
              </table:table-cell>
            </table:table-row>
            <table:table-row>
              <table:table-cell office:value-type="string">
                <text:p>2015-05-18 15:31:20,393 - test_dot2dot - test_add_n_sub_playlists_old_method - INFO - test_dot2dot : 738 - REPLACETIME for </text:p>
              </table:table-cell>
              <table:table-cell office:value-type="float" office:value="3.082265">
                <text:p>3.082265</text:p>
              </table:table-cell>
            </table:table-row>
            <table:table-row>
              <table:table-cell office:value-type="string">
                <text:p>2015-05-18 15:31:26,234 - test_dot2dot - test_add_n_sub_playlists_old_method - INFO - test_dot2dot : 738 - REPLACETIME for </text:p>
              </table:table-cell>
              <table:table-cell office:value-type="float" office:value="3.614608">
                <text:p>3.614608</text:p>
              </table:table-cell>
            </table:table-row>
            <table:table-row>
              <table:table-cell office:value-type="string">
                <text:p>2015-05-18 15:31:32,169 - test_dot2dot - test_add_n_sub_playlists_old_method - INFO - test_dot2dot : 738 - REPLACETIME for </text:p>
              </table:table-cell>
              <table:table-cell office:value-type="float" office:value="3.279013">
                <text:p>3.279013</text:p>
              </table:table-cell>
            </table:table-row>
            <table:table-row>
              <table:table-cell office:value-type="string">
                <text:p>2015-05-18 15:31:37,220 - test_dot2dot - test_add_n_sub_playlists_old_method - INFO - test_dot2dot : 738 - REPLACETIME for </text:p>
              </table:table-cell>
              <table:table-cell office:value-type="float" office:value="3.124518">
                <text:p>3.124518</text:p>
              </table:table-cell>
            </table:table-row>
            <table:table-row>
              <table:table-cell office:value-type="string">
                <text:p>2015-05-18 15:31:42,367 - test_dot2dot - test_add_n_sub_playlists_old_method - INFO - test_dot2dot : 738 - REPLACETIME for </text:p>
              </table:table-cell>
              <table:table-cell office:value-type="float" office:value="3.237631">
                <text:p>3.237631</text:p>
              </table:table-cell>
            </table:table-row>
            <table:table-row>
              <table:table-cell office:value-type="string">
                <text:p>2015-05-18 15:31:47,747 - test_dot2dot - test_add_n_sub_playlists_old_method - INFO - test_dot2dot : 738 - REPLACETIME for </text:p>
              </table:table-cell>
              <table:table-cell office:value-type="float" office:value="3.169526">
                <text:p>3.169526</text:p>
              </table:table-cell>
            </table:table-row>
            <table:table-row>
              <table:table-cell office:value-type="string">
                <text:p>2015-05-18 15:31:53,716 - test_dot2dot - test_add_n_sub_playlists_old_method - INFO - test_dot2dot : 738 - REPLACETIME for </text:p>
              </table:table-cell>
              <table:table-cell office:value-type="float" office:value="3.246074">
                <text:p>3.246074</text:p>
              </table:table-cell>
            </table:table-row>
            <table:table-row>
              <table:table-cell office:value-type="string">
                <text:p>2015-05-18 15:31:59,070 - test_dot2dot - test_add_n_sub_playlists_old_method - INFO - test_dot2dot : 738 - REPLACETIME for </text:p>
              </table:table-cell>
              <table:table-cell office:value-type="float" office:value="3.372949">
                <text:p>3.372949</text:p>
              </table:table-cell>
            </table:table-row>
            <table:table-row>
              <table:table-cell office:value-type="string">
                <text:p>2015-05-18 15:32:04,323 - test_dot2dot - test_add_n_sub_playlists_old_method - INFO - test_dot2dot : 738 - REPLACETIME for </text:p>
              </table:table-cell>
              <table:table-cell office:value-type="float" office:value="3.253445">
                <text:p>3.253445</text:p>
              </table:table-cell>
            </table:table-row>
            <table:table-row>
              <table:table-cell office:value-type="string">
                <text:p>2015-05-18 15:32:10,410 - test_dot2dot - test_add_n_sub_playlists_old_method - INFO - test_dot2dot : 738 - REPLACETIME for </text:p>
              </table:table-cell>
              <table:table-cell office:value-type="float" office:value="3.326828">
                <text:p>3.326828</text:p>
              </table:table-cell>
            </table:table-row>
            <table:table-row>
              <table:table-cell office:value-type="string">
                <text:p>2015-05-18 15:32:15,951 - test_dot2dot - test_add_n_sub_playlists_old_method - INFO - test_dot2dot : 738 - REPLACETIME for </text:p>
              </table:table-cell>
              <table:table-cell office:value-type="float" office:value="3.33191">
                <text:p>3.33191</text:p>
              </table:table-cell>
            </table:table-row>
            <table:table-row>
              <table:table-cell office:value-type="string">
                <text:p>2015-05-18 15:32:21,617 - test_dot2dot - test_add_n_sub_playlists_old_method - INFO - test_dot2dot : 738 - REPLACETIME for </text:p>
              </table:table-cell>
              <table:table-cell office:value-type="float" office:value="3.502407">
                <text:p>3.502407</text:p>
              </table:table-cell>
            </table:table-row>
            <table:table-row>
              <table:table-cell office:value-type="string">
                <text:p>2015-05-18 15:32:27,994 - test_dot2dot - test_add_n_sub_playlists_old_method - INFO - test_dot2dot : 738 - REPLACETIME for </text:p>
              </table:table-cell>
              <table:table-cell office:value-type="float" office:value="3.524781">
                <text:p>3.524781</text:p>
              </table:table-cell>
            </table:table-row>
            <table:table-row>
              <table:table-cell office:value-type="string">
                <text:p>2015-05-18 15:32:34,343 - test_dot2dot - test_add_n_sub_playlists_old_method - INFO - test_dot2dot : 738 - REPLACETIME for </text:p>
              </table:table-cell>
              <table:table-cell office:value-type="float" office:value="3.457554">
                <text:p>3.457554</text:p>
              </table:table-cell>
            </table:table-row>
            <table:table-row>
              <table:table-cell office:value-type="string">
                <text:p>2015-05-18 15:32:39,963 - test_dot2dot - test_add_n_sub_playlists_old_method - INFO - test_dot2dot : 738 - REPLACETIME for </text:p>
              </table:table-cell>
              <table:table-cell office:value-type="float" office:value="3.442885">
                <text:p>3.442885</text:p>
              </table:table-cell>
            </table:table-row>
            <table:table-row>
              <table:table-cell office:value-type="string">
                <text:p>2015-05-18 15:32:45,620 - test_dot2dot - test_add_n_sub_playlists_old_method - INFO - test_dot2dot : 738 - REPLACETIME for </text:p>
              </table:table-cell>
              <table:table-cell office:value-type="float" office:value="3.510523">
                <text:p>3.510523</text:p>
              </table:table-cell>
            </table:table-row>
            <table:table-row>
              <table:table-cell office:value-type="string">
                <text:p>2015-05-18 15:32:51,891 - test_dot2dot - test_add_n_sub_playlists_old_method - INFO - test_dot2dot : 738 - REPLACETIME for </text:p>
              </table:table-cell>
              <table:table-cell office:value-type="float" office:value="3.479811">
                <text:p>3.479811</text:p>
              </table:table-cell>
            </table:table-row>
            <table:table-row>
              <table:table-cell office:value-type="string">
                <text:p>2015-05-18 15:32:58,241 - test_dot2dot - test_add_n_sub_playlists_old_method - INFO - test_dot2dot : 738 - REPLACETIME for </text:p>
              </table:table-cell>
              <table:table-cell office:value-type="float" office:value="3.520544">
                <text:p>3.520544</text:p>
              </table:table-cell>
            </table:table-row>
            <table:table-row>
              <table:table-cell office:value-type="string">
                <text:p>2015-05-18 15:33:05,046 - test_dot2dot - test_add_n_sub_playlists_old_method - INFO - test_dot2dot : 738 - REPLACETIME for </text:p>
              </table:table-cell>
              <table:table-cell office:value-type="float" office:value="3.777963">
                <text:p>3.777963</text:p>
              </table:table-cell>
            </table:table-row>
            <table:table-row>
              <table:table-cell office:value-type="string">
                <text:p>2015-05-18 15:33:11,573 - test_dot2dot - test_add_n_sub_playlists_old_method - INFO - test_dot2dot : 738 - REPLACETIME for </text:p>
              </table:table-cell>
              <table:table-cell office:value-type="float" office:value="3.593718">
                <text:p>3.593718</text:p>
              </table:table-cell>
            </table:table-row>
            <table:table-row>
              <table:table-cell office:value-type="string">
                <text:p>2015-05-18 15:33:18,192 - test_dot2dot - test_add_n_sub_playlists_old_method - INFO - test_dot2dot : 738 - REPLACETIME for </text:p>
              </table:table-cell>
              <table:table-cell office:value-type="float" office:value="3.719582">
                <text:p>3.719582</text:p>
              </table:table-cell>
            </table:table-row>
            <table:table-row>
              <table:table-cell office:value-type="string">
                <text:p>2015-05-18 15:33:24,118 - test_dot2dot - test_add_n_sub_playlists_old_method - INFO - test_dot2dot : 738 - REPLACETIME for </text:p>
              </table:table-cell>
              <table:table-cell office:value-type="float" office:value="3.648468">
                <text:p>3.648468</text:p>
              </table:table-cell>
            </table:table-row>
            <table:table-row>
              <table:table-cell office:value-type="string">
                <text:p>2015-05-18 15:33:30,086 - test_dot2dot - test_add_n_sub_playlists_old_method - INFO - test_dot2dot : 738 - REPLACETIME for </text:p>
              </table:table-cell>
              <table:table-cell office:value-type="float" office:value="3.641535">
                <text:p>3.641535</text:p>
              </table:table-cell>
            </table:table-row>
            <table:table-row>
              <table:table-cell office:value-type="string">
                <text:p>2015-05-18 15:33:36,853 - test_dot2dot - test_add_n_sub_playlists_old_method - INFO - test_dot2dot : 738 - REPLACETIME for </text:p>
              </table:table-cell>
              <table:table-cell office:value-type="float" office:value="3.766199">
                <text:p>3.766199</text:p>
              </table:table-cell>
            </table:table-row>
            <table:table-row>
              <table:table-cell office:value-type="string">
                <text:p>2015-05-18 15:33:42,915 - test_dot2dot - test_add_n_sub_playlists_old_method - INFO - test_dot2dot : 738 - REPLACETIME for </text:p>
              </table:table-cell>
              <table:table-cell office:value-type="float" office:value="3.713855">
                <text:p>3.713855</text:p>
              </table:table-cell>
            </table:table-row>
            <table:table-row>
              <table:table-cell office:value-type="string">
                <text:p>2015-05-18 15:33:49,798 - test_dot2dot - test_add_n_sub_playlists_old_method - INFO - test_dot2dot : 738 - REPLACETIME for </text:p>
              </table:table-cell>
              <table:table-cell office:value-type="float" office:value="3.763794">
                <text:p>3.763794</text:p>
              </table:table-cell>
            </table:table-row>
            <table:table-row>
              <table:table-cell office:value-type="string">
                <text:p>2015-05-18 15:33:56,598 - test_dot2dot - test_add_n_sub_playlists_old_method - INFO - test_dot2dot : 738 - REPLACETIME for </text:p>
              </table:table-cell>
              <table:table-cell office:value-type="float" office:value="3.770909">
                <text:p>3.770909</text:p>
              </table:table-cell>
            </table:table-row>
            <table:table-row>
              <table:table-cell office:value-type="string">
                <text:p>2015-05-18 15:34:03,836 - test_dot2dot - test_add_n_sub_playlists_old_method - INFO - test_dot2dot : 738 - REPLACETIME for </text:p>
              </table:table-cell>
              <table:table-cell office:value-type="float" office:value="4.105016">
                <text:p>4.105016</text:p>
              </table:table-cell>
            </table:table-row>
            <table:table-row>
              <table:table-cell office:value-type="string">
                <text:p>2015-05-18 15:34:10,878 - test_dot2dot - test_add_n_sub_playlists_old_method - INFO - test_dot2dot : 738 - REPLACETIME for </text:p>
              </table:table-cell>
              <table:table-cell office:value-type="float" office:value="3.884085">
                <text:p>3.884085</text:p>
              </table:table-cell>
            </table:table-row>
            <table:table-row>
              <table:table-cell office:value-type="string">
                <text:p>2015-05-18 15:34:17,206 - test_dot2dot - test_add_n_sub_playlists_old_method - INFO - test_dot2dot : 738 - REPLACETIME for </text:p>
              </table:table-cell>
              <table:table-cell office:value-type="float" office:value="3.821967">
                <text:p>3.821967</text:p>
              </table:table-cell>
            </table:table-row>
            <table:table-row>
              <table:table-cell office:value-type="string">
                <text:p>2015-05-18 15:34:23,959 - test_dot2dot - test_add_n_sub_playlists_old_method - INFO - test_dot2dot : 738 - REPLACETIME for </text:p>
              </table:table-cell>
              <table:table-cell office:value-type="float" office:value="3.995943">
                <text:p>3.995943</text:p>
              </table:table-cell>
            </table:table-row>
            <table:table-row>
              <table:table-cell office:value-type="string">
                <text:p>2015-05-18 15:34:31,158 - test_dot2dot - test_add_n_sub_playlists_old_method - INFO - test_dot2dot : 738 - REPLACETIME for </text:p>
              </table:table-cell>
              <table:table-cell office:value-type="float" office:value="3.954388">
                <text:p>3.954388</text:p>
              </table:table-cell>
            </table:table-row>
            <table:table-row>
              <table:table-cell office:value-type="string">
                <text:p>2015-05-18 15:34:37,816 - test_dot2dot - test_add_n_sub_playlists_old_method - INFO - test_dot2dot : 738 - REPLACETIME for </text:p>
              </table:table-cell>
              <table:table-cell office:value-type="float" office:value="4.028895">
                <text:p>4.028895</text:p>
              </table:table-cell>
            </table:table-row>
            <table:table-row>
              <table:table-cell office:value-type="string">
                <text:p>2015-05-18 15:34:45,149 - test_dot2dot - test_add_n_sub_playlists_old_method - INFO - test_dot2dot : 738 - REPLACETIME for </text:p>
              </table:table-cell>
              <table:table-cell office:value-type="float" office:value="4.040807">
                <text:p>4.040807</text:p>
              </table:table-cell>
            </table:table-row>
            <table:table-row>
              <table:table-cell office:value-type="string">
                <text:p>2015-05-18 15:34:52,756 - test_dot2dot - test_add_n_sub_playlists_old_method - INFO - test_dot2dot : 738 - REPLACETIME for </text:p>
              </table:table-cell>
              <table:table-cell office:value-type="float" office:value="4.011893">
                <text:p>4.011893</text:p>
              </table:table-cell>
            </table:table-row>
            <table:table-row>
              <table:table-cell office:value-type="string">
                <text:p>2015-05-18 15:34:59,707 - test_dot2dot - test_add_n_sub_playlists_old_method - INFO - test_dot2dot : 738 - REPLACETIME for </text:p>
              </table:table-cell>
              <table:table-cell office:value-type="float" office:value="4.164782">
                <text:p>4.164782</text:p>
              </table:table-cell>
            </table:table-row>
            <table:table-row>
              <table:table-cell office:value-type="string">
                <text:p>2015-05-18 15:35:08,381 - test_dot2dot - test_add_n_sub_playlists_old_method - INFO - test_dot2dot : 738 - REPLACETIME for </text:p>
              </table:table-cell>
              <table:table-cell office:value-type="float" office:value="5.906322">
                <text:p>5.906322</text:p>
              </table:table-cell>
            </table:table-row>
            <table:table-row>
              <table:table-cell office:value-type="string">
                <text:p>2015-05-18 15:35:17,390 - test_dot2dot - test_add_n_sub_playlists_old_method - INFO - test_dot2dot : 738 - REPLACETIME for </text:p>
              </table:table-cell>
              <table:table-cell office:value-type="float" office:value="5.820918">
                <text:p>5.820918</text:p>
              </table:table-cell>
            </table:table-row>
            <table:table-row>
              <table:table-cell office:value-type="string">
                <text:p>2015-05-18 15:35:27,383 - test_dot2dot - test_add_n_sub_playlists_old_method - INFO - test_dot2dot : 738 - REPLACETIME for </text:p>
              </table:table-cell>
              <table:table-cell office:value-type="float" office:value="6.219982">
                <text:p>6.219982</text:p>
              </table:table-cell>
            </table:table-row>
            <table:table-row>
              <table:table-cell office:value-type="string">
                <text:p>2015-05-18 15:35:36,195 - test_dot2dot - test_add_n_sub_playlists_old_method - INFO - test_dot2dot : 738 - REPLACETIME for </text:p>
              </table:table-cell>
              <table:table-cell office:value-type="float" office:value="5.974996">
                <text:p>5.974996</text:p>
              </table:table-cell>
            </table:table-row>
            <table:table-row>
              <table:table-cell office:value-type="string">
                <text:p>2015-05-18 15:35:46,138 - test_dot2dot - test_add_n_sub_playlists_old_method - INFO - test_dot2dot : 738 - REPLACETIME for </text:p>
              </table:table-cell>
              <table:table-cell office:value-type="float" office:value="6.28956">
                <text:p>6.28956</text:p>
              </table:table-cell>
            </table:table-row>
            <table:table-row>
              <table:table-cell office:value-type="string">
                <text:p>2015-05-18 15:35:53,325 - test_dot2dot - test_add_n_sub_playlists_old_method - INFO - test_dot2dot : 738 - REPLACETIME for </text:p>
              </table:table-cell>
              <table:table-cell office:value-type="float" office:value="4.329479">
                <text:p>4.329479</text:p>
              </table:table-cell>
            </table:table-row>
            <table:table-row>
              <table:table-cell office:value-type="string">
                <text:p>2015-05-18 15:36:01,376 - test_dot2dot - test_add_n_sub_playlists_old_method - INFO - test_dot2dot : 738 - REPLACETIME for </text:p>
              </table:table-cell>
              <table:table-cell office:value-type="float" office:value="4.338018">
                <text:p>4.338018</text:p>
              </table:table-cell>
            </table:table-row>
            <table:table-row>
              <table:table-cell office:value-type="string">
                <text:p>2015-05-18 15:36:09,517 - test_dot2dot - test_add_n_sub_playlists_old_method - INFO - test_dot2dot : 738 - REPLACETIME for </text:p>
              </table:table-cell>
              <table:table-cell office:value-type="float" office:value="4.379618">
                <text:p>4.379618</text:p>
              </table:table-cell>
            </table:table-row>
            <table:table-row>
              <table:table-cell office:value-type="string">
                <text:p>2015-05-18 15:36:16,718 - test_dot2dot - test_add_n_sub_playlists_old_method - INFO - test_dot2dot : 738 - REPLACETIME for </text:p>
              </table:table-cell>
              <table:table-cell office:value-type="float" office:value="4.332909">
                <text:p>4.332909</text:p>
              </table:table-cell>
            </table:table-row>
            <table:table-row>
              <table:table-cell office:value-type="string">
                <text:p>2015-05-18 15:36:24,253 - test_dot2dot - test_add_n_sub_playlists_old_method - INFO - test_dot2dot : 738 - REPLACETIME for </text:p>
              </table:table-cell>
              <table:table-cell office:value-type="float" office:value="4.437387">
                <text:p>4.437387</text:p>
              </table:table-cell>
            </table:table-row>
            <table:table-row>
              <table:table-cell office:value-type="string">
                <text:p>2015-05-18 15:36:32,896 - test_dot2dot - test_add_n_sub_playlists_old_method - INFO - test_dot2dot : 738 - REPLACETIME for </text:p>
              </table:table-cell>
              <table:table-cell office:value-type="float" office:value="4.47215">
                <text:p>4.47215</text:p>
              </table:table-cell>
            </table:table-row>
            <table:table-row>
              <table:table-cell office:value-type="string">
                <text:p>2015-05-18 15:36:40,482 - test_dot2dot - test_add_n_sub_playlists_old_method - INFO - test_dot2dot : 738 - REPLACETIME for </text:p>
              </table:table-cell>
              <table:table-cell office:value-type="float" office:value="4.484208">
                <text:p>4.484208</text:p>
              </table:table-cell>
            </table:table-row>
            <table:table-row>
              <table:table-cell office:value-type="string">
                <text:p>2015-05-18 15:36:48,429 - test_dot2dot - test_add_n_sub_playlists_old_method - INFO - test_dot2dot : 738 - REPLACETIME for </text:p>
              </table:table-cell>
              <table:table-cell office:value-type="float" office:value="4.758178">
                <text:p>4.758178</text:p>
              </table:table-cell>
            </table:table-row>
            <table:table-row>
              <table:table-cell office:value-type="string">
                <text:p>2015-05-18 15:36:56,733 - test_dot2dot - test_add_n_sub_playlists_old_method - INFO - test_dot2dot : 738 - REPLACETIME for </text:p>
              </table:table-cell>
              <table:table-cell office:value-type="float" office:value="4.475087">
                <text:p>4.475087</text:p>
              </table:table-cell>
            </table:table-row>
            <table:table-row>
              <table:table-cell office:value-type="string">
                <text:p>2015-05-18 15:37:05,220 - test_dot2dot - test_add_n_sub_playlists_old_method - INFO - test_dot2dot : 738 - REPLACETIME for </text:p>
              </table:table-cell>
              <table:table-cell office:value-type="float" office:value="4.579328">
                <text:p>4.579328</text:p>
              </table:table-cell>
            </table:table-row>
            <table:table-row>
              <table:table-cell office:value-type="string">
                <text:p>2015-05-18 15:37:13,044 - test_dot2dot - test_add_n_sub_playlists_old_method - INFO - test_dot2dot : 738 - REPLACETIME for </text:p>
              </table:table-cell>
              <table:table-cell office:value-type="float" office:value="4.602227">
                <text:p>4.602227</text:p>
              </table:table-cell>
            </table:table-row>
            <table:table-row>
              <table:table-cell office:value-type="string">
                <text:p>2015-05-18 15:37:21,470 - test_dot2dot - test_add_n_sub_playlists_old_method - INFO - test_dot2dot : 738 - REPLACETIME for </text:p>
              </table:table-cell>
              <table:table-cell office:value-type="float" office:value="4.568901">
                <text:p>4.568901</text:p>
              </table:table-cell>
            </table:table-row>
            <table:table-row>
              <table:table-cell office:value-type="string">
                <text:p>2015-05-18 15:37:29,365 - test_dot2dot - test_add_n_sub_playlists_old_method - INFO - test_dot2dot : 738 - REPLACETIME for </text:p>
              </table:table-cell>
              <table:table-cell office:value-type="float" office:value="4.686278">
                <text:p>4.686278</text:p>
              </table:table-cell>
            </table:table-row>
            <table:table-row>
              <table:table-cell office:value-type="string">
                <text:p>2015-05-18 15:37:37,618 - test_dot2dot - test_add_n_sub_playlists_old_method - INFO - test_dot2dot : 738 - REPLACETIME for </text:p>
              </table:table-cell>
              <table:table-cell office:value-type="float" office:value="5.101465">
                <text:p>5.101465</text:p>
              </table:table-cell>
            </table:table-row>
            <table:table-row>
              <table:table-cell office:value-type="string">
                <text:p>2015-05-18 15:37:45,649 - test_dot2dot - test_add_n_sub_playlists_old_method - INFO - test_dot2dot : 738 - REPLACETIME for </text:p>
              </table:table-cell>
              <table:table-cell office:value-type="float" office:value="4.717796">
                <text:p>4.717796</text:p>
              </table:table-cell>
            </table:table-row>
            <table:table-row>
              <table:table-cell office:value-type="string">
                <text:p>2015-05-18 15:37:54,526 - test_dot2dot - test_add_n_sub_playlists_old_method - INFO - test_dot2dot : 738 - REPLACETIME for </text:p>
              </table:table-cell>
              <table:table-cell office:value-type="float" office:value="4.82478">
                <text:p>4.82478</text:p>
              </table:table-cell>
            </table:table-row>
            <table:table-row>
              <table:table-cell office:value-type="string">
                <text:p>2015-05-18 15:38:02,571 - test_dot2dot - test_add_n_sub_playlists_old_method - INFO - test_dot2dot : 738 - REPLACETIME for </text:p>
              </table:table-cell>
              <table:table-cell office:value-type="float" office:value="4.764093">
                <text:p>4.764093</text:p>
              </table:table-cell>
            </table:table-row>
            <table:table-row>
              <table:table-cell office:value-type="string">
                <text:p>2015-05-18 15:38:11,645 - test_dot2dot - test_add_n_sub_playlists_old_method - INFO - test_dot2dot : 738 - REPLACETIME for </text:p>
              </table:table-cell>
              <table:table-cell office:value-type="float" office:value="4.947977">
                <text:p>4.947977</text:p>
              </table:table-cell>
            </table:table-row>
            <table:table-row>
              <table:table-cell office:value-type="string">
                <text:p>2015-05-18 15:38:20,751 - test_dot2dot - test_add_n_sub_playlists_old_method - INFO - test_dot2dot : 738 - REPLACETIME for </text:p>
              </table:table-cell>
              <table:table-cell office:value-type="float" office:value="4.976367">
                <text:p>4.976367</text:p>
              </table:table-cell>
            </table:table-row>
            <table:table-row>
              <table:table-cell office:value-type="string">
                <text:p>2015-05-18 15:38:29,645 - test_dot2dot - test_add_n_sub_playlists_old_method - INFO - test_dot2dot : 738 - REPLACETIME for </text:p>
              </table:table-cell>
              <table:table-cell office:value-type="float" office:value="4.840966">
                <text:p>4.840966</text:p>
              </table:table-cell>
            </table:table-row>
            <table:table-row>
              <table:table-cell office:value-type="string">
                <text:p>2015-05-18 15:38:38,766 - test_dot2dot - test_add_n_sub_playlists_old_method - INFO - test_dot2dot : 738 - REPLACETIME for </text:p>
              </table:table-cell>
              <table:table-cell office:value-type="float" office:value="4.975991">
                <text:p>4.975991</text:p>
              </table:table-cell>
            </table:table-row>
            <table:table-row>
              <table:table-cell office:value-type="string">
                <text:p>2015-05-18 15:38:47,985 - test_dot2dot - test_add_n_sub_playlists_old_method - INFO - test_dot2dot : 738 - REPLACETIME for </text:p>
              </table:table-cell>
              <table:table-cell office:value-type="float" office:value="4.931231">
                <text:p>4.931231</text:p>
              </table:table-cell>
            </table:table-row>
            <table:table-row>
              <table:table-cell office:value-type="string">
                <text:p>2015-05-18 15:38:56,728 - test_dot2dot - test_add_n_sub_playlists_old_method - INFO - test_dot2dot : 738 - REPLACETIME for </text:p>
              </table:table-cell>
              <table:table-cell office:value-type="float" office:value="4.912738">
                <text:p>4.912738</text:p>
              </table:table-cell>
            </table:table-row>
            <table:table-row>
              <table:table-cell office:value-type="string">
                <text:p>2015-05-18 15:39:06,404 - test_dot2dot - test_add_n_sub_playlists_old_method - INFO - test_dot2dot : 738 - REPLACETIME for </text:p>
              </table:table-cell>
              <table:table-cell office:value-type="float" office:value="5.366535">
                <text:p>5.366535</text:p>
              </table:table-cell>
            </table:table-row>
            <table:table-row>
              <table:table-cell office:value-type="string">
                <text:p>2015-05-18 15:39:16,734 - test_dot2dot - test_add_n_sub_playlists_old_method - INFO - test_dot2dot : 738 - REPLACETIME for </text:p>
              </table:table-cell>
              <table:table-cell office:value-type="float" office:value="5.033486">
                <text:p>5.033486</text:p>
              </table:table-cell>
            </table:table-row>
            <table:table-row>
              <table:table-cell office:value-type="string">
                <text:p>2015-05-18 15:39:26,418 - test_dot2dot - test_add_n_sub_playlists_old_method - INFO - test_dot2dot : 738 - REPLACETIME for </text:p>
              </table:table-cell>
              <table:table-cell office:value-type="float" office:value="5.294465">
                <text:p>5.294465</text:p>
              </table:table-cell>
            </table:table-row>
            <table:table-row>
              <table:table-cell office:value-type="string">
                <text:p>2015-05-18 15:39:35,264 - test_dot2dot - test_add_n_sub_playlists_old_method - INFO - test_dot2dot : 738 - REPLACETIME for </text:p>
              </table:table-cell>
              <table:table-cell office:value-type="float" office:value="5.041924">
                <text:p>5.041924</text:p>
              </table:table-cell>
            </table:table-row>
            <table:table-row>
              <table:table-cell office:value-type="string">
                <text:p>2015-05-18 15:39:44,078 - test_dot2dot - test_add_n_sub_playlists_old_method - INFO - test_dot2dot : 738 - REPLACETIME for </text:p>
              </table:table-cell>
              <table:table-cell office:value-type="float" office:value="5.208184">
                <text:p>5.208184</text:p>
              </table:table-cell>
            </table:table-row>
            <table:table-row>
              <table:table-cell office:value-type="string">
                <text:p>2015-05-18 15:39:52,988 - test_dot2dot - test_add_n_sub_playlists_old_method - INFO - test_dot2dot : 738 - REPLACETIME for </text:p>
              </table:table-cell>
              <table:table-cell office:value-type="float" office:value="5.189344">
                <text:p>5.189344</text:p>
              </table:table-cell>
            </table:table-row>
            <table:table-row>
              <table:table-cell office:value-type="string">
                <text:p>2015-05-18 15:40:02,027 - test_dot2dot - test_add_n_sub_playlists_old_method - INFO - test_dot2dot : 738 - REPLACETIME for </text:p>
              </table:table-cell>
              <table:table-cell office:value-type="float" office:value="5.255162">
                <text:p>5.255162</text:p>
              </table:table-cell>
            </table:table-row>
            <table:table-row>
              <table:table-cell office:value-type="string">
                <text:p>2015-05-18 15:40:11,620 - test_dot2dot - test_add_n_sub_playlists_old_method - INFO - test_dot2dot : 738 - REPLACETIME for </text:p>
              </table:table-cell>
              <table:table-cell office:value-type="float" office:value="5.172935">
                <text:p>5.172935</text:p>
              </table:table-cell>
            </table:table-row>
            <table:table-row>
              <table:table-cell office:value-type="string">
                <text:p>2015-05-18 15:40:21,425 - test_dot2dot - test_add_n_sub_playlists_old_method - INFO - test_dot2dot : 738 - REPLACETIME for </text:p>
              </table:table-cell>
              <table:table-cell office:value-type="float" office:value="5.301394">
                <text:p>5.301394</text:p>
              </table:table-cell>
            </table:table-row>
            <table:table-row>
              <table:table-cell office:value-type="string">
                <text:p>2015-05-18 15:40:33,521 - test_dot2dot - test_add_n_sub_playlists_old_method - INFO - test_dot2dot : 738 - REPLACETIME for </text:p>
              </table:table-cell>
              <table:table-cell office:value-type="float" office:value="7.515669">
                <text:p>7.515669</text:p>
              </table:table-cell>
            </table:table-row>
            <table:table-row>
              <table:table-cell office:value-type="string">
                <text:p>2015-05-18 15:40:44,794 - test_dot2dot - test_add_n_sub_playlists_old_method - INFO - test_dot2dot : 738 - REPLACETIME for </text:p>
              </table:table-cell>
              <table:table-cell office:value-type="float" office:value="7.447925">
                <text:p>7.447925</text:p>
              </table:table-cell>
            </table:table-row>
            <table:table-row>
              <table:table-cell office:value-type="string">
                <text:p>2015-05-18 15:40:56,041 - test_dot2dot - test_add_n_sub_playlists_old_method - INFO - test_dot2dot : 738 - REPLACETIME for </text:p>
              </table:table-cell>
              <table:table-cell office:value-type="float" office:value="7.443589">
                <text:p>7.443589</text:p>
              </table:table-cell>
            </table:table-row>
            <table:table-row>
              <table:table-cell office:value-type="string">
                <text:p>2015-05-18 15:41:07,299 - test_dot2dot - test_add_n_sub_playlists_old_method - INFO - test_dot2dot : 738 - REPLACETIME for </text:p>
              </table:table-cell>
              <table:table-cell office:value-type="float" office:value="7.424594">
                <text:p>7.424594</text:p>
              </table:table-cell>
            </table:table-row>
            <table:table-row>
              <table:table-cell office:value-type="string">
                <text:p>2015-05-18 15:41:18,867 - test_dot2dot - test_add_n_sub_playlists_old_method - INFO - test_dot2dot : 738 - REPLACETIME for </text:p>
              </table:table-cell>
              <table:table-cell office:value-type="float" office:value="7.462598">
                <text:p>7.462598</text:p>
              </table:table-cell>
            </table:table-row>
            <table:table-row>
              <table:table-cell office:value-type="string">
                <text:p>2015-05-18 15:41:30,600 - test_dot2dot - test_add_n_sub_playlists_old_method - INFO - test_dot2dot : 738 - REPLACETIME for </text:p>
              </table:table-cell>
              <table:table-cell office:value-type="float" office:value="7.865245">
                <text:p>7.865245</text:p>
              </table:table-cell>
            </table:table-row>
            <table:table-row>
              <table:table-cell office:value-type="string">
                <text:p>2015-05-18 15:41:42,335 - test_dot2dot - test_add_n_sub_playlists_old_method - INFO - test_dot2dot : 738 - REPLACETIME for </text:p>
              </table:table-cell>
              <table:table-cell office:value-type="float" office:value="7.695718">
                <text:p>7.695718</text:p>
              </table:table-cell>
            </table:table-row>
            <table:table-row>
              <table:table-cell office:value-type="string">
                <text:p>2015-05-18 15:41:53,982 - test_dot2dot - test_add_n_sub_playlists_old_method - INFO - test_dot2dot : 738 - REPLACETIME for </text:p>
              </table:table-cell>
              <table:table-cell office:value-type="float" office:value="7.69733">
                <text:p>7.69733</text:p>
              </table:table-cell>
            </table:table-row>
            <table:table-row>
              <table:table-cell office:value-type="string">
                <text:p>2015-05-18 15:42:05,642 - test_dot2dot - test_add_n_sub_playlists_old_method - INFO - test_dot2dot : 738 - REPLACETIME for </text:p>
              </table:table-cell>
              <table:table-cell office:value-type="float" office:value="7.695804">
                <text:p>7.695804</text:p>
              </table:table-cell>
            </table:table-row>
            <table:table-row>
              <table:table-cell office:value-type="string">
                <text:p>2015-05-18 15:42:17,382 - test_dot2dot - test_add_n_sub_playlists_old_method - INFO - test_dot2dot : 738 - REPLACETIME for </text:p>
              </table:table-cell>
              <table:table-cell office:value-type="float" office:value="7.744042">
                <text:p>7.744042</text:p>
              </table:table-cell>
            </table:table-row>
            <table:table-row>
              <table:table-cell office:value-type="string">
                <text:p>2015-05-18 15:42:29,982 - test_dot2dot - test_add_n_sub_playlists_old_method - INFO - test_dot2dot : 738 - REPLACETIME for </text:p>
              </table:table-cell>
              <table:table-cell office:value-type="float" office:value="8.526236">
                <text:p>8.526236</text:p>
              </table:table-cell>
            </table:table-row>
            <table:table-row>
              <table:table-cell office:value-type="string">
                <text:p>2015-05-18 15:42:41,974 - test_dot2dot - test_add_n_sub_playlists_old_method - INFO - test_dot2dot : 738 - REPLACETIME for </text:p>
              </table:table-cell>
              <table:table-cell office:value-type="float" office:value="7.833906">
                <text:p>7.833906</text:p>
              </table:table-cell>
            </table:table-row>
            <table:table-row>
              <table:table-cell office:value-type="string">
                <text:p>2015-05-18 15:42:54,139 - test_dot2dot - test_add_n_sub_playlists_old_method - INFO - test_dot2dot : 738 - REPLACETIME for </text:p>
              </table:table-cell>
              <table:table-cell office:value-type="float" office:value="8.014616">
                <text:p>8.014616</text:p>
              </table:table-cell>
            </table:table-row>
            <table:table-row>
              <table:table-cell office:value-type="string">
                <text:p>2015-05-18 15:43:06,609 - test_dot2dot - test_add_n_sub_playlists_old_method - INFO - test_dot2dot : 738 - REPLACETIME for </text:p>
              </table:table-cell>
              <table:table-cell office:value-type="float" office:value="8.004938">
                <text:p>8.004938</text:p>
              </table:table-cell>
            </table:table-row>
            <table:table-row>
              <table:table-cell office:value-type="string">
                <text:p>2015-05-18 15:43:18,812 - test_dot2dot - test_add_n_sub_playlists_old_method - INFO - test_dot2dot : 738 - REPLACETIME for </text:p>
              </table:table-cell>
              <table:table-cell office:value-type="float" office:value="8.015769">
                <text:p>8.015769</text:p>
              </table:table-cell>
            </table:table-row>
            <table:table-row>
              <table:table-cell office:value-type="string">
                <text:p>2015-05-18 15:43:31,795 - test_dot2dot - test_add_n_sub_playlists_old_method - INFO - test_dot2dot : 738 - REPLACETIME for </text:p>
              </table:table-cell>
              <table:table-cell office:value-type="float" office:value="8.224348">
                <text:p>8.224348</text:p>
              </table:table-cell>
            </table:table-row>
            <table:table-row>
              <table:table-cell office:value-type="string">
                <text:p>2015-05-18 15:43:45,004 - test_dot2dot - test_add_n_sub_playlists_old_method - INFO - test_dot2dot : 738 - REPLACETIME for </text:p>
              </table:table-cell>
              <table:table-cell office:value-type="float" office:value="8.002354">
                <text:p>8.002354</text:p>
              </table:table-cell>
            </table:table-row>
            <table:table-row>
              <table:table-cell office:value-type="string">
                <text:p>2015-05-18 15:43:55,674 - test_dot2dot - test_add_n_sub_playlists_old_method - INFO - test_dot2dot : 738 - REPLACETIME for </text:p>
              </table:table-cell>
              <table:table-cell office:value-type="float" office:value="5.988185">
                <text:p>5.988185</text:p>
              </table:table-cell>
            </table:table-row>
            <table:table-row>
              <table:table-cell office:value-type="string">
                <text:p>2015-05-18 15:44:06,972 - test_dot2dot - test_add_n_sub_playlists_old_method - INFO - test_dot2dot : 738 - REPLACETIME for </text:p>
              </table:table-cell>
              <table:table-cell office:value-type="float" office:value="6.003771">
                <text:p>6.003771</text:p>
              </table:table-cell>
            </table:table-row>
            <table:table-row>
              <table:table-cell office:value-type="string">
                <text:p>2015-05-18 15:44:18,675 - test_dot2dot - test_add_n_sub_playlists_old_method - INFO - test_dot2dot : 738 - REPLACETIME for </text:p>
              </table:table-cell>
              <table:table-cell office:value-type="float" office:value="6.195127">
                <text:p>6.195127</text:p>
              </table:table-cell>
            </table:table-row>
            <table:table-row>
              <table:table-cell office:value-type="string">
                <text:p>2015-05-18 15:44:32,401 - test_dot2dot - test_add_n_sub_playlists_old_method - INFO - test_dot2dot : 738 - REPLACETIME for </text:p>
              </table:table-cell>
              <table:table-cell office:value-type="float" office:value="7.336622">
                <text:p>7.336622</text:p>
              </table:table-cell>
            </table:table-row>
            <table:table-row>
              <table:table-cell office:value-type="string">
                <text:p>2015-05-18 15:44:45,685 - test_dot2dot - test_add_n_sub_playlists_old_method - INFO - test_dot2dot : 738 - REPLACETIME for </text:p>
              </table:table-cell>
              <table:table-cell office:value-type="float" office:value="6.460725">
                <text:p>6.460725</text:p>
              </table:table-cell>
            </table:table-row>
            <table:table-row>
              <table:table-cell office:value-type="string">
                <text:p>2015-05-18 15:44:57,389 - test_dot2dot - test_add_n_sub_playlists_old_method - INFO - test_dot2dot : 738 - REPLACETIME for </text:p>
              </table:table-cell>
              <table:table-cell office:value-type="float" office:value="6.541364">
                <text:p>6.541364</text:p>
              </table:table-cell>
            </table:table-row>
            <table:table-row>
              <table:table-cell office:value-type="string">
                <text:p>2015-05-18 15:45:08,973 - test_dot2dot - test_add_n_sub_playlists_old_method - INFO - test_dot2dot : 738 - REPLACETIME for </text:p>
              </table:table-cell>
              <table:table-cell office:value-type="float" office:value="6.641632">
                <text:p>6.641632</text:p>
              </table:table-cell>
            </table:table-row>
            <table:table-row>
              <table:table-cell office:value-type="string">
                <text:p>2015-05-18 15:45:20,319 - test_dot2dot - test_add_n_sub_playlists_old_method - INFO - test_dot2dot : 738 - REPLACETIME for </text:p>
              </table:table-cell>
              <table:table-cell office:value-type="float" office:value="6.425675">
                <text:p>6.425675</text:p>
              </table:table-cell>
            </table:table-row>
            <table:table-row>
              <table:table-cell office:value-type="string">
                <text:p>2015-05-18 15:45:32,380 - test_dot2dot - test_add_n_sub_playlists_old_method - INFO - test_dot2dot : 738 - REPLACETIME for </text:p>
              </table:table-cell>
              <table:table-cell office:value-type="float" office:value="6.554857">
                <text:p>6.554857</text:p>
              </table:table-cell>
            </table:table-row>
            <table:table-row>
              <table:table-cell office:value-type="string">
                <text:p>2015-05-18 15:45:43,536 - test_dot2dot - test_add_n_sub_playlists_old_method - INFO - test_dot2dot : 738 - REPLACETIME for </text:p>
              </table:table-cell>
              <table:table-cell office:value-type="float" office:value="6.337239">
                <text:p>6.337239</text:p>
              </table:table-cell>
            </table:table-row>
            <table:table-row>
              <table:table-cell office:value-type="string">
                <text:p>2015-05-18 15:45:55,115 - test_dot2dot - test_add_n_sub_playlists_old_method - INFO - test_dot2dot : 738 - REPLACETIME for </text:p>
              </table:table-cell>
              <table:table-cell office:value-type="float" office:value="6.319008">
                <text:p>6.319008</text:p>
              </table:table-cell>
            </table:table-row>
            <table:table-row>
              <table:table-cell office:value-type="string">
                <text:p>2015-05-18 15:46:07,295 - test_dot2dot - test_add_n_sub_playlists_old_method - INFO - test_dot2dot : 738 - REPLACETIME for </text:p>
              </table:table-cell>
              <table:table-cell office:value-type="float" office:value="6.509101">
                <text:p>6.509101</text:p>
              </table:table-cell>
            </table:table-row>
            <table:table-row>
              <table:table-cell office:value-type="string">
                <text:p>2015-05-18 15:46:19,616 - test_dot2dot - test_add_n_sub_playlists_old_method - INFO - test_dot2dot : 738 - REPLACETIME for </text:p>
              </table:table-cell>
              <table:table-cell office:value-type="float" office:value="6.47881">
                <text:p>6.47881</text:p>
              </table:table-cell>
            </table:table-row>
            <table:table-row>
              <table:table-cell office:value-type="string">
                <text:p>2015-05-18 15:46:31,247 - test_dot2dot - test_add_n_sub_playlists_old_method - INFO - test_dot2dot : 738 - REPLACETIME for </text:p>
              </table:table-cell>
              <table:table-cell office:value-type="float" office:value="6.558385">
                <text:p>6.558385</text:p>
              </table:table-cell>
            </table:table-row>
            <table:table-row>
              <table:table-cell office:value-type="string">
                <text:p>2015-05-18 15:46:44,258 - test_dot2dot - test_add_n_sub_playlists_old_method - INFO - test_dot2dot : 738 - REPLACETIME for </text:p>
              </table:table-cell>
              <table:table-cell office:value-type="float" office:value="6.592646">
                <text:p>6.592646</text:p>
              </table:table-cell>
            </table:table-row>
            <table:table-row>
              <table:table-cell office:value-type="string">
                <text:p>2015-05-18 15:46:56,854 - test_dot2dot - test_add_n_sub_playlists_old_method - INFO - test_dot2dot : 738 - REPLACETIME for </text:p>
              </table:table-cell>
              <table:table-cell office:value-type="float" office:value="6.564133">
                <text:p>6.564133</text:p>
              </table:table-cell>
            </table:table-row>
            <table:table-row>
              <table:table-cell office:value-type="string">
                <text:p>2015-05-18 15:47:08,832 - test_dot2dot - test_add_n_sub_playlists_old_method - INFO - test_dot2dot : 738 - REPLACETIME for </text:p>
              </table:table-cell>
              <table:table-cell office:value-type="float" office:value="6.692016">
                <text:p>6.692016</text:p>
              </table:table-cell>
            </table:table-row>
            <table:table-row>
              <table:table-cell office:value-type="string">
                <text:p>2015-05-18 15:47:20,467 - test_dot2dot - test_add_n_sub_playlists_old_method - INFO - test_dot2dot : 738 - REPLACETIME for </text:p>
              </table:table-cell>
              <table:table-cell office:value-type="float" office:value="6.612358">
                <text:p>6.612358</text:p>
              </table:table-cell>
            </table:table-row>
            <table:table-row>
              <table:table-cell office:value-type="string">
                <text:p>2015-05-18 15:47:32,555 - test_dot2dot - test_add_n_sub_playlists_old_method - INFO - test_dot2dot : 738 - REPLACETIME for </text:p>
              </table:table-cell>
              <table:table-cell office:value-type="float" office:value="6.742043">
                <text:p>6.742043</text:p>
              </table:table-cell>
            </table:table-row>
            <table:table-row>
              <table:table-cell office:value-type="string">
                <text:p>2015-05-18 15:47:45,023 - test_dot2dot - test_add_n_sub_playlists_old_method - INFO - test_dot2dot : 738 - REPLACETIME for </text:p>
              </table:table-cell>
              <table:table-cell office:value-type="float" office:value="6.90277">
                <text:p>6.90277</text:p>
              </table:table-cell>
            </table:table-row>
            <table:table-row>
              <table:table-cell office:value-type="string">
                <text:p>2015-05-18 15:47:57,905 - test_dot2dot - test_add_n_sub_playlists_old_method - INFO - test_dot2dot : 738 - REPLACETIME for </text:p>
              </table:table-cell>
              <table:table-cell office:value-type="float" office:value="6.78609">
                <text:p>6.78609</text:p>
              </table:table-cell>
            </table:table-row>
            <table:table-row>
              <table:table-cell office:value-type="string">
                <text:p>2015-05-18 15:48:10,252 - test_dot2dot - test_add_n_sub_playlists_old_method - INFO - test_dot2dot : 738 - REPLACETIME for </text:p>
              </table:table-cell>
              <table:table-cell office:value-type="float" office:value="6.727887">
                <text:p>6.727887</text:p>
              </table:table-cell>
            </table:table-row>
            <table:table-row>
              <table:table-cell office:value-type="string">
                <text:p>2015-05-18 15:48:23,347 - test_dot2dot - test_add_n_sub_playlists_old_method - INFO - test_dot2dot : 738 - REPLACETIME for </text:p>
              </table:table-cell>
              <table:table-cell office:value-type="float" office:value="6.809803">
                <text:p>6.809803</text:p>
              </table:table-cell>
            </table:table-row>
            <table:table-row>
              <table:table-cell office:value-type="string">
                <text:p>2015-05-18 15:48:36,472 - test_dot2dot - test_add_n_sub_playlists_old_method - INFO - test_dot2dot : 738 - REPLACETIME for </text:p>
              </table:table-cell>
              <table:table-cell office:value-type="float" office:value="6.690261">
                <text:p>6.690261</text:p>
              </table:table-cell>
            </table:table-row>
            <table:table-row>
              <table:table-cell office:value-type="string">
                <text:p>2015-05-18 15:48:49,627 - test_dot2dot - test_add_n_sub_playlists_old_method - INFO - test_dot2dot : 738 - REPLACETIME for </text:p>
              </table:table-cell>
              <table:table-cell office:value-type="float" office:value="6.883689">
                <text:p>6.883689</text:p>
              </table:table-cell>
            </table:table-row>
            <table:table-row>
              <table:table-cell office:value-type="string">
                <text:p>2015-05-18 15:49:02,098 - test_dot2dot - test_add_n_sub_playlists_old_method - INFO - test_dot2dot : 738 - REPLACETIME for </text:p>
              </table:table-cell>
              <table:table-cell office:value-type="float" office:value="7.102808">
                <text:p>7.102808</text:p>
              </table:table-cell>
            </table:table-row>
            <table:table-row>
              <table:table-cell office:value-type="string">
                <text:p>2015-05-18 15:49:15,183 - test_dot2dot - test_add_n_sub_playlists_old_method - INFO - test_dot2dot : 738 - REPLACETIME for </text:p>
              </table:table-cell>
              <table:table-cell office:value-type="float" office:value="7.166385">
                <text:p>7.166385</text:p>
              </table:table-cell>
            </table:table-row>
            <table:table-row>
              <table:table-cell office:value-type="string">
                <text:p>2015-05-18 15:49:28,212 - test_dot2dot - test_add_n_sub_playlists_old_method - INFO - test_dot2dot : 738 - REPLACETIME for </text:p>
              </table:table-cell>
              <table:table-cell office:value-type="float" office:value="7.290659">
                <text:p>7.290659</text:p>
              </table:table-cell>
            </table:table-row>
            <table:table-row>
              <table:table-cell office:value-type="string">
                <text:p>2015-05-18 15:49:41,962 - test_dot2dot - test_add_n_sub_playlists_old_method - INFO - test_dot2dot : 738 - REPLACETIME for </text:p>
              </table:table-cell>
              <table:table-cell office:value-type="float" office:value="7.171901">
                <text:p>7.171901</text:p>
              </table:table-cell>
            </table:table-row>
            <table:table-row>
              <table:table-cell office:value-type="string">
                <text:p>2015-05-18 15:49:55,442 - test_dot2dot - test_add_n_sub_playlists_old_method - INFO - test_dot2dot : 738 - REPLACETIME for </text:p>
              </table:table-cell>
              <table:table-cell office:value-type="float" office:value="7.053562">
                <text:p>7.053562</text:p>
              </table:table-cell>
            </table:table-row>
            <table:table-row>
              <table:table-cell office:value-type="string">
                <text:p>2015-05-18 15:50:08,278 - test_dot2dot - test_add_n_sub_playlists_old_method - INFO - test_dot2dot : 738 - REPLACETIME for </text:p>
              </table:table-cell>
              <table:table-cell office:value-type="float" office:value="7.218068">
                <text:p>7.218068</text:p>
              </table:table-cell>
            </table:table-row>
            <table:table-row>
              <table:table-cell office:value-type="string">
                <text:p>2015-05-18 15:50:21,844 - test_dot2dot - test_add_n_sub_playlists_old_method - INFO - test_dot2dot : 738 - REPLACETIME for </text:p>
              </table:table-cell>
              <table:table-cell office:value-type="float" office:value="7.190098">
                <text:p>7.190098</text:p>
              </table:table-cell>
            </table:table-row>
            <table:table-row>
              <table:table-cell office:value-type="string">
                <text:p>2015-05-18 15:50:35,793 - test_dot2dot - test_add_n_sub_playlists_old_method - INFO - test_dot2dot : 738 - REPLACETIME for </text:p>
              </table:table-cell>
              <table:table-cell office:value-type="float" office:value="7.239309">
                <text:p>7.239309</text:p>
              </table:table-cell>
            </table:table-row>
            <table:table-row>
              <table:table-cell office:value-type="string">
                <text:p>2015-05-18 15:50:48,934 - test_dot2dot - test_add_n_sub_playlists_old_method - INFO - test_dot2dot : 738 - REPLACETIME for </text:p>
              </table:table-cell>
              <table:table-cell office:value-type="float" office:value="7.134703">
                <text:p>7.134703</text:p>
              </table:table-cell>
            </table:table-row>
            <table:table-row>
              <table:table-cell office:value-type="string">
                <text:p>2015-05-18 15:51:01,966 - test_dot2dot - test_add_n_sub_playlists_old_method - INFO - test_dot2dot : 738 - REPLACETIME for </text:p>
              </table:table-cell>
              <table:table-cell office:value-type="float" office:value="7.32383">
                <text:p>7.32383</text:p>
              </table:table-cell>
            </table:table-row>
            <table:table-row>
              <table:table-cell office:value-type="string">
                <text:p>2015-05-18 15:51:15,176 - test_dot2dot - test_add_n_sub_playlists_old_method - INFO - test_dot2dot : 738 - REPLACETIME for </text:p>
              </table:table-cell>
              <table:table-cell office:value-type="float" office:value="7.378494">
                <text:p>7.378494</text:p>
              </table:table-cell>
            </table:table-row>
            <table:table-row>
              <table:table-cell office:value-type="string">
                <text:p>2015-05-18 15:51:29,005 - test_dot2dot - test_add_n_sub_playlists_old_method - INFO - test_dot2dot : 738 - REPLACETIME for </text:p>
              </table:table-cell>
              <table:table-cell office:value-type="float" office:value="7.857581">
                <text:p>7.857581</text:p>
              </table:table-cell>
            </table:table-row>
            <table:table-row>
              <table:table-cell office:value-type="string">
                <text:p>2015-05-18 15:51:42,237 - test_dot2dot - test_add_n_sub_playlists_old_method - INFO - test_dot2dot : 738 - REPLACETIME for </text:p>
              </table:table-cell>
              <table:table-cell office:value-type="float" office:value="7.442613">
                <text:p>7.442613</text:p>
              </table:table-cell>
            </table:table-row>
            <table:table-row>
              <table:table-cell office:value-type="string">
                <text:p>2015-05-18 15:51:56,310 - test_dot2dot - test_add_n_sub_playlists_old_method - INFO - test_dot2dot : 738 - REPLACETIME for </text:p>
              </table:table-cell>
              <table:table-cell office:value-type="float" office:value="7.281457">
                <text:p>7.281457</text:p>
              </table:table-cell>
            </table:table-row>
            <table:table-row>
              <table:table-cell office:value-type="string">
                <text:p>2015-05-18 15:52:10,872 - test_dot2dot - test_add_n_sub_playlists_old_method - INFO - test_dot2dot : 738 - REPLACETIME for </text:p>
              </table:table-cell>
              <table:table-cell office:value-type="float" office:value="7.489497">
                <text:p>7.489497</text:p>
              </table:table-cell>
            </table:table-row>
            <table:table-row>
              <table:table-cell office:value-type="string">
                <text:p>2015-05-18 15:52:24,672 - test_dot2dot - test_add_n_sub_playlists_old_method - INFO - test_dot2dot : 738 - REPLACETIME for </text:p>
              </table:table-cell>
              <table:table-cell office:value-type="float" office:value="7.836557">
                <text:p>7.836557</text:p>
              </table:table-cell>
            </table:table-row>
            <table:table-row>
              <table:table-cell office:value-type="string">
                <text:p>2015-05-18 15:52:38,520 - test_dot2dot - test_add_n_sub_playlists_old_method - INFO - test_dot2dot : 738 - REPLACETIME for </text:p>
              </table:table-cell>
              <table:table-cell office:value-type="float" office:value="7.672351">
                <text:p>7.672351</text:p>
              </table:table-cell>
            </table:table-row>
            <table:table-row>
              <table:table-cell office:value-type="string">
                <text:p>2015-05-18 15:52:52,069 - test_dot2dot - test_add_n_sub_playlists_old_method - INFO - test_dot2dot : 738 - REPLACETIME for </text:p>
              </table:table-cell>
              <table:table-cell office:value-type="float" office:value="7.532573">
                <text:p>7.532573</text:p>
              </table:table-cell>
            </table:table-row>
            <table:table-row>
              <table:table-cell office:value-type="string">
                <text:p>2015-05-18 15:53:05,650 - test_dot2dot - test_add_n_sub_playlists_old_method - INFO - test_dot2dot : 738 - REPLACETIME for </text:p>
              </table:table-cell>
              <table:table-cell office:value-type="float" office:value="7.519937">
                <text:p>7.519937</text:p>
              </table:table-cell>
            </table:table-row>
            <table:table-row>
              <table:table-cell office:value-type="string">
                <text:p>2015-05-18 15:53:20,391 - test_dot2dot - test_add_n_sub_playlists_old_method - INFO - test_dot2dot : 738 - REPLACETIME for </text:p>
              </table:table-cell>
              <table:table-cell office:value-type="float" office:value="8.219486">
                <text:p>8.219486</text:p>
              </table:table-cell>
            </table:table-row>
            <table:table-row>
              <table:table-cell office:value-type="string">
                <text:p>2015-05-18 15:53:34,337 - test_dot2dot - test_add_n_sub_playlists_old_method - INFO - test_dot2dot : 738 - REPLACETIME for </text:p>
              </table:table-cell>
              <table:table-cell office:value-type="float" office:value="7.798174">
                <text:p>7.798174</text:p>
              </table:table-cell>
            </table:table-row>
            <table:table-row>
              <table:table-cell office:value-type="string">
                <text:p>2015-05-18 15:53:48,524 - test_dot2dot - test_add_n_sub_playlists_old_method - INFO - test_dot2dot : 738 - REPLACETIME for </text:p>
              </table:table-cell>
              <table:table-cell office:value-type="float" office:value="7.708119">
                <text:p>7.708119</text:p>
              </table:table-cell>
            </table:table-row>
            <table:table-row>
              <table:table-cell office:value-type="string">
                <text:p>2015-05-18 15:54:03,470 - test_dot2dot - test_add_n_sub_playlists_old_method - INFO - test_dot2dot : 738 - REPLACETIME for </text:p>
              </table:table-cell>
              <table:table-cell office:value-type="float" office:value="7.726794">
                <text:p>7.726794</text:p>
              </table:table-cell>
            </table:table-row>
            <table:table-row>
              <table:table-cell office:value-type="string">
                <text:p>2015-05-18 15:54:18,701 - test_dot2dot - test_add_n_sub_playlists_old_method - INFO - test_dot2dot : 738 - REPLACETIME for </text:p>
              </table:table-cell>
              <table:table-cell office:value-type="float" office:value="7.902038">
                <text:p>7.902038</text:p>
              </table:table-cell>
            </table:table-row>
            <table:table-row>
              <table:table-cell office:value-type="string">
                <text:p>2015-05-18 15:54:34,200 - test_dot2dot - test_add_n_sub_playlists_old_method - INFO - test_dot2dot : 738 - REPLACETIME for </text:p>
              </table:table-cell>
              <table:table-cell office:value-type="float" office:value="8.012651">
                <text:p>8.012651</text:p>
              </table:table-cell>
            </table:table-row>
            <table:table-row>
              <table:table-cell office:value-type="string">
                <text:p>2015-05-18 15:54:49,600 - test_dot2dot - test_add_n_sub_playlists_old_method - INFO - test_dot2dot : 738 - REPLACETIME for </text:p>
              </table:table-cell>
              <table:table-cell office:value-type="float" office:value="7.884894">
                <text:p>7.884894</text:p>
              </table:table-cell>
            </table:table-row>
            <table:table-row>
              <table:table-cell office:value-type="string">
                <text:p>2015-05-18 15:55:05,083 - test_dot2dot - test_add_n_sub_playlists_old_method - INFO - test_dot2dot : 738 - REPLACETIME for </text:p>
              </table:table-cell>
              <table:table-cell office:value-type="float" office:value="8.294572">
                <text:p>8.294572</text:p>
              </table:table-cell>
            </table:table-row>
            <table:table-row>
              <table:table-cell office:value-type="string">
                <text:p>2015-05-18 15:55:20,814 - test_dot2dot - test_add_n_sub_playlists_old_method - INFO - test_dot2dot : 738 - REPLACETIME for </text:p>
              </table:table-cell>
              <table:table-cell office:value-type="float" office:value="7.990537">
                <text:p>7.990537</text:p>
              </table:table-cell>
            </table:table-row>
            <table:table-row>
              <table:table-cell office:value-type="string">
                <text:p>2015-05-18 15:55:36,252 - test_dot2dot - test_add_n_sub_playlists_old_method - INFO - test_dot2dot : 738 - REPLACETIME for </text:p>
              </table:table-cell>
              <table:table-cell office:value-type="float" office:value="8.032578">
                <text:p>8.032578</text:p>
              </table:table-cell>
            </table:table-row>
            <table:table-row>
              <table:table-cell office:value-type="string">
                <text:p>2015-05-18 15:55:51,939 - test_dot2dot - test_add_n_sub_playlists_old_method - INFO - test_dot2dot : 738 - REPLACETIME for </text:p>
              </table:table-cell>
              <table:table-cell office:value-type="float" office:value="8.166487">
                <text:p>8.166487</text:p>
              </table:table-cell>
            </table:table-row>
            <table:table-row>
              <table:table-cell office:value-type="string">
                <text:p>2015-05-18 15:56:06,847 - test_dot2dot - test_add_n_sub_playlists_old_method - INFO - test_dot2dot : 738 - REPLACETIME for </text:p>
              </table:table-cell>
              <table:table-cell office:value-type="float" office:value="8.19169">
                <text:p>8.19169</text:p>
              </table:table-cell>
            </table:table-row>
            <table:table-row>
              <table:table-cell office:value-type="string">
                <text:p>2015-05-18 15:56:23,118 - test_dot2dot - test_add_n_sub_playlists_old_method - INFO - test_dot2dot : 738 - REPLACETIME for </text:p>
              </table:table-cell>
              <table:table-cell office:value-type="float" office:value="8.471278">
                <text:p>8.471278</text:p>
              </table:table-cell>
            </table:table-row>
            <table:table-row>
              <table:table-cell office:value-type="string">
                <text:p>2015-05-18 15:56:39,399 - test_dot2dot - test_add_n_sub_playlists_old_method - INFO - test_dot2dot : 738 - REPLACETIME for </text:p>
              </table:table-cell>
              <table:table-cell office:value-type="float" office:value="8.423252">
                <text:p>8.423252</text:p>
              </table:table-cell>
            </table:table-row>
            <table:table-row>
              <table:table-cell office:value-type="string">
                <text:p>2015-05-18 15:56:55,317 - test_dot2dot - test_add_n_sub_playlists_old_method - INFO - test_dot2dot : 738 - REPLACETIME for </text:p>
              </table:table-cell>
              <table:table-cell office:value-type="float" office:value="8.134303">
                <text:p>8.134303</text:p>
              </table:table-cell>
            </table:table-row>
            <table:table-row>
              <table:table-cell office:value-type="string">
                <text:p>2015-05-18 15:57:10,352 - test_dot2dot - test_add_n_sub_playlists_old_method - INFO - test_dot2dot : 738 - REPLACETIME for </text:p>
              </table:table-cell>
              <table:table-cell office:value-type="float" office:value="8.585613">
                <text:p>8.585613</text:p>
              </table:table-cell>
            </table:table-row>
            <table:table-row>
              <table:table-cell office:value-type="string">
                <text:p>2015-05-18 15:57:27,452 - test_dot2dot - test_add_n_sub_playlists_old_method - INFO - test_dot2dot : 738 - REPLACETIME for </text:p>
              </table:table-cell>
              <table:table-cell office:value-type="float" office:value="8.530498">
                <text:p>8.530498</text:p>
              </table:table-cell>
            </table:table-row>
            <table:table-row>
              <table:table-cell office:value-type="string">
                <text:p>2015-05-18 15:57:44,173 - test_dot2dot - test_add_n_sub_playlists_old_method - INFO - test_dot2dot : 738 - REPLACETIME for </text:p>
              </table:table-cell>
              <table:table-cell office:value-type="float" office:value="8.501081">
                <text:p>8.501081</text:p>
              </table:table-cell>
            </table:table-row>
            <table:table-row>
              <table:table-cell office:value-type="string">
                <text:p>2015-05-18 15:58:00,136 - test_dot2dot - test_add_n_sub_playlists_old_method - INFO - test_dot2dot : 738 - REPLACETIME for </text:p>
              </table:table-cell>
              <table:table-cell office:value-type="float" office:value="8.262049">
                <text:p>8.262049</text:p>
              </table:table-cell>
            </table:table-row>
            <table:table-row>
              <table:table-cell office:value-type="string">
                <text:p>2015-05-18 15:58:15,714 - test_dot2dot - test_add_n_sub_playlists_old_method - INFO - test_dot2dot : 738 - REPLACETIME for </text:p>
              </table:table-cell>
              <table:table-cell office:value-type="float" office:value="8.54085">
                <text:p>8.54085</text:p>
              </table:table-cell>
            </table:table-row>
            <table:table-row>
              <table:table-cell office:value-type="string">
                <text:p>2015-05-18 15:58:30,933 - test_dot2dot - test_add_n_sub_playlists_old_method - INFO - test_dot2dot : 738 - REPLACETIME for </text:p>
              </table:table-cell>
              <table:table-cell office:value-type="float" office:value="8.547897">
                <text:p>8.547897</text:p>
              </table:table-cell>
            </table:table-row>
            <table:table-row>
              <table:table-cell office:value-type="string">
                <text:p>2015-05-18 15:58:47,340 - test_dot2dot - test_add_n_sub_playlists_old_method - INFO - test_dot2dot : 738 - REPLACETIME for </text:p>
              </table:table-cell>
              <table:table-cell office:value-type="float" office:value="8.531093">
                <text:p>8.531093</text:p>
              </table:table-cell>
            </table:table-row>
            <table:table-row>
              <table:table-cell office:value-type="string">
                <text:p>2015-05-18 15:59:04,186 - test_dot2dot - test_add_n_sub_playlists_old_method - INFO - test_dot2dot : 738 - REPLACETIME for </text:p>
              </table:table-cell>
              <table:table-cell office:value-type="float" office:value="8.51957">
                <text:p>8.51957</text:p>
              </table:table-cell>
            </table:table-row>
            <table:table-row>
              <table:table-cell office:value-type="string">
                <text:p>2015-05-18 15:59:19,777 - test_dot2dot - test_add_n_sub_playlists_old_method - INFO - test_dot2dot : 738 - REPLACETIME for </text:p>
              </table:table-cell>
              <table:table-cell office:value-type="float" office:value="8.748971">
                <text:p>8.748971</text:p>
              </table:table-cell>
            </table:table-row>
            <table:table-row>
              <table:table-cell office:value-type="string">
                <text:p>2015-05-18 15:59:36,480 - test_dot2dot - test_add_n_sub_playlists_old_method - INFO - test_dot2dot : 738 - REPLACETIME for </text:p>
              </table:table-cell>
              <table:table-cell office:value-type="float" office:value="8.704586">
                <text:p>8.704586</text:p>
              </table:table-cell>
            </table:table-row>
            <table:table-row>
              <table:table-cell office:value-type="string">
                <text:p>2015-05-18 15:59:53,638 - test_dot2dot - test_add_n_sub_playlists_old_method - INFO - test_dot2dot : 738 - REPLACETIME for </text:p>
              </table:table-cell>
              <table:table-cell office:value-type="float" office:value="8.791075">
                <text:p>8.791075</text:p>
              </table:table-cell>
            </table:table-row>
            <table:table-row>
              <table:table-cell office:value-type="string">
                <text:p>2015-05-18 16:00:10,067 - test_dot2dot - test_add_n_sub_playlists_old_method - INFO - test_dot2dot : 738 - REPLACETIME for </text:p>
              </table:table-cell>
              <table:table-cell office:value-type="float" office:value="8.948627">
                <text:p>8.948627</text:p>
              </table:table-cell>
            </table:table-row>
            <table:table-row>
              <table:table-cell office:value-type="string">
                <text:p>2015-05-18 16:00:26,879 - test_dot2dot - test_add_n_sub_playlists_old_method - INFO - test_dot2dot : 738 - REPLACETIME for </text:p>
              </table:table-cell>
              <table:table-cell office:value-type="float" office:value="9.196023">
                <text:p>9.196023</text:p>
              </table:table-cell>
            </table:table-row>
            <table:table-row>
              <table:table-cell office:value-type="string">
                <text:p>2015-05-18 16:00:42,809 - test_dot2dot - test_add_n_sub_playlists_old_method - INFO - test_dot2dot : 738 - REPLACETIME for </text:p>
              </table:table-cell>
              <table:table-cell office:value-type="float" office:value="8.742772">
                <text:p>8.742772</text:p>
              </table:table-cell>
            </table:table-row>
            <table:table-row>
              <table:table-cell office:value-type="string">
                <text:p>2015-05-18 16:01:00,587 - test_dot2dot - test_add_n_sub_playlists_old_method - INFO - test_dot2dot : 738 - REPLACETIME for </text:p>
              </table:table-cell>
              <table:table-cell office:value-type="float" office:value="9.133959">
                <text:p>9.133959</text:p>
              </table:table-cell>
            </table:table-row>
            <table:table-row>
              <table:table-cell office:value-type="string">
                <text:p>2015-05-18 16:01:16,827 - test_dot2dot - test_add_n_sub_playlists_old_method - INFO - test_dot2dot : 738 - REPLACETIME for </text:p>
              </table:table-cell>
              <table:table-cell office:value-type="float" office:value="9.087354">
                <text:p>9.087354</text:p>
              </table:table-cell>
            </table:table-row>
            <table:table-row>
              <table:table-cell office:value-type="string">
                <text:p>2015-05-18 16:01:33,101 - test_dot2dot - test_add_n_sub_playlists_old_method - INFO - test_dot2dot : 738 - REPLACETIME for </text:p>
              </table:table-cell>
              <table:table-cell office:value-type="float" office:value="9.110647">
                <text:p>9.110647</text:p>
              </table:table-cell>
            </table:table-row>
            <table:table-row>
              <table:table-cell office:value-type="string">
                <text:p>2015-05-18 16:01:51,029 - test_dot2dot - test_add_n_sub_playlists_old_method - INFO - test_dot2dot : 738 - REPLACETIME for </text:p>
              </table:table-cell>
              <table:table-cell office:value-type="float" office:value="9.239206">
                <text:p>9.239206</text:p>
              </table:table-cell>
            </table:table-row>
            <table:table-row>
              <table:table-cell office:value-type="string">
                <text:p>2015-05-18 16:02:07,271 - test_dot2dot - test_add_n_sub_playlists_old_method - INFO - test_dot2dot : 738 - REPLACETIME for </text:p>
              </table:table-cell>
              <table:table-cell office:value-type="float" office:value="9.052333">
                <text:p>9.052333</text:p>
              </table:table-cell>
            </table:table-row>
            <table:table-row>
              <table:table-cell office:value-type="string">
                <text:p>2015-05-18 16:02:25,590 - test_dot2dot - test_add_n_sub_playlists_old_method - INFO - test_dot2dot : 738 - REPLACETIME for </text:p>
              </table:table-cell>
              <table:table-cell office:value-type="float" office:value="9.469427">
                <text:p>9.469427</text:p>
              </table:table-cell>
            </table:table-row>
            <table:table-row>
              <table:table-cell office:value-type="string">
                <text:p>2015-05-18 16:02:42,178 - test_dot2dot - test_add_n_sub_playlists_old_method - INFO - test_dot2dot : 738 - REPLACETIME for </text:p>
              </table:table-cell>
              <table:table-cell office:value-type="float" office:value="9.259321">
                <text:p>9.259321</text:p>
              </table:table-cell>
            </table:table-row>
            <table:table-row>
              <table:table-cell office:value-type="string">
                <text:p>2015-05-18 16:02:59,174 - test_dot2dot - test_add_n_sub_playlists_old_method - INFO - test_dot2dot : 738 - REPLACETIME for </text:p>
              </table:table-cell>
              <table:table-cell office:value-type="float" office:value="9.097967">
                <text:p>9.097967</text:p>
              </table:table-cell>
            </table:table-row>
            <table:table-row>
              <table:table-cell office:value-type="string">
                <text:p>2015-05-18 16:03:16,325 - test_dot2dot - test_add_n_sub_playlists_old_method - INFO - test_dot2dot : 738 - REPLACETIME for </text:p>
              </table:table-cell>
              <table:table-cell office:value-type="float" office:value="9.42563">
                <text:p>9.42563</text:p>
              </table:table-cell>
            </table:table-row>
            <table:table-row>
              <table:table-cell office:value-type="string">
                <text:p>2015-05-18 16:03:34,151 - test_dot2dot - test_add_n_sub_playlists_old_method - INFO - test_dot2dot : 738 - REPLACETIME for </text:p>
              </table:table-cell>
              <table:table-cell office:value-type="float" office:value="9.184962">
                <text:p>9.184962</text:p>
              </table:table-cell>
            </table:table-row>
            <table:table-row>
              <table:table-cell office:value-type="string">
                <text:p>2015-05-18 16:03:52,186 - test_dot2dot - test_add_n_sub_playlists_old_method - INFO - test_dot2dot : 738 - REPLACETIME for </text:p>
              </table:table-cell>
              <table:table-cell office:value-type="float" office:value="9.401696">
                <text:p>9.401696</text:p>
              </table:table-cell>
            </table:table-row>
            <table:table-row>
              <table:table-cell office:value-type="string">
                <text:p>2015-05-18 16:04:10,850 - test_dot2dot - test_add_n_sub_playlists_old_method - INFO - test_dot2dot : 738 - REPLACETIME for </text:p>
              </table:table-cell>
              <table:table-cell office:value-type="float" office:value="10.120517">
                <text:p>10.120517</text:p>
              </table:table-cell>
            </table:table-row>
            <table:table-row>
              <table:table-cell office:value-type="string">
                <text:p>2015-05-18 16:04:28,594 - test_dot2dot - test_add_n_sub_playlists_old_method - INFO - test_dot2dot : 738 - REPLACETIME for </text:p>
              </table:table-cell>
              <table:table-cell office:value-type="float" office:value="9.949358">
                <text:p>9.949358</text:p>
              </table:table-cell>
            </table:table-row>
            <table:table-row>
              <table:table-cell office:value-type="string">
                <text:p>2015-05-18 16:04:47,446 - test_dot2dot - test_add_n_sub_playlists_old_method - INFO - test_dot2dot : 738 - REPLACETIME for </text:p>
              </table:table-cell>
              <table:table-cell office:value-type="float" office:value="9.564675">
                <text:p>9.564675</text:p>
              </table:table-cell>
            </table:table-row>
            <table:table-row>
              <table:table-cell office:value-type="string">
                <text:p>2015-05-18 16:05:06,225 - test_dot2dot - test_add_n_sub_playlists_old_method - INFO - test_dot2dot : 738 - REPLACETIME for </text:p>
              </table:table-cell>
              <table:table-cell office:value-type="float" office:value="9.798371">
                <text:p>9.798371</text:p>
              </table:table-cell>
            </table:table-row>
            <table:table-row>
              <table:table-cell office:value-type="string">
                <text:p>2015-05-18 16:05:24,891 - test_dot2dot - test_add_n_sub_playlists_old_method - INFO - test_dot2dot : 738 - REPLACETIME for </text:p>
              </table:table-cell>
              <table:table-cell office:value-type="float" office:value="9.688311">
                <text:p>9.688311</text:p>
              </table:table-cell>
            </table:table-row>
            <table:table-row>
              <table:table-cell office:value-type="string">
                <text:p>2015-05-18 16:05:42,674 - test_dot2dot - test_add_n_sub_playlists_old_method - INFO - test_dot2dot : 738 - REPLACETIME for </text:p>
              </table:table-cell>
              <table:table-cell office:value-type="float" office:value="9.651593">
                <text:p>9.651593</text:p>
              </table:table-cell>
            </table:table-row>
            <table:table-row>
              <table:table-cell office:value-type="string">
                <text:p>2015-05-18 16:06:01,139 - test_dot2dot - test_add_n_sub_playlists_old_method - INFO - test_dot2dot : 738 - REPLACETIME for </text:p>
              </table:table-cell>
              <table:table-cell office:value-type="float" office:value="9.930327">
                <text:p>9.930327</text:p>
              </table:table-cell>
            </table:table-row>
            <table:table-row>
              <table:table-cell office:value-type="string">
                <text:p>2015-05-18 16:06:19,191 - test_dot2dot - test_add_n_sub_playlists_old_method - INFO - test_dot2dot : 738 - REPLACETIME for </text:p>
              </table:table-cell>
              <table:table-cell office:value-type="float" office:value="9.91225">
                <text:p>9.91225</text:p>
              </table:table-cell>
            </table:table-row>
            <table:table-row>
              <table:table-cell office:value-type="string">
                <text:p>2015-05-18 16:06:38,611 - test_dot2dot - test_add_n_sub_playlists_old_method - INFO - test_dot2dot : 738 - REPLACETIME for </text:p>
              </table:table-cell>
              <table:table-cell office:value-type="float" office:value="9.720641">
                <text:p>9.720641</text:p>
              </table:table-cell>
            </table:table-row>
            <table:table-row>
              <table:table-cell office:value-type="string">
                <text:p>2015-05-18 16:06:56,463 - test_dot2dot - test_add_n_sub_playlists_old_method - INFO - test_dot2dot : 738 - REPLACETIME for </text:p>
              </table:table-cell>
              <table:table-cell office:value-type="float" office:value="9.924437">
                <text:p>9.924437</text:p>
              </table:table-cell>
            </table:table-row>
            <table:table-row>
              <table:table-cell office:value-type="string">
                <text:p>2015-05-18 16:07:15,333 - test_dot2dot - test_add_n_sub_playlists_old_method - INFO - test_dot2dot : 738 - REPLACETIME for </text:p>
              </table:table-cell>
              <table:table-cell office:value-type="float" office:value="10.21156">
                <text:p>10.21156</text:p>
              </table:table-cell>
            </table:table-row>
            <table:table-row>
              <table:table-cell office:value-type="string">
                <text:p>2015-05-18 16:07:35,263 - test_dot2dot - test_add_n_sub_playlists_old_method - INFO - test_dot2dot : 738 - REPLACETIME for </text:p>
              </table:table-cell>
              <table:table-cell office:value-type="float" office:value="10.39769">
                <text:p>10.39769</text:p>
              </table:table-cell>
            </table:table-row>
            <table:table-row>
              <table:table-cell office:value-type="string">
                <text:p>2015-05-18 16:07:56,440 - test_dot2dot - test_add_n_sub_playlists_old_method - INFO - test_dot2dot : 738 - REPLACETIME for </text:p>
              </table:table-cell>
              <table:table-cell office:value-type="float" office:value="13.018768">
                <text:p>13.018768</text:p>
              </table:table-cell>
            </table:table-row>
            <table:table-row>
              <table:table-cell office:value-type="string">
                <text:p>2015-05-18 16:08:18,195 - test_dot2dot - test_add_n_sub_playlists_old_method - INFO - test_dot2dot : 738 - REPLACETIME for </text:p>
              </table:table-cell>
              <table:table-cell office:value-type="float" office:value="12.95569">
                <text:p>12.95569</text:p>
              </table:table-cell>
            </table:table-row>
            <table:table-row>
              <table:table-cell office:value-type="string">
                <text:p>2015-05-18 16:08:39,831 - test_dot2dot - test_add_n_sub_playlists_old_method - INFO - test_dot2dot : 738 - REPLACETIME for </text:p>
              </table:table-cell>
              <table:table-cell office:value-type="float" office:value="13.254088">
                <text:p>13.254088</text:p>
              </table:table-cell>
            </table:table-row>
            <table:table-row>
              <table:table-cell office:value-type="string">
                <text:p>2015-05-18 16:09:01,730 - test_dot2dot - test_add_n_sub_playlists_old_method - INFO - test_dot2dot : 738 - REPLACETIME for </text:p>
              </table:table-cell>
              <table:table-cell office:value-type="float" office:value="13.051156">
                <text:p>13.051156</text:p>
              </table:table-cell>
            </table:table-row>
            <table:table-row>
              <table:table-cell office:value-type="string">
                <text:p>2015-05-18 16:09:24,661 - test_dot2dot - test_add_n_sub_playlists_old_method - INFO - test_dot2dot : 738 - REPLACETIME for </text:p>
              </table:table-cell>
              <table:table-cell office:value-type="float" office:value="13.757437">
                <text:p>13.757437</text:p>
              </table:table-cell>
            </table:table-row>
            <table:table-row>
              <table:table-cell office:value-type="string">
                <text:p>2015-05-18 16:09:43,553 - test_dot2dot - test_add_n_sub_playlists_old_method - INFO - test_dot2dot : 738 - REPLACETIME for </text:p>
              </table:table-cell>
              <table:table-cell office:value-type="float" office:value="10.584536">
                <text:p>10.584536</text:p>
              </table:table-cell>
            </table:table-row>
            <table:table-row>
              <table:table-cell office:value-type="string">
                <text:p>2015-05-18 16:10:06,243 - test_dot2dot - test_add_n_sub_playlists_old_method - INFO - test_dot2dot : 738 - REPLACETIME for </text:p>
              </table:table-cell>
              <table:table-cell office:value-type="float" office:value="13.613942">
                <text:p>13.613942</text:p>
              </table:table-cell>
            </table:table-row>
            <table:table-row>
              <table:table-cell office:value-type="string">
                <text:p>2015-05-18 16:10:29,783 - test_dot2dot - test_add_n_sub_playlists_old_method - INFO - test_dot2dot : 738 - REPLACETIME for </text:p>
              </table:table-cell>
              <table:table-cell office:value-type="float" office:value="14.430518">
                <text:p>14.430518</text:p>
              </table:table-cell>
            </table:table-row>
            <table:table-row>
              <table:table-cell office:value-type="string">
                <text:p>2015-05-18 16:10:52,601 - test_dot2dot - test_add_n_sub_playlists_old_method - INFO - test_dot2dot : 738 - REPLACETIME for </text:p>
              </table:table-cell>
              <table:table-cell office:value-type="float" office:value="13.714666">
                <text:p>13.714666</text:p>
              </table:table-cell>
            </table:table-row>
            <table:table-row>
              <table:table-cell office:value-type="string">
                <text:p>2015-05-18 16:11:15,438 - test_dot2dot - test_add_n_sub_playlists_old_method - INFO - test_dot2dot : 738 - REPLACETIME for </text:p>
              </table:table-cell>
              <table:table-cell office:value-type="float" office:value="13.978224">
                <text:p>13.978224</text:p>
              </table:table-cell>
            </table:table-row>
            <table:table-row>
              <table:table-cell office:value-type="string">
                <text:p>2015-05-18 16:11:38,873 - test_dot2dot - test_add_n_sub_playlists_old_method - INFO - test_dot2dot : 738 - REPLACETIME for </text:p>
              </table:table-cell>
              <table:table-cell office:value-type="float" office:value="14.482756">
                <text:p>14.482756</text:p>
              </table:table-cell>
            </table:table-row>
            <table:table-row>
              <table:table-cell office:value-type="string">
                <text:p>2015-05-18 16:12:01,919 - test_dot2dot - test_add_n_sub_playlists_old_method - INFO - test_dot2dot : 738 - REPLACETIME for </text:p>
              </table:table-cell>
              <table:table-cell office:value-type="float" office:value="13.934989">
                <text:p>13.934989</text:p>
              </table:table-cell>
            </table:table-row>
            <table:table-row>
              <table:table-cell office:value-type="string">
                <text:p>2015-05-18 16:12:25,250 - test_dot2dot - test_add_n_sub_playlists_old_method - INFO - test_dot2dot : 738 - REPLACETIME for </text:p>
              </table:table-cell>
              <table:table-cell office:value-type="float" office:value="14.456698">
                <text:p>14.456698</text:p>
              </table:table-cell>
            </table:table-row>
            <table:table-row>
              <table:table-cell office:value-type="string">
                <text:p>2015-05-18 16:12:48,034 - test_dot2dot - test_add_n_sub_playlists_old_method - INFO - test_dot2dot : 738 - REPLACETIME for </text:p>
              </table:table-cell>
              <table:table-cell office:value-type="float" office:value="13.925894">
                <text:p>13.925894</text:p>
              </table:table-cell>
            </table:table-row>
            <table:table-row>
              <table:table-cell office:value-type="string">
                <text:p>2015-05-18 16:13:11,004 - test_dot2dot - test_add_n_sub_playlists_old_method - INFO - test_dot2dot : 738 - REPLACETIME for </text:p>
              </table:table-cell>
              <table:table-cell office:value-type="float" office:value="13.987497">
                <text:p>13.987497</text:p>
              </table:table-cell>
            </table:table-row>
            <table:table-row>
              <table:table-cell office:value-type="string">
                <text:p>2015-05-18 16:13:34,721 - test_dot2dot - test_add_n_sub_playlists_old_method - INFO - test_dot2dot : 738 - REPLACETIME for </text:p>
              </table:table-cell>
              <table:table-cell office:value-type="float" office:value="14.659191">
                <text:p>14.659191</text:p>
              </table:table-cell>
            </table:table-row>
            <table:table-row>
              <table:table-cell office:value-type="string">
                <text:p>2015-05-18 16:13:58,516 - test_dot2dot - test_add_n_sub_playlists_old_method - INFO - test_dot2dot : 738 - REPLACETIME for </text:p>
              </table:table-cell>
              <table:table-cell office:value-type="float" office:value="13.858084">
                <text:p>13.858084</text:p>
              </table:table-cell>
            </table:table-row>
            <table:table-row>
              <table:table-cell office:value-type="string">
                <text:p>2015-05-18 16:14:21,504 - test_dot2dot - test_add_n_sub_playlists_old_method - INFO - test_dot2dot : 738 - REPLACETIME for </text:p>
              </table:table-cell>
              <table:table-cell office:value-type="float" office:value="13.998503">
                <text:p>13.998503</text:p>
              </table:table-cell>
            </table:table-row>
            <table:table-row>
              <table:table-cell office:value-type="string">
                <text:p>2015-05-18 16:14:44,824 - test_dot2dot - test_add_n_sub_playlists_old_method - INFO - test_dot2dot : 738 - REPLACETIME for </text:p>
              </table:table-cell>
              <table:table-cell office:value-type="float" office:value="14.426663">
                <text:p>14.426663</text:p>
              </table:table-cell>
            </table:table-row>
            <table:table-row>
              <table:table-cell office:value-type="string">
                <text:p>2015-05-18 16:15:08,570 - test_dot2dot - test_add_n_sub_playlists_old_method - INFO - test_dot2dot : 738 - REPLACETIME for </text:p>
              </table:table-cell>
              <table:table-cell office:value-type="float" office:value="14.46415">
                <text:p>14.46415</text:p>
              </table:table-cell>
            </table:table-row>
            <table:table-row>
              <table:table-cell office:value-type="string">
                <text:p>2015-05-18 16:15:32,308 - test_dot2dot - test_add_n_sub_playlists_old_method - INFO - test_dot2dot : 738 - REPLACETIME for </text:p>
              </table:table-cell>
              <table:table-cell office:value-type="float" office:value="14.713417">
                <text:p>14.713417</text:p>
              </table:table-cell>
            </table:table-row>
            <table:table-row>
              <table:table-cell office:value-type="string">
                <text:p>2015-05-18 16:15:53,672 - test_dot2dot - test_add_n_sub_playlists_old_method - INFO - test_dot2dot : 738 - REPLACETIME for </text:p>
              </table:table-cell>
              <table:table-cell office:value-type="float" office:value="11.130551">
                <text:p>11.130551</text:p>
              </table:table-cell>
            </table:table-row>
            <table:table-row>
              <table:table-cell office:value-type="string">
                <text:p>2015-05-18 16:16:16,914 - test_dot2dot - test_add_n_sub_playlists_old_method - INFO - test_dot2dot : 738 - REPLACETIME for </text:p>
              </table:table-cell>
              <table:table-cell office:value-type="float" office:value="14.181802">
                <text:p>14.181802</text:p>
              </table:table-cell>
            </table:table-row>
            <table:table-row>
              <table:table-cell office:value-type="string">
                <text:p>2015-05-18 16:16:40,652 - test_dot2dot - test_add_n_sub_playlists_old_method - INFO - test_dot2dot : 738 - REPLACETIME for </text:p>
              </table:table-cell>
              <table:table-cell office:value-type="float" office:value="14.481792">
                <text:p>14.481792</text:p>
              </table:table-cell>
            </table:table-row>
            <table:table-row>
              <table:table-cell office:value-type="string">
                <text:p>2015-05-18 16:17:05,862 - test_dot2dot - test_add_n_sub_playlists_old_method - INFO - test_dot2dot : 738 - REPLACETIME for </text:p>
              </table:table-cell>
              <table:table-cell office:value-type="float" office:value="14.733776">
                <text:p>14.733776</text:p>
              </table:table-cell>
            </table:table-row>
            <table:table-row>
              <table:table-cell office:value-type="string">
                <text:p>2015-05-18 16:17:30,747 - test_dot2dot - test_add_n_sub_playlists_old_method - INFO - test_dot2dot : 738 - REPLACETIME for </text:p>
              </table:table-cell>
              <table:table-cell office:value-type="float" office:value="15.408951">
                <text:p>15.408951</text:p>
              </table:table-cell>
            </table:table-row>
            <table:table-row>
              <table:table-cell office:value-type="string">
                <text:p>2015-05-18 16:17:54,959 - test_dot2dot - test_add_n_sub_playlists_old_method - INFO - test_dot2dot : 738 - REPLACETIME for </text:p>
              </table:table-cell>
              <table:table-cell office:value-type="float" office:value="14.668757">
                <text:p>14.668757</text:p>
              </table:table-cell>
            </table:table-row>
            <table:table-row>
              <table:table-cell office:value-type="string">
                <text:p>2015-05-18 16:18:19,094 - test_dot2dot - test_add_n_sub_playlists_old_method - INFO - test_dot2dot : 738 - REPLACETIME for </text:p>
              </table:table-cell>
              <table:table-cell office:value-type="float" office:value="14.714762">
                <text:p>14.714762</text:p>
              </table:table-cell>
            </table:table-row>
            <table:table-row>
              <table:table-cell office:value-type="string">
                <text:p>2015-05-18 16:18:43,722 - test_dot2dot - test_add_n_sub_playlists_old_method - INFO - test_dot2dot : 738 - REPLACETIME for </text:p>
              </table:table-cell>
              <table:table-cell office:value-type="float" office:value="15.083748">
                <text:p>15.083748</text:p>
              </table:table-cell>
            </table:table-row>
            <table:table-row>
              <table:table-cell office:value-type="string">
                <text:p>2015-05-18 16:19:08,499 - test_dot2dot - test_add_n_sub_playlists_old_method - INFO - test_dot2dot : 738 - REPLACETIME for </text:p>
              </table:table-cell>
              <table:table-cell office:value-type="float" office:value="14.993815">
                <text:p>14.993815</text:p>
              </table:table-cell>
            </table:table-row>
            <table:table-row>
              <table:table-cell office:value-type="string">
                <text:p>2015-05-18 16:19:33,461 - test_dot2dot - test_add_n_sub_playlists_old_method - INFO - test_dot2dot : 738 - REPLACETIME for </text:p>
              </table:table-cell>
              <table:table-cell office:value-type="float" office:value="15.335376">
                <text:p>15.335376</text:p>
              </table:table-cell>
            </table:table-row>
            <table:table-row>
              <table:table-cell office:value-type="string">
                <text:p>2015-05-18 16:19:59,133 - test_dot2dot - test_add_n_sub_playlists_old_method - INFO - test_dot2dot : 738 - REPLACETIME for </text:p>
              </table:table-cell>
              <table:table-cell office:value-type="float" office:value="15.0162">
                <text:p>15.0162</text:p>
              </table:table-cell>
            </table:table-row>
            <table:table-row>
              <table:table-cell office:value-type="string">
                <text:p>2015-05-18 16:20:25,432 - test_dot2dot - test_add_n_sub_playlists_old_method - INFO - test_dot2dot : 738 - REPLACETIME for </text:p>
              </table:table-cell>
              <table:table-cell office:value-type="float" office:value="15.709609">
                <text:p>15.709609</text:p>
              </table:table-cell>
            </table:table-row>
            <table:table-row>
              <table:table-cell office:value-type="string">
                <text:p>2015-05-18 16:20:51,052 - test_dot2dot - test_add_n_sub_playlists_old_method - INFO - test_dot2dot : 738 - REPLACETIME for </text:p>
              </table:table-cell>
              <table:table-cell office:value-type="float" office:value="15.151528">
                <text:p>15.151528</text:p>
              </table:table-cell>
            </table:table-row>
            <table:table-row>
              <table:table-cell office:value-type="string">
                <text:p>2015-05-18 16:21:15,651 - test_dot2dot - test_add_n_sub_playlists_old_method - INFO - test_dot2dot : 738 - REPLACETIME for </text:p>
              </table:table-cell>
              <table:table-cell office:value-type="float" office:value="15.117191">
                <text:p>15.117191</text:p>
              </table:table-cell>
            </table:table-row>
            <table:table-row>
              <table:table-cell office:value-type="string">
                <text:p>2015-05-18 16:21:37,560 - test_dot2dot - test_add_n_sub_playlists_old_method - INFO - test_dot2dot : 738 - REPLACETIME for </text:p>
              </table:table-cell>
              <table:table-cell office:value-type="float" office:value="12.13823">
                <text:p>12.13823</text:p>
              </table:table-cell>
            </table:table-row>
            <table:table-row>
              <table:table-cell office:value-type="string">
                <text:p>2015-05-18 16:22:03,965 - test_dot2dot - test_add_n_sub_playlists_old_method - INFO - test_dot2dot : 738 - REPLACETIME for </text:p>
              </table:table-cell>
              <table:table-cell office:value-type="float" office:value="15.335756">
                <text:p>15.335756</text:p>
              </table:table-cell>
            </table:table-row>
            <table:table-row>
              <table:table-cell office:value-type="string">
                <text:p>2015-05-18 16:22:30,258 - test_dot2dot - test_add_n_sub_playlists_old_method - INFO - test_dot2dot : 738 - REPLACETIME for </text:p>
              </table:table-cell>
              <table:table-cell office:value-type="float" office:value="16.144961">
                <text:p>16.144961</text:p>
              </table:table-cell>
            </table:table-row>
            <table:table-row>
              <table:table-cell office:value-type="string">
                <text:p>2015-05-18 16:22:55,681 - test_dot2dot - test_add_n_sub_playlists_old_method - INFO - test_dot2dot : 738 - REPLACETIME for </text:p>
              </table:table-cell>
              <table:table-cell office:value-type="float" office:value="15.378267">
                <text:p>15.378267</text:p>
              </table:table-cell>
            </table:table-row>
            <table:table-row>
              <table:table-cell office:value-type="string">
                <text:p>2015-05-18 16:23:21,478 - test_dot2dot - test_add_n_sub_playlists_old_method - INFO - test_dot2dot : 738 - REPLACETIME for </text:p>
              </table:table-cell>
              <table:table-cell office:value-type="float" office:value="15.669083">
                <text:p>15.669083</text:p>
              </table:table-cell>
            </table:table-row>
            <table:table-row>
              <table:table-cell office:value-type="string">
                <text:p>2015-05-18 16:23:46,987 - test_dot2dot - test_add_n_sub_playlists_old_method - INFO - test_dot2dot : 738 - REPLACETIME for </text:p>
              </table:table-cell>
              <table:table-cell office:value-type="float" office:value="15.442045">
                <text:p>15.442045</text:p>
              </table:table-cell>
            </table:table-row>
            <table:table-row>
              <table:table-cell office:value-type="string">
                <text:p>2015-05-18 16:24:12,930 - test_dot2dot - test_add_n_sub_playlists_old_method - INFO - test_dot2dot : 738 - REPLACETIME for </text:p>
              </table:table-cell>
              <table:table-cell office:value-type="float" office:value="15.797953">
                <text:p>15.797953</text:p>
              </table:table-cell>
            </table:table-row>
            <table:table-row>
              <table:table-cell office:value-type="string">
                <text:p>2015-05-18 16:24:39,247 - test_dot2dot - test_add_n_sub_playlists_old_method - INFO - test_dot2dot : 738 - REPLACETIME for </text:p>
              </table:table-cell>
              <table:table-cell office:value-type="float" office:value="16.086307">
                <text:p>16.086307</text:p>
              </table:table-cell>
            </table:table-row>
            <table:table-row>
              <table:table-cell office:value-type="string">
                <text:p>2015-05-18 16:25:02,191 - test_dot2dot - test_add_n_sub_playlists_old_method - INFO - test_dot2dot : 738 - REPLACETIME for </text:p>
              </table:table-cell>
              <table:table-cell office:value-type="float" office:value="12.582911">
                <text:p>12.582911</text:p>
              </table:table-cell>
            </table:table-row>
            <table:table-row>
              <table:table-cell office:value-type="string">
                <text:p>2015-05-18 16:25:28,781 - test_dot2dot - test_add_n_sub_playlists_old_method - INFO - test_dot2dot : 738 - REPLACETIME for </text:p>
              </table:table-cell>
              <table:table-cell office:value-type="float" office:value="16.300252">
                <text:p>16.300252</text:p>
              </table:table-cell>
            </table:table-row>
            <table:table-row>
              <table:table-cell office:value-type="string">
                <text:p>2015-05-18 16:25:51,477 - test_dot2dot - test_add_n_sub_playlists_old_method - INFO - test_dot2dot : 738 - REPLACETIME for </text:p>
              </table:table-cell>
              <table:table-cell office:value-type="float" office:value="12.470769">
                <text:p>12.470769</text:p>
              </table:table-cell>
            </table:table-row>
            <table:table-row>
              <table:table-cell office:value-type="string">
                <text:p>2015-05-18 16:26:19,080 - test_dot2dot - test_add_n_sub_playlists_old_method - INFO - test_dot2dot : 738 - REPLACETIME for </text:p>
              </table:table-cell>
              <table:table-cell office:value-type="float" office:value="15.993882">
                <text:p>15.993882</text:p>
              </table:table-cell>
            </table:table-row>
            <table:table-row>
              <table:table-cell office:value-type="string">
                <text:p>2015-05-18 16:26:42,182 - test_dot2dot - test_add_n_sub_playlists_old_method - INFO - test_dot2dot : 738 - REPLACETIME for </text:p>
              </table:table-cell>
              <table:table-cell office:value-type="float" office:value="12.743321">
                <text:p>12.743321</text:p>
              </table:table-cell>
            </table:table-row>
            <table:table-row>
              <table:table-cell office:value-type="string">
                <text:p>2015-05-18 16:27:10,139 - test_dot2dot - test_add_n_sub_playlists_old_method - INFO - test_dot2dot : 738 - REPLACETIME for </text:p>
              </table:table-cell>
              <table:table-cell office:value-type="float" office:value="16.091233">
                <text:p>16.091233</text:p>
              </table:table-cell>
            </table:table-row>
            <table:table-row>
              <table:table-cell office:value-type="string">
                <text:p>2015-05-18 16:27:33,453 - test_dot2dot - test_add_n_sub_playlists_old_method - INFO - test_dot2dot : 738 - REPLACETIME for </text:p>
              </table:table-cell>
              <table:table-cell office:value-type="float" office:value="12.969691">
                <text:p>12.969691</text:p>
              </table:table-cell>
            </table:table-row>
            <table:table-row>
              <table:table-cell office:value-type="string">
                <text:p>2015-05-18 16:28:01,504 - test_dot2dot - test_add_n_sub_playlists_old_method - INFO - test_dot2dot : 738 - REPLACETIME for </text:p>
              </table:table-cell>
              <table:table-cell office:value-type="float" office:value="16.145731">
                <text:p>16.145731</text:p>
              </table:table-cell>
            </table:table-row>
            <table:table-row>
              <table:table-cell office:value-type="string">
                <text:p>2015-05-18 16:28:29,021 - test_dot2dot - test_add_n_sub_playlists_old_method - INFO - test_dot2dot : 738 - REPLACETIME for </text:p>
              </table:table-cell>
              <table:table-cell office:value-type="float" office:value="16.897556">
                <text:p>16.897556</text:p>
              </table:table-cell>
            </table:table-row>
            <table:table-row>
              <table:table-cell office:value-type="string">
                <text:p>2015-05-18 16:28:52,918 - test_dot2dot - test_add_n_sub_playlists_old_method - INFO - test_dot2dot : 738 - REPLACETIME for </text:p>
              </table:table-cell>
              <table:table-cell office:value-type="float" office:value="13.401603">
                <text:p>13.401603</text:p>
              </table:table-cell>
            </table:table-row>
            <table:table-row>
              <table:table-cell office:value-type="string">
                <text:p>2015-05-18 16:29:21,248 - test_dot2dot - test_add_n_sub_playlists_old_method - INFO - test_dot2dot : 738 - REPLACETIME for </text:p>
              </table:table-cell>
              <table:table-cell office:value-type="float" office:value="16.319717">
                <text:p>16.319717</text:p>
              </table:table-cell>
            </table:table-row>
            <table:table-row>
              <table:table-cell office:value-type="string">
                <text:p>2015-05-18 16:29:48,560 - test_dot2dot - test_add_n_sub_playlists_old_method - INFO - test_dot2dot : 738 - REPLACETIME for </text:p>
              </table:table-cell>
              <table:table-cell office:value-type="float" office:value="16.385658">
                <text:p>16.385658</text:p>
              </table:table-cell>
            </table:table-row>
            <table:table-row>
              <table:table-cell office:value-type="string">
                <text:p>2015-05-18 16:30:16,428 - test_dot2dot - test_add_n_sub_playlists_old_method - INFO - test_dot2dot : 738 - REPLACETIME for </text:p>
              </table:table-cell>
              <table:table-cell office:value-type="float" office:value="17.117322">
                <text:p>17.117322</text:p>
              </table:table-cell>
            </table:table-row>
            <table:table-row>
              <table:table-cell office:value-type="string">
                <text:p>2015-05-18 16:30:40,535 - test_dot2dot - test_add_n_sub_playlists_old_method - INFO - test_dot2dot : 738 - REPLACETIME for </text:p>
              </table:table-cell>
              <table:table-cell office:value-type="float" office:value="13.24295">
                <text:p>13.24295</text:p>
              </table:table-cell>
            </table:table-row>
            <table:table-row>
              <table:table-cell office:value-type="string">
                <text:p>2015-05-18 16:31:09,805 - test_dot2dot - test_add_n_sub_playlists_old_method - INFO - test_dot2dot : 738 - REPLACETIME for </text:p>
              </table:table-cell>
              <table:table-cell office:value-type="float" office:value="16.585468">
                <text:p>16.585468</text:p>
              </table:table-cell>
            </table:table-row>
            <table:table-row>
              <table:table-cell office:value-type="string">
                <text:p>2015-05-18 16:31:37,837 - test_dot2dot - test_add_n_sub_playlists_old_method - INFO - test_dot2dot : 738 - REPLACETIME for </text:p>
              </table:table-cell>
              <table:table-cell office:value-type="float" office:value="17.196008">
                <text:p>17.196008</text:p>
              </table:table-cell>
            </table:table-row>
            <table:table-row>
              <table:table-cell office:value-type="string">
                <text:p>2015-05-18 16:32:06,029 - test_dot2dot - test_add_n_sub_playlists_old_method - INFO - test_dot2dot : 738 - REPLACETIME for </text:p>
              </table:table-cell>
              <table:table-cell office:value-type="float" office:value="17.034588">
                <text:p>17.034588</text:p>
              </table:table-cell>
            </table:table-row>
            <table:table-row>
              <table:table-cell office:value-type="string">
                <text:p>2015-05-18 16:32:34,718 - test_dot2dot - test_add_n_sub_playlists_old_method - INFO - test_dot2dot : 738 - REPLACETIME for </text:p>
              </table:table-cell>
              <table:table-cell office:value-type="float" office:value="17.544406">
                <text:p>17.544406</text:p>
              </table:table-cell>
            </table:table-row>
            <table:table-row>
              <table:table-cell office:value-type="string">
                <text:p>2015-05-18 16:32:59,841 - test_dot2dot - test_add_n_sub_playlists_old_method - INFO - test_dot2dot : 738 - REPLACETIME for </text:p>
              </table:table-cell>
              <table:table-cell office:value-type="float" office:value="13.572918">
                <text:p>13.572918</text:p>
              </table:table-cell>
            </table:table-row>
            <table:table-row>
              <table:table-cell office:value-type="string">
                <text:p>2015-05-18 16:33:26,224 - test_dot2dot - test_add_n_sub_playlists_old_method - INFO - test_dot2dot : 738 - REPLACETIME for </text:p>
              </table:table-cell>
              <table:table-cell office:value-type="float" office:value="13.867617">
                <text:p>13.867617</text:p>
              </table:table-cell>
            </table:table-row>
            <table:table-row>
              <table:table-cell office:value-type="string">
                <text:p>2015-05-18 16:33:51,106 - test_dot2dot - test_add_n_sub_playlists_old_method - INFO - test_dot2dot : 738 - REPLACETIME for </text:p>
              </table:table-cell>
              <table:table-cell office:value-type="float" office:value="13.566625">
                <text:p>13.566625</text:p>
              </table:table-cell>
            </table:table-row>
            <table:table-row>
              <table:table-cell office:value-type="string">
                <text:p>2015-05-18 16:34:16,066 - test_dot2dot - test_add_n_sub_playlists_old_method - INFO - test_dot2dot : 738 - REPLACETIME for </text:p>
              </table:table-cell>
              <table:table-cell office:value-type="float" office:value="13.492777">
                <text:p>13.492777</text:p>
              </table:table-cell>
            </table:table-row>
            <table:table-row>
              <table:table-cell office:value-type="string">
                <text:p>2015-05-18 16:34:40,882 - test_dot2dot - test_add_n_sub_playlists_old_method - INFO - test_dot2dot : 738 - REPLACETIME for </text:p>
              </table:table-cell>
              <table:table-cell office:value-type="float" office:value="13.570976">
                <text:p>13.570976</text:p>
              </table:table-cell>
            </table:table-row>
            <table:table-row>
              <table:table-cell office:value-type="string">
                <text:p>2015-05-18 16:35:06,434 - test_dot2dot - test_add_n_sub_playlists_old_method - INFO - test_dot2dot : 738 - REPLACETIME for </text:p>
              </table:table-cell>
              <table:table-cell office:value-type="float" office:value="13.791732">
                <text:p>13.791732</text:p>
              </table:table-cell>
            </table:table-row>
            <table:table-row>
              <table:table-cell office:value-type="string">
                <text:p>2015-05-18 16:35:33,692 - test_dot2dot - test_add_n_sub_playlists_old_method - INFO - test_dot2dot : 738 - REPLACETIME for </text:p>
              </table:table-cell>
              <table:table-cell office:value-type="float" office:value="14.299393">
                <text:p>14.299393</text:p>
              </table:table-cell>
            </table:table-row>
            <table:table-row>
              <table:table-cell office:value-type="string">
                <text:p>2015-05-18 16:35:59,211 - test_dot2dot - test_add_n_sub_playlists_old_method - INFO - test_dot2dot : 738 - REPLACETIME for </text:p>
              </table:table-cell>
              <table:table-cell office:value-type="float" office:value="13.924404">
                <text:p>13.924404</text:p>
              </table:table-cell>
            </table:table-row>
            <table:table-row>
              <table:table-cell office:value-type="string">
                <text:p>2015-05-18 16:36:26,314 - test_dot2dot - test_add_n_sub_playlists_old_method - INFO - test_dot2dot : 738 - REPLACETIME for </text:p>
              </table:table-cell>
              <table:table-cell office:value-type="float" office:value="14.137025">
                <text:p>14.137025</text:p>
              </table:table-cell>
            </table:table-row>
            <table:table-row>
              <table:table-cell office:value-type="string">
                <text:p>2015-05-18 16:36:51,752 - test_dot2dot - test_add_n_sub_playlists_old_method - INFO - test_dot2dot : 738 - REPLACETIME for </text:p>
              </table:table-cell>
              <table:table-cell office:value-type="float" office:value="13.781862">
                <text:p>13.781862</text:p>
              </table:table-cell>
            </table:table-row>
            <table:table-row>
              <table:table-cell office:value-type="string">
                <text:p>2015-05-18 16:37:18,732 - test_dot2dot - test_add_n_sub_playlists_old_method - INFO - test_dot2dot : 738 - REPLACETIME for </text:p>
              </table:table-cell>
              <table:table-cell office:value-type="float" office:value="13.912065">
                <text:p>13.912065</text:p>
              </table:table-cell>
            </table:table-row>
            <table:table-row>
              <table:table-cell office:value-type="string">
                <text:p>2015-05-18 16:37:44,689 - test_dot2dot - test_add_n_sub_playlists_old_method - INFO - test_dot2dot : 738 - REPLACETIME for </text:p>
              </table:table-cell>
              <table:table-cell office:value-type="float" office:value="13.93313">
                <text:p>13.93313</text:p>
              </table:table-cell>
            </table:table-row>
            <table:table-row>
              <table:table-cell office:value-type="string">
                <text:p>2015-05-18 16:38:10,830 - test_dot2dot - test_add_n_sub_playlists_old_method - INFO - test_dot2dot : 738 - REPLACETIME for </text:p>
              </table:table-cell>
              <table:table-cell office:value-type="float" office:value="14.223831">
                <text:p>14.223831</text:p>
              </table:table-cell>
            </table:table-row>
            <table:table-row>
              <table:table-cell office:value-type="string">
                <text:p>2015-05-18 16:38:37,313 - test_dot2dot - test_add_n_sub_playlists_old_method - INFO - test_dot2dot : 738 - REPLACETIME for </text:p>
              </table:table-cell>
              <table:table-cell office:value-type="float" office:value="14.51758">
                <text:p>14.51758</text:p>
              </table:table-cell>
            </table:table-row>
            <table:table-row>
              <table:table-cell office:value-type="string">
                <text:p>2015-05-18 16:39:03,879 - test_dot2dot - test_add_n_sub_playlists_old_method - INFO - test_dot2dot : 738 - REPLACETIME for </text:p>
              </table:table-cell>
              <table:table-cell office:value-type="float" office:value="14.480397">
                <text:p>14.480397</text:p>
              </table:table-cell>
            </table:table-row>
            <table:table-row>
              <table:table-cell office:value-type="string">
                <text:p>2015-05-18 16:39:31,563 - test_dot2dot - test_add_n_sub_playlists_old_method - INFO - test_dot2dot : 738 - REPLACETIME for </text:p>
              </table:table-cell>
              <table:table-cell office:value-type="float" office:value="14.32408">
                <text:p>14.32408</text:p>
              </table:table-cell>
            </table:table-row>
            <table:table-row>
              <table:table-cell office:value-type="string">
                <text:p>2015-05-18 16:39:58,085 - test_dot2dot - test_add_n_sub_playlists_old_method - INFO - test_dot2dot : 738 - REPLACETIME for </text:p>
              </table:table-cell>
              <table:table-cell office:value-type="float" office:value="14.433041">
                <text:p>14.433041</text:p>
              </table:table-cell>
            </table:table-row>
            <table:table-row>
              <table:table-cell office:value-type="string">
                <text:p>2015-05-18 16:40:24,560 - test_dot2dot - test_add_n_sub_playlists_old_method - INFO - test_dot2dot : 738 - REPLACETIME for </text:p>
              </table:table-cell>
              <table:table-cell office:value-type="float" office:value="14.320575">
                <text:p>14.320575</text:p>
              </table:table-cell>
            </table:table-row>
            <table:table-row>
              <table:table-cell office:value-type="string">
                <text:p>2015-05-18 16:40:52,660 - test_dot2dot - test_add_n_sub_playlists_old_method - INFO - test_dot2dot : 738 - REPLACETIME for </text:p>
              </table:table-cell>
              <table:table-cell office:value-type="float" office:value="14.229021">
                <text:p>14.229021</text:p>
              </table:table-cell>
            </table:table-row>
            <table:table-row>
              <table:table-cell office:value-type="string">
                <text:p>2015-05-18 16:41:20,682 - test_dot2dot - test_add_n_sub_playlists_old_method - INFO - test_dot2dot : 738 - REPLACETIME for </text:p>
              </table:table-cell>
              <table:table-cell office:value-type="float" office:value="14.411134">
                <text:p>14.411134</text:p>
              </table:table-cell>
            </table:table-row>
            <table:table-row>
              <table:table-cell office:value-type="string">
                <text:p>2015-05-18 16:41:49,835 - test_dot2dot - test_add_n_sub_playlists_old_method - INFO - test_dot2dot : 738 - REPLACETIME for </text:p>
              </table:table-cell>
              <table:table-cell office:value-type="float" office:value="14.435765">
                <text:p>14.435765</text:p>
              </table:table-cell>
            </table:table-row>
            <table:table-row>
              <table:table-cell office:value-type="string">
                <text:p>2015-05-18 16:42:18,349 - test_dot2dot - test_add_n_sub_playlists_old_method - INFO - test_dot2dot : 738 - REPLACETIME for </text:p>
              </table:table-cell>
              <table:table-cell office:value-type="float" office:value="14.666372">
                <text:p>14.666372</text:p>
              </table:table-cell>
            </table:table-row>
            <table:table-row>
              <table:table-cell office:value-type="string">
                <text:p>2015-05-18 16:42:46,970 - test_dot2dot - test_add_n_sub_playlists_old_method - INFO - test_dot2dot : 738 - REPLACETIME for </text:p>
              </table:table-cell>
              <table:table-cell office:value-type="float" office:value="14.737932">
                <text:p>14.737932</text:p>
              </table:table-cell>
            </table:table-row>
            <table:table-row>
              <table:table-cell office:value-type="string">
                <text:p>2015-05-18 16:43:14,006 - test_dot2dot - test_add_n_sub_playlists_old_method - INFO - test_dot2dot : 738 - REPLACETIME for </text:p>
              </table:table-cell>
              <table:table-cell office:value-type="float" office:value="14.759784">
                <text:p>14.759784</text:p>
              </table:table-cell>
            </table:table-row>
            <table:table-row>
              <table:table-cell office:value-type="string">
                <text:p>2015-05-18 16:43:41,801 - test_dot2dot - test_add_n_sub_playlists_old_method - INFO - test_dot2dot : 738 - REPLACETIME for </text:p>
              </table:table-cell>
              <table:table-cell office:value-type="float" office:value="15.033739">
                <text:p>15.033739</text:p>
              </table:table-cell>
            </table:table-row>
            <table:table-row>
              <table:table-cell office:value-type="string">
                <text:p>2015-05-18 16:44:10,898 - test_dot2dot - test_add_n_sub_playlists_old_method - INFO - test_dot2dot : 738 - REPLACETIME for </text:p>
              </table:table-cell>
              <table:table-cell office:value-type="float" office:value="14.959145">
                <text:p>14.959145</text:p>
              </table:table-cell>
            </table:table-row>
            <table:table-row>
              <table:table-cell office:value-type="string">
                <text:p>2015-05-18 16:44:39,190 - test_dot2dot - test_add_n_sub_playlists_old_method - INFO - test_dot2dot : 738 - REPLACETIME for </text:p>
              </table:table-cell>
              <table:table-cell office:value-type="float" office:value="15.261123">
                <text:p>15.261123</text:p>
              </table:table-cell>
            </table:table-row>
            <table:table-row>
              <table:table-cell office:value-type="string">
                <text:p>2015-05-18 16:45:07,039 - test_dot2dot - test_add_n_sub_playlists_old_method - INFO - test_dot2dot : 738 - REPLACETIME for </text:p>
              </table:table-cell>
              <table:table-cell office:value-type="float" office:value="14.854641">
                <text:p>14.854641</text:p>
              </table:table-cell>
            </table:table-row>
            <table:table-row>
              <table:table-cell office:value-type="string">
                <text:p>2015-05-18 16:45:35,453 - test_dot2dot - test_add_n_sub_playlists_old_method - INFO - test_dot2dot : 738 - REPLACETIME for </text:p>
              </table:table-cell>
              <table:table-cell office:value-type="float" office:value="15.218501">
                <text:p>15.218501</text:p>
              </table:table-cell>
            </table:table-row>
            <table:table-row>
              <table:table-cell office:value-type="string">
                <text:p>2015-05-18 16:46:05,007 - test_dot2dot - test_add_n_sub_playlists_old_method - INFO - test_dot2dot : 738 - REPLACETIME for </text:p>
              </table:table-cell>
              <table:table-cell office:value-type="float" office:value="15.122279">
                <text:p>15.122279</text:p>
              </table:table-cell>
            </table:table-row>
            <table:table-row>
              <table:table-cell office:value-type="string">
                <text:p>2015-05-18 16:46:34,189 - test_dot2dot - test_add_n_sub_playlists_old_method - INFO - test_dot2dot : 738 - REPLACETIME for </text:p>
              </table:table-cell>
              <table:table-cell office:value-type="float" office:value="14.982536">
                <text:p>14.982536</text:p>
              </table:table-cell>
            </table:table-row>
            <table:table-row>
              <table:table-cell office:value-type="string">
                <text:p>2015-05-18 16:47:02,282 - test_dot2dot - test_add_n_sub_playlists_old_method - INFO - test_dot2dot : 738 - REPLACETIME for </text:p>
              </table:table-cell>
              <table:table-cell office:value-type="float" office:value="14.961683">
                <text:p>14.961683</text:p>
              </table:table-cell>
            </table:table-row>
            <table:table-row>
              <table:table-cell office:value-type="string">
                <text:p>2015-05-18 16:47:32,241 - test_dot2dot - test_add_n_sub_playlists_old_method - INFO - test_dot2dot : 738 - REPLACETIME for </text:p>
              </table:table-cell>
              <table:table-cell office:value-type="float" office:value="15.429707">
                <text:p>15.429707</text:p>
              </table:table-cell>
            </table:table-row>
            <table:table-row>
              <table:table-cell office:value-type="string">
                <text:p>2015-05-18 16:48:00,907 - test_dot2dot - test_add_n_sub_playlists_old_method - INFO - test_dot2dot : 738 - REPLACETIME for </text:p>
              </table:table-cell>
              <table:table-cell office:value-type="float" office:value="15.170782">
                <text:p>15.170782</text:p>
              </table:table-cell>
            </table:table-row>
            <table:table-row>
              <table:table-cell office:value-type="string">
                <text:p>2015-05-18 16:48:29,912 - test_dot2dot - test_add_n_sub_playlists_old_method - INFO - test_dot2dot : 738 - REPLACETIME for </text:p>
              </table:table-cell>
              <table:table-cell office:value-type="float" office:value="15.942057">
                <text:p>15.942057</text:p>
              </table:table-cell>
            </table:table-row>
            <table:table-row>
              <table:table-cell office:value-type="string">
                <text:p>2015-05-18 16:48:59,523 - test_dot2dot - test_add_n_sub_playlists_old_method - INFO - test_dot2dot : 738 - REPLACETIME for </text:p>
              </table:table-cell>
              <table:table-cell office:value-type="float" office:value="15.721755">
                <text:p>15.721755</text:p>
              </table:table-cell>
            </table:table-row>
            <table:table-row>
              <table:table-cell office:value-type="string">
                <text:p>2015-05-18 16:49:28,381 - test_dot2dot - test_add_n_sub_playlists_old_method - INFO - test_dot2dot : 738 - REPLACETIME for </text:p>
              </table:table-cell>
              <table:table-cell office:value-type="float" office:value="15.709205">
                <text:p>15.709205</text:p>
              </table:table-cell>
            </table:table-row>
            <table:table-row>
              <table:table-cell office:value-type="string">
                <text:p>2015-05-18 16:49:57,489 - test_dot2dot - test_add_n_sub_playlists_old_method - INFO - test_dot2dot : 738 - REPLACETIME for </text:p>
              </table:table-cell>
              <table:table-cell office:value-type="float" office:value="15.387226">
                <text:p>15.387226</text:p>
              </table:table-cell>
            </table:table-row>
            <table:table-row>
              <table:table-cell office:value-type="string">
                <text:p>2015-05-18 16:50:28,526 - test_dot2dot - test_add_n_sub_playlists_old_method - INFO - test_dot2dot : 738 - REPLACETIME for </text:p>
              </table:table-cell>
              <table:table-cell office:value-type="float" office:value="15.821743">
                <text:p>15.821743</text:p>
              </table:table-cell>
            </table:table-row>
            <table:table-row>
              <table:table-cell office:value-type="string">
                <text:p>2015-05-18 16:50:59,364 - test_dot2dot - test_add_n_sub_playlists_old_method - INFO - test_dot2dot : 738 - REPLACETIME for </text:p>
              </table:table-cell>
              <table:table-cell office:value-type="float" office:value="15.676835">
                <text:p>15.676835</text:p>
              </table:table-cell>
            </table:table-row>
            <table:table-row>
              <table:table-cell office:value-type="string">
                <text:p>2015-05-18 16:51:30,272 - test_dot2dot - test_add_n_sub_playlists_old_method - INFO - test_dot2dot : 738 - REPLACETIME for </text:p>
              </table:table-cell>
              <table:table-cell office:value-type="float" office:value="15.633295">
                <text:p>15.633295</text:p>
              </table:table-cell>
            </table:table-row>
            <table:table-row>
              <table:table-cell office:value-type="string">
                <text:p>2015-05-18 16:52:01,023 - test_dot2dot - test_add_n_sub_playlists_old_method - INFO - test_dot2dot : 738 - REPLACETIME for </text:p>
              </table:table-cell>
              <table:table-cell office:value-type="float" office:value="15.586294">
                <text:p>15.586294</text:p>
              </table:table-cell>
            </table:table-row>
            <table:table-row>
              <table:table-cell office:value-type="string">
                <text:p>2015-05-18 16:52:30,730 - test_dot2dot - test_add_n_sub_playlists_old_method - INFO - test_dot2dot : 738 - REPLACETIME for </text:p>
              </table:table-cell>
              <table:table-cell office:value-type="float" office:value="15.842158">
                <text:p>15.842158</text:p>
              </table:table-cell>
            </table:table-row>
            <table:table-row>
              <table:table-cell office:value-type="string">
                <text:p>2015-05-18 16:53:01,861 - test_dot2dot - test_add_n_sub_playlists_old_method - INFO - test_dot2dot : 738 - REPLACETIME for </text:p>
              </table:table-cell>
              <table:table-cell office:value-type="float" office:value="15.727288">
                <text:p>15.727288</text:p>
              </table:table-cell>
            </table:table-row>
            <table:table-row>
              <table:table-cell office:value-type="string">
                <text:p>2015-05-18 16:53:31,807 - test_dot2dot - test_add_n_sub_playlists_old_method - INFO - test_dot2dot : 738 - REPLACETIME for </text:p>
              </table:table-cell>
              <table:table-cell office:value-type="float" office:value="16.198027">
                <text:p>16.198027</text:p>
              </table:table-cell>
            </table:table-row>
            <table:table-row>
              <table:table-cell office:value-type="string">
                <text:p>2015-05-18 16:54:01,642 - test_dot2dot - test_add_n_sub_playlists_old_method - INFO - test_dot2dot : 738 - REPLACETIME for </text:p>
              </table:table-cell>
              <table:table-cell office:value-type="float" office:value="15.859803">
                <text:p>15.859803</text:p>
              </table:table-cell>
            </table:table-row>
            <table:table-row>
              <table:table-cell office:value-type="string">
                <text:p>2015-05-18 16:54:31,956 - test_dot2dot - test_add_n_sub_playlists_old_method - INFO - test_dot2dot : 738 - REPLACETIME for </text:p>
              </table:table-cell>
              <table:table-cell office:value-type="float" office:value="16.238534">
                <text:p>16.238534</text:p>
              </table:table-cell>
            </table:table-row>
            <table:table-row>
              <table:table-cell office:value-type="string">
                <text:p>2015-05-18 16:55:02,013 - test_dot2dot - test_add_n_sub_playlists_old_method - INFO - test_dot2dot : 738 - REPLACETIME for </text:p>
              </table:table-cell>
              <table:table-cell office:value-type="float" office:value="16.004704">
                <text:p>16.004704</text:p>
              </table:table-cell>
            </table:table-row>
            <table:table-row>
              <table:table-cell office:value-type="string">
                <text:p>2015-05-18 16:55:34,080 - test_dot2dot - test_add_n_sub_playlists_old_method - INFO - test_dot2dot : 738 - REPLACETIME for </text:p>
              </table:table-cell>
              <table:table-cell office:value-type="float" office:value="16.260318">
                <text:p>16.260318</text:p>
              </table:table-cell>
            </table:table-row>
            <table:table-row>
              <table:table-cell office:value-type="string">
                <text:p>2015-05-18 16:56:04,917 - test_dot2dot - test_add_n_sub_playlists_old_method - INFO - test_dot2dot : 738 - REPLACETIME for </text:p>
              </table:table-cell>
              <table:table-cell office:value-type="float" office:value="16.466788">
                <text:p>16.466788</text:p>
              </table:table-cell>
            </table:table-row>
            <table:table-row>
              <table:table-cell office:value-type="string">
                <text:p>2015-05-18 16:56:37,773 - test_dot2dot - test_add_n_sub_playlists_old_method - INFO - test_dot2dot : 738 - REPLACETIME for </text:p>
              </table:table-cell>
              <table:table-cell office:value-type="float" office:value="16.67409">
                <text:p>16.67409</text:p>
              </table:table-cell>
            </table:table-row>
            <table:table-row>
              <table:table-cell office:value-type="string">
                <text:p>2015-05-18 16:57:08,227 - test_dot2dot - test_add_n_sub_playlists_old_method - INFO - test_dot2dot : 738 - REPLACETIME for </text:p>
              </table:table-cell>
              <table:table-cell office:value-type="float" office:value="16.185449">
                <text:p>16.185449</text:p>
              </table:table-cell>
            </table:table-row>
            <table:table-row>
              <table:table-cell office:value-type="string">
                <text:p>2015-05-18 16:57:40,742 - test_dot2dot - test_add_n_sub_playlists_old_method - INFO - test_dot2dot : 738 - REPLACETIME for </text:p>
              </table:table-cell>
              <table:table-cell office:value-type="float" office:value="16.497903">
                <text:p>16.497903</text:p>
              </table:table-cell>
            </table:table-row>
            <table:table-row>
              <table:table-cell office:value-type="string">
                <text:p>2015-05-18 16:58:12,943 - test_dot2dot - test_add_n_sub_playlists_old_method - INFO - test_dot2dot : 738 - REPLACETIME for </text:p>
              </table:table-cell>
              <table:table-cell office:value-type="float" office:value="16.369598">
                <text:p>16.369598</text:p>
              </table:table-cell>
            </table:table-row>
            <table:table-row>
              <table:table-cell office:value-type="string">
                <text:p>2015-05-18 16:58:45,950 - test_dot2dot - test_add_n_sub_playlists_old_method - INFO - test_dot2dot : 738 - REPLACETIME for </text:p>
              </table:table-cell>
              <table:table-cell office:value-type="float" office:value="16.597062">
                <text:p>16.597062</text:p>
              </table:table-cell>
            </table:table-row>
            <table:table-row>
              <table:table-cell office:value-type="string">
                <text:p>2015-05-18 16:59:16,933 - test_dot2dot - test_add_n_sub_playlists_old_method - INFO - test_dot2dot : 738 - REPLACETIME for </text:p>
              </table:table-cell>
              <table:table-cell office:value-type="float" office:value="16.490319">
                <text:p>16.490319</text:p>
              </table:table-cell>
            </table:table-row>
            <table:table-row>
              <table:table-cell office:value-type="string">
                <text:p>2015-05-18 16:59:48,515 - test_dot2dot - test_add_n_sub_playlists_old_method - INFO - test_dot2dot : 738 - REPLACETIME for </text:p>
              </table:table-cell>
              <table:table-cell office:value-type="float" office:value="16.456603">
                <text:p>16.456603</text:p>
              </table:table-cell>
            </table:table-row>
            <table:table-row>
              <table:table-cell office:value-type="string">
                <text:p>2015-05-18 17:00:19,587 - test_dot2dot - test_add_n_sub_playlists_old_method - INFO - test_dot2dot : 738 - REPLACETIME for </text:p>
              </table:table-cell>
              <table:table-cell office:value-type="float" office:value="16.40406">
                <text:p>16.40406</text:p>
              </table:table-cell>
            </table:table-row>
            <table:table-row>
              <table:table-cell office:value-type="string">
                <text:p>2015-05-18 17:00:50,961 - test_dot2dot - test_add_n_sub_playlists_old_method - INFO - test_dot2dot : 738 - REPLACETIME for </text:p>
              </table:table-cell>
              <table:table-cell office:value-type="float" office:value="16.56832">
                <text:p>16.56832</text:p>
              </table:table-cell>
            </table:table-row>
            <table:table-row>
              <table:table-cell office:value-type="string">
                <text:p>2015-05-18 17:01:24,174 - test_dot2dot - test_add_n_sub_playlists_old_method - INFO - test_dot2dot : 738 - REPLACETIME for </text:p>
              </table:table-cell>
              <table:table-cell office:value-type="float" office:value="16.924019">
                <text:p>16.924019</text:p>
              </table:table-cell>
            </table:table-row>
            <table:table-row>
              <table:table-cell office:value-type="string">
                <text:p>2015-05-18 17:01:56,300 - test_dot2dot - test_add_n_sub_playlists_old_method - INFO - test_dot2dot : 738 - REPLACETIME for </text:p>
              </table:table-cell>
              <table:table-cell office:value-type="float" office:value="17.050165">
                <text:p>17.050165</text:p>
              </table:table-cell>
            </table:table-row>
            <table:table-row>
              <table:table-cell office:value-type="string">
                <text:p>2015-05-18 17:02:32,554 - test_dot2dot - test_add_n_sub_playlists_old_method - INFO - test_dot2dot : 738 - REPLACETIME for </text:p>
              </table:table-cell>
              <table:table-cell office:value-type="float" office:value="20.093504">
                <text:p>20.093504</text:p>
              </table:table-cell>
            </table:table-row>
            <table:table-row>
              <table:table-cell office:value-type="string">
                <text:p>2015-05-18 17:03:10,330 - test_dot2dot - test_add_n_sub_playlists_old_method - INFO - test_dot2dot : 738 - REPLACETIME for </text:p>
              </table:table-cell>
              <table:table-cell office:value-type="float" office:value="17.586869">
                <text:p>17.586869</text:p>
              </table:table-cell>
            </table:table-row>
            <table:table-row>
              <table:table-cell office:value-type="string">
                <text:p>2015-05-18 17:03:43,227 - test_dot2dot - test_add_n_sub_playlists_old_method - INFO - test_dot2dot : 738 - REPLACETIME for </text:p>
              </table:table-cell>
              <table:table-cell office:value-type="float" office:value="16.992207">
                <text:p>16.992207</text:p>
              </table:table-cell>
            </table:table-row>
            <table:table-row>
              <table:table-cell office:value-type="string">
                <text:p>2015-05-18 17:04:17,313 - test_dot2dot - test_add_n_sub_playlists_old_method - INFO - test_dot2dot : 738 - REPLACETIME for </text:p>
              </table:table-cell>
              <table:table-cell office:value-type="float" office:value="17.193174">
                <text:p>17.193174</text:p>
              </table:table-cell>
            </table:table-row>
            <table:table-row>
              <table:table-cell office:value-type="string">
                <text:p>2015-05-18 17:04:51,279 - test_dot2dot - test_add_n_sub_playlists_old_method - INFO - test_dot2dot : 738 - REPLACETIME for </text:p>
              </table:table-cell>
              <table:table-cell office:value-type="float" office:value="17.238756">
                <text:p>17.238756</text:p>
              </table:table-cell>
            </table:table-row>
            <table:table-row>
              <table:table-cell office:value-type="string">
                <text:p>2015-05-18 17:05:23,983 - test_dot2dot - test_add_n_sub_playlists_old_method - INFO - test_dot2dot : 738 - REPLACETIME for </text:p>
              </table:table-cell>
              <table:table-cell office:value-type="float" office:value="17.310252">
                <text:p>17.310252</text:p>
              </table:table-cell>
            </table:table-row>
            <table:table-row>
              <table:table-cell office:value-type="string">
                <text:p>2015-05-18 17:05:57,165 - test_dot2dot - test_add_n_sub_playlists_old_method - INFO - test_dot2dot : 738 - REPLACETIME for </text:p>
              </table:table-cell>
              <table:table-cell office:value-type="float" office:value="17.484827">
                <text:p>17.484827</text:p>
              </table:table-cell>
            </table:table-row>
            <table:table-row>
              <table:table-cell office:value-type="string">
                <text:p>2015-05-18 17:06:29,308 - test_dot2dot - test_add_n_sub_playlists_old_method - INFO - test_dot2dot : 738 - REPLACETIME for </text:p>
              </table:table-cell>
              <table:table-cell office:value-type="float" office:value="17.128369">
                <text:p>17.128369</text:p>
              </table:table-cell>
            </table:table-row>
            <table:table-row>
              <table:table-cell office:value-type="string">
                <text:p>2015-05-18 17:07:01,747 - test_dot2dot - test_add_n_sub_playlists_old_method - INFO - test_dot2dot : 738 - REPLACETIME for </text:p>
              </table:table-cell>
              <table:table-cell office:value-type="float" office:value="17.277211">
                <text:p>17.277211</text:p>
              </table:table-cell>
            </table:table-row>
            <table:table-row>
              <table:table-cell office:value-type="string">
                <text:p>2015-05-18 17:07:34,672 - test_dot2dot - test_add_n_sub_playlists_old_method - INFO - test_dot2dot : 738 - REPLACETIME for </text:p>
              </table:table-cell>
              <table:table-cell office:value-type="float" office:value="17.587711">
                <text:p>17.587711</text:p>
              </table:table-cell>
            </table:table-row>
            <table:table-row>
              <table:table-cell office:value-type="string">
                <text:p>2015-05-18 17:08:09,177 - test_dot2dot - test_add_n_sub_playlists_old_method - INFO - test_dot2dot : 738 - REPLACETIME for </text:p>
              </table:table-cell>
              <table:table-cell office:value-type="float" office:value="17.448198">
                <text:p>17.448198</text:p>
              </table:table-cell>
            </table:table-row>
            <table:table-row>
              <table:table-cell office:value-type="string">
                <text:p>2015-05-18 17:08:44,081 - test_dot2dot - test_add_n_sub_playlists_old_method - INFO - test_dot2dot : 738 - REPLACETIME for </text:p>
              </table:table-cell>
              <table:table-cell office:value-type="float" office:value="17.719096">
                <text:p>17.719096</text:p>
              </table:table-cell>
            </table:table-row>
            <table:table-row>
              <table:table-cell office:value-type="string">
                <text:p>2015-05-18 17:09:16,797 - test_dot2dot - test_add_n_sub_playlists_old_method - INFO - test_dot2dot : 738 - REPLACETIME for </text:p>
              </table:table-cell>
              <table:table-cell office:value-type="float" office:value="17.479769">
                <text:p>17.479769</text:p>
              </table:table-cell>
            </table:table-row>
            <table:table-row>
              <table:table-cell office:value-type="string">
                <text:p>2015-05-18 17:09:51,410 - test_dot2dot - test_add_n_sub_playlists_old_method - INFO - test_dot2dot : 738 - REPLACETIME for </text:p>
              </table:table-cell>
              <table:table-cell office:value-type="float" office:value="17.562477">
                <text:p>17.562477</text:p>
              </table:table-cell>
            </table:table-row>
            <table:table-row>
              <table:table-cell office:value-type="string">
                <text:p>2015-05-18 17:10:25,869 - test_dot2dot - test_add_n_sub_playlists_old_method - INFO - test_dot2dot : 738 - REPLACETIME for </text:p>
              </table:table-cell>
              <table:table-cell office:value-type="float" office:value="17.458594">
                <text:p>17.458594</text:p>
              </table:table-cell>
            </table:table-row>
            <table:table-row>
              <table:table-cell office:value-type="string">
                <text:p>2015-05-18 17:10:59,260 - test_dot2dot - test_add_n_sub_playlists_old_method - INFO - test_dot2dot : 738 - REPLACETIME for </text:p>
              </table:table-cell>
              <table:table-cell office:value-type="float" office:value="17.766905">
                <text:p>17.766905</text:p>
              </table:table-cell>
            </table:table-row>
            <table:table-row>
              <table:table-cell office:value-type="string">
                <text:p>2015-05-18 17:11:34,399 - test_dot2dot - test_add_n_sub_playlists_old_method - INFO - test_dot2dot : 738 - REPLACETIME for </text:p>
              </table:table-cell>
              <table:table-cell office:value-type="float" office:value="17.973397">
                <text:p>17.973397</text:p>
              </table:table-cell>
            </table:table-row>
            <table:table-row>
              <table:table-cell office:value-type="string">
                <text:p>2015-05-18 17:12:08,091 - test_dot2dot - test_add_n_sub_playlists_old_method - INFO - test_dot2dot : 738 - REPLACETIME for </text:p>
              </table:table-cell>
              <table:table-cell office:value-type="float" office:value="17.908114">
                <text:p>17.908114</text:p>
              </table:table-cell>
            </table:table-row>
            <table:table-row>
              <table:table-cell office:value-type="string">
                <text:p>2015-05-18 17:12:42,195 - test_dot2dot - test_add_n_sub_playlists_old_method - INFO - test_dot2dot : 738 - REPLACETIME for </text:p>
              </table:table-cell>
              <table:table-cell office:value-type="float" office:value="18.12654">
                <text:p>18.12654</text:p>
              </table:table-cell>
            </table:table-row>
            <table:table-row>
              <table:table-cell office:value-type="string">
                <text:p>2015-05-18 17:13:16,478 - test_dot2dot - test_add_n_sub_playlists_old_method - INFO - test_dot2dot : 738 - REPLACETIME for </text:p>
              </table:table-cell>
              <table:table-cell office:value-type="float" office:value="18.055638">
                <text:p>18.055638</text:p>
              </table:table-cell>
            </table:table-row>
            <table:table-row>
              <table:table-cell office:value-type="string">
                <text:p>2015-05-18 17:13:52,499 - test_dot2dot - test_add_n_sub_playlists_old_method - INFO - test_dot2dot : 738 - REPLACETIME for </text:p>
              </table:table-cell>
              <table:table-cell office:value-type="float" office:value="18.235394">
                <text:p>18.235394</text:p>
              </table:table-cell>
            </table:table-row>
            <table:table-row>
              <table:table-cell office:value-type="string">
                <text:p>2015-05-18 17:14:26,382 - test_dot2dot - test_add_n_sub_playlists_old_method - INFO - test_dot2dot : 738 - REPLACETIME for </text:p>
              </table:table-cell>
              <table:table-cell office:value-type="float" office:value="17.990853">
                <text:p>17.990853</text:p>
              </table:table-cell>
            </table:table-row>
            <table:table-row>
              <table:table-cell office:value-type="string">
                <text:p>2015-05-18 17:15:02,360 - test_dot2dot - test_add_n_sub_playlists_old_method - INFO - test_dot2dot : 738 - REPLACETIME for </text:p>
              </table:table-cell>
              <table:table-cell office:value-type="float" office:value="18.27025">
                <text:p>18.27025</text:p>
              </table:table-cell>
            </table:table-row>
            <table:table-row>
              <table:table-cell office:value-type="string">
                <text:p>2015-05-18 17:15:36,677 - test_dot2dot - test_add_n_sub_playlists_old_method - INFO - test_dot2dot : 738 - REPLACETIME for </text:p>
              </table:table-cell>
              <table:table-cell office:value-type="float" office:value="18.126181">
                <text:p>18.126181</text:p>
              </table:table-cell>
            </table:table-row>
            <table:table-row>
              <table:table-cell office:value-type="string">
                <text:p>2015-05-18 17:16:13,236 - test_dot2dot - test_add_n_sub_playlists_old_method - INFO - test_dot2dot : 738 - REPLACETIME for </text:p>
              </table:table-cell>
              <table:table-cell office:value-type="float" office:value="18.107806">
                <text:p>18.107806</text:p>
              </table:table-cell>
            </table:table-row>
            <table:table-row>
              <table:table-cell office:value-type="string">
                <text:p>2015-05-18 17:16:49,999 - test_dot2dot - test_add_n_sub_playlists_old_method - INFO - test_dot2dot : 738 - REPLACETIME for </text:p>
              </table:table-cell>
              <table:table-cell office:value-type="float" office:value="18.633021">
                <text:p>18.633021</text:p>
              </table:table-cell>
            </table:table-row>
            <table:table-row>
              <table:table-cell office:value-type="string">
                <text:p>2015-05-18 17:17:26,610 - test_dot2dot - test_add_n_sub_playlists_old_method - INFO - test_dot2dot : 738 - REPLACETIME for </text:p>
              </table:table-cell>
              <table:table-cell office:value-type="float" office:value="18.422398">
                <text:p>18.422398</text:p>
              </table:table-cell>
            </table:table-row>
            <table:table-row>
              <table:table-cell office:value-type="string">
                <text:p>2015-05-18 17:18:01,693 - test_dot2dot - test_add_n_sub_playlists_old_method - INFO - test_dot2dot : 738 - REPLACETIME for </text:p>
              </table:table-cell>
              <table:table-cell office:value-type="float" office:value="18.458034">
                <text:p>18.458034</text:p>
              </table:table-cell>
            </table:table-row>
            <table:table-row>
              <table:table-cell office:value-type="string">
                <text:p>2015-05-18 17:18:36,515 - test_dot2dot - test_add_n_sub_playlists_old_method - INFO - test_dot2dot : 738 - REPLACETIME for </text:p>
              </table:table-cell>
              <table:table-cell office:value-type="float" office:value="18.273692">
                <text:p>18.273692</text:p>
              </table:table-cell>
            </table:table-row>
            <table:table-row>
              <table:table-cell office:value-type="string">
                <text:p>2015-05-18 17:19:12,099 - test_dot2dot - test_add_n_sub_playlists_old_method - INFO - test_dot2dot : 738 - REPLACETIME for </text:p>
              </table:table-cell>
              <table:table-cell office:value-type="float" office:value="18.879807">
                <text:p>18.879807</text:p>
              </table:table-cell>
            </table:table-row>
            <table:table-row>
              <table:table-cell office:value-type="string">
                <text:p>2015-05-18 17:19:49,747 - test_dot2dot - test_add_n_sub_playlists_old_method - INFO - test_dot2dot : 738 - REPLACETIME for </text:p>
              </table:table-cell>
              <table:table-cell office:value-type="float" office:value="18.716738">
                <text:p>18.716738</text:p>
              </table:table-cell>
            </table:table-row>
            <table:table-row>
              <table:table-cell office:value-type="string">
                <text:p>2015-05-18 17:20:25,581 - test_dot2dot - test_add_n_sub_playlists_old_method - INFO - test_dot2dot : 738 - REPLACETIME for </text:p>
              </table:table-cell>
              <table:table-cell office:value-type="float" office:value="19.040039">
                <text:p>19.040039</text:p>
              </table:table-cell>
            </table:table-row>
            <table:table-row>
              <table:table-cell office:value-type="string">
                <text:p>2015-05-18 17:21:01,666 - test_dot2dot - test_add_n_sub_playlists_old_method - INFO - test_dot2dot : 738 - REPLACETIME for </text:p>
              </table:table-cell>
              <table:table-cell office:value-type="float" office:value="18.611034">
                <text:p>18.611034</text:p>
              </table:table-cell>
            </table:table-row>
            <table:table-row>
              <table:table-cell office:value-type="string">
                <text:p>2015-05-18 17:21:38,942 - test_dot2dot - test_add_n_sub_playlists_old_method - INFO - test_dot2dot : 738 - REPLACETIME for </text:p>
              </table:table-cell>
              <table:table-cell office:value-type="float" office:value="18.973912">
                <text:p>18.973912</text:p>
              </table:table-cell>
            </table:table-row>
            <table:table-row>
              <table:table-cell office:value-type="string">
                <text:p>2015-05-18 17:22:16,658 - test_dot2dot - test_add_n_sub_playlists_old_method - INFO - test_dot2dot : 738 - REPLACETIME for </text:p>
              </table:table-cell>
              <table:table-cell office:value-type="float" office:value="19.088171">
                <text:p>19.088171</text:p>
              </table:table-cell>
            </table:table-row>
            <table:table-row>
              <table:table-cell office:value-type="string">
                <text:p>2015-05-18 17:22:54,774 - test_dot2dot - test_add_n_sub_playlists_old_method - INFO - test_dot2dot : 738 - REPLACETIME for </text:p>
              </table:table-cell>
              <table:table-cell office:value-type="float" office:value="18.988576">
                <text:p>18.988576</text:p>
              </table:table-cell>
            </table:table-row>
            <table:table-row>
              <table:table-cell office:value-type="string">
                <text:p>2015-05-18 17:23:31,054 - test_dot2dot - test_add_n_sub_playlists_old_method - INFO - test_dot2dot : 738 - REPLACETIME for </text:p>
              </table:table-cell>
              <table:table-cell office:value-type="float" office:value="19.126592">
                <text:p>19.126592</text:p>
              </table:table-cell>
            </table:table-row>
            <table:table-row>
              <table:table-cell office:value-type="string">
                <text:p>2015-05-18 17:24:07,799 - test_dot2dot - test_add_n_sub_playlists_old_method - INFO - test_dot2dot : 738 - REPLACETIME for </text:p>
              </table:table-cell>
              <table:table-cell office:value-type="float" office:value="19.348957">
                <text:p>19.348957</text:p>
              </table:table-cell>
            </table:table-row>
            <table:table-row>
              <table:table-cell office:value-type="string">
                <text:p>2015-05-18 17:24:44,398 - test_dot2dot - test_add_n_sub_playlists_old_method - INFO - test_dot2dot : 738 - REPLACETIME for </text:p>
              </table:table-cell>
              <table:table-cell office:value-type="float" office:value="19.342704">
                <text:p>19.342704</text:p>
              </table:table-cell>
            </table:table-row>
            <table:table-row>
              <table:table-cell office:value-type="string">
                <text:p>2015-05-18 17:25:20,746 - test_dot2dot - test_add_n_sub_playlists_old_method - INFO - test_dot2dot : 738 - REPLACETIME for </text:p>
              </table:table-cell>
              <table:table-cell office:value-type="float" office:value="18.96466">
                <text:p>18.96466</text:p>
              </table:table-cell>
            </table:table-row>
            <table:table-row>
              <table:table-cell office:value-type="string">
                <text:p>2015-05-18 17:25:57,742 - test_dot2dot - test_add_n_sub_playlists_old_method - INFO - test_dot2dot : 738 - REPLACETIME for </text:p>
              </table:table-cell>
              <table:table-cell office:value-type="float" office:value="19.247756">
                <text:p>19.247756</text:p>
              </table:table-cell>
            </table:table-row>
            <table:table-row>
              <table:table-cell office:value-type="string">
                <text:p>2015-05-18 17:26:34,800 - test_dot2dot - test_add_n_sub_playlists_old_method - INFO - test_dot2dot : 738 - REPLACETIME for </text:p>
              </table:table-cell>
              <table:table-cell office:value-type="float" office:value="19.533791">
                <text:p>19.533791</text:p>
              </table:table-cell>
            </table:table-row>
            <table:table-row>
              <table:table-cell office:value-type="string">
                <text:p>2015-05-18 17:27:12,065 - test_dot2dot - test_add_n_sub_playlists_old_method - INFO - test_dot2dot : 738 - REPLACETIME for </text:p>
              </table:table-cell>
              <table:table-cell office:value-type="float" office:value="19.669063">
                <text:p>19.669063</text:p>
              </table:table-cell>
            </table:table-row>
            <table:table-row>
              <table:table-cell office:value-type="string">
                <text:p>2015-05-18 17:27:51,136 - test_dot2dot - test_add_n_sub_playlists_old_method - INFO - test_dot2dot : 738 - REPLACETIME for </text:p>
              </table:table-cell>
              <table:table-cell office:value-type="float" office:value="19.52282">
                <text:p>19.52282</text:p>
              </table:table-cell>
            </table:table-row>
            <table:table-row>
              <table:table-cell office:value-type="string">
                <text:p>2015-05-18 17:28:30,186 - test_dot2dot - test_add_n_sub_playlists_old_method - INFO - test_dot2dot : 738 - REPLACETIME for </text:p>
              </table:table-cell>
              <table:table-cell office:value-type="float" office:value="19.758967">
                <text:p>19.758967</text:p>
              </table:table-cell>
            </table:table-row>
            <table:table-row>
              <table:table-cell office:value-type="string">
                <text:p>2015-05-18 17:29:07,435 - test_dot2dot - test_add_n_sub_playlists_old_method - INFO - test_dot2dot : 738 - REPLACETIME for </text:p>
              </table:table-cell>
              <table:table-cell office:value-type="float" office:value="19.569424">
                <text:p>19.569424</text:p>
              </table:table-cell>
            </table:table-row>
            <table:table-row>
              <table:table-cell office:value-type="string">
                <text:p>2015-05-18 17:29:46,971 - test_dot2dot - test_add_n_sub_playlists_old_method - INFO - test_dot2dot : 738 - REPLACETIME for </text:p>
              </table:table-cell>
              <table:table-cell office:value-type="float" office:value="19.817593">
                <text:p>19.817593</text:p>
              </table:table-cell>
            </table:table-row>
            <table:table-row>
              <table:table-cell office:value-type="string">
                <text:p>2015-05-18 17:30:25,947 - test_dot2dot - test_add_n_sub_playlists_old_method - INFO - test_dot2dot : 738 - REPLACETIME for </text:p>
              </table:table-cell>
              <table:table-cell office:value-type="float" office:value="19.696873">
                <text:p>19.696873</text:p>
              </table:table-cell>
            </table:table-row>
            <table:table-row>
              <table:table-cell office:value-type="string">
                <text:p>2015-05-18 17:31:03,601 - test_dot2dot - test_add_n_sub_playlists_old_method - INFO - test_dot2dot : 738 - REPLACETIME for </text:p>
              </table:table-cell>
              <table:table-cell office:value-type="float" office:value="19.666531">
                <text:p>19.666531</text:p>
              </table:table-cell>
            </table:table-row>
            <table:table-row>
              <table:table-cell office:value-type="string">
                <text:p>2015-05-18 17:31:41,123 - test_dot2dot - test_add_n_sub_playlists_old_method - INFO - test_dot2dot : 738 - REPLACETIME for </text:p>
              </table:table-cell>
              <table:table-cell office:value-type="float" office:value="19.861019">
                <text:p>19.861019</text:p>
              </table:table-cell>
            </table:table-row>
            <table:table-row>
              <table:table-cell office:value-type="string">
                <text:p>2015-05-18 17:32:18,968 - test_dot2dot - test_add_n_sub_playlists_old_method - INFO - test_dot2dot : 738 - REPLACETIME for </text:p>
              </table:table-cell>
              <table:table-cell office:value-type="float" office:value="19.780847">
                <text:p>19.780847</text:p>
              </table:table-cell>
            </table:table-row>
            <table:table-row>
              <table:table-cell office:value-type="string">
                <text:p>2015-05-18 17:32:57,122 - test_dot2dot - test_add_n_sub_playlists_old_method - INFO - test_dot2dot : 738 - REPLACETIME for </text:p>
              </table:table-cell>
              <table:table-cell office:value-type="float" office:value="19.875284">
                <text:p>19.875284</text:p>
              </table:table-cell>
            </table:table-row>
            <table:table-row>
              <table:table-cell office:value-type="string">
                <text:p>2015-05-18 17:33:35,488 - test_dot2dot - test_add_n_sub_playlists_old_method - INFO - test_dot2dot : 738 - REPLACETIME for </text:p>
              </table:table-cell>
              <table:table-cell office:value-type="float" office:value="20.406282">
                <text:p>20.406282</text:p>
              </table:table-cell>
            </table:table-row>
            <table:table-row>
              <table:table-cell office:value-type="string">
                <text:p>2015-05-18 17:34:13,748 - test_dot2dot - test_add_n_sub_playlists_old_method - INFO - test_dot2dot : 738 - REPLACETIME for </text:p>
              </table:table-cell>
              <table:table-cell office:value-type="float" office:value="20.084774">
                <text:p>20.084774</text:p>
              </table:table-cell>
            </table:table-row>
            <table:table-row>
              <table:table-cell office:value-type="string">
                <text:p>2015-05-18 17:34:57,090 - test_dot2dot - test_add_n_sub_playlists_old_method - INFO - test_dot2dot : 738 - REPLACETIME for </text:p>
              </table:table-cell>
              <table:table-cell office:value-type="float" office:value="24.953133">
                <text:p>24.953133</text:p>
              </table:table-cell>
            </table:table-row>
            <table:table-row>
              <table:table-cell office:value-type="string">
                <text:p>2015-05-18 17:35:42,182 - test_dot2dot - test_add_n_sub_playlists_old_method - INFO - test_dot2dot : 738 - REPLACETIME for </text:p>
              </table:table-cell>
              <table:table-cell office:value-type="float" office:value="25.457005">
                <text:p>25.457005</text:p>
              </table:table-cell>
            </table:table-row>
            <table:table-row>
              <table:table-cell office:value-type="string">
                <text:p>2015-05-18 17:36:25,954 - test_dot2dot - test_add_n_sub_playlists_old_method - INFO - test_dot2dot : 738 - REPLACETIME for </text:p>
              </table:table-cell>
              <table:table-cell office:value-type="float" office:value="25.081739">
                <text:p>25.081739</text:p>
              </table:table-cell>
            </table:table-row>
            <table:table-row>
              <table:table-cell office:value-type="string">
                <text:p>2015-05-18 17:37:05,049 - test_dot2dot - test_add_n_sub_playlists_old_method - INFO - test_dot2dot : 738 - REPLACETIME for </text:p>
              </table:table-cell>
              <table:table-cell office:value-type="float" office:value="20.003524">
                <text:p>20.003524</text:p>
              </table:table-cell>
            </table:table-row>
            <table:table-row>
              <table:table-cell office:value-type="string">
                <text:p>2015-05-18 17:37:50,117 - test_dot2dot - test_add_n_sub_playlists_old_method - INFO - test_dot2dot : 738 - REPLACETIME for </text:p>
              </table:table-cell>
              <table:table-cell office:value-type="float" office:value="25.303579">
                <text:p>25.303579</text:p>
              </table:table-cell>
            </table:table-row>
            <table:table-row>
              <table:table-cell office:value-type="string">
                <text:p>2015-05-18 17:38:34,432 - test_dot2dot - test_add_n_sub_playlists_old_method - INFO - test_dot2dot : 738 - REPLACETIME for </text:p>
              </table:table-cell>
              <table:table-cell office:value-type="float" office:value="25.492796">
                <text:p>25.492796</text:p>
              </table:table-cell>
            </table:table-row>
            <table:table-row>
              <table:table-cell office:value-type="string">
                <text:p>2015-05-18 17:39:18,167 - test_dot2dot - test_add_n_sub_playlists_old_method - INFO - test_dot2dot : 738 - REPLACETIME for </text:p>
              </table:table-cell>
              <table:table-cell office:value-type="float" office:value="25.118483">
                <text:p>25.118483</text:p>
              </table:table-cell>
            </table:table-row>
            <table:table-row>
              <table:table-cell office:value-type="string">
                <text:p>2015-05-18 17:40:02,717 - test_dot2dot - test_add_n_sub_playlists_old_method - INFO - test_dot2dot : 738 - REPLACETIME for </text:p>
              </table:table-cell>
              <table:table-cell office:value-type="float" office:value="25.408081">
                <text:p>25.408081</text:p>
              </table:table-cell>
            </table:table-row>
            <table:table-row>
              <table:table-cell office:value-type="string">
                <text:p>2015-05-18 17:40:46,851 - test_dot2dot - test_add_n_sub_playlists_old_method - INFO - test_dot2dot : 738 - REPLACETIME for </text:p>
              </table:table-cell>
              <table:table-cell office:value-type="float" office:value="25.683433">
                <text:p>25.683433</text:p>
              </table:table-cell>
            </table:table-row>
            <table:table-row>
              <table:table-cell office:value-type="string">
                <text:p>2015-05-18 17:41:31,756 - test_dot2dot - test_add_n_sub_playlists_old_method - INFO - test_dot2dot : 738 - REPLACETIME for </text:p>
              </table:table-cell>
              <table:table-cell office:value-type="float" office:value="25.765059">
                <text:p>25.765059</text:p>
              </table:table-cell>
            </table:table-row>
            <table:table-row>
              <table:table-cell office:value-type="string">
                <text:p>2015-05-18 17:42:16,162 - test_dot2dot - test_add_n_sub_playlists_old_method - INFO - test_dot2dot : 738 - REPLACETIME for </text:p>
              </table:table-cell>
              <table:table-cell office:value-type="float" office:value="25.322107">
                <text:p>25.322107</text:p>
              </table:table-cell>
            </table:table-row>
            <table:table-row>
              <table:table-cell office:value-type="string">
                <text:p>2015-05-18 17:43:01,377 - test_dot2dot - test_add_n_sub_playlists_old_method - INFO - test_dot2dot : 738 - REPLACETIME for </text:p>
              </table:table-cell>
              <table:table-cell office:value-type="float" office:value="25.706756">
                <text:p>25.706756</text:p>
              </table:table-cell>
            </table:table-row>
            <table:table-row>
              <table:table-cell office:value-type="string">
                <text:p>2015-05-18 17:43:40,783 - test_dot2dot - test_add_n_sub_playlists_old_method - INFO - test_dot2dot : 738 - REPLACETIME for </text:p>
              </table:table-cell>
              <table:table-cell office:value-type="float" office:value="20.847344">
                <text:p>20.847344</text:p>
              </table:table-cell>
            </table:table-row>
            <table:table-row>
              <table:table-cell office:value-type="string">
                <text:p>2015-05-18 17:44:25,818 - test_dot2dot - test_add_n_sub_playlists_old_method - INFO - test_dot2dot : 738 - REPLACETIME for </text:p>
              </table:table-cell>
              <table:table-cell office:value-type="float" office:value="25.894202">
                <text:p>25.894202</text:p>
              </table:table-cell>
            </table:table-row>
            <table:table-row>
              <table:table-cell office:value-type="string">
                <text:p>2015-05-18 17:45:07,800 - test_dot2dot - test_add_n_sub_playlists_old_method - INFO - test_dot2dot : 738 - REPLACETIME for </text:p>
              </table:table-cell>
              <table:table-cell office:value-type="float" office:value="20.80461">
                <text:p>20.80461</text:p>
              </table:table-cell>
            </table:table-row>
            <table:table-row>
              <table:table-cell office:value-type="string">
                <text:p>2015-05-18 17:45:48,613 - test_dot2dot - test_add_n_sub_playlists_old_method - INFO - test_dot2dot : 738 - REPLACETIME for </text:p>
              </table:table-cell>
              <table:table-cell office:value-type="float" office:value="21.261188">
                <text:p>21.261188</text:p>
              </table:table-cell>
            </table:table-row>
            <table:table-row>
              <table:table-cell office:value-type="string">
                <text:p>2015-05-18 17:46:35,834 - test_dot2dot - test_add_n_sub_playlists_old_method - INFO - test_dot2dot : 738 - REPLACETIME for </text:p>
              </table:table-cell>
              <table:table-cell office:value-type="float" office:value="26.312522">
                <text:p>26.312522</text:p>
              </table:table-cell>
            </table:table-row>
            <table:table-row>
              <table:table-cell office:value-type="string">
                <text:p>2015-05-18 17:47:20,903 - test_dot2dot - test_add_n_sub_playlists_old_method - INFO - test_dot2dot : 738 - REPLACETIME for </text:p>
              </table:table-cell>
              <table:table-cell office:value-type="float" office:value="25.93791">
                <text:p>25.93791</text:p>
              </table:table-cell>
            </table:table-row>
            <table:table-row>
              <table:table-cell office:value-type="string">
                <text:p>2015-05-18 17:48:06,784 - test_dot2dot - test_add_n_sub_playlists_old_method - INFO - test_dot2dot : 738 - REPLACETIME for </text:p>
              </table:table-cell>
              <table:table-cell office:value-type="float" office:value="26.324214">
                <text:p>26.324214</text:p>
              </table:table-cell>
            </table:table-row>
            <table:table-row>
              <table:table-cell office:value-type="string">
                <text:p>2015-05-18 17:48:54,609 - test_dot2dot - test_add_n_sub_playlists_old_method - INFO - test_dot2dot : 738 - REPLACETIME for </text:p>
              </table:table-cell>
              <table:table-cell office:value-type="float" office:value="26.598463">
                <text:p>26.598463</text:p>
              </table:table-cell>
            </table:table-row>
            <table:table-row>
              <table:table-cell office:value-type="string">
                <text:p>2015-05-18 17:49:40,657 - test_dot2dot - test_add_n_sub_playlists_old_method - INFO - test_dot2dot : 738 - REPLACETIME for </text:p>
              </table:table-cell>
              <table:table-cell office:value-type="float" office:value="26.835946">
                <text:p>26.835946</text:p>
              </table:table-cell>
            </table:table-row>
            <table:table-row>
              <table:table-cell office:value-type="string">
                <text:p>2015-05-18 17:50:27,066 - test_dot2dot - test_add_n_sub_playlists_old_method - INFO - test_dot2dot : 738 - REPLACETIME for </text:p>
              </table:table-cell>
              <table:table-cell office:value-type="float" office:value="26.772809">
                <text:p>26.772809</text:p>
              </table:table-cell>
            </table:table-row>
            <table:table-row>
              <table:table-cell office:value-type="string">
                <text:p>2015-05-18 17:51:14,689 - test_dot2dot - test_add_n_sub_playlists_old_method - INFO - test_dot2dot : 738 - REPLACETIME for </text:p>
              </table:table-cell>
              <table:table-cell office:value-type="float" office:value="26.281277">
                <text:p>26.281277</text:p>
              </table:table-cell>
            </table:table-row>
            <table:table-row>
              <table:table-cell office:value-type="string">
                <text:p>2015-05-18 17:52:03,116 - test_dot2dot - test_add_n_sub_playlists_old_method - INFO - test_dot2dot : 738 - REPLACETIME for </text:p>
              </table:table-cell>
              <table:table-cell office:value-type="float" office:value="26.647322">
                <text:p>26.647322</text:p>
              </table:table-cell>
            </table:table-row>
            <table:table-row>
              <table:table-cell office:value-type="string">
                <text:p>2015-05-18 17:52:49,674 - test_dot2dot - test_add_n_sub_playlists_old_method - INFO - test_dot2dot : 738 - REPLACETIME for </text:p>
              </table:table-cell>
              <table:table-cell office:value-type="float" office:value="27.047066">
                <text:p>27.047066</text:p>
              </table:table-cell>
            </table:table-row>
            <table:table-row>
              <table:table-cell office:value-type="string">
                <text:p>2015-05-18 17:53:36,798 - test_dot2dot - test_add_n_sub_playlists_old_method - INFO - test_dot2dot : 738 - REPLACETIME for </text:p>
              </table:table-cell>
              <table:table-cell office:value-type="float" office:value="27.19659">
                <text:p>27.19659</text:p>
              </table:table-cell>
            </table:table-row>
            <table:table-row>
              <table:table-cell office:value-type="string">
                <text:p>2015-05-18 17:54:23,423 - test_dot2dot - test_add_n_sub_playlists_old_method - INFO - test_dot2dot : 738 - REPLACETIME for </text:p>
              </table:table-cell>
              <table:table-cell office:value-type="float" office:value="26.705788">
                <text:p>26.705788</text:p>
              </table:table-cell>
            </table:table-row>
            <table:table-row>
              <table:table-cell office:value-type="string">
                <text:p>2015-05-18 17:55:05,938 - test_dot2dot - test_add_n_sub_playlists_old_method - INFO - test_dot2dot : 738 - REPLACETIME for </text:p>
              </table:table-cell>
              <table:table-cell office:value-type="float" office:value="21.935048">
                <text:p>21.935048</text:p>
              </table:table-cell>
            </table:table-row>
            <table:table-row>
              <table:table-cell office:value-type="string">
                <text:p>2015-05-18 17:55:54,954 - test_dot2dot - test_add_n_sub_playlists_old_method - INFO - test_dot2dot : 738 - REPLACETIME for </text:p>
              </table:table-cell>
              <table:table-cell office:value-type="float" office:value="27.197167">
                <text:p>27.197167</text:p>
              </table:table-cell>
            </table:table-row>
            <table:table-row>
              <table:table-cell office:value-type="string">
                <text:p>2015-05-18 17:56:38,007 - test_dot2dot - test_add_n_sub_playlists_old_method - INFO - test_dot2dot : 738 - REPLACETIME for </text:p>
              </table:table-cell>
              <table:table-cell office:value-type="float" office:value="22.926618">
                <text:p>22.926618</text:p>
              </table:table-cell>
            </table:table-row>
            <table:table-row>
              <table:table-cell office:value-type="string">
                <text:p>2015-05-18 17:57:25,188 - test_dot2dot - test_add_n_sub_playlists_old_method - INFO - test_dot2dot : 738 - REPLACETIME for </text:p>
              </table:table-cell>
              <table:table-cell office:value-type="float" office:value="26.982401">
                <text:p>26.982401</text:p>
              </table:table-cell>
            </table:table-row>
            <table:table-row>
              <table:table-cell office:value-type="string">
                <text:p>2015-05-18 17:58:13,512 - test_dot2dot - test_add_n_sub_playlists_old_method - INFO - test_dot2dot : 738 - REPLACETIME for </text:p>
              </table:table-cell>
              <table:table-cell office:value-type="float" office:value="27.359625">
                <text:p>27.359625</text:p>
              </table:table-cell>
            </table:table-row>
            <table:table-row>
              <table:table-cell office:value-type="string">
                <text:p>2015-05-18 17:58:58,347 - test_dot2dot - test_add_n_sub_playlists_old_method - INFO - test_dot2dot : 738 - REPLACETIME for </text:p>
              </table:table-cell>
              <table:table-cell office:value-type="float" office:value="22.397165">
                <text:p>22.397165</text:p>
              </table:table-cell>
            </table:table-row>
            <table:table-row>
              <table:table-cell office:value-type="string">
                <text:p>2015-05-18 17:59:46,732 - test_dot2dot - test_add_n_sub_playlists_old_method - INFO - test_dot2dot : 738 - REPLACETIME for </text:p>
              </table:table-cell>
              <table:table-cell office:value-type="float" office:value="27.795123">
                <text:p>27.795123</text:p>
              </table:table-cell>
            </table:table-row>
            <table:table-row>
              <table:table-cell office:value-type="string">
                <text:p>2015-05-18 18:00:37,039 - test_dot2dot - test_add_n_sub_playlists_old_method - INFO - test_dot2dot : 738 - REPLACETIME for </text:p>
              </table:table-cell>
              <table:table-cell office:value-type="float" office:value="29.591948">
                <text:p>29.591948</text:p>
              </table:table-cell>
            </table:table-row>
            <table:table-row>
              <table:table-cell office:value-type="string">
                <text:p>2015-05-18 18:01:20,011 - test_dot2dot - test_add_n_sub_playlists_old_method - INFO - test_dot2dot : 738 - REPLACETIME for </text:p>
              </table:table-cell>
              <table:table-cell office:value-type="float" office:value="22.537456">
                <text:p>22.537456</text:p>
              </table:table-cell>
            </table:table-row>
            <table:table-row>
              <table:table-cell office:value-type="string">
                <text:p>2015-05-18 18:02:09,290 - test_dot2dot - test_add_n_sub_playlists_old_method - INFO - test_dot2dot : 738 - REPLACETIME for </text:p>
              </table:table-cell>
              <table:table-cell office:value-type="float" office:value="27.398956">
                <text:p>27.398956</text:p>
              </table:table-cell>
            </table:table-row>
            <table:table-row>
              <table:table-cell office:value-type="string">
                <text:p>2015-05-18 18:02:58,079 - test_dot2dot - test_add_n_sub_playlists_old_method - INFO - test_dot2dot : 738 - REPLACETIME for </text:p>
              </table:table-cell>
              <table:table-cell office:value-type="float" office:value="27.712372">
                <text:p>27.712372</text:p>
              </table:table-cell>
            </table:table-row>
            <table:table-row>
              <table:table-cell office:value-type="string">
                <text:p>2015-05-18 18:03:46,955 - test_dot2dot - test_add_n_sub_playlists_old_method - INFO - test_dot2dot : 738 - REPLACETIME for </text:p>
              </table:table-cell>
              <table:table-cell office:value-type="float" office:value="28.440344">
                <text:p>28.440344</text:p>
              </table:table-cell>
            </table:table-row>
            <table:table-row>
              <table:table-cell office:value-type="string">
                <text:p>2015-05-18 18:04:36,199 - test_dot2dot - test_add_n_sub_playlists_old_method - INFO - test_dot2dot : 738 - REPLACETIME for </text:p>
              </table:table-cell>
              <table:table-cell office:value-type="float" office:value="28.421099">
                <text:p>28.421099</text:p>
              </table:table-cell>
            </table:table-row>
            <table:table-row>
              <table:table-cell office:value-type="string">
                <text:p>2015-05-18 18:05:25,149 - test_dot2dot - test_add_n_sub_playlists_old_method - INFO - test_dot2dot : 738 - REPLACETIME for </text:p>
              </table:table-cell>
              <table:table-cell office:value-type="float" office:value="28.082622">
                <text:p>28.082622</text:p>
              </table:table-cell>
            </table:table-row>
            <table:table-row>
              <table:table-cell office:value-type="string">
                <text:p>2015-05-18 18:06:16,406 - test_dot2dot - test_add_n_sub_playlists_old_method - INFO - test_dot2dot : 738 - REPLACETIME for </text:p>
              </table:table-cell>
              <table:table-cell office:value-type="float" office:value="28.201389">
                <text:p>28.201389</text:p>
              </table:table-cell>
            </table:table-row>
            <table:table-row>
              <table:table-cell office:value-type="string">
                <text:p>2015-05-18 18:07:05,906 - test_dot2dot - test_add_n_sub_playlists_old_method - INFO - test_dot2dot : 738 - REPLACETIME for </text:p>
              </table:table-cell>
              <table:table-cell office:value-type="float" office:value="28.115458">
                <text:p>28.115458</text:p>
              </table:table-cell>
            </table:table-row>
            <table:table-row>
              <table:table-cell office:value-type="string">
                <text:p>2015-05-18 18:07:55,729 - test_dot2dot - test_add_n_sub_playlists_old_method - INFO - test_dot2dot : 738 - REPLACETIME for </text:p>
              </table:table-cell>
              <table:table-cell office:value-type="float" office:value="28.334236">
                <text:p>28.334236</text:p>
              </table:table-cell>
            </table:table-row>
            <table:table-row>
              <table:table-cell office:value-type="string">
                <text:p>2015-05-18 18:08:42,490 - test_dot2dot - test_add_n_sub_playlists_old_method - INFO - test_dot2dot : 738 - REPLACETIME for </text:p>
              </table:table-cell>
              <table:table-cell office:value-type="float" office:value="23.809958">
                <text:p>23.809958</text:p>
              </table:table-cell>
            </table:table-row>
            <table:table-row>
              <table:table-cell office:value-type="string">
                <text:p>2015-05-18 18:09:34,520 - test_dot2dot - test_add_n_sub_playlists_old_method - INFO - test_dot2dot : 738 - REPLACETIME for </text:p>
              </table:table-cell>
              <table:table-cell office:value-type="float" office:value="28.936974">
                <text:p>28.936974</text:p>
              </table:table-cell>
            </table:table-row>
            <table:table-row>
              <table:table-cell office:value-type="string">
                <text:p>2015-05-18 18:10:18,847 - test_dot2dot - test_add_n_sub_playlists_old_method - INFO - test_dot2dot : 738 - REPLACETIME for </text:p>
              </table:table-cell>
              <table:table-cell office:value-type="float" office:value="23.080401">
                <text:p>23.080401</text:p>
              </table:table-cell>
            </table:table-row>
            <table:table-row>
              <table:table-cell office:value-type="string">
                <text:p>2015-05-18 18:11:03,971 - test_dot2dot - test_add_n_sub_playlists_old_method - INFO - test_dot2dot : 738 - REPLACETIME for </text:p>
              </table:table-cell>
              <table:table-cell office:value-type="float" office:value="23.161803">
                <text:p>23.161803</text:p>
              </table:table-cell>
            </table:table-row>
            <table:table-row>
              <table:table-cell office:value-type="string">
                <text:p>2015-05-18 18:11:51,435 - test_dot2dot - test_add_n_sub_playlists_old_method - INFO - test_dot2dot : 738 - REPLACETIME for </text:p>
              </table:table-cell>
              <table:table-cell office:value-type="float" office:value="23.772247">
                <text:p>23.772247</text:p>
              </table:table-cell>
            </table:table-row>
            <table:table-row>
              <table:table-cell office:value-type="string">
                <text:p>2015-05-18 18:12:41,621 - test_dot2dot - test_add_n_sub_playlists_old_method - INFO - test_dot2dot : 738 - REPLACETIME for </text:p>
              </table:table-cell>
              <table:table-cell office:value-type="float" office:value="28.875483">
                <text:p>28.875483</text:p>
              </table:table-cell>
            </table:table-row>
            <table:table-row>
              <table:table-cell office:value-type="string">
                <text:p>2015-05-18 18:13:32,053 - test_dot2dot - test_add_n_sub_playlists_old_method - INFO - test_dot2dot : 738 - REPLACETIME for </text:p>
              </table:table-cell>
              <table:table-cell office:value-type="float" office:value="28.776115">
                <text:p>28.776115</text:p>
              </table:table-cell>
            </table:table-row>
            <table:table-row>
              <table:table-cell office:value-type="string">
                <text:p>2015-05-18 18:14:22,846 - test_dot2dot - test_add_n_sub_playlists_old_method - INFO - test_dot2dot : 738 - REPLACETIME for </text:p>
              </table:table-cell>
              <table:table-cell office:value-type="float" office:value="28.651128">
                <text:p>28.651128</text:p>
              </table:table-cell>
            </table:table-row>
            <table:table-row>
              <table:table-cell office:value-type="string">
                <text:p>2015-05-18 18:15:15,977 - test_dot2dot - test_add_n_sub_playlists_old_method - INFO - test_dot2dot : 738 - REPLACETIME for </text:p>
              </table:table-cell>
              <table:table-cell office:value-type="float" office:value="28.933422">
                <text:p>28.933422</text:p>
              </table:table-cell>
            </table:table-row>
            <table:table-row>
              <table:table-cell office:value-type="string">
                <text:p>2015-05-18 18:16:04,270 - test_dot2dot - test_add_n_sub_playlists_old_method - INFO - test_dot2dot : 738 - REPLACETIME for </text:p>
              </table:table-cell>
              <table:table-cell office:value-type="float" office:value="23.743631">
                <text:p>23.743631</text:p>
              </table:table-cell>
            </table:table-row>
            <table:table-row>
              <table:table-cell office:value-type="string">
                <text:p>2015-05-18 18:16:50,502 - test_dot2dot - test_add_n_sub_playlists_old_method - INFO - test_dot2dot : 738 - REPLACETIME for </text:p>
              </table:table-cell>
              <table:table-cell office:value-type="float" office:value="23.875075">
                <text:p>23.875075</text:p>
              </table:table-cell>
            </table:table-row>
            <table:table-row>
              <table:table-cell office:value-type="string">
                <text:p>2015-05-18 18:17:45,503 - test_dot2dot - test_add_n_sub_playlists_old_method - INFO - test_dot2dot : 738 - REPLACETIME for </text:p>
              </table:table-cell>
              <table:table-cell office:value-type="float" office:value="29.624732">
                <text:p>29.624732</text:p>
              </table:table-cell>
            </table:table-row>
            <table:table-row>
              <table:table-cell office:value-type="string">
                <text:p>2015-05-18 18:18:33,277 - test_dot2dot - test_add_n_sub_playlists_old_method - INFO - test_dot2dot : 738 - REPLACETIME for </text:p>
              </table:table-cell>
              <table:table-cell office:value-type="float" office:value="24.031988">
                <text:p>24.031988</text:p>
              </table:table-cell>
            </table:table-row>
            <table:table-row>
              <table:table-cell office:value-type="string">
                <text:p>2015-05-18 18:19:25,910 - test_dot2dot - test_add_n_sub_playlists_old_method - INFO - test_dot2dot : 738 - REPLACETIME for </text:p>
              </table:table-cell>
              <table:table-cell office:value-type="float" office:value="29.213166">
                <text:p>29.213166</text:p>
              </table:table-cell>
            </table:table-row>
            <table:table-row>
              <table:table-cell office:value-type="string">
                <text:p>2015-05-18 18:20:12,671 - test_dot2dot - test_add_n_sub_playlists_old_method - INFO - test_dot2dot : 738 - REPLACETIME for </text:p>
              </table:table-cell>
              <table:table-cell office:value-type="float" office:value="24.058271">
                <text:p>24.058271</text:p>
              </table:table-cell>
            </table:table-row>
            <table:table-row>
              <table:table-cell office:value-type="string">
                <text:p>2015-05-18 18:21:00,439 - test_dot2dot - test_add_n_sub_playlists_old_method - INFO - test_dot2dot : 738 - REPLACETIME for </text:p>
              </table:table-cell>
              <table:table-cell office:value-type="float" office:value="24.654605">
                <text:p>24.654605</text:p>
              </table:table-cell>
            </table:table-row>
            <table:table-row>
              <table:table-cell office:value-type="string">
                <text:p>2015-05-18 18:21:53,137 - test_dot2dot - test_add_n_sub_playlists_old_method - INFO - test_dot2dot : 738 - REPLACETIME for </text:p>
              </table:table-cell>
              <table:table-cell office:value-type="float" office:value="26.105321">
                <text:p>26.105321</text:p>
              </table:table-cell>
            </table:table-row>
            <table:table-row>
              <table:table-cell office:value-type="string">
                <text:p>2015-05-18 18:22:41,712 - test_dot2dot - test_add_n_sub_playlists_old_method - INFO - test_dot2dot : 738 - REPLACETIME for </text:p>
              </table:table-cell>
              <table:table-cell office:value-type="float" office:value="24.742114">
                <text:p>24.742114</text:p>
              </table:table-cell>
            </table:table-row>
            <table:table-row>
              <table:table-cell office:value-type="string">
                <text:p>2015-05-18 18:23:29,850 - test_dot2dot - test_add_n_sub_playlists_old_method - INFO - test_dot2dot : 738 - REPLACETIME for </text:p>
              </table:table-cell>
              <table:table-cell office:value-type="float" office:value="24.473651">
                <text:p>24.473651</text:p>
              </table:table-cell>
            </table:table-row>
            <table:table-row>
              <table:table-cell office:value-type="string">
                <text:p>2015-05-18 18:24:19,445 - test_dot2dot - test_add_n_sub_playlists_old_method - INFO - test_dot2dot : 738 - REPLACETIME for </text:p>
              </table:table-cell>
              <table:table-cell office:value-type="float" office:value="24.444932">
                <text:p>24.444932</text:p>
              </table:table-cell>
            </table:table-row>
            <table:table-row>
              <table:table-cell office:value-type="string">
                <text:p>2015-05-18 18:25:07,826 - test_dot2dot - test_add_n_sub_playlists_old_method - INFO - test_dot2dot : 738 - REPLACETIME for </text:p>
              </table:table-cell>
              <table:table-cell office:value-type="float" office:value="24.885853">
                <text:p>24.885853</text:p>
              </table:table-cell>
            </table:table-row>
            <table:table-row>
              <table:table-cell office:value-type="string">
                <text:p>2015-05-18 18:25:55,749 - test_dot2dot - test_add_n_sub_playlists_old_method - INFO - test_dot2dot : 738 - REPLACETIME for </text:p>
              </table:table-cell>
              <table:table-cell office:value-type="float" office:value="24.901572">
                <text:p>24.901572</text:p>
              </table:table-cell>
            </table:table-row>
            <table:table-row>
              <table:table-cell office:value-type="string">
                <text:p>2015-05-18 18:26:45,596 - test_dot2dot - test_add_n_sub_playlists_old_method - INFO - test_dot2dot : 738 - REPLACETIME for </text:p>
              </table:table-cell>
              <table:table-cell office:value-type="float" office:value="25.24087">
                <text:p>25.24087</text:p>
              </table:table-cell>
            </table:table-row>
            <table:table-row>
              <table:table-cell office:value-type="string">
                <text:p>2015-05-18 18:27:33,649 - test_dot2dot - test_add_n_sub_playlists_old_method - INFO - test_dot2dot : 738 - REPLACETIME for </text:p>
              </table:table-cell>
              <table:table-cell office:value-type="float" office:value="25.006726">
                <text:p>25.006726</text:p>
              </table:table-cell>
            </table:table-row>
            <table:table-row>
              <table:table-cell office:value-type="string">
                <text:p>2015-05-18 18:28:23,290 - test_dot2dot - test_add_n_sub_playlists_old_method - INFO - test_dot2dot : 738 - REPLACETIME for </text:p>
              </table:table-cell>
              <table:table-cell office:value-type="float" office:value="24.77429">
                <text:p>24.77429</text:p>
              </table:table-cell>
            </table:table-row>
            <table:table-row>
              <table:table-cell office:value-type="string">
                <text:p>2015-05-18 18:29:13,394 - test_dot2dot - test_add_n_sub_playlists_old_method - INFO - test_dot2dot : 738 - REPLACETIME for </text:p>
              </table:table-cell>
              <table:table-cell office:value-type="float" office:value="25.025591">
                <text:p>25.025591</text:p>
              </table:table-cell>
            </table:table-row>
            <table:table-row>
              <table:table-cell office:value-type="string">
                <text:p>2015-05-18 18:30:05,213 - test_dot2dot - test_add_n_sub_playlists_old_method - INFO - test_dot2dot : 738 - REPLACETIME for </text:p>
              </table:table-cell>
              <table:table-cell office:value-type="float" office:value="25.487473">
                <text:p>25.487473</text:p>
              </table:table-cell>
            </table:table-row>
            <table:table-row>
              <table:table-cell office:value-type="string">
                <text:p>2015-05-18 18:30:56,294 - test_dot2dot - test_add_n_sub_playlists_old_method - INFO - test_dot2dot : 738 - REPLACETIME for </text:p>
              </table:table-cell>
              <table:table-cell office:value-type="float" office:value="25.342302">
                <text:p>25.342302</text:p>
              </table:table-cell>
            </table:table-row>
            <table:table-row>
              <table:table-cell office:value-type="string">
                <text:p>2015-05-18 18:31:46,185 - test_dot2dot - test_add_n_sub_playlists_old_method - INFO - test_dot2dot : 738 - REPLACETIME for </text:p>
              </table:table-cell>
              <table:table-cell office:value-type="float" office:value="24.881957">
                <text:p>24.881957</text:p>
              </table:table-cell>
            </table:table-row>
            <table:table-row>
              <table:table-cell office:value-type="string">
                <text:p>2015-05-18 18:32:36,954 - test_dot2dot - test_add_n_sub_playlists_old_method - INFO - test_dot2dot : 738 - REPLACETIME for </text:p>
              </table:table-cell>
              <table:table-cell office:value-type="float" office:value="26.560624">
                <text:p>26.560624</text:p>
              </table:table-cell>
            </table:table-row>
            <table:table-row>
              <table:table-cell office:value-type="string">
                <text:p>2015-05-18 18:33:27,489 - test_dot2dot - test_add_n_sub_playlists_old_method - INFO - test_dot2dot : 738 - REPLACETIME for </text:p>
              </table:table-cell>
              <table:table-cell office:value-type="float" office:value="25.515541">
                <text:p>25.515541</text:p>
              </table:table-cell>
            </table:table-row>
            <table:table-row>
              <table:table-cell office:value-type="string">
                <text:p>2015-05-18 18:34:20,997 - test_dot2dot - test_add_n_sub_playlists_old_method - INFO - test_dot2dot : 738 - REPLACETIME for </text:p>
              </table:table-cell>
              <table:table-cell office:value-type="float" office:value="25.225884">
                <text:p>25.225884</text:p>
              </table:table-cell>
            </table:table-row>
            <table:table-row>
              <table:table-cell office:value-type="string">
                <text:p>2015-05-18 18:35:14,205 - test_dot2dot - test_add_n_sub_playlists_old_method - INFO - test_dot2dot : 738 - REPLACETIME for </text:p>
              </table:table-cell>
              <table:table-cell office:value-type="float" office:value="25.308284">
                <text:p>25.308284</text:p>
              </table:table-cell>
            </table:table-row>
            <table:table-row>
              <table:table-cell office:value-type="string">
                <text:p>2015-05-18 18:36:05,504 - test_dot2dot - test_add_n_sub_playlists_old_method - INFO - test_dot2dot : 738 - REPLACETIME for </text:p>
              </table:table-cell>
              <table:table-cell office:value-type="float" office:value="25.591984">
                <text:p>25.591984</text:p>
              </table:table-cell>
            </table:table-row>
            <table:table-row>
              <table:table-cell office:value-type="string">
                <text:p>2015-05-18 18:36:57,341 - test_dot2dot - test_add_n_sub_playlists_old_method - INFO - test_dot2dot : 738 - REPLACETIME for </text:p>
              </table:table-cell>
              <table:table-cell office:value-type="float" office:value="26.166612">
                <text:p>26.166612</text:p>
              </table:table-cell>
            </table:table-row>
            <table:table-row>
              <table:table-cell office:value-type="string">
                <text:p>2015-05-18 18:37:49,108 - test_dot2dot - test_add_n_sub_playlists_old_method - INFO - test_dot2dot : 738 - REPLACETIME for </text:p>
              </table:table-cell>
              <table:table-cell office:value-type="float" office:value="25.980427">
                <text:p>25.980427</text:p>
              </table:table-cell>
            </table:table-row>
            <table:table-row>
              <table:table-cell office:value-type="string">
                <text:p>2015-05-18 18:38:40,888 - test_dot2dot - test_add_n_sub_playlists_old_method - INFO - test_dot2dot : 738 - REPLACETIME for </text:p>
              </table:table-cell>
              <table:table-cell office:value-type="float" office:value="26.336366">
                <text:p>26.336366</text:p>
              </table:table-cell>
            </table:table-row>
            <table:table-row>
              <table:table-cell office:value-type="string">
                <text:p>2015-05-18 18:39:31,678 - test_dot2dot - test_add_n_sub_playlists_old_method - INFO - test_dot2dot : 738 - REPLACETIME for </text:p>
              </table:table-cell>
              <table:table-cell office:value-type="float" office:value="26.001893">
                <text:p>26.001893</text:p>
              </table:table-cell>
            </table:table-row>
            <table:table-row>
              <table:table-cell office:value-type="string">
                <text:p>2015-05-18 18:40:28,518 - test_dot2dot - test_add_n_sub_playlists_old_method - INFO - test_dot2dot : 738 - REPLACETIME for </text:p>
              </table:table-cell>
              <table:table-cell office:value-type="float" office:value="31.486988">
                <text:p>31.486988</text:p>
              </table:table-cell>
            </table:table-row>
            <table:table-row>
              <table:table-cell office:value-type="string">
                <text:p>2015-05-18 18:41:19,737 - test_dot2dot - test_add_n_sub_playlists_old_method - INFO - test_dot2dot : 738 - REPLACETIME for </text:p>
              </table:table-cell>
              <table:table-cell office:value-type="float" office:value="25.886196">
                <text:p>25.886196</text:p>
              </table:table-cell>
            </table:table-row>
            <table:table-row>
              <table:table-cell office:value-type="string">
                <text:p>2015-05-18 18:42:11,565 - test_dot2dot - test_add_n_sub_playlists_old_method - INFO - test_dot2dot : 738 - REPLACETIME for </text:p>
              </table:table-cell>
              <table:table-cell office:value-type="float" office:value="26.425251">
                <text:p>26.425251</text:p>
              </table:table-cell>
            </table:table-row>
            <table:table-row>
              <table:table-cell office:value-type="string">
                <text:p>2015-05-18 18:43:03,116 - test_dot2dot - test_add_n_sub_playlists_old_method - INFO - test_dot2dot : 738 - REPLACETIME for </text:p>
              </table:table-cell>
              <table:table-cell office:value-type="float" office:value="26.145162">
                <text:p>26.145162</text:p>
              </table:table-cell>
            </table:table-row>
            <table:table-row>
              <table:table-cell office:value-type="string">
                <text:p>2015-05-18 18:43:54,003 - test_dot2dot - test_add_n_sub_playlists_old_method - INFO - test_dot2dot : 738 - REPLACETIME for </text:p>
              </table:table-cell>
              <table:table-cell office:value-type="float" office:value="26.254931">
                <text:p>26.254931</text:p>
              </table:table-cell>
            </table:table-row>
            <table:table-row>
              <table:table-cell office:value-type="string">
                <text:p>2015-05-18 18:44:48,563 - test_dot2dot - test_add_n_sub_playlists_old_method - INFO - test_dot2dot : 738 - REPLACETIME for </text:p>
              </table:table-cell>
              <table:table-cell office:value-type="float" office:value="28.21503">
                <text:p>28.21503</text:p>
              </table:table-cell>
            </table:table-row>
            <table:table-row>
              <table:table-cell office:value-type="string">
                <text:p>2015-05-18 18:45:41,898 - test_dot2dot - test_add_n_sub_playlists_old_method - INFO - test_dot2dot : 738 - REPLACETIME for </text:p>
              </table:table-cell>
              <table:table-cell office:value-type="float" office:value="26.683164">
                <text:p>26.683164</text:p>
              </table:table-cell>
            </table:table-row>
            <table:table-row>
              <table:table-cell office:value-type="string">
                <text:p>2015-05-18 18:46:34,558 - test_dot2dot - test_add_n_sub_playlists_old_method - INFO - test_dot2dot : 738 - REPLACETIME for </text:p>
              </table:table-cell>
              <table:table-cell office:value-type="float" office:value="26.19315">
                <text:p>26.19315</text:p>
              </table:table-cell>
            </table:table-row>
            <table:table-row>
              <table:table-cell office:value-type="string">
                <text:p>2015-05-18 18:47:27,525 - test_dot2dot - test_add_n_sub_playlists_old_method - INFO - test_dot2dot : 738 - REPLACETIME for </text:p>
              </table:table-cell>
              <table:table-cell office:value-type="float" office:value="26.934146">
                <text:p>26.934146</text:p>
              </table:table-cell>
            </table:table-row>
            <table:table-row>
              <table:table-cell office:value-type="string">
                <text:p>2015-05-18 18:48:20,422 - test_dot2dot - test_add_n_sub_playlists_old_method - INFO - test_dot2dot : 738 - REPLACETIME for </text:p>
              </table:table-cell>
              <table:table-cell office:value-type="float" office:value="26.307571">
                <text:p>26.307571</text:p>
              </table:table-cell>
            </table:table-row>
            <table:table-row>
              <table:table-cell office:value-type="string">
                <text:p>2015-05-18 18:49:13,371 - test_dot2dot - test_add_n_sub_playlists_old_method - INFO - test_dot2dot : 738 - REPLACETIME for </text:p>
              </table:table-cell>
              <table:table-cell office:value-type="float" office:value="26.550087">
                <text:p>26.550087</text:p>
              </table:table-cell>
            </table:table-row>
            <table:table-row>
              <table:table-cell office:value-type="string">
                <text:p>2015-05-18 18:50:09,476 - test_dot2dot - test_add_n_sub_playlists_old_method - INFO - test_dot2dot : 738 - REPLACETIME for </text:p>
              </table:table-cell>
              <table:table-cell office:value-type="float" office:value="26.94574">
                <text:p>26.94574</text:p>
              </table:table-cell>
            </table:table-row>
            <table:table-row>
              <table:table-cell office:value-type="string">
                <text:p>2015-05-18 18:51:03,592 - test_dot2dot - test_add_n_sub_playlists_old_method - INFO - test_dot2dot : 738 - REPLACETIME for </text:p>
              </table:table-cell>
              <table:table-cell office:value-type="float" office:value="26.481108">
                <text:p>26.481108</text:p>
              </table:table-cell>
            </table:table-row>
            <table:table-row>
              <table:table-cell office:value-type="string">
                <text:p>2015-05-18 18:51:59,399 - test_dot2dot - test_add_n_sub_playlists_old_method - INFO - test_dot2dot : 738 - REPLACETIME for </text:p>
              </table:table-cell>
              <table:table-cell office:value-type="float" office:value="26.973672">
                <text:p>26.973672</text:p>
              </table:table-cell>
            </table:table-row>
            <table:table-row>
              <table:table-cell office:value-type="string">
                <text:p>2015-05-18 18:52:52,906 - test_dot2dot - test_add_n_sub_playlists_old_method - INFO - test_dot2dot : 738 - REPLACETIME for </text:p>
              </table:table-cell>
              <table:table-cell office:value-type="float" office:value="26.976478">
                <text:p>26.976478</text:p>
              </table:table-cell>
            </table:table-row>
            <table:table-row>
              <table:table-cell office:value-type="string">
                <text:p>2015-05-18 18:53:48,784 - test_dot2dot - test_add_n_sub_playlists_old_method - INFO - test_dot2dot : 738 - REPLACETIME for </text:p>
              </table:table-cell>
              <table:table-cell office:value-type="float" office:value="28.224518">
                <text:p>28.224518</text:p>
              </table:table-cell>
            </table:table-row>
            <table:table-row>
              <table:table-cell office:value-type="string">
                <text:p>2015-05-18 18:54:44,504 - test_dot2dot - test_add_n_sub_playlists_old_method - INFO - test_dot2dot : 738 - REPLACETIME for </text:p>
              </table:table-cell>
              <table:table-cell office:value-type="float" office:value="27.643891">
                <text:p>27.643891</text:p>
              </table:table-cell>
            </table:table-row>
            <table:table-row>
              <table:table-cell office:value-type="string">
                <text:p>2015-05-18 18:55:40,732 - test_dot2dot - test_add_n_sub_playlists_old_method - INFO - test_dot2dot : 738 - REPLACETIME for </text:p>
              </table:table-cell>
              <table:table-cell office:value-type="float" office:value="27.89665">
                <text:p>27.89665</text:p>
              </table:table-cell>
            </table:table-row>
            <table:table-row>
              <table:table-cell office:value-type="string">
                <text:p>2015-05-18 18:56:34,820 - test_dot2dot - test_add_n_sub_playlists_old_method - INFO - test_dot2dot : 738 - REPLACETIME for </text:p>
              </table:table-cell>
              <table:table-cell office:value-type="float" office:value="27.30093">
                <text:p>27.30093</text:p>
              </table:table-cell>
            </table:table-row>
            <table:table-row>
              <table:table-cell office:value-type="string">
                <text:p>2015-05-18 18:57:29,330 - test_dot2dot - test_add_n_sub_playlists_old_method - INFO - test_dot2dot : 738 - REPLACETIME for </text:p>
              </table:table-cell>
              <table:table-cell office:value-type="float" office:value="28.53307">
                <text:p>28.53307</text:p>
              </table:table-cell>
            </table:table-row>
            <table:table-row>
              <table:table-cell office:value-type="string">
                <text:p>2015-05-18 18:58:23,830 - test_dot2dot - test_add_n_sub_playlists_old_method - INFO - test_dot2dot : 738 - REPLACETIME for </text:p>
              </table:table-cell>
              <table:table-cell office:value-type="float" office:value="27.534802">
                <text:p>27.534802</text:p>
              </table:table-cell>
            </table:table-row>
            <table:table-row>
              <table:table-cell office:value-type="string">
                <text:p>2015-05-18 18:59:20,208 - test_dot2dot - test_add_n_sub_playlists_old_method - INFO - test_dot2dot : 738 - REPLACETIME for </text:p>
              </table:table-cell>
              <table:table-cell office:value-type="float" office:value="27.595751">
                <text:p>27.595751</text:p>
              </table:table-cell>
            </table:table-row>
            <table:table-row>
              <table:table-cell office:value-type="string">
                <text:p>2015-05-18 19:00:17,375 - test_dot2dot - test_add_n_sub_playlists_old_method - INFO - test_dot2dot : 738 - REPLACETIME for </text:p>
              </table:table-cell>
              <table:table-cell office:value-type="float" office:value="27.922236">
                <text:p>27.922236</text:p>
              </table:table-cell>
            </table:table-row>
            <table:table-row>
              <table:table-cell office:value-type="string">
                <text:p>2015-05-18 19:01:12,518 - test_dot2dot - test_add_n_sub_playlists_old_method - INFO - test_dot2dot : 738 - REPLACETIME for </text:p>
              </table:table-cell>
              <table:table-cell office:value-type="float" office:value="27.49118">
                <text:p>27.49118</text:p>
              </table:table-cell>
            </table:table-row>
            <table:table-row>
              <table:table-cell office:value-type="string">
                <text:p>2015-05-18 19:02:09,617 - test_dot2dot - test_add_n_sub_playlists_old_method - INFO - test_dot2dot : 738 - REPLACETIME for </text:p>
              </table:table-cell>
              <table:table-cell office:value-type="float" office:value="27.770862">
                <text:p>27.770862</text:p>
              </table:table-cell>
            </table:table-row>
            <table:table-row>
              <table:table-cell office:value-type="string">
                <text:p>2015-05-18 19:03:07,522 - test_dot2dot - test_add_n_sub_playlists_old_method - INFO - test_dot2dot : 738 - REPLACETIME for </text:p>
              </table:table-cell>
              <table:table-cell office:value-type="float" office:value="27.759566">
                <text:p>27.759566</text:p>
              </table:table-cell>
            </table:table-row>
            <table:table-row>
              <table:table-cell office:value-type="string">
                <text:p>2015-05-18 19:04:02,726 - test_dot2dot - test_add_n_sub_playlists_old_method - INFO - test_dot2dot : 738 - REPLACETIME for </text:p>
              </table:table-cell>
              <table:table-cell office:value-type="float" office:value="28.207927">
                <text:p>28.207927</text:p>
              </table:table-cell>
            </table:table-row>
            <table:table-row>
              <table:table-cell office:value-type="string">
                <text:p>2015-05-18 19:04:59,064 - test_dot2dot - test_add_n_sub_playlists_old_method - INFO - test_dot2dot : 738 - REPLACETIME for </text:p>
              </table:table-cell>
              <table:table-cell office:value-type="float" office:value="27.817321">
                <text:p>27.817321</text:p>
              </table:table-cell>
            </table:table-row>
            <table:table-row>
              <table:table-cell office:value-type="string">
                <text:p>2015-05-18 19:05:56,040 - test_dot2dot - test_add_n_sub_playlists_old_method - INFO - test_dot2dot : 738 - REPLACETIME for </text:p>
              </table:table-cell>
              <table:table-cell office:value-type="float" office:value="28.123785">
                <text:p>28.123785</text:p>
              </table:table-cell>
            </table:table-row>
            <table:table-row>
              <table:table-cell office:value-type="string">
                <text:p>2015-05-18 19:06:50,878 - test_dot2dot - test_add_n_sub_playlists_old_method - INFO - test_dot2dot : 738 - REPLACETIME for </text:p>
              </table:table-cell>
              <table:table-cell office:value-type="float" office:value="28.102766">
                <text:p>28.102766</text:p>
              </table:table-cell>
            </table:table-row>
            <table:table-row>
              <table:table-cell office:value-type="string">
                <text:p>2015-05-18 19:07:45,421 - test_dot2dot - test_add_n_sub_playlists_old_method - INFO - test_dot2dot : 738 - REPLACETIME for </text:p>
              </table:table-cell>
              <table:table-cell office:value-type="float" office:value="28.550924">
                <text:p>28.550924</text:p>
              </table:table-cell>
            </table:table-row>
            <table:table-row>
              <table:table-cell office:value-type="string">
                <text:p>2015-05-18 19:08:40,392 - test_dot2dot - test_add_n_sub_playlists_old_method - INFO - test_dot2dot : 738 - REPLACETIME for </text:p>
              </table:table-cell>
              <table:table-cell office:value-type="float" office:value="28.492368">
                <text:p>28.492368</text:p>
              </table:table-cell>
            </table:table-row>
            <table:table-row>
              <table:table-cell office:value-type="string">
                <text:p>2015-05-18 19:09:37,706 - test_dot2dot - test_add_n_sub_playlists_old_method - INFO - test_dot2dot : 738 - REPLACETIME for </text:p>
              </table:table-cell>
              <table:table-cell office:value-type="float" office:value="28.935953">
                <text:p>28.935953</text:p>
              </table:table-cell>
            </table:table-row>
            <table:table-row>
              <table:table-cell office:value-type="string">
                <text:p>2015-05-18 19:10:33,310 - test_dot2dot - test_add_n_sub_playlists_old_method - INFO - test_dot2dot : 738 - REPLACETIME for </text:p>
              </table:table-cell>
              <table:table-cell office:value-type="float" office:value="28.849519">
                <text:p>28.849519</text:p>
              </table:table-cell>
            </table:table-row>
            <table:table-row>
              <table:table-cell office:value-type="string">
                <text:p>2015-05-18 19:11:30,830 - test_dot2dot - test_add_n_sub_playlists_old_method - INFO - test_dot2dot : 738 - REPLACETIME for </text:p>
              </table:table-cell>
              <table:table-cell office:value-type="float" office:value="28.662744">
                <text:p>28.662744</text:p>
              </table:table-cell>
            </table:table-row>
            <table:table-row>
              <table:table-cell office:value-type="string">
                <text:p>2015-05-18 19:12:29,206 - test_dot2dot - test_add_n_sub_playlists_old_method - INFO - test_dot2dot : 738 - REPLACETIME for </text:p>
              </table:table-cell>
              <table:table-cell office:value-type="float" office:value="28.915231">
                <text:p>28.915231</text:p>
              </table:table-cell>
            </table:table-row>
            <table:table-row>
              <table:table-cell office:value-type="string">
                <text:p>2015-05-18 19:13:25,838 - test_dot2dot - test_add_n_sub_playlists_old_method - INFO - test_dot2dot : 738 - REPLACETIME for </text:p>
              </table:table-cell>
              <table:table-cell office:value-type="float" office:value="28.716596">
                <text:p>28.716596</text:p>
              </table:table-cell>
            </table:table-row>
            <table:table-row>
              <table:table-cell office:value-type="string">
                <text:p>2015-05-18 19:14:22,131 - test_dot2dot - test_add_n_sub_playlists_old_method - INFO - test_dot2dot : 738 - REPLACETIME for </text:p>
              </table:table-cell>
              <table:table-cell office:value-type="float" office:value="28.487316">
                <text:p>28.487316</text:p>
              </table:table-cell>
            </table:table-row>
            <table:table-row>
              <table:table-cell office:value-type="string">
                <text:p>2015-05-18 19:15:19,956 - test_dot2dot - test_add_n_sub_playlists_old_method - INFO - test_dot2dot : 738 - REPLACETIME for </text:p>
              </table:table-cell>
              <table:table-cell office:value-type="float" office:value="28.420214">
                <text:p>28.420214</text:p>
              </table:table-cell>
            </table:table-row>
            <table:table-row>
              <table:table-cell office:value-type="string">
                <text:p>2015-05-18 19:16:17,312 - test_dot2dot - test_add_n_sub_playlists_old_method - INFO - test_dot2dot : 738 - REPLACETIME for </text:p>
              </table:table-cell>
              <table:table-cell office:value-type="float" office:value="28.672801">
                <text:p>28.672801</text:p>
              </table:table-cell>
            </table:table-row>
            <table:table-row>
              <table:table-cell office:value-type="string">
                <text:p>2015-05-18 19:17:14,686 - test_dot2dot - test_add_n_sub_playlists_old_method - INFO - test_dot2dot : 738 - REPLACETIME for </text:p>
              </table:table-cell>
              <table:table-cell office:value-type="float" office:value="28.870533">
                <text:p>28.870533</text:p>
              </table:table-cell>
            </table:table-row>
            <table:table-row>
              <table:table-cell office:value-type="string">
                <text:p>2015-05-18 19:18:14,178 - test_dot2dot - test_add_n_sub_playlists_old_method - INFO - test_dot2dot : 738 - REPLACETIME for </text:p>
              </table:table-cell>
              <table:table-cell office:value-type="float" office:value="28.952683">
                <text:p>28.952683</text:p>
              </table:table-cell>
            </table:table-row>
            <table:table-row>
              <table:table-cell office:value-type="string">
                <text:p>2015-05-18 19:19:13,537 - test_dot2dot - test_add_n_sub_playlists_old_method - INFO - test_dot2dot : 738 - REPLACETIME for </text:p>
              </table:table-cell>
              <table:table-cell office:value-type="float" office:value="28.92288">
                <text:p>28.92288</text:p>
              </table:table-cell>
            </table:table-row>
            <table:table-row>
              <table:table-cell office:value-type="string">
                <text:p>2015-05-18 19:20:11,079 - test_dot2dot - test_add_n_sub_playlists_old_method - INFO - test_dot2dot : 738 - REPLACETIME for </text:p>
              </table:table-cell>
              <table:table-cell office:value-type="float" office:value="29.286313">
                <text:p>29.286313</text:p>
              </table:table-cell>
            </table:table-row>
            <table:table-row>
              <table:table-cell office:value-type="string">
                <text:p>2015-05-18 19:21:09,117 - test_dot2dot - test_add_n_sub_playlists_old_method - INFO - test_dot2dot : 738 - REPLACETIME for </text:p>
              </table:table-cell>
              <table:table-cell office:value-type="float" office:value="29.350534">
                <text:p>29.350534</text:p>
              </table:table-cell>
            </table:table-row>
            <table:table-row>
              <table:table-cell office:value-type="string">
                <text:p>2015-05-18 19:22:06,502 - test_dot2dot - test_add_n_sub_playlists_old_method - INFO - test_dot2dot : 738 - REPLACETIME for </text:p>
              </table:table-cell>
              <table:table-cell office:value-type="float" office:value="29.198596">
                <text:p>29.198596</text:p>
              </table:table-cell>
            </table:table-row>
            <table:table-row>
              <table:table-cell office:value-type="string">
                <text:p>2015-05-18 19:23:10,614 - test_dot2dot - test_add_n_sub_playlists_old_method - INFO - test_dot2dot : 738 - REPLACETIME for </text:p>
              </table:table-cell>
              <table:table-cell office:value-type="float" office:value="35.421786">
                <text:p>35.421786</text:p>
              </table:table-cell>
            </table:table-row>
            <table:table-row>
              <table:table-cell office:value-type="string">
                <text:p>2015-05-18 19:24:09,424 - test_dot2dot - test_add_n_sub_playlists_old_method - INFO - test_dot2dot : 738 - REPLACETIME for </text:p>
              </table:table-cell>
              <table:table-cell office:value-type="float" office:value="29.595396">
                <text:p>29.595396</text:p>
              </table:table-cell>
            </table:table-row>
            <table:table-row>
              <table:table-cell office:value-type="string">
                <text:p>2015-05-18 19:25:07,401 - test_dot2dot - test_add_n_sub_playlists_old_method - INFO - test_dot2dot : 738 - REPLACETIME for </text:p>
              </table:table-cell>
              <table:table-cell office:value-type="float" office:value="29.624422">
                <text:p>29.624422</text:p>
              </table:table-cell>
            </table:table-row>
            <table:table-row>
              <table:table-cell office:value-type="string">
                <text:p>2015-05-18 19:26:08,189 - test_dot2dot - test_add_n_sub_playlists_old_method - INFO - test_dot2dot : 738 - REPLACETIME for </text:p>
              </table:table-cell>
              <table:table-cell office:value-type="float" office:value="29.587131">
                <text:p>29.587131</text:p>
              </table:table-cell>
            </table:table-row>
            <table:table-row>
              <table:table-cell office:value-type="string">
                <text:p>2015-05-18 19:27:09,452 - test_dot2dot - test_add_n_sub_playlists_old_method - INFO - test_dot2dot : 738 - REPLACETIME for </text:p>
              </table:table-cell>
              <table:table-cell office:value-type="float" office:value="29.566306">
                <text:p>29.566306</text:p>
              </table:table-cell>
            </table:table-row>
            <table:table-row>
              <table:table-cell office:value-type="string">
                <text:p>2015-05-18 19:28:07,870 - test_dot2dot - test_add_n_sub_playlists_old_method - INFO - test_dot2dot : 738 - REPLACETIME for </text:p>
              </table:table-cell>
              <table:table-cell office:value-type="float" office:value="29.73305">
                <text:p>29.73305</text:p>
              </table:table-cell>
            </table:table-row>
            <table:table-row>
              <table:table-cell office:value-type="string">
                <text:p>2015-05-18 19:29:06,559 - test_dot2dot - test_add_n_sub_playlists_old_method - INFO - test_dot2dot : 738 - REPLACETIME for </text:p>
              </table:table-cell>
              <table:table-cell office:value-type="float" office:value="29.950677">
                <text:p>29.950677</text:p>
              </table:table-cell>
            </table:table-row>
            <table:table-row>
              <table:table-cell office:value-type="string">
                <text:p>2015-05-18 19:30:07,900 - test_dot2dot - test_add_n_sub_playlists_old_method - INFO - test_dot2dot : 738 - REPLACETIME for </text:p>
              </table:table-cell>
              <table:table-cell office:value-type="float" office:value="29.752103">
                <text:p>29.752103</text:p>
              </table:table-cell>
            </table:table-row>
            <table:table-row>
              <table:table-cell office:value-type="string">
                <text:p>2015-05-18 19:31:09,682 - test_dot2dot - test_add_n_sub_playlists_old_method - INFO - test_dot2dot : 738 - REPLACETIME for </text:p>
              </table:table-cell>
              <table:table-cell office:value-type="float" office:value="29.903463">
                <text:p>29.903463</text:p>
              </table:table-cell>
            </table:table-row>
            <table:table-row>
              <table:table-cell office:value-type="string">
                <text:p>2015-05-18 19:32:10,928 - test_dot2dot - test_add_n_sub_playlists_old_method - INFO - test_dot2dot : 738 - REPLACETIME for </text:p>
              </table:table-cell>
              <table:table-cell office:value-type="float" office:value="29.895465">
                <text:p>29.895465</text:p>
              </table:table-cell>
            </table:table-row>
            <table:table-row>
              <table:table-cell office:value-type="string">
                <text:p>2015-05-18 19:33:10,650 - test_dot2dot - test_add_n_sub_playlists_old_method - INFO - test_dot2dot : 738 - REPLACETIME for </text:p>
              </table:table-cell>
              <table:table-cell office:value-type="float" office:value="29.880047">
                <text:p>29.880047</text:p>
              </table:table-cell>
            </table:table-row>
            <table:table-row>
              <table:table-cell office:value-type="string">
                <text:p>2015-05-18 19:34:15,082 - test_dot2dot - test_add_n_sub_playlists_old_method - INFO - test_dot2dot : 738 - REPLACETIME for </text:p>
              </table:table-cell>
              <table:table-cell office:value-type="float" office:value="30.06632">
                <text:p>30.06632</text:p>
              </table:table-cell>
            </table:table-row>
            <table:table-row>
              <table:table-cell office:value-type="string">
                <text:p>2015-05-18 19:35:20,743 - test_dot2dot - test_add_n_sub_playlists_old_method - INFO - test_dot2dot : 738 - REPLACETIME for </text:p>
              </table:table-cell>
              <table:table-cell office:value-type="float" office:value="36.241723">
                <text:p>36.241723</text:p>
              </table:table-cell>
            </table:table-row>
            <table:table-row>
              <table:table-cell office:value-type="string">
                <text:p>2015-05-18 19:36:26,802 - test_dot2dot - test_add_n_sub_playlists_old_method - INFO - test_dot2dot : 738 - REPLACETIME for </text:p>
              </table:table-cell>
              <table:table-cell office:value-type="float" office:value="36.359984">
                <text:p>36.359984</text:p>
              </table:table-cell>
            </table:table-row>
            <table:table-row>
              <table:table-cell office:value-type="string">
                <text:p>2015-05-18 19:37:27,749 - test_dot2dot - test_add_n_sub_playlists_old_method - INFO - test_dot2dot : 738 - REPLACETIME for </text:p>
              </table:table-cell>
              <table:table-cell office:value-type="float" office:value="30.92577">
                <text:p>30.92577</text:p>
              </table:table-cell>
            </table:table-row>
            <table:table-row>
              <table:table-cell office:value-type="string">
                <text:p>2015-05-18 19:38:27,897 - test_dot2dot - test_add_n_sub_playlists_old_method - INFO - test_dot2dot : 738 - REPLACETIME for </text:p>
              </table:table-cell>
              <table:table-cell office:value-type="float" office:value="30.701212">
                <text:p>30.701212</text:p>
              </table:table-cell>
            </table:table-row>
            <table:table-row>
              <table:table-cell office:value-type="string">
                <text:p>2015-05-18 19:39:35,131 - test_dot2dot - test_add_n_sub_playlists_old_method - INFO - test_dot2dot : 738 - REPLACETIME for </text:p>
              </table:table-cell>
              <table:table-cell office:value-type="float" office:value="37.52622">
                <text:p>37.52622</text:p>
              </table:table-cell>
            </table:table-row>
            <table:table-row>
              <table:table-cell office:value-type="string">
                <text:p>2015-05-18 19:40:35,999 - test_dot2dot - test_add_n_sub_playlists_old_method - INFO - test_dot2dot : 738 - REPLACETIME for </text:p>
              </table:table-cell>
              <table:table-cell office:value-type="float" office:value="31.190623">
                <text:p>31.190623</text:p>
              </table:table-cell>
            </table:table-row>
            <table:table-row>
              <table:table-cell office:value-type="string">
                <text:p>2015-05-18 19:41:39,044 - test_dot2dot - test_add_n_sub_playlists_old_method - INFO - test_dot2dot : 738 - REPLACETIME for </text:p>
              </table:table-cell>
              <table:table-cell office:value-type="float" office:value="31.367707">
                <text:p>31.367707</text:p>
              </table:table-cell>
            </table:table-row>
            <table:table-row>
              <table:table-cell office:value-type="string">
                <text:p>2015-05-18 19:42:40,958 - test_dot2dot - test_add_n_sub_playlists_old_method - INFO - test_dot2dot : 738 - REPLACETIME for </text:p>
              </table:table-cell>
              <table:table-cell office:value-type="float" office:value="31.356356">
                <text:p>31.356356</text:p>
              </table:table-cell>
            </table:table-row>
            <table:table-row>
              <table:table-cell office:value-type="string">
                <text:p>2015-05-18 19:43:43,826 - test_dot2dot - test_add_n_sub_playlists_old_method - INFO - test_dot2dot : 738 - REPLACETIME for </text:p>
              </table:table-cell>
              <table:table-cell office:value-type="float" office:value="31.020904">
                <text:p>31.020904</text:p>
              </table:table-cell>
            </table:table-row>
            <table:table-row>
              <table:table-cell office:value-type="string">
                <text:p>2015-05-18 19:44:47,033 - test_dot2dot - test_add_n_sub_playlists_old_method - INFO - test_dot2dot : 738 - REPLACETIME for </text:p>
              </table:table-cell>
              <table:table-cell office:value-type="float" office:value="31.238123">
                <text:p>31.238123</text:p>
              </table:table-cell>
            </table:table-row>
            <table:table-row>
              <table:table-cell office:value-type="string">
                <text:p>2015-05-18 19:45:47,970 - test_dot2dot - test_add_n_sub_playlists_old_method - INFO - test_dot2dot : 738 - REPLACETIME for </text:p>
              </table:table-cell>
              <table:table-cell office:value-type="float" office:value="31.329187">
                <text:p>31.329187</text:p>
              </table:table-cell>
            </table:table-row>
            <table:table-row>
              <table:table-cell office:value-type="string">
                <text:p>2015-05-18 19:46:53,557 - test_dot2dot - test_add_n_sub_playlists_old_method - INFO - test_dot2dot : 738 - REPLACETIME for </text:p>
              </table:table-cell>
              <table:table-cell office:value-type="float" office:value="33.707317">
                <text:p>33.707317</text:p>
              </table:table-cell>
            </table:table-row>
            <table:table-row>
              <table:table-cell office:value-type="string">
                <text:p>2015-05-18 19:47:55,401 - test_dot2dot - test_add_n_sub_playlists_old_method - INFO - test_dot2dot : 738 - REPLACETIME for </text:p>
              </table:table-cell>
              <table:table-cell office:value-type="float" office:value="31.163161">
                <text:p>31.163161</text:p>
              </table:table-cell>
            </table:table-row>
            <table:table-row>
              <table:table-cell office:value-type="string">
                <text:p>2015-05-18 19:48:56,724 - test_dot2dot - test_add_n_sub_playlists_old_method - INFO - test_dot2dot : 738 - REPLACETIME for </text:p>
              </table:table-cell>
              <table:table-cell office:value-type="float" office:value="31.134662">
                <text:p>31.134662</text:p>
              </table:table-cell>
            </table:table-row>
            <table:table-row>
              <table:table-cell office:value-type="string">
                <text:p>2015-05-18 19:49:58,541 - test_dot2dot - test_add_n_sub_playlists_old_method - INFO - test_dot2dot : 738 - REPLACETIME for </text:p>
              </table:table-cell>
              <table:table-cell office:value-type="float" office:value="31.509099">
                <text:p>31.509099</text:p>
              </table:table-cell>
            </table:table-row>
            <table:table-row>
              <table:table-cell office:value-type="string">
                <text:p>2015-05-18 19:51:02,676 - test_dot2dot - test_add_n_sub_playlists_old_method - INFO - test_dot2dot : 738 - REPLACETIME for </text:p>
              </table:table-cell>
              <table:table-cell office:value-type="float" office:value="31.360628">
                <text:p>31.360628</text:p>
              </table:table-cell>
            </table:table-row>
            <table:table-row>
              <table:table-cell office:value-type="string">
                <text:p>2015-05-18 19:52:05,695 - test_dot2dot - test_add_n_sub_playlists_old_method - INFO - test_dot2dot : 738 - REPLACETIME for </text:p>
              </table:table-cell>
              <table:table-cell office:value-type="float" office:value="31.92466">
                <text:p>31.92466</text:p>
              </table:table-cell>
            </table:table-row>
            <table:table-row>
              <table:table-cell office:value-type="string">
                <text:p>2015-05-18 19:53:09,454 - test_dot2dot - test_add_n_sub_playlists_old_method - INFO - test_dot2dot : 738 - REPLACETIME for </text:p>
              </table:table-cell>
              <table:table-cell office:value-type="float" office:value="31.750822">
                <text:p>31.750822</text:p>
              </table:table-cell>
            </table:table-row>
            <table:table-row>
              <table:table-cell office:value-type="string">
                <text:p>2015-05-18 19:54:12,767 - test_dot2dot - test_add_n_sub_playlists_old_method - INFO - test_dot2dot : 738 - REPLACETIME for </text:p>
              </table:table-cell>
              <table:table-cell office:value-type="float" office:value="31.768759">
                <text:p>31.768759</text:p>
              </table:table-cell>
            </table:table-row>
            <table:table-row>
              <table:table-cell office:value-type="string">
                <text:p>2015-05-18 19:55:15,883 - test_dot2dot - test_add_n_sub_playlists_old_method - INFO - test_dot2dot : 738 - REPLACETIME for </text:p>
              </table:table-cell>
              <table:table-cell office:value-type="float" office:value="31.620187">
                <text:p>31.620187</text:p>
              </table:table-cell>
            </table:table-row>
            <table:table-row>
              <table:table-cell office:value-type="string">
                <text:p>2015-05-18 19:56:20,225 - test_dot2dot - test_add_n_sub_playlists_old_method - INFO - test_dot2dot : 738 - REPLACETIME for </text:p>
              </table:table-cell>
              <table:table-cell office:value-type="float" office:value="32.318252">
                <text:p>32.318252</text:p>
              </table:table-cell>
            </table:table-row>
            <table:table-row>
              <table:table-cell office:value-type="string">
                <text:p>2015-05-18 19:57:26,751 - test_dot2dot - test_add_n_sub_playlists_old_method - INFO - test_dot2dot : 738 - REPLACETIME for </text:p>
              </table:table-cell>
              <table:table-cell office:value-type="float" office:value="32.317031">
                <text:p>32.317031</text:p>
              </table:table-cell>
            </table:table-row>
            <table:table-row>
              <table:table-cell office:value-type="string">
                <text:p>2015-05-18 19:58:30,361 - test_dot2dot - test_add_n_sub_playlists_old_method - INFO - test_dot2dot : 738 - REPLACETIME for </text:p>
              </table:table-cell>
              <table:table-cell office:value-type="float" office:value="32.051956">
                <text:p>32.051956</text:p>
              </table:table-cell>
            </table:table-row>
            <table:table-row>
              <table:table-cell office:value-type="string">
                <text:p>2015-05-18 19:59:34,070 - test_dot2dot - test_add_n_sub_playlists_old_method - INFO - test_dot2dot : 738 - REPLACETIME for </text:p>
              </table:table-cell>
              <table:table-cell office:value-type="float" office:value="32.512409">
                <text:p>32.512409</text:p>
              </table:table-cell>
            </table:table-row>
            <table:table-row>
              <table:table-cell office:value-type="string">
                <text:p>2015-05-18 20:00:37,472 - test_dot2dot - test_add_n_sub_playlists_old_method - INFO - test_dot2dot : 738 - REPLACETIME for </text:p>
              </table:table-cell>
              <table:table-cell office:value-type="float" office:value="32.470103">
                <text:p>32.470103</text:p>
              </table:table-cell>
            </table:table-row>
            <table:table-row>
              <table:table-cell office:value-type="string">
                <text:p>2015-05-18 20:01:45,784 - test_dot2dot - test_add_n_sub_playlists_old_method - INFO - test_dot2dot : 738 - REPLACETIME for </text:p>
              </table:table-cell>
              <table:table-cell office:value-type="float" office:value="35.161649">
                <text:p>35.161649</text:p>
              </table:table-cell>
            </table:table-row>
            <table:table-row>
              <table:table-cell office:value-type="string">
                <text:p>2015-05-18 20:02:52,569 - test_dot2dot - test_add_n_sub_playlists_old_method - INFO - test_dot2dot : 738 - REPLACETIME for </text:p>
              </table:table-cell>
              <table:table-cell office:value-type="float" office:value="33.019797">
                <text:p>33.019797</text:p>
              </table:table-cell>
            </table:table-row>
            <table:table-row>
              <table:table-cell office:value-type="string">
                <text:p>2015-05-18 20:03:56,764 - test_dot2dot - test_add_n_sub_playlists_old_method - INFO - test_dot2dot : 738 - REPLACETIME for </text:p>
              </table:table-cell>
              <table:table-cell office:value-type="float" office:value="32.731196">
                <text:p>32.731196</text:p>
              </table:table-cell>
            </table:table-row>
            <table:table-row>
              <table:table-cell office:value-type="string">
                <text:p>2015-05-18 20:05:08,225 - test_dot2dot - test_add_n_sub_playlists_old_method - INFO - test_dot2dot : 738 - REPLACETIME for </text:p>
              </table:table-cell>
              <table:table-cell office:value-type="float" office:value="38.868526">
                <text:p>38.868526</text:p>
              </table:table-cell>
            </table:table-row>
            <table:table-row>
              <table:table-cell office:value-type="string">
                <text:p>2015-05-18 20:06:21,042 - test_dot2dot - test_add_n_sub_playlists_old_method - INFO - test_dot2dot : 738 - REPLACETIME for </text:p>
              </table:table-cell>
              <table:table-cell office:value-type="float" office:value="38.560801">
                <text:p>38.560801</text:p>
              </table:table-cell>
            </table:table-row>
            <table:table-row>
              <table:table-cell office:value-type="string">
                <text:p>2015-05-18 20:07:32,460 - test_dot2dot - test_add_n_sub_playlists_old_method - INFO - test_dot2dot : 738 - REPLACETIME for </text:p>
              </table:table-cell>
              <table:table-cell office:value-type="float" office:value="39.198823">
                <text:p>39.198823</text:p>
              </table:table-cell>
            </table:table-row>
            <table:table-row>
              <table:table-cell office:value-type="string">
                <text:p>2015-05-18 20:08:43,723 - test_dot2dot - test_add_n_sub_playlists_old_method - INFO - test_dot2dot : 738 - REPLACETIME for </text:p>
              </table:table-cell>
              <table:table-cell office:value-type="float" office:value="39.026651">
                <text:p>39.026651</text:p>
              </table:table-cell>
            </table:table-row>
            <table:table-row>
              <table:table-cell office:value-type="string">
                <text:p>2015-05-18 20:09:56,554 - test_dot2dot - test_add_n_sub_playlists_old_method - INFO - test_dot2dot : 738 - REPLACETIME for </text:p>
              </table:table-cell>
              <table:table-cell office:value-type="float" office:value="39.381336">
                <text:p>39.381336</text:p>
              </table:table-cell>
            </table:table-row>
            <table:table-row>
              <table:table-cell office:value-type="string">
                <text:p>2015-05-18 20:11:08,103 - test_dot2dot - test_add_n_sub_playlists_old_method - INFO - test_dot2dot : 738 - REPLACETIME for </text:p>
              </table:table-cell>
              <table:table-cell office:value-type="float" office:value="39.406114">
                <text:p>39.406114</text:p>
              </table:table-cell>
            </table:table-row>
            <table:table-row>
              <table:table-cell office:value-type="string">
                <text:p>2015-05-18 20:12:23,219 - test_dot2dot - test_add_n_sub_playlists_old_method - INFO - test_dot2dot : 738 - REPLACETIME for </text:p>
              </table:table-cell>
              <table:table-cell office:value-type="float" office:value="39.160226">
                <text:p>39.160226</text:p>
              </table:table-cell>
            </table:table-row>
            <table:table-row>
              <table:table-cell office:value-type="string">
                <text:p>2015-05-18 20:13:37,497 - test_dot2dot - test_add_n_sub_playlists_old_method - INFO - test_dot2dot : 738 - REPLACETIME for </text:p>
              </table:table-cell>
              <table:table-cell office:value-type="float" office:value="39.649112">
                <text:p>39.649112</text:p>
              </table:table-cell>
            </table:table-row>
            <table:table-row>
              <table:table-cell office:value-type="string">
                <text:p>2015-05-18 20:14:50,298 - test_dot2dot - test_add_n_sub_playlists_old_method - INFO - test_dot2dot : 738 - REPLACETIME for </text:p>
              </table:table-cell>
              <table:table-cell office:value-type="float" office:value="40.533968">
                <text:p>40.533968</text:p>
              </table:table-cell>
            </table:table-row>
            <table:table-row>
              <table:table-cell office:value-type="string">
                <text:p>2015-05-18 20:16:05,920 - test_dot2dot - test_add_n_sub_playlists_old_method - INFO - test_dot2dot : 738 - REPLACETIME for </text:p>
              </table:table-cell>
              <table:table-cell office:value-type="float" office:value="43.032207">
                <text:p>43.032207</text:p>
              </table:table-cell>
            </table:table-row>
            <table:table-row>
              <table:table-cell office:value-type="string">
                <text:p>2015-05-18 20:17:12,374 - test_dot2dot - test_add_n_sub_playlists_old_method - INFO - test_dot2dot : 738 - REPLACETIME for </text:p>
              </table:table-cell>
              <table:table-cell office:value-type="float" office:value="33.1729">
                <text:p>33.1729</text:p>
              </table:table-cell>
            </table:table-row>
            <table:table-row>
              <table:table-cell office:value-type="string">
                <text:p>2015-05-18 20:18:19,156 - test_dot2dot - test_add_n_sub_playlists_old_method - INFO - test_dot2dot : 738 - REPLACETIME for </text:p>
              </table:table-cell>
              <table:table-cell office:value-type="float" office:value="32.795829">
                <text:p>32.795829</text:p>
              </table:table-cell>
            </table:table-row>
            <table:table-row>
              <table:table-cell office:value-type="string">
                <text:p>2015-05-18 20:19:28,149 - test_dot2dot - test_add_n_sub_playlists_old_method - INFO - test_dot2dot : 738 - REPLACETIME for </text:p>
              </table:table-cell>
              <table:table-cell office:value-type="float" office:value="33.543735">
                <text:p>33.543735</text:p>
              </table:table-cell>
            </table:table-row>
            <table:table-row>
              <table:table-cell office:value-type="string">
                <text:p>2015-05-18 20:20:34,977 - test_dot2dot - test_add_n_sub_playlists_old_method - INFO - test_dot2dot : 738 - REPLACETIME for </text:p>
              </table:table-cell>
              <table:table-cell office:value-type="float" office:value="33.819282">
                <text:p>33.819282</text:p>
              </table:table-cell>
            </table:table-row>
            <table:table-row>
              <table:table-cell office:value-type="string">
                <text:p>2015-05-18 20:21:48,568 - test_dot2dot - test_add_n_sub_playlists_old_method - INFO - test_dot2dot : 738 - REPLACETIME for </text:p>
              </table:table-cell>
              <table:table-cell office:value-type="float" office:value="40.785553">
                <text:p>40.785553</text:p>
              </table:table-cell>
            </table:table-row>
            <table:table-row>
              <table:table-cell office:value-type="string">
                <text:p>2015-05-18 20:23:04,959 - test_dot2dot - test_add_n_sub_playlists_old_method - INFO - test_dot2dot : 738 - REPLACETIME for </text:p>
              </table:table-cell>
              <table:table-cell office:value-type="float" office:value="40.16903">
                <text:p>40.16903</text:p>
              </table:table-cell>
            </table:table-row>
            <table:table-row>
              <table:table-cell office:value-type="string">
                <text:p>2015-05-18 20:24:18,954 - test_dot2dot - test_add_n_sub_playlists_old_method - INFO - test_dot2dot : 738 - REPLACETIME for </text:p>
              </table:table-cell>
              <table:table-cell office:value-type="float" office:value="40.288797">
                <text:p>40.288797</text:p>
              </table:table-cell>
            </table:table-row>
            <table:table-row>
              <table:table-cell office:value-type="string">
                <text:p>2015-05-18 20:25:32,425 - test_dot2dot - test_add_n_sub_playlists_old_method - INFO - test_dot2dot : 738 - REPLACETIME for </text:p>
              </table:table-cell>
              <table:table-cell office:value-type="float" office:value="40.474065">
                <text:p>40.474065</text:p>
              </table:table-cell>
            </table:table-row>
            <table:table-row>
              <table:table-cell office:value-type="string">
                <text:p>2015-05-18 20:26:40,415 - test_dot2dot - test_add_n_sub_playlists_old_method - INFO - test_dot2dot : 738 - REPLACETIME for </text:p>
              </table:table-cell>
              <table:table-cell office:value-type="float" office:value="34.471712">
                <text:p>34.471712</text:p>
              </table:table-cell>
            </table:table-row>
            <table:table-row>
              <table:table-cell office:value-type="string">
                <text:p>2015-05-18 20:27:47,740 - test_dot2dot - test_add_n_sub_playlists_old_method - INFO - test_dot2dot : 738 - REPLACETIME for </text:p>
              </table:table-cell>
              <table:table-cell office:value-type="float" office:value="34.518537">
                <text:p>34.518537</text:p>
              </table:table-cell>
            </table:table-row>
            <table:table-row>
              <table:table-cell office:value-type="string">
                <text:p>2015-05-18 20:28:58,618 - test_dot2dot - test_add_n_sub_playlists_old_method - INFO - test_dot2dot : 738 - REPLACETIME for </text:p>
              </table:table-cell>
              <table:table-cell office:value-type="float" office:value="37.975398">
                <text:p>37.975398</text:p>
              </table:table-cell>
            </table:table-row>
            <table:table-row>
              <table:table-cell office:value-type="string">
                <text:p>2015-05-18 20:30:10,017 - test_dot2dot - test_add_n_sub_playlists_old_method - INFO - test_dot2dot : 738 - REPLACETIME for </text:p>
              </table:table-cell>
              <table:table-cell office:value-type="float" office:value="34.138721">
                <text:p>34.138721</text:p>
              </table:table-cell>
            </table:table-row>
            <table:table-row>
              <table:table-cell office:value-type="string">
                <text:p>2015-05-18 20:31:18,538 - test_dot2dot - test_add_n_sub_playlists_old_method - INFO - test_dot2dot : 738 - REPLACETIME for </text:p>
              </table:table-cell>
              <table:table-cell office:value-type="float" office:value="34.124684">
                <text:p>34.124684</text:p>
              </table:table-cell>
            </table:table-row>
            <table:table-row>
              <table:table-cell office:value-type="string">
                <text:p>2015-05-18 20:32:26,676 - test_dot2dot - test_add_n_sub_playlists_old_method - INFO - test_dot2dot : 738 - REPLACETIME for </text:p>
              </table:table-cell>
              <table:table-cell office:value-type="float" office:value="34.053255">
                <text:p>34.053255</text:p>
              </table:table-cell>
            </table:table-row>
            <table:table-row>
              <table:table-cell office:value-type="string">
                <text:p>2015-05-18 20:33:35,584 - test_dot2dot - test_add_n_sub_playlists_old_method - INFO - test_dot2dot : 738 - REPLACETIME for </text:p>
              </table:table-cell>
              <table:table-cell office:value-type="float" office:value="34.734727">
                <text:p>34.734727</text:p>
              </table:table-cell>
            </table:table-row>
            <table:table-row>
              <table:table-cell office:value-type="string">
                <text:p>2015-05-18 20:34:44,273 - test_dot2dot - test_add_n_sub_playlists_old_method - INFO - test_dot2dot : 738 - REPLACETIME for </text:p>
              </table:table-cell>
              <table:table-cell office:value-type="float" office:value="35.173985">
                <text:p>35.173985</text:p>
              </table:table-cell>
            </table:table-row>
            <table:table-row>
              <table:table-cell office:value-type="string">
                <text:p>2015-05-18 20:35:53,011 - test_dot2dot - test_add_n_sub_playlists_old_method - INFO - test_dot2dot : 738 - REPLACETIME for </text:p>
              </table:table-cell>
              <table:table-cell office:value-type="float" office:value="34.975964">
                <text:p>34.975964</text:p>
              </table:table-cell>
            </table:table-row>
            <table:table-row>
              <table:table-cell office:value-type="string">
                <text:p>2015-05-18 20:37:01,867 - test_dot2dot - test_add_n_sub_playlists_old_method - INFO - test_dot2dot : 738 - REPLACETIME for </text:p>
              </table:table-cell>
              <table:table-cell office:value-type="float" office:value="34.505501">
                <text:p>34.505501</text:p>
              </table:table-cell>
            </table:table-row>
            <table:table-row>
              <table:table-cell office:value-type="string">
                <text:p>2015-05-18 20:38:10,682 - test_dot2dot - test_add_n_sub_playlists_old_method - INFO - test_dot2dot : 738 - REPLACETIME for </text:p>
              </table:table-cell>
              <table:table-cell office:value-type="float" office:value="34.40642">
                <text:p>34.40642</text:p>
              </table:table-cell>
            </table:table-row>
            <table:table-row>
              <table:table-cell office:value-type="string">
                <text:p>2015-05-18 20:39:23,015 - test_dot2dot - test_add_n_sub_playlists_old_method - INFO - test_dot2dot : 738 - REPLACETIME for </text:p>
              </table:table-cell>
              <table:table-cell office:value-type="float" office:value="34.83365">
                <text:p>34.83365</text:p>
              </table:table-cell>
            </table:table-row>
            <table:table-row>
              <table:table-cell office:value-type="string">
                <text:p>2015-05-18 20:40:32,918 - test_dot2dot - test_add_n_sub_playlists_old_method - INFO - test_dot2dot : 738 - REPLACETIME for </text:p>
              </table:table-cell>
              <table:table-cell office:value-type="float" office:value="35.460118">
                <text:p>35.460118</text:p>
              </table:table-cell>
            </table:table-row>
            <table:table-row>
              <table:table-cell office:value-type="string">
                <text:p>2015-05-18 20:41:44,895 - test_dot2dot - test_add_n_sub_playlists_old_method - INFO - test_dot2dot : 738 - REPLACETIME for </text:p>
              </table:table-cell>
              <table:table-cell office:value-type="float" office:value="35.521835">
                <text:p>35.521835</text:p>
              </table:table-cell>
            </table:table-row>
            <table:table-row>
              <table:table-cell office:value-type="string">
                <text:p>2015-05-18 20:42:54,239 - test_dot2dot - test_add_n_sub_playlists_old_method - INFO - test_dot2dot : 738 - REPLACETIME for </text:p>
              </table:table-cell>
              <table:table-cell office:value-type="float" office:value="35.529277">
                <text:p>35.529277</text:p>
              </table:table-cell>
            </table:table-row>
            <table:table-row>
              <table:table-cell office:value-type="string">
                <text:p>2015-05-18 20:44:03,794 - test_dot2dot - test_add_n_sub_playlists_old_method - INFO - test_dot2dot : 738 - REPLACETIME for </text:p>
              </table:table-cell>
              <table:table-cell office:value-type="float" office:value="34.897997">
                <text:p>34.897997</text:p>
              </table:table-cell>
            </table:table-row>
            <table:table-row>
              <table:table-cell office:value-type="string">
                <text:p>2015-05-18 20:45:14,007 - test_dot2dot - test_add_n_sub_playlists_old_method - INFO - test_dot2dot : 738 - REPLACETIME for </text:p>
              </table:table-cell>
              <table:table-cell office:value-type="float" office:value="35.244491">
                <text:p>35.244491</text:p>
              </table:table-cell>
            </table:table-row>
            <table:table-row>
              <table:table-cell office:value-type="string">
                <text:p>2015-05-18 20:46:24,839 - test_dot2dot - test_add_n_sub_playlists_old_method - INFO - test_dot2dot : 738 - REPLACETIME for </text:p>
              </table:table-cell>
              <table:table-cell office:value-type="float" office:value="35.444121">
                <text:p>35.444121</text:p>
              </table:table-cell>
            </table:table-row>
            <table:table-row>
              <table:table-cell office:value-type="string">
                <text:p>2015-05-18 20:47:36,088 - test_dot2dot - test_add_n_sub_playlists_old_method - INFO - test_dot2dot : 738 - REPLACETIME for </text:p>
              </table:table-cell>
              <table:table-cell office:value-type="float" office:value="36.001631">
                <text:p>36.001631</text:p>
              </table:table-cell>
            </table:table-row>
            <table:table-row>
              <table:table-cell office:value-type="string">
                <text:p>2015-05-18 20:48:47,134 - test_dot2dot - test_add_n_sub_playlists_old_method - INFO - test_dot2dot : 738 - REPLACETIME for </text:p>
              </table:table-cell>
              <table:table-cell office:value-type="float" office:value="36.172995">
                <text:p>36.172995</text:p>
              </table:table-cell>
            </table:table-row>
            <table:table-row>
              <table:table-cell office:value-type="string">
                <text:p>2015-05-18 20:50:00,211 - test_dot2dot - test_add_n_sub_playlists_old_method - INFO - test_dot2dot : 738 - REPLACETIME for </text:p>
              </table:table-cell>
              <table:table-cell office:value-type="float" office:value="35.65246">
                <text:p>35.65246</text:p>
              </table:table-cell>
            </table:table-row>
            <table:table-row>
              <table:table-cell office:value-type="string">
                <text:p>2015-05-18 20:51:11,768 - test_dot2dot - test_add_n_sub_playlists_old_method - INFO - test_dot2dot : 738 - REPLACETIME for </text:p>
              </table:table-cell>
              <table:table-cell office:value-type="float" office:value="35.641475">
                <text:p>35.641475</text:p>
              </table:table-cell>
            </table:table-row>
            <table:table-row>
              <table:table-cell office:value-type="string">
                <text:p>2015-05-18 20:52:30,018 - test_dot2dot - test_add_n_sub_playlists_old_method - INFO - test_dot2dot : 738 - REPLACETIME for </text:p>
              </table:table-cell>
              <table:table-cell office:value-type="float" office:value="35.596071">
                <text:p>35.596071</text:p>
              </table:table-cell>
            </table:table-row>
            <table:table-row>
              <table:table-cell office:value-type="string">
                <text:p>2015-05-18 20:53:42,122 - test_dot2dot - test_add_n_sub_playlists_old_method - INFO - test_dot2dot : 738 - REPLACETIME for </text:p>
              </table:table-cell>
              <table:table-cell office:value-type="float" office:value="36.555989">
                <text:p>36.555989</text:p>
              </table:table-cell>
            </table:table-row>
            <table:table-row>
              <table:table-cell office:value-type="string">
                <text:p>2015-05-18 20:54:53,500 - test_dot2dot - test_add_n_sub_playlists_old_method - INFO - test_dot2dot : 738 - REPLACETIME for </text:p>
              </table:table-cell>
              <table:table-cell office:value-type="float" office:value="36.015468">
                <text:p>36.015468</text:p>
              </table:table-cell>
            </table:table-row>
            <table:table-row>
              <table:table-cell office:value-type="string">
                <text:p>2015-05-18 20:56:07,968 - test_dot2dot - test_add_n_sub_playlists_old_method - INFO - test_dot2dot : 738 - REPLACETIME for </text:p>
              </table:table-cell>
              <table:table-cell office:value-type="float" office:value="36.055574">
                <text:p>36.055574</text:p>
              </table:table-cell>
            </table:table-row>
            <table:table-row>
              <table:table-cell office:value-type="string">
                <text:p>2015-05-18 20:57:20,194 - test_dot2dot - test_add_n_sub_playlists_old_method - INFO - test_dot2dot : 738 - REPLACETIME for </text:p>
              </table:table-cell>
              <table:table-cell office:value-type="float" office:value="36.09284">
                <text:p>36.09284</text:p>
              </table:table-cell>
            </table:table-row>
            <table:table-row>
              <table:table-cell office:value-type="string">
                <text:p>2015-05-18 20:58:35,053 - test_dot2dot - test_add_n_sub_playlists_old_method - INFO - test_dot2dot : 738 - REPLACETIME for </text:p>
              </table:table-cell>
              <table:table-cell office:value-type="float" office:value="36.423037">
                <text:p>36.423037</text:p>
              </table:table-cell>
            </table:table-row>
            <table:table-row>
              <table:table-cell office:value-type="string">
                <text:p>2015-05-18 20:59:47,478 - test_dot2dot - test_add_n_sub_playlists_old_method - INFO - test_dot2dot : 738 - REPLACETIME for </text:p>
              </table:table-cell>
              <table:table-cell office:value-type="float" office:value="36.93364">
                <text:p>36.93364</text:p>
              </table:table-cell>
            </table:table-row>
            <table:table-row>
              <table:table-cell office:value-type="string">
                <text:p>2015-05-18 21:01:02,204 - test_dot2dot - test_add_n_sub_playlists_old_method - INFO - test_dot2dot : 738 - REPLACETIME for </text:p>
              </table:table-cell>
              <table:table-cell office:value-type="float" office:value="36.682819">
                <text:p>36.682819</text:p>
              </table:table-cell>
            </table:table-row>
            <table:table-row>
              <table:table-cell office:value-type="string">
                <text:p>2015-05-18 21:02:14,791 - test_dot2dot - test_add_n_sub_playlists_old_method - INFO - test_dot2dot : 738 - REPLACETIME for </text:p>
              </table:table-cell>
              <table:table-cell office:value-type="float" office:value="35.911997">
                <text:p>35.911997</text:p>
              </table:table-cell>
            </table:table-row>
            <table:table-row>
              <table:table-cell office:value-type="string">
                <text:p>2015-05-18 21:03:34,448 - test_dot2dot - test_add_n_sub_playlists_old_method - INFO - test_dot2dot : 738 - REPLACETIME for </text:p>
              </table:table-cell>
              <table:table-cell office:value-type="float" office:value="36.49779">
                <text:p>36.49779</text:p>
              </table:table-cell>
            </table:table-row>
            <table:table-row>
              <table:table-cell office:value-type="string">
                <text:p>2015-05-18 21:04:49,476 - test_dot2dot - test_add_n_sub_playlists_old_method - INFO - test_dot2dot : 738 - REPLACETIME for </text:p>
              </table:table-cell>
              <table:table-cell office:value-type="float" office:value="36.670763">
                <text:p>36.670763</text:p>
              </table:table-cell>
            </table:table-row>
            <table:table-row>
              <table:table-cell office:value-type="string">
                <text:p>2015-05-18 21:06:04,487 - test_dot2dot - test_add_n_sub_playlists_old_method - INFO - test_dot2dot : 738 - REPLACETIME for </text:p>
              </table:table-cell>
              <table:table-cell office:value-type="float" office:value="36.264591">
                <text:p>36.264591</text:p>
              </table:table-cell>
            </table:table-row>
            <table:table-row>
              <table:table-cell office:value-type="string">
                <text:p>2015-05-18 21:07:20,094 - test_dot2dot - test_add_n_sub_playlists_old_method - INFO - test_dot2dot : 738 - REPLACETIME for </text:p>
              </table:table-cell>
              <table:table-cell office:value-type="float" office:value="36.33745">
                <text:p>36.33745</text:p>
              </table:table-cell>
            </table:table-row>
            <table:table-row>
              <table:table-cell office:value-type="string">
                <text:p>2015-05-18 21:08:37,031 - test_dot2dot - test_add_n_sub_playlists_old_method - INFO - test_dot2dot : 738 - REPLACETIME for </text:p>
              </table:table-cell>
              <table:table-cell office:value-type="float" office:value="37.507093">
                <text:p>37.507093</text:p>
              </table:table-cell>
            </table:table-row>
            <table:table-row>
              <table:table-cell office:value-type="string">
                <text:p>2015-05-18 21:09:58,304 - test_dot2dot - test_add_n_sub_playlists_old_method - INFO - test_dot2dot : 738 - REPLACETIME for </text:p>
              </table:table-cell>
              <table:table-cell office:value-type="float" office:value="44.80896">
                <text:p>44.80896</text:p>
              </table:table-cell>
            </table:table-row>
            <table:table-row>
              <table:table-cell office:value-type="string">
                <text:p>2015-05-18 21:11:12,454 - test_dot2dot - test_add_n_sub_playlists_old_method - INFO - test_dot2dot : 738 - REPLACETIME for </text:p>
              </table:table-cell>
              <table:table-cell office:value-type="float" office:value="36.572452">
                <text:p>36.572452</text:p>
              </table:table-cell>
            </table:table-row>
            <table:table-row>
              <table:table-cell office:value-type="string">
                <text:p>2015-05-18 21:12:27,137 - test_dot2dot - test_add_n_sub_playlists_old_method - INFO - test_dot2dot : 738 - REPLACETIME for </text:p>
              </table:table-cell>
              <table:table-cell office:value-type="float" office:value="37.291816">
                <text:p>37.291816</text:p>
              </table:table-cell>
            </table:table-row>
            <table:table-row>
              <table:table-cell office:value-type="string">
                <text:p>2015-05-18 21:13:50,414 - test_dot2dot - test_add_n_sub_playlists_old_method - INFO - test_dot2dot : 738 - REPLACETIME for </text:p>
              </table:table-cell>
              <table:table-cell office:value-type="float" office:value="43.919986">
                <text:p>43.919986</text:p>
              </table:table-cell>
            </table:table-row>
            <table:table-row>
              <table:table-cell office:value-type="string">
                <text:p>2015-05-18 21:15:11,194 - test_dot2dot - test_add_n_sub_playlists_old_method - INFO - test_dot2dot : 738 - REPLACETIME for </text:p>
              </table:table-cell>
              <table:table-cell office:value-type="float" office:value="43.772411">
                <text:p>43.772411</text:p>
              </table:table-cell>
            </table:table-row>
            <table:table-row>
              <table:table-cell office:value-type="string">
                <text:p>2015-05-18 21:16:35,167 - test_dot2dot - test_add_n_sub_playlists_old_method - INFO - test_dot2dot : 738 - REPLACETIME for </text:p>
              </table:table-cell>
              <table:table-cell office:value-type="float" office:value="44.203947">
                <text:p>44.203947</text:p>
              </table:table-cell>
            </table:table-row>
            <table:table-row>
              <table:table-cell office:value-type="string">
                <text:p>2015-05-18 21:17:56,764 - test_dot2dot - test_add_n_sub_playlists_old_method - INFO - test_dot2dot : 738 - REPLACETIME for </text:p>
              </table:table-cell>
              <table:table-cell office:value-type="float" office:value="44.618419">
                <text:p>44.618419</text:p>
              </table:table-cell>
            </table:table-row>
            <table:table-row>
              <table:table-cell office:value-type="string">
                <text:p>2015-05-18 21:19:12,829 - test_dot2dot - test_add_n_sub_playlists_old_method - INFO - test_dot2dot : 738 - REPLACETIME for </text:p>
              </table:table-cell>
              <table:table-cell office:value-type="float" office:value="37.685101">
                <text:p>37.685101</text:p>
              </table:table-cell>
            </table:table-row>
            <table:table-row>
              <table:table-cell office:value-type="string">
                <text:p>2015-05-18 21:20:31,643 - test_dot2dot - test_add_n_sub_playlists_old_method - INFO - test_dot2dot : 738 - REPLACETIME for </text:p>
              </table:table-cell>
              <table:table-cell office:value-type="float" office:value="37.659735">
                <text:p>37.659735</text:p>
              </table:table-cell>
            </table:table-row>
            <table:table-row>
              <table:table-cell office:value-type="string">
                <text:p>2015-05-18 21:21:50,348 - test_dot2dot - test_add_n_sub_playlists_old_method - INFO - test_dot2dot : 738 - REPLACETIME for </text:p>
              </table:table-cell>
              <table:table-cell office:value-type="float" office:value="38.608725">
                <text:p>38.608725</text:p>
              </table:table-cell>
            </table:table-row>
            <table:table-row>
              <table:table-cell office:value-type="string">
                <text:p>2015-05-18 21:23:06,482 - test_dot2dot - test_add_n_sub_playlists_old_method - INFO - test_dot2dot : 738 - REPLACETIME for </text:p>
              </table:table-cell>
              <table:table-cell office:value-type="float" office:value="38.297723">
                <text:p>38.297723</text:p>
              </table:table-cell>
            </table:table-row>
            <table:table-row>
              <table:table-cell office:value-type="string">
                <text:p>2015-05-18 21:24:27,616 - test_dot2dot - test_add_n_sub_playlists_old_method - INFO - test_dot2dot : 738 - REPLACETIME for </text:p>
              </table:table-cell>
              <table:table-cell office:value-type="float" office:value="38.138628">
                <text:p>38.138628</text:p>
              </table:table-cell>
            </table:table-row>
            <table:table-row>
              <table:table-cell office:value-type="string">
                <text:p>2015-05-18 21:25:43,444 - test_dot2dot - test_add_n_sub_playlists_old_method - INFO - test_dot2dot : 738 - REPLACETIME for </text:p>
              </table:table-cell>
              <table:table-cell office:value-type="float" office:value="38.067811">
                <text:p>38.067811</text:p>
              </table:table-cell>
            </table:table-row>
            <table:table-row>
              <table:table-cell office:value-type="string">
                <text:p>2015-05-18 21:27:00,668 - test_dot2dot - test_add_n_sub_playlists_old_method - INFO - test_dot2dot : 738 - REPLACETIME for </text:p>
              </table:table-cell>
              <table:table-cell office:value-type="float" office:value="37.820999">
                <text:p>37.820999</text:p>
              </table:table-cell>
            </table:table-row>
            <table:table-row>
              <table:table-cell office:value-type="string">
                <text:p>2015-05-18 21:28:19,535 - test_dot2dot - test_add_n_sub_playlists_old_method - INFO - test_dot2dot : 738 - REPLACETIME for </text:p>
              </table:table-cell>
              <table:table-cell office:value-type="float" office:value="37.740764">
                <text:p>37.740764</text:p>
              </table:table-cell>
            </table:table-row>
            <table:table-row>
              <table:table-cell office:value-type="string">
                <text:p>2015-05-18 21:29:38,773 - test_dot2dot - test_add_n_sub_playlists_old_method - INFO - test_dot2dot : 738 - REPLACETIME for </text:p>
              </table:table-cell>
              <table:table-cell office:value-type="float" office:value="38.357106">
                <text:p>38.357106</text:p>
              </table:table-cell>
            </table:table-row>
            <table:table-row>
              <table:table-cell office:value-type="string">
                <text:p>2015-05-18 21:30:54,673 - test_dot2dot - test_add_n_sub_playlists_old_method - INFO - test_dot2dot : 738 - REPLACETIME for </text:p>
              </table:table-cell>
              <table:table-cell office:value-type="float" office:value="38.356107">
                <text:p>38.356107</text:p>
              </table:table-cell>
            </table:table-row>
            <table:table-row>
              <table:table-cell office:value-type="string">
                <text:p>2015-05-18 21:32:13,684 - test_dot2dot - test_add_n_sub_playlists_old_method - INFO - test_dot2dot : 738 - REPLACETIME for </text:p>
              </table:table-cell>
              <table:table-cell office:value-type="float" office:value="38.088988">
                <text:p>38.088988</text:p>
              </table:table-cell>
            </table:table-row>
            <table:table-row>
              <table:table-cell office:value-type="string">
                <text:p>2015-05-18 21:33:33,030 - test_dot2dot - test_add_n_sub_playlists_old_method - INFO - test_dot2dot : 738 - REPLACETIME for </text:p>
              </table:table-cell>
              <table:table-cell office:value-type="float" office:value="38.306873">
                <text:p>38.306873</text:p>
              </table:table-cell>
            </table:table-row>
            <table:table-row>
              <table:table-cell office:value-type="string">
                <text:p>2015-05-18 21:34:49,396 - test_dot2dot - test_add_n_sub_playlists_old_method - INFO - test_dot2dot : 738 - REPLACETIME for </text:p>
              </table:table-cell>
              <table:table-cell office:value-type="float" office:value="38.571457">
                <text:p>38.571457</text:p>
              </table:table-cell>
            </table:table-row>
            <table:table-row>
              <table:table-cell office:value-type="string">
                <text:p>2015-05-18 21:36:05,432 - test_dot2dot - test_add_n_sub_playlists_old_method - INFO - test_dot2dot : 738 - REPLACETIME for </text:p>
              </table:table-cell>
              <table:table-cell office:value-type="float" office:value="38.187762">
                <text:p>38.187762</text:p>
              </table:table-cell>
            </table:table-row>
            <table:table-row>
              <table:table-cell office:value-type="string">
                <text:p>2015-05-18 21:37:25,779 - test_dot2dot - test_add_n_sub_playlists_old_method - INFO - test_dot2dot : 738 - REPLACETIME for </text:p>
              </table:table-cell>
              <table:table-cell office:value-type="float" office:value="39.013143">
                <text:p>39.013143</text:p>
              </table:table-cell>
            </table:table-row>
            <table:table-row>
              <table:table-cell office:value-type="string">
                <text:p>2015-05-18 21:38:46,231 - test_dot2dot - test_add_n_sub_playlists_old_method - INFO - test_dot2dot : 738 - REPLACETIME for </text:p>
              </table:table-cell>
              <table:table-cell office:value-type="float" office:value="39.270327">
                <text:p>39.270327</text:p>
              </table:table-cell>
            </table:table-row>
            <table:table-row>
              <table:table-cell office:value-type="string">
                <text:p>2015-05-18 21:40:06,218 - test_dot2dot - test_add_n_sub_playlists_old_method - INFO - test_dot2dot : 738 - REPLACETIME for </text:p>
              </table:table-cell>
              <table:table-cell office:value-type="float" office:value="38.463867">
                <text:p>38.463867</text:p>
              </table:table-cell>
            </table:table-row>
            <table:table-row>
              <table:table-cell office:value-type="string">
                <text:p>2015-05-18 21:41:24,350 - test_dot2dot - test_add_n_sub_playlists_old_method - INFO - test_dot2dot : 738 - REPLACETIME for </text:p>
              </table:table-cell>
              <table:table-cell office:value-type="float" office:value="38.518237">
                <text:p>38.518237</text:p>
              </table:table-cell>
            </table:table-row>
            <table:table-row>
              <table:table-cell office:value-type="string">
                <text:p>2015-05-18 21:42:46,125 - test_dot2dot - test_add_n_sub_playlists_old_method - INFO - test_dot2dot : 738 - REPLACETIME for </text:p>
              </table:table-cell>
              <table:table-cell office:value-type="float" office:value="39.904623">
                <text:p>39.904623</text:p>
              </table:table-cell>
            </table:table-row>
            <table:table-row>
              <table:table-cell office:value-type="string">
                <text:p>2015-05-18 21:44:06,553 - test_dot2dot - test_add_n_sub_playlists_old_method - INFO - test_dot2dot : 738 - REPLACETIME for </text:p>
              </table:table-cell>
              <table:table-cell office:value-type="float" office:value="38.898775">
                <text:p>38.898775</text:p>
              </table:table-cell>
            </table:table-row>
            <table:table-row>
              <table:table-cell office:value-type="string">
                <text:p>2015-05-18 21:45:25,472 - test_dot2dot - test_add_n_sub_playlists_old_method - INFO - test_dot2dot : 738 - REPLACETIME for </text:p>
              </table:table-cell>
              <table:table-cell office:value-type="float" office:value="39.183304">
                <text:p>39.183304</text:p>
              </table:table-cell>
            </table:table-row>
            <table:table-row>
              <table:table-cell office:value-type="string">
                <text:p>2015-05-18 21:46:47,841 - test_dot2dot - test_add_n_sub_playlists_old_method - INFO - test_dot2dot : 738 - REPLACETIME for </text:p>
              </table:table-cell>
              <table:table-cell office:value-type="float" office:value="39.993188">
                <text:p>39.993188</text:p>
              </table:table-cell>
            </table:table-row>
            <table:table-row>
              <table:table-cell office:value-type="string">
                <text:p>2015-05-18 21:48:06,207 - test_dot2dot - test_add_n_sub_playlists_old_method - INFO - test_dot2dot : 738 - REPLACETIME for </text:p>
              </table:table-cell>
              <table:table-cell office:value-type="float" office:value="39.329499">
                <text:p>39.329499</text:p>
              </table:table-cell>
            </table:table-row>
            <table:table-row>
              <table:table-cell office:value-type="string">
                <text:p>2015-05-18 21:49:25,705 - test_dot2dot - test_add_n_sub_playlists_old_method - INFO - test_dot2dot : 738 - REPLACETIME for </text:p>
              </table:table-cell>
              <table:table-cell office:value-type="float" office:value="39.527278">
                <text:p>39.527278</text:p>
              </table:table-cell>
            </table:table-row>
            <table:table-row>
              <table:table-cell office:value-type="string">
                <text:p>2015-05-18 21:50:49,090 - test_dot2dot - test_add_n_sub_playlists_old_method - INFO - test_dot2dot : 738 - REPLACETIME for </text:p>
              </table:table-cell>
              <table:table-cell office:value-type="float" office:value="39.815387">
                <text:p>39.815387</text:p>
              </table:table-cell>
            </table:table-row>
            <table:table-row>
              <table:table-cell office:value-type="string">
                <text:p>2015-05-18 21:52:08,491 - test_dot2dot - test_add_n_sub_playlists_old_method - INFO - test_dot2dot : 738 - REPLACETIME for </text:p>
              </table:table-cell>
              <table:table-cell office:value-type="float" office:value="39.506379">
                <text:p>39.506379</text:p>
              </table:table-cell>
            </table:table-row>
            <table:table-row>
              <table:table-cell office:value-type="string">
                <text:p>2015-05-18 21:53:29,904 - test_dot2dot - test_add_n_sub_playlists_old_method - INFO - test_dot2dot : 738 - REPLACETIME for </text:p>
              </table:table-cell>
              <table:table-cell office:value-type="float" office:value="39.949568">
                <text:p>39.949568</text:p>
              </table:table-cell>
            </table:table-row>
            <table:table-row>
              <table:table-cell office:value-type="string">
                <text:p>2015-05-18 21:54:52,655 - test_dot2dot - test_add_n_sub_playlists_old_method - INFO - test_dot2dot : 738 - REPLACETIME for </text:p>
              </table:table-cell>
              <table:table-cell office:value-type="float" office:value="40.339495">
                <text:p>40.339495</text:p>
              </table:table-cell>
            </table:table-row>
            <table:table-row>
              <table:table-cell office:value-type="string">
                <text:p>2015-05-18 21:56:12,482 - test_dot2dot - test_add_n_sub_playlists_old_method - INFO - test_dot2dot : 738 - REPLACETIME for </text:p>
              </table:table-cell>
              <table:table-cell office:value-type="float" office:value="39.525054">
                <text:p>39.525054</text:p>
              </table:table-cell>
            </table:table-row>
            <table:table-row>
              <table:table-cell office:value-type="string">
                <text:p>2015-05-18 21:57:43,752 - test_dot2dot - test_add_n_sub_playlists_old_method - INFO - test_dot2dot : 738 - REPLACETIME for </text:p>
              </table:table-cell>
              <table:table-cell office:value-type="float" office:value="48.192892">
                <text:p>48.192892</text:p>
              </table:table-cell>
            </table:table-row>
            <table:table-row>
              <table:table-cell office:value-type="string">
                <text:p>2015-05-18 21:59:05,348 - test_dot2dot - test_add_n_sub_playlists_old_method - INFO - test_dot2dot : 738 - REPLACETIME for </text:p>
              </table:table-cell>
              <table:table-cell office:value-type="float" office:value="39.638024">
                <text:p>39.638024</text:p>
              </table:table-cell>
            </table:table-row>
            <table:table-row>
              <table:table-cell office:value-type="string">
                <text:p>2015-05-18 22:00:25,576 - test_dot2dot - test_add_n_sub_playlists_old_method - INFO - test_dot2dot : 738 - REPLACETIME for </text:p>
              </table:table-cell>
              <table:table-cell office:value-type="float" office:value="39.81018">
                <text:p>39.81018</text:p>
              </table:table-cell>
            </table:table-row>
            <table:table-row>
              <table:table-cell office:value-type="string">
                <text:p>2015-05-18 22:01:46,104 - test_dot2dot - test_add_n_sub_playlists_old_method - INFO - test_dot2dot : 738 - REPLACETIME for </text:p>
              </table:table-cell>
              <table:table-cell office:value-type="float" office:value="40.298826">
                <text:p>40.298826</text:p>
              </table:table-cell>
            </table:table-row>
            <table:table-row>
              <table:table-cell office:value-type="string">
                <text:p>2015-05-18 22:03:05,822 - test_dot2dot - test_add_n_sub_playlists_old_method - INFO - test_dot2dot : 738 - REPLACETIME for </text:p>
              </table:table-cell>
              <table:table-cell office:value-type="float" office:value="40.360639">
                <text:p>40.360639</text:p>
              </table:table-cell>
            </table:table-row>
            <table:table-row>
              <table:table-cell office:value-type="string">
                <text:p>2015-05-18 22:04:29,943 - test_dot2dot - test_add_n_sub_playlists_old_method - INFO - test_dot2dot : 738 - REPLACETIME for </text:p>
              </table:table-cell>
              <table:table-cell office:value-type="float" office:value="40.588129">
                <text:p>40.588129</text:p>
              </table:table-cell>
            </table:table-row>
            <table:table-row>
              <table:table-cell office:value-type="string">
                <text:p>2015-05-18 22:05:55,463 - test_dot2dot - test_add_n_sub_playlists_old_method - INFO - test_dot2dot : 738 - REPLACETIME for </text:p>
              </table:table-cell>
              <table:table-cell office:value-type="float" office:value="39.854157">
                <text:p>39.854157</text:p>
              </table:table-cell>
            </table:table-row>
            <table:table-row>
              <table:table-cell office:value-type="string">
                <text:p>2015-05-18 22:07:15,863 - test_dot2dot - test_add_n_sub_playlists_old_method - INFO - test_dot2dot : 738 - REPLACETIME for </text:p>
              </table:table-cell>
              <table:table-cell office:value-type="float" office:value="39.780268">
                <text:p>39.780268</text:p>
              </table:table-cell>
            </table:table-row>
            <table:table-row>
              <table:table-cell office:value-type="string">
                <text:p>2015-05-18 22:08:38,269 - test_dot2dot - test_add_n_sub_playlists_old_method - INFO - test_dot2dot : 738 - REPLACETIME for </text:p>
              </table:table-cell>
              <table:table-cell office:value-type="float" office:value="41.093488">
                <text:p>41.093488</text:p>
              </table:table-cell>
            </table:table-row>
            <table:table-row>
              <table:table-cell office:value-type="string">
                <text:p>2015-05-18 22:10:01,701 - test_dot2dot - test_add_n_sub_playlists_old_method - INFO - test_dot2dot : 738 - REPLACETIME for </text:p>
              </table:table-cell>
              <table:table-cell office:value-type="float" office:value="40.620626">
                <text:p>40.620626</text:p>
              </table:table-cell>
            </table:table-row>
            <table:table-row>
              <table:table-cell office:value-type="string">
                <text:p>2015-05-18 22:11:25,519 - test_dot2dot - test_add_n_sub_playlists_old_method - INFO - test_dot2dot : 738 - REPLACETIME for </text:p>
              </table:table-cell>
              <table:table-cell office:value-type="float" office:value="39.850726">
                <text:p>39.850726</text:p>
              </table:table-cell>
            </table:table-row>
            <table:table-row>
              <table:table-cell office:value-type="string">
                <text:p>2015-05-18 22:12:52,112 - test_dot2dot - test_add_n_sub_playlists_old_method - INFO - test_dot2dot : 738 - REPLACETIME for </text:p>
              </table:table-cell>
              <table:table-cell office:value-type="float" office:value="45.261316">
                <text:p>45.261316</text:p>
              </table:table-cell>
            </table:table-row>
            <table:table-row>
              <table:table-cell office:value-type="string">
                <text:p>2015-05-18 22:14:15,721 - test_dot2dot - test_add_n_sub_playlists_old_method - INFO - test_dot2dot : 738 - REPLACETIME for </text:p>
              </table:table-cell>
              <table:table-cell office:value-type="float" office:value="40.205601">
                <text:p>40.205601</text:p>
              </table:table-cell>
            </table:table-row>
            <table:table-row>
              <table:table-cell office:value-type="string">
                <text:p>2015-05-18 22:15:38,652 - test_dot2dot - test_add_n_sub_playlists_old_method - INFO - test_dot2dot : 738 - REPLACETIME for </text:p>
              </table:table-cell>
              <table:table-cell office:value-type="float" office:value="41.347782">
                <text:p>41.347782</text:p>
              </table:table-cell>
            </table:table-row>
            <table:table-row>
              <table:table-cell office:value-type="string">
                <text:p>2015-05-18 22:17:02,583 - test_dot2dot - test_add_n_sub_playlists_old_method - INFO - test_dot2dot : 738 - REPLACETIME for </text:p>
              </table:table-cell>
              <table:table-cell office:value-type="float" office:value="40.715053">
                <text:p>40.715053</text:p>
              </table:table-cell>
            </table:table-row>
            <table:table-row>
              <table:table-cell office:value-type="string">
                <text:p>2015-05-18 22:18:28,058 - test_dot2dot - test_add_n_sub_playlists_old_method - INFO - test_dot2dot : 738 - REPLACETIME for </text:p>
              </table:table-cell>
              <table:table-cell office:value-type="float" office:value="41.168933">
                <text:p>41.168933</text:p>
              </table:table-cell>
            </table:table-row>
            <table:table-row>
              <table:table-cell office:value-type="string">
                <text:p>2015-05-18 22:19:51,141 - test_dot2dot - test_add_n_sub_playlists_old_method - INFO - test_dot2dot : 738 - REPLACETIME for </text:p>
              </table:table-cell>
              <table:table-cell office:value-type="float" office:value="41.982816">
                <text:p>41.982816</text:p>
              </table:table-cell>
            </table:table-row>
            <table:table-row>
              <table:table-cell office:value-type="string">
                <text:p>2015-05-18 22:21:18,201 - test_dot2dot - test_add_n_sub_playlists_old_method - INFO - test_dot2dot : 738 - REPLACETIME for </text:p>
              </table:table-cell>
              <table:table-cell office:value-type="float" office:value="40.745087">
                <text:p>40.745087</text:p>
              </table:table-cell>
            </table:table-row>
            <table:table-row>
              <table:table-cell office:value-type="string">
                <text:p>2015-05-18 22:22:46,014 - test_dot2dot - test_add_n_sub_playlists_old_method - INFO - test_dot2dot : 738 - REPLACETIME for </text:p>
              </table:table-cell>
              <table:table-cell office:value-type="float" office:value="42.379008">
                <text:p>42.379008</text:p>
              </table:table-cell>
            </table:table-row>
            <table:table-row>
              <table:table-cell office:value-type="string">
                <text:p>2015-05-18 22:24:09,674 - test_dot2dot - test_add_n_sub_playlists_old_method - INFO - test_dot2dot : 738 - REPLACETIME for </text:p>
              </table:table-cell>
              <table:table-cell office:value-type="float" office:value="41.153626">
                <text:p>41.153626</text:p>
              </table:table-cell>
            </table:table-row>
            <table:table-row>
              <table:table-cell office:value-type="string">
                <text:p>2015-05-18 22:25:34,060 - test_dot2dot - test_add_n_sub_playlists_old_method - INFO - test_dot2dot : 738 - REPLACETIME for </text:p>
              </table:table-cell>
              <table:table-cell office:value-type="float" office:value="41.548413">
                <text:p>41.548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